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0.9346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7563in"/>
    </style:style>
    <style:style style:name="co6" style:family="table-column">
      <style:table-column-properties fo:break-before="auto" style:column-width="8.52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Position</text:p>
          </table:table-cell>
          <table:table-cell office:value-type="string">
            <text:p>Const</text:p>
          </table:table-cell>
          <table:table-cell office:value-type="string">
            <text:p>Created</text:p>
          </table:table-cell>
          <table:table-cell office:value-type="string">
            <text:p>Modified</text:p>
          </table:table-cell>
          <table:table-cell/>
          <table:table-cell office:value-type="string">
            <text:p>Name</text:p>
          </table:table-cell>
          <table:table-cell office:value-type="string">
            <text:p>Known For</text:p>
          </table:table-cell>
          <table:table-cell office:value-type="string">
            <text:p>Birth Da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m0000096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2];LEN([.B2])-2))" office:value-type="float" office:value="96">
            <text:p>96</text:p>
          </table:table-cell>
          <table:table-cell office:value-type="string">
            <text:p>Gillian Anderson</text:p>
          </table:table-cell>
          <table:table-cell office:value-type="string">
            <text:p>The X Files</text:p>
          </table:table-cell>
          <table:table-cell office:value-type="string">
            <text:p>1968-08-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m0000097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3];LEN([.B3])-2))" office:value-type="float" office:value="97">
            <text:p>97</text:p>
          </table:table-cell>
          <table:table-cell office:value-type="string">
            <text:p>Pamela Anderson</text:p>
          </table:table-cell>
          <table:table-cell office:value-type="string">
            <text:p>Barb Wire</text:p>
          </table:table-cell>
          <table:table-cell office:value-type="string">
            <text:p>1967-07-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m0000098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4];LEN([.B4])-2))" office:value-type="float" office:value="98">
            <text:p>98</text:p>
          </table:table-cell>
          <table:table-cell office:value-type="string">
            <text:p>Jennifer Aniston</text:p>
          </table:table-cell>
          <table:table-cell office:value-type="string">
            <text:p>Friends</text:p>
          </table:table-cell>
          <table:table-cell office:value-type="string">
            <text:p>1969-02-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m0000103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5];LEN([.B5])-2))" office:value-type="float" office:value="103">
            <text:p>103</text:p>
          </table:table-cell>
          <table:table-cell office:value-type="string">
            <text:p>Fairuza Balk</text:p>
          </table:table-cell>
          <table:table-cell office:value-type="string">
            <text:p>The Craft</text:p>
          </table:table-cell>
          <table:table-cell office:value-type="string">
            <text:p>1974-05-2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m0000106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6];LEN([.B6])-2))" office:value-type="float" office:value="106">
            <text:p>106</text:p>
          </table:table-cell>
          <table:table-cell office:value-type="string">
            <text:p>Drew Barrymore</text:p>
          </table:table-cell>
          <table:table-cell office:value-type="string">
            <text:p>Charlie's Angels</text:p>
          </table:table-cell>
          <table:table-cell office:value-type="string">
            <text:p>1975-02-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m0000109</text:p>
          </table:table-cell>
          <table:table-cell office:value-type="string">
            <text:p>2022-10-30</text:p>
          </table:table-cell>
          <table:table-cell office:value-type="string">
            <text:p>2022-11-04</text:p>
          </table:table-cell>
          <table:table-cell table:formula="of:=VALUE(RIGHT([.B7];LEN([.B7])-2))" office:value-type="float" office:value="109">
            <text:p>109</text:p>
          </table:table-cell>
          <table:table-cell office:value-type="string">
            <text:p>Yasmine Bleeth</text:p>
          </table:table-cell>
          <table:table-cell office:value-type="string">
            <text:p>BASEketball</text:p>
          </table:table-cell>
          <table:table-cell office:value-type="string">
            <text:p>1968-06-1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m0000113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8];LEN([.B8])-2))" office:value-type="float" office:value="113">
            <text:p>113</text:p>
          </table:table-cell>
          <table:table-cell office:value-type="string">
            <text:p>Sandra Bullock</text:p>
          </table:table-cell>
          <table:table-cell office:value-type="string">
            <text:p>The Proposal</text:p>
          </table:table-cell>
          <table:table-cell office:value-type="string">
            <text:p>1964-07-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m0000117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9];LEN([.B9])-2))" office:value-type="float" office:value="117">
            <text:p>117</text:p>
          </table:table-cell>
          <table:table-cell office:value-type="string">
            <text:p>Neve Campbell</text:p>
          </table:table-cell>
          <table:table-cell office:value-type="string">
            <text:p>Scream</text:p>
          </table:table-cell>
          <table:table-cell office:value-type="string">
            <text:p>1973-10-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m0000119</text:p>
          </table:table-cell>
          <table:table-cell office:value-type="string">
            <text:p>2022-10-30</text:p>
          </table:table-cell>
          <table:table-cell office:value-type="string">
            <text:p>2022-11-04</text:p>
          </table:table-cell>
          <table:table-cell table:formula="of:=VALUE(RIGHT([.B10];LEN([.B10])-2))" office:value-type="float" office:value="119">
            <text:p>119</text:p>
          </table:table-cell>
          <table:table-cell office:value-type="string">
            <text:p>Tia Carrere</text:p>
          </table:table-cell>
          <table:table-cell office:value-type="string">
            <text:p>Wayne's World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m0000124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11];LEN([.B11])-2))" office:value-type="float" office:value="124">
            <text:p>124</text:p>
          </table:table-cell>
          <table:table-cell office:value-type="string">
            <text:p>Jennifer Connelly</text:p>
          </table:table-cell>
          <table:table-cell office:value-type="string">
            <text:p>A Beautiful Mind</text:p>
          </table:table-cell>
          <table:table-cell office:value-type="string">
            <text:p>1970-12-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m0000132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12];LEN([.B12])-2))" office:value-type="float" office:value="132">
            <text:p>132</text:p>
          </table:table-cell>
          <table:table-cell office:value-type="string">
            <text:p>Claire Danes</text:p>
          </table:table-cell>
          <table:table-cell office:value-type="string">
            <text:p>My So-Called Life</text:p>
          </table:table-cell>
          <table:table-cell office:value-type="string">
            <text:p>1979-04-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m0000139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13];LEN([.B13])-2))" office:value-type="float" office:value="139">
            <text:p>139</text:p>
          </table:table-cell>
          <table:table-cell office:value-type="string">
            <text:p>Cameron Diaz</text:p>
          </table:table-cell>
          <table:table-cell office:value-type="string">
            <text:p>Vanilla Sky</text:p>
          </table:table-cell>
          <table:table-cell office:value-type="string">
            <text:p>1972-08-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m0000143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table:formula="of:=VALUE(RIGHT([.B14];LEN([.B14])-2))" office:value-type="float" office:value="143">
            <text:p>143</text:p>
          </table:table-cell>
          <table:table-cell office:value-type="string">
            <text:p>Erika Eleniak</text:p>
          </table:table-cell>
          <table:table-cell office:value-type="string">
            <text:p>Under Siege</text:p>
          </table:table-cell>
          <table:table-cell office:value-type="string">
            <text:p>1969-09-2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nm0000145</text:p>
          </table:table-cell>
          <table:table-cell table:number-columns-repeated="2" office:value-type="string">
            <text:p>2022-10-30</text:p>
          </table:table-cell>
          <table:table-cell table:formula="of:=VALUE(RIGHT([.B15];LEN([.B15])-2))" office:value-type="float" office:value="145">
            <text:p>145</text:p>
          </table:table-cell>
          <table:table-cell office:value-type="string">
            <text:p>Sherilyn Fenn</text:p>
          </table:table-cell>
          <table:table-cell office:value-type="string">
            <text:p>Of Mice and Men</text:p>
          </table:table-cell>
          <table:table-cell office:value-type="string">
            <text:p>1965-02-01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office:value-type="string">
            <text:p>nm0000149</text:p>
          </table:table-cell>
          <table:table-cell table:number-columns-repeated="2" office:value-type="string">
            <text:p>2022-10-31</text:p>
          </table:table-cell>
          <table:table-cell table:formula="of:=VALUE(RIGHT([.B16];LEN([.B16])-2))" office:value-type="float" office:value="149">
            <text:p>149</text:p>
          </table:table-cell>
          <table:table-cell office:value-type="string">
            <text:p>Jodie Foster</text:p>
          </table:table-cell>
          <table:table-cell office:value-type="string">
            <text:p>The Silence of the Lambs</text:p>
          </table:table-cell>
          <table:table-cell office:value-type="string">
            <text:p>1962-11-19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nm0000153</text:p>
          </table:table-cell>
          <table:table-cell table:number-columns-repeated="2" office:value-type="string">
            <text:p>2022-10-31</text:p>
          </table:table-cell>
          <table:table-cell table:formula="of:=VALUE(RIGHT([.B17];LEN([.B17])-2))" office:value-type="float" office:value="153">
            <text:p>153</text:p>
          </table:table-cell>
          <table:table-cell office:value-type="string">
            <text:p>Gina Gershon</text:p>
          </table:table-cell>
          <table:table-cell office:value-type="string">
            <text:p>Bound</text:p>
          </table:table-cell>
          <table:table-cell office:value-type="string">
            <text:p>1962-06-10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nm0000157</text:p>
          </table:table-cell>
          <table:table-cell table:number-columns-repeated="2" office:value-type="string">
            <text:p>2022-10-30</text:p>
          </table:table-cell>
          <table:table-cell table:formula="of:=VALUE(RIGHT([.B18];LEN([.B18])-2))" office:value-type="float" office:value="157">
            <text:p>157</text:p>
          </table:table-cell>
          <table:table-cell office:value-type="string">
            <text:p>Linda Hamilton</text:p>
          </table:table-cell>
          <table:table-cell office:value-type="string">
            <text:p>Terminator 2: Judgment Day</text:p>
          </table:table-cell>
          <table:table-cell office:value-type="string">
            <text:p>1956-09-26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office:value-type="string">
            <text:p>nm0000159</text:p>
          </table:table-cell>
          <table:table-cell table:number-columns-repeated="2" office:value-type="string">
            <text:p>2022-10-31</text:p>
          </table:table-cell>
          <table:table-cell table:formula="of:=VALUE(RIGHT([.B19];LEN([.B19])-2))" office:value-type="float" office:value="159">
            <text:p>159</text:p>
          </table:table-cell>
          <table:table-cell office:value-type="string">
            <text:p>Teri Hatcher</text:p>
          </table:table-cell>
          <table:table-cell office:value-type="string">
            <text:p>Tomorrow Never Dies</text:p>
          </table:table-cell>
          <table:table-cell office:value-type="string">
            <text:p>1964-12-0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nm0000161</text:p>
          </table:table-cell>
          <table:table-cell table:number-columns-repeated="2" office:value-type="string">
            <text:p>2022-10-30</text:p>
          </table:table-cell>
          <table:table-cell table:formula="of:=VALUE(RIGHT([.B20];LEN([.B20])-2))" office:value-type="float" office:value="161">
            <text:p>161</text:p>
          </table:table-cell>
          <table:table-cell office:value-type="string">
            <text:p>Salma Hayek</text:p>
          </table:table-cell>
          <table:table-cell office:value-type="string">
            <text:p>Frida</text:p>
          </table:table-cell>
          <table:table-cell office:value-type="string">
            <text:p>1966-09-02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nm0000162</text:p>
          </table:table-cell>
          <table:table-cell table:number-columns-repeated="2" office:value-type="string">
            <text:p>2022-10-31</text:p>
          </table:table-cell>
          <table:table-cell table:formula="of:=VALUE(RIGHT([.B21];LEN([.B21])-2))" office:value-type="float" office:value="162">
            <text:p>162</text:p>
          </table:table-cell>
          <table:table-cell office:value-type="string">
            <text:p>Anne Heche</text:p>
          </table:table-cell>
          <table:table-cell office:value-type="string">
            <text:p>Six Days Seven Nights</text:p>
          </table:table-cell>
          <table:table-cell office:value-type="string">
            <text:p>1969-05-25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nm0000166</text:p>
          </table:table-cell>
          <table:table-cell table:number-columns-repeated="2" office:value-type="string">
            <text:p>2022-10-31</text:p>
          </table:table-cell>
          <table:table-cell table:formula="of:=VALUE(RIGHT([.B22];LEN([.B22])-2))" office:value-type="float" office:value="166">
            <text:p>166</text:p>
          </table:table-cell>
          <table:table-cell office:value-type="string">
            <text:p>Helen Hunt</text:p>
          </table:table-cell>
          <table:table-cell office:value-type="string">
            <text:p>As Good as It Gets</text:p>
          </table:table-cell>
          <table:table-cell office:value-type="string">
            <text:p>1963-06-15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nm0000167</text:p>
          </table:table-cell>
          <table:table-cell table:number-columns-repeated="2" office:value-type="string">
            <text:p>2022-10-31</text:p>
          </table:table-cell>
          <table:table-cell table:formula="of:=VALUE(RIGHT([.B23];LEN([.B23])-2))" office:value-type="float" office:value="167">
            <text:p>167</text:p>
          </table:table-cell>
          <table:table-cell office:value-type="string">
            <text:p>Elizabeth Hurley</text:p>
          </table:table-cell>
          <table:table-cell office:value-type="string">
            <text:p>Austin Powers: International Man of Mystery</text:p>
          </table:table-cell>
          <table:table-cell office:value-type="string">
            <text:p>1965-06-10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nm0000170</text:p>
          </table:table-cell>
          <table:table-cell table:number-columns-repeated="2" office:value-type="string">
            <text:p>2022-10-31</text:p>
          </table:table-cell>
          <table:table-cell table:formula="of:=VALUE(RIGHT([.B24];LEN([.B24])-2))" office:value-type="float" office:value="170">
            <text:p>170</text:p>
          </table:table-cell>
          <table:table-cell office:value-type="string">
            <text:p>Milla Jovovich</text:p>
          </table:table-cell>
          <table:table-cell office:value-type="string">
            <text:p>Le cinquiÃ¨me Ã©lÃ©ment</text:p>
          </table:table-cell>
          <table:table-cell office:value-type="string">
            <text:p>1975-12-17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nm0000171</text:p>
          </table:table-cell>
          <table:table-cell table:number-columns-repeated="2" office:value-type="string">
            <text:p>2022-10-31</text:p>
          </table:table-cell>
          <table:table-cell table:formula="of:=VALUE(RIGHT([.B25];LEN([.B25])-2))" office:value-type="float" office:value="171">
            <text:p>171</text:p>
          </table:table-cell>
          <table:table-cell office:value-type="string">
            <text:p>Ashley Judd</text:p>
          </table:table-cell>
          <table:table-cell office:value-type="string">
            <text:p>Double Jeopardy</text:p>
          </table:table-cell>
          <table:table-cell office:value-type="string">
            <text:p>1968-04-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m0000173</text:p>
          </table:table-cell>
          <table:table-cell table:number-columns-repeated="2" office:value-type="string">
            <text:p>2022-10-31</text:p>
          </table:table-cell>
          <table:table-cell table:formula="of:=VALUE(RIGHT([.B26];LEN([.B26])-2))" office:value-type="float" office:value="173">
            <text:p>173</text:p>
          </table:table-cell>
          <table:table-cell office:value-type="string">
            <text:p>Nicole Kidman</text:p>
          </table:table-cell>
          <table:table-cell office:value-type="string">
            <text:p>Moulin Rouge!</text:p>
          </table:table-cell>
          <table:table-cell office:value-type="string">
            <text:p>1967-06-20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nm0000181</text:p>
          </table:table-cell>
          <table:table-cell table:number-columns-repeated="2" office:value-type="string">
            <text:p>2022-10-30</text:p>
          </table:table-cell>
          <table:table-cell table:formula="of:=VALUE(RIGHT([.B27];LEN([.B27])-2))" office:value-type="float" office:value="181">
            <text:p>181</text:p>
          </table:table-cell>
          <table:table-cell office:value-type="string">
            <text:p>Heather Locklear</text:p>
          </table:table-cell>
          <table:table-cell office:value-type="string">
            <text:p>Melrose Place</text:p>
          </table:table-cell>
          <table:table-cell office:value-type="string">
            <text:p>1961-09-25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nm0000182</text:p>
          </table:table-cell>
          <table:table-cell table:number-columns-repeated="2" office:value-type="string">
            <text:p>2022-10-31</text:p>
          </table:table-cell>
          <table:table-cell table:formula="of:=VALUE(RIGHT([.B28];LEN([.B28])-2))" office:value-type="float" office:value="182">
            <text:p>182</text:p>
          </table:table-cell>
          <table:table-cell office:value-type="string">
            <text:p>Jennifer Lopez</text:p>
          </table:table-cell>
          <table:table-cell office:value-type="string">
            <text:p>Hustlers</text:p>
          </table:table-cell>
          <table:table-cell office:value-type="string">
            <text:p>1969-07-24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nm0000192</text:p>
          </table:table-cell>
          <table:table-cell table:number-columns-repeated="2" office:value-type="string">
            <text:p>2022-10-31</text:p>
          </table:table-cell>
          <table:table-cell table:formula="of:=VALUE(RIGHT([.B29];LEN([.B29])-2))" office:value-type="float" office:value="192">
            <text:p>192</text:p>
          </table:table-cell>
          <table:table-cell office:value-type="string">
            <text:p>Alyssa Milano</text:p>
          </table:table-cell>
          <table:table-cell office:value-type="string">
            <text:p>Charmed</text:p>
          </table:table-cell>
          <table:table-cell office:value-type="string">
            <text:p>1972-12-19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nm0000194</text:p>
          </table:table-cell>
          <table:table-cell table:number-columns-repeated="2" office:value-type="string">
            <text:p>2022-10-30</text:p>
          </table:table-cell>
          <table:table-cell table:formula="of:=VALUE(RIGHT([.B30];LEN([.B30])-2))" office:value-type="float" office:value="194">
            <text:p>194</text:p>
          </table:table-cell>
          <table:table-cell office:value-type="string">
            <text:p>Julianne Moore</text:p>
          </table:table-cell>
          <table:table-cell office:value-type="string">
            <text:p>Far from Heaven</text:p>
          </table:table-cell>
          <table:table-cell office:value-type="string">
            <text:p>1960-12-0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m0000201</text:p>
          </table:table-cell>
          <table:table-cell table:number-columns-repeated="2" office:value-type="string">
            <text:p>2022-10-31</text:p>
          </table:table-cell>
          <table:table-cell table:formula="of:=VALUE(RIGHT([.B31];LEN([.B31])-2))" office:value-type="float" office:value="201">
            <text:p>201</text:p>
          </table:table-cell>
          <table:table-cell office:value-type="string">
            <text:p>Michelle Pfeiffer</text:p>
          </table:table-cell>
          <table:table-cell office:value-type="string">
            <text:p>What Lies Beneath</text:p>
          </table:table-cell>
          <table:table-cell office:value-type="string">
            <text:p>1958-04-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m0000204</text:p>
          </table:table-cell>
          <table:table-cell table:number-columns-repeated="2" office:value-type="string">
            <text:p>2022-10-31</text:p>
          </table:table-cell>
          <table:table-cell table:formula="of:=VALUE(RIGHT([.B32];LEN([.B32])-2))" office:value-type="float" office:value="204">
            <text:p>204</text:p>
          </table:table-cell>
          <table:table-cell office:value-type="string">
            <text:p>Natalie Portman</text:p>
          </table:table-cell>
          <table:table-cell office:value-type="string">
            <text:p>Black Swan</text:p>
          </table:table-cell>
          <table:table-cell office:value-type="string">
            <text:p>1981-06-09</text:p>
          </table:table-cell>
        </table:table-row>
        <table:table-row table:style-name="ro2">
          <table:table-cell office:value-type="float" office:value="718">
            <text:p>718</text:p>
          </table:table-cell>
          <table:table-cell office:value-type="string">
            <text:p>nm0000205</text:p>
          </table:table-cell>
          <table:table-cell table:number-columns-repeated="2" office:value-type="string">
            <text:p>2022-10-31</text:p>
          </table:table-cell>
          <table:table-cell table:formula="of:=VALUE(RIGHT([.B33];LEN([.B33])-2))" office:value-type="float" office:value="205">
            <text:p>205</text:p>
          </table:table-cell>
          <table:table-cell office:value-type="string">
            <text:p>Parker Posey</text:p>
          </table:table-cell>
          <table:table-cell office:value-type="string">
            <text:p>Scream 3</text:p>
          </table:table-cell>
          <table:table-cell office:value-type="string">
            <text:p>1968-11-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m0000207</text:p>
          </table:table-cell>
          <table:table-cell table:number-columns-repeated="2" office:value-type="string">
            <text:p>2022-10-31</text:p>
          </table:table-cell>
          <table:table-cell table:formula="of:=VALUE(RIGHT([.B34];LEN([.B34])-2))" office:value-type="float" office:value="207">
            <text:p>207</text:p>
          </table:table-cell>
          <table:table-cell office:value-type="string">
            <text:p>Christina Ricci</text:p>
          </table:table-cell>
          <table:table-cell office:value-type="string">
            <text:p>Casper</text:p>
          </table:table-cell>
          <table:table-cell office:value-type="string">
            <text:p>1980-02-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m0000208</text:p>
          </table:table-cell>
          <table:table-cell table:number-columns-repeated="2" office:value-type="string">
            <text:p>2022-10-31</text:p>
          </table:table-cell>
          <table:table-cell table:formula="of:=VALUE(RIGHT([.B35];LEN([.B35])-2))" office:value-type="float" office:value="208">
            <text:p>208</text:p>
          </table:table-cell>
          <table:table-cell office:value-type="string">
            <text:p>Molly Ringwald</text:p>
          </table:table-cell>
          <table:table-cell office:value-type="string">
            <text:p>Sixteen Candles</text:p>
          </table:table-cell>
          <table:table-cell office:value-type="string">
            <text:p>1968-02-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nm0000210</text:p>
          </table:table-cell>
          <table:table-cell table:number-columns-repeated="2" office:value-type="string">
            <text:p>2022-10-31</text:p>
          </table:table-cell>
          <table:table-cell table:formula="of:=VALUE(RIGHT([.B36];LEN([.B36])-2))" office:value-type="float" office:value="210">
            <text:p>210</text:p>
          </table:table-cell>
          <table:table-cell office:value-type="string">
            <text:p>Julia Roberts</text:p>
          </table:table-cell>
          <table:table-cell office:value-type="string">
            <text:p>Pretty Woman</text:p>
          </table:table-cell>
          <table:table-cell office:value-type="string">
            <text:p>1967-10-28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nm0000212</text:p>
          </table:table-cell>
          <table:table-cell table:number-columns-repeated="2" office:value-type="string">
            <text:p>2022-10-31</text:p>
          </table:table-cell>
          <table:table-cell table:formula="of:=VALUE(RIGHT([.B37];LEN([.B37])-2))" office:value-type="float" office:value="212">
            <text:p>212</text:p>
          </table:table-cell>
          <table:table-cell office:value-type="string">
            <text:p>Meg Ryan</text:p>
          </table:table-cell>
          <table:table-cell office:value-type="string">
            <text:p>When Harry Met Sally...</text:p>
          </table:table-cell>
          <table:table-cell office:value-type="string">
            <text:p>1961-11-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m0000213</text:p>
          </table:table-cell>
          <table:table-cell table:number-columns-repeated="2" office:value-type="string">
            <text:p>2022-10-31</text:p>
          </table:table-cell>
          <table:table-cell table:formula="of:=VALUE(RIGHT([.B38];LEN([.B38])-2))" office:value-type="float" office:value="213">
            <text:p>213</text:p>
          </table:table-cell>
          <table:table-cell office:value-type="string">
            <text:p>Winona Ryder</text:p>
          </table:table-cell>
          <table:table-cell office:value-type="string">
            <text:p>Little Women</text:p>
          </table:table-cell>
          <table:table-cell office:value-type="string">
            <text:p>1971-10-29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nm0000214</text:p>
          </table:table-cell>
          <table:table-cell table:number-columns-repeated="2" office:value-type="string">
            <text:p>2023-06-16</text:p>
          </table:table-cell>
          <table:table-cell table:formula="of:=VALUE(RIGHT([.B39];LEN([.B39])-2))" office:value-type="float" office:value="214">
            <text:p>214</text:p>
          </table:table-cell>
          <table:table-cell office:value-type="string">
            <text:p>Mia Sara</text:p>
          </table:table-cell>
          <table:table-cell office:value-type="string">
            <text:p>Timecop</text:p>
          </table:table-cell>
          <table:table-cell office:value-type="string">
            <text:p>1967-06-19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nm0000218</text:p>
          </table:table-cell>
          <table:table-cell table:number-columns-repeated="2" office:value-type="string">
            <text:p>2023-06-16</text:p>
          </table:table-cell>
          <table:table-cell table:formula="of:=VALUE(RIGHT([.B40];LEN([.B40])-2))" office:value-type="float" office:value="218">
            <text:p>218</text:p>
          </table:table-cell>
          <table:table-cell office:value-type="string">
            <text:p>Kristin Scott Thomas</text:p>
          </table:table-cell>
          <table:table-cell office:value-type="string">
            <text:p>Gosford Park</text:p>
          </table:table-cell>
          <table:table-cell office:value-type="string">
            <text:p>1960-05-24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office:value-type="string">
            <text:p>nm0000223</text:p>
          </table:table-cell>
          <table:table-cell table:number-columns-repeated="2" office:value-type="string">
            <text:p>2022-10-31</text:p>
          </table:table-cell>
          <table:table-cell table:formula="of:=VALUE(RIGHT([.B41];LEN([.B41])-2))" office:value-type="float" office:value="223">
            <text:p>223</text:p>
          </table:table-cell>
          <table:table-cell office:value-type="string">
            <text:p>Elisabeth Shue</text:p>
          </table:table-cell>
          <table:table-cell office:value-type="string">
            <text:p>Leaving Las Vegas</text:p>
          </table:table-cell>
          <table:table-cell office:value-type="string">
            <text:p>1963-10-0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nm0000224</text:p>
          </table:table-cell>
          <table:table-cell table:number-columns-repeated="2" office:value-type="string">
            <text:p>2022-10-31</text:p>
          </table:table-cell>
          <table:table-cell table:formula="of:=VALUE(RIGHT([.B42];LEN([.B42])-2))" office:value-type="float" office:value="224">
            <text:p>224</text:p>
          </table:table-cell>
          <table:table-cell office:value-type="string">
            <text:p>Alicia Silverstone</text:p>
          </table:table-cell>
          <table:table-cell office:value-type="string">
            <text:p>Clueless</text:p>
          </table:table-cell>
          <table:table-cell office:value-type="string">
            <text:p>1976-10-0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nm0000227</text:p>
          </table:table-cell>
          <table:table-cell table:number-columns-repeated="2" office:value-type="string">
            <text:p>2022-10-30</text:p>
          </table:table-cell>
          <table:table-cell table:formula="of:=VALUE(RIGHT([.B43];LEN([.B43])-2))" office:value-type="float" office:value="227">
            <text:p>227</text:p>
          </table:table-cell>
          <table:table-cell office:value-type="string">
            <text:p>Mira Sorvino</text:p>
          </table:table-cell>
          <table:table-cell office:value-type="string">
            <text:p>Mighty Aphrodite</text:p>
          </table:table-cell>
          <table:table-cell office:value-type="string">
            <text:p>1967-09-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m0000234</text:p>
          </table:table-cell>
          <table:table-cell table:number-columns-repeated="2" office:value-type="string">
            <text:p>2022-10-31</text:p>
          </table:table-cell>
          <table:table-cell table:formula="of:=VALUE(RIGHT([.B44];LEN([.B44])-2))" office:value-type="float" office:value="234">
            <text:p>234</text:p>
          </table:table-cell>
          <table:table-cell office:value-type="string">
            <text:p>Charlize Theron</text:p>
          </table:table-cell>
          <table:table-cell office:value-type="string">
            <text:p>Monster</text:p>
          </table:table-cell>
          <table:table-cell office:value-type="string">
            <text:p>1975-08-07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nm0000235</text:p>
          </table:table-cell>
          <table:table-cell table:number-columns-repeated="2" office:value-type="string">
            <text:p>2022-10-31</text:p>
          </table:table-cell>
          <table:table-cell table:formula="of:=VALUE(RIGHT([.B45];LEN([.B45])-2))" office:value-type="float" office:value="235">
            <text:p>235</text:p>
          </table:table-cell>
          <table:table-cell office:value-type="string">
            <text:p>Uma Thurman</text:p>
          </table:table-cell>
          <table:table-cell office:value-type="string">
            <text:p>Kill Bill: Vol. 1</text:p>
          </table:table-cell>
          <table:table-cell office:value-type="string">
            <text:p>1970-04-2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m0000236</text:p>
          </table:table-cell>
          <table:table-cell table:number-columns-repeated="2" office:value-type="string">
            <text:p>2022-10-31</text:p>
          </table:table-cell>
          <table:table-cell table:formula="of:=VALUE(RIGHT([.B46];LEN([.B46])-2))" office:value-type="float" office:value="236">
            <text:p>236</text:p>
          </table:table-cell>
          <table:table-cell office:value-type="string">
            <text:p>Jennifer Tilly</text:p>
          </table:table-cell>
          <table:table-cell office:value-type="string">
            <text:p>Bound</text:p>
          </table:table-cell>
          <table:table-cell office:value-type="string">
            <text:p>1958-09-16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nm0000239</text:p>
          </table:table-cell>
          <table:table-cell table:number-columns-repeated="2" office:value-type="string">
            <text:p>2022-10-31</text:p>
          </table:table-cell>
          <table:table-cell table:formula="of:=VALUE(RIGHT([.B47];LEN([.B47])-2))" office:value-type="float" office:value="239">
            <text:p>239</text:p>
          </table:table-cell>
          <table:table-cell office:value-type="string">
            <text:p>Liv Tyler</text:p>
          </table:table-cell>
          <table:table-cell office:value-type="string">
            <text:p>Armageddon</text:p>
          </table:table-cell>
          <table:table-cell office:value-type="string">
            <text:p>1977-07-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m0000244</text:p>
          </table:table-cell>
          <table:table-cell table:number-columns-repeated="2" office:value-type="string">
            <text:p>2022-10-31</text:p>
          </table:table-cell>
          <table:table-cell table:formula="of:=VALUE(RIGHT([.B48];LEN([.B48])-2))" office:value-type="float" office:value="244">
            <text:p>244</text:p>
          </table:table-cell>
          <table:table-cell office:value-type="string">
            <text:p>Sigourney Weaver</text:p>
          </table:table-cell>
          <table:table-cell office:value-type="string">
            <text:p>Alien Resurrection</text:p>
          </table:table-cell>
          <table:table-cell office:value-type="string">
            <text:p>1949-10-08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nm0000250</text:p>
          </table:table-cell>
          <table:table-cell table:number-columns-repeated="2" office:value-type="string">
            <text:p>2022-10-31</text:p>
          </table:table-cell>
          <table:table-cell table:formula="of:=VALUE(RIGHT([.B49];LEN([.B49])-2))" office:value-type="float" office:value="250">
            <text:p>250</text:p>
          </table:table-cell>
          <table:table-cell office:value-type="string">
            <text:p>RenÃ©e Zellweger</text:p>
          </table:table-cell>
          <table:table-cell office:value-type="string">
            <text:p>Chicago</text:p>
          </table:table-cell>
          <table:table-cell office:value-type="string">
            <text:p>1969-04-2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m0000258</text:p>
          </table:table-cell>
          <table:table-cell table:number-columns-repeated="2" office:value-type="string">
            <text:p>2022-10-30</text:p>
          </table:table-cell>
          <table:table-cell table:formula="of:=VALUE(RIGHT([.B50];LEN([.B50])-2))" office:value-type="float" office:value="258">
            <text:p>258</text:p>
          </table:table-cell>
          <table:table-cell office:value-type="string">
            <text:p>Stephanie Zimbalist</text:p>
          </table:table-cell>
          <table:table-cell office:value-type="string">
            <text:p>Remington Steele</text:p>
          </table:table-cell>
          <table:table-cell office:value-type="string">
            <text:p>1956-10-08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m0000263</text:p>
          </table:table-cell>
          <table:table-cell table:number-columns-repeated="2" office:value-type="string">
            <text:p>2022-10-30</text:p>
          </table:table-cell>
          <table:table-cell table:formula="of:=VALUE(RIGHT([.B51];LEN([.B51])-2))" office:value-type="float" office:value="263">
            <text:p>263</text:p>
          </table:table-cell>
          <table:table-cell office:value-type="string">
            <text:p>Kirstie Alley</text:p>
          </table:table-cell>
          <table:table-cell office:value-type="string">
            <text:p>Star Trek II: The Wrath of Khan</text:p>
          </table:table-cell>
          <table:table-cell office:value-type="string">
            <text:p>1951-01-12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nm0000280</text:p>
          </table:table-cell>
          <table:table-cell table:number-columns-repeated="2" office:value-type="string">
            <text:p>2022-10-30</text:p>
          </table:table-cell>
          <table:table-cell table:formula="of:=VALUE(RIGHT([.B52];LEN([.B52])-2))" office:value-type="float" office:value="280">
            <text:p>280</text:p>
          </table:table-cell>
          <table:table-cell office:value-type="string">
            <text:p>Catherine Bach</text:p>
          </table:table-cell>
          <table:table-cell office:value-type="string">
            <text:p>The Dukes of Hazzard</text:p>
          </table:table-cell>
          <table:table-cell office:value-type="string">
            <text:p>1954-03-01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nm0000291</text:p>
          </table:table-cell>
          <table:table-cell table:number-columns-repeated="2" office:value-type="string">
            <text:p>2023-11-03</text:p>
          </table:table-cell>
          <table:table-cell table:formula="of:=VALUE(RIGHT([.B53];LEN([.B53])-2))" office:value-type="float" office:value="291">
            <text:p>291</text:p>
          </table:table-cell>
          <table:table-cell office:value-type="string">
            <text:p>Angela Bassett</text:p>
          </table:table-cell>
          <table:table-cell office:value-type="string">
            <text:p>Strange Days</text:p>
          </table:table-cell>
          <table:table-cell office:value-type="string">
            <text:p>1958-08-1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m0000295</text:p>
          </table:table-cell>
          <table:table-cell table:number-columns-repeated="2" office:value-type="string">
            <text:p>2022-10-31</text:p>
          </table:table-cell>
          <table:table-cell table:formula="of:=VALUE(RIGHT([.B54];LEN([.B54])-2))" office:value-type="float" office:value="295">
            <text:p>295</text:p>
          </table:table-cell>
          <table:table-cell office:value-type="string">
            <text:p>Kate Beckinsale</text:p>
          </table:table-cell>
          <table:table-cell office:value-type="string">
            <text:p>Underworld: Evolution</text:p>
          </table:table-cell>
          <table:table-cell office:value-type="string">
            <text:p>1973-07-2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nm0000307</text:p>
          </table:table-cell>
          <table:table-cell table:number-columns-repeated="2" office:value-type="string">
            <text:p>2022-10-31</text:p>
          </table:table-cell>
          <table:table-cell table:formula="of:=VALUE(RIGHT([.B55];LEN([.B55])-2))" office:value-type="float" office:value="307">
            <text:p>307</text:p>
          </table:table-cell>
          <table:table-cell office:value-type="string">
            <text:p>Helena Bonham Carter</text:p>
          </table:table-cell>
          <table:table-cell office:value-type="string">
            <text:p>Sweeney Todd: The Demon Barber of Fleet Street</text:p>
          </table:table-cell>
          <table:table-cell office:value-type="string">
            <text:p>1966-05-26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office:value-type="string">
            <text:p>nm0000326</text:p>
          </table:table-cell>
          <table:table-cell table:number-columns-repeated="2" office:value-type="string">
            <text:p>2023-06-16</text:p>
          </table:table-cell>
          <table:table-cell table:formula="of:=VALUE(RIGHT([.B56];LEN([.B56])-2))" office:value-type="float" office:value="326">
            <text:p>326</text:p>
          </table:table-cell>
          <table:table-cell office:value-type="string">
            <text:p>Kim Cattrall</text:p>
          </table:table-cell>
          <table:table-cell office:value-type="string">
            <text:p>Star Trek VI: The Undiscovered Country</text:p>
          </table:table-cell>
          <table:table-cell office:value-type="string">
            <text:p>1956-08-21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m0000327</text:p>
          </table:table-cell>
          <table:table-cell table:number-columns-repeated="2" office:value-type="string">
            <text:p>2022-10-31</text:p>
          </table:table-cell>
          <table:table-cell table:formula="of:=VALUE(RIGHT([.B57];LEN([.B57])-2))" office:value-type="float" office:value="327">
            <text:p>327</text:p>
          </table:table-cell>
          <table:table-cell office:value-type="string">
            <text:p>Lacey Chabert</text:p>
          </table:table-cell>
          <table:table-cell office:value-type="string">
            <text:p>Mean Girls</text:p>
          </table:table-cell>
          <table:table-cell office:value-type="string">
            <text:p>1982-09-3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nm0000330</text:p>
          </table:table-cell>
          <table:table-cell table:number-columns-repeated="2" office:value-type="string">
            <text:p>2022-10-30</text:p>
          </table:table-cell>
          <table:table-cell table:formula="of:=VALUE(RIGHT([.B58];LEN([.B58])-2))" office:value-type="float" office:value="330">
            <text:p>330</text:p>
          </table:table-cell>
          <table:table-cell office:value-type="string">
            <text:p>Stockard Channing</text:p>
          </table:table-cell>
          <table:table-cell office:value-type="string">
            <text:p>Practical Magic</text:p>
          </table:table-cell>
          <table:table-cell office:value-type="string">
            <text:p>1944-02-13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nm0000335</text:p>
          </table:table-cell>
          <table:table-cell table:number-columns-repeated="2" office:value-type="string">
            <text:p>2022-10-30</text:p>
          </table:table-cell>
          <table:table-cell table:formula="of:=VALUE(RIGHT([.B59];LEN([.B59])-2))" office:value-type="float" office:value="335">
            <text:p>335</text:p>
          </table:table-cell>
          <table:table-cell office:value-type="string">
            <text:p>Glenn Close</text:p>
          </table:table-cell>
          <table:table-cell office:value-type="string">
            <text:p>Fatal Attraction</text:p>
          </table:table-cell>
          <table:table-cell office:value-type="string">
            <text:p>1947-03-19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nm0000337</text:p>
          </table:table-cell>
          <table:table-cell table:number-columns-repeated="2" office:value-type="string">
            <text:p>2022-10-31</text:p>
          </table:table-cell>
          <table:table-cell table:formula="of:=VALUE(RIGHT([.B60];LEN([.B60])-2))" office:value-type="float" office:value="337">
            <text:p>337</text:p>
          </table:table-cell>
          <table:table-cell office:value-type="string">
            <text:p>Rachael Leigh Cook</text:p>
          </table:table-cell>
          <table:table-cell office:value-type="string">
            <text:p>She's All That</text:p>
          </table:table-cell>
          <table:table-cell office:value-type="string">
            <text:p>1979-10-04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nm0000340</text:p>
          </table:table-cell>
          <table:table-cell table:number-columns-repeated="2" office:value-type="string">
            <text:p>2022-10-30</text:p>
          </table:table-cell>
          <table:table-cell table:formula="of:=VALUE(RIGHT([.B61];LEN([.B61])-2))" office:value-type="float" office:value="340">
            <text:p>340</text:p>
          </table:table-cell>
          <table:table-cell office:value-type="string">
            <text:p>Cindy Crawford</text:p>
          </table:table-cell>
          <table:table-cell office:value-type="string">
            <text:p>Fair Game</text:p>
          </table:table-cell>
          <table:table-cell office:value-type="string">
            <text:p>1966-02-20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nm0000349</text:p>
          </table:table-cell>
          <table:table-cell table:number-columns-repeated="2" office:value-type="string">
            <text:p>2022-10-30</text:p>
          </table:table-cell>
          <table:table-cell table:formula="of:=VALUE(RIGHT([.B62];LEN([.B62])-2))" office:value-type="float" office:value="349">
            <text:p>349</text:p>
          </table:table-cell>
          <table:table-cell office:value-type="string">
            <text:p>Joan Cusack</text:p>
          </table:table-cell>
          <table:table-cell office:value-type="string">
            <text:p>In &amp; Out</text:p>
          </table:table-cell>
          <table:table-cell office:value-type="string">
            <text:p>1962-10-11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nm0000368</text:p>
          </table:table-cell>
          <table:table-cell table:number-columns-repeated="2" office:value-type="string">
            <text:p>2022-10-30</text:p>
          </table:table-cell>
          <table:table-cell table:formula="of:=VALUE(RIGHT([.B63];LEN([.B63])-2))" office:value-type="float" office:value="368">
            <text:p>368</text:p>
          </table:table-cell>
          <table:table-cell office:value-type="string">
            <text:p>Laura Dern</text:p>
          </table:table-cell>
          <table:table-cell office:value-type="string">
            <text:p>Jurassic Park</text:p>
          </table:table-cell>
          <table:table-cell office:value-type="string">
            <text:p>1967-02-10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nm0000378</text:p>
          </table:table-cell>
          <table:table-cell table:number-columns-repeated="2" office:value-type="string">
            <text:p>2022-10-30</text:p>
          </table:table-cell>
          <table:table-cell table:formula="of:=VALUE(RIGHT([.B64];LEN([.B64])-2))" office:value-type="float" office:value="378">
            <text:p>378</text:p>
          </table:table-cell>
          <table:table-cell office:value-type="string">
            <text:p>Minnie Driver</text:p>
          </table:table-cell>
          <table:table-cell office:value-type="string">
            <text:p>Circle of Friends</text:p>
          </table:table-cell>
          <table:table-cell office:value-type="string">
            <text:p>1970-01-31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nm0000379</text:p>
          </table:table-cell>
          <table:table-cell table:number-columns-repeated="2" office:value-type="string">
            <text:p>2022-10-31</text:p>
          </table:table-cell>
          <table:table-cell table:formula="of:=VALUE(RIGHT([.B65];LEN([.B65])-2))" office:value-type="float" office:value="379">
            <text:p>379</text:p>
          </table:table-cell>
          <table:table-cell office:value-type="string">
            <text:p>Kirsten Dunst</text:p>
          </table:table-cell>
          <table:table-cell office:value-type="string">
            <text:p>Spider-Man</text:p>
          </table:table-cell>
          <table:table-cell office:value-type="string">
            <text:p>1982-04-30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nm0000383</text:p>
          </table:table-cell>
          <table:table-cell table:number-columns-repeated="2" office:value-type="string">
            <text:p>2022-10-30</text:p>
          </table:table-cell>
          <table:table-cell table:formula="of:=VALUE(RIGHT([.B66];LEN([.B66])-2))" office:value-type="float" office:value="383">
            <text:p>383</text:p>
          </table:table-cell>
          <table:table-cell office:value-type="string">
            <text:p>Jennifer Ehle</text:p>
          </table:table-cell>
          <table:table-cell office:value-type="string">
            <text:p>Zero Dark Thirty</text:p>
          </table:table-cell>
          <table:table-cell office:value-type="string">
            <text:p>1969-12-2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nm0000392</text:p>
          </table:table-cell>
          <table:table-cell table:number-columns-repeated="2" office:value-type="string">
            <text:p>2022-10-30</text:p>
          </table:table-cell>
          <table:table-cell table:formula="of:=VALUE(RIGHT([.B67];LEN([.B67])-2))" office:value-type="float" office:value="392">
            <text:p>392</text:p>
          </table:table-cell>
          <table:table-cell office:value-type="string">
            <text:p>Morgan Fairchild</text:p>
          </table:table-cell>
          <table:table-cell office:value-type="string">
            <text:p>Friends</text:p>
          </table:table-cell>
          <table:table-cell office:value-type="string">
            <text:p>1950-02-03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nm0000396</text:p>
          </table:table-cell>
          <table:table-cell table:number-columns-repeated="2" office:value-type="string">
            <text:p>2022-10-30</text:p>
          </table:table-cell>
          <table:table-cell table:formula="of:=VALUE(RIGHT([.B68];LEN([.B68])-2))" office:value-type="float" office:value="396">
            <text:p>396</text:p>
          </table:table-cell>
          <table:table-cell office:value-type="string">
            <text:p>Farrah Fawcett</text:p>
          </table:table-cell>
          <table:table-cell office:value-type="string">
            <text:p>Saturn 3</text:p>
          </table:table-cell>
          <table:table-cell office:value-type="string">
            <text:p>1947-02-02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nm0000402</text:p>
          </table:table-cell>
          <table:table-cell table:number-columns-repeated="2" office:value-type="string">
            <text:p>2022-10-31</text:p>
          </table:table-cell>
          <table:table-cell table:formula="of:=VALUE(RIGHT([.B69];LEN([.B69])-2))" office:value-type="float" office:value="402">
            <text:p>402</text:p>
          </table:table-cell>
          <table:table-cell office:value-type="string">
            <text:p>Carrie Fisher</text:p>
          </table:table-cell>
          <table:table-cell office:value-type="string">
            <text:p>Star Wars</text:p>
          </table:table-cell>
          <table:table-cell office:value-type="string">
            <text:p>1956-10-21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nm0000403</text:p>
          </table:table-cell>
          <table:table-cell table:number-columns-repeated="2" office:value-type="string">
            <text:p>2022-10-31</text:p>
          </table:table-cell>
          <table:table-cell table:formula="of:=VALUE(RIGHT([.B70];LEN([.B70])-2))" office:value-type="float" office:value="403">
            <text:p>403</text:p>
          </table:table-cell>
          <table:table-cell office:value-type="string">
            <text:p>Bridget Fonda</text:p>
          </table:table-cell>
          <table:table-cell office:value-type="string">
            <text:p>A Simple Plan</text:p>
          </table:table-cell>
          <table:table-cell office:value-type="string">
            <text:p>1964-01-27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nm0000405</text:p>
          </table:table-cell>
          <table:table-cell table:number-columns-repeated="2" office:value-type="string">
            <text:p>2023-06-16</text:p>
          </table:table-cell>
          <table:table-cell table:formula="of:=VALUE(RIGHT([.B71];LEN([.B71])-2))" office:value-type="float" office:value="405">
            <text:p>405</text:p>
          </table:table-cell>
          <table:table-cell office:value-type="string">
            <text:p>Michelle Forbes</text:p>
          </table:table-cell>
          <table:table-cell office:value-type="string">
            <text:p>Kalifornia</text:p>
          </table:table-cell>
          <table:table-cell office:value-type="string">
            <text:p>1965-01-08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nm0000413</text:p>
          </table:table-cell>
          <table:table-cell table:number-columns-repeated="2" office:value-type="string">
            <text:p>2022-10-30</text:p>
          </table:table-cell>
          <table:table-cell table:formula="of:=VALUE(RIGHT([.B72];LEN([.B72])-2))" office:value-type="float" office:value="413">
            <text:p>413</text:p>
          </table:table-cell>
          <table:table-cell office:value-type="string">
            <text:p>Janeane Garofalo</text:p>
          </table:table-cell>
          <table:table-cell office:value-type="string">
            <text:p>Mystery Men</text:p>
          </table:table-cell>
          <table:table-cell office:value-type="string">
            <text:p>1964-09-2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nm0000415</text:p>
          </table:table-cell>
          <table:table-cell table:number-columns-repeated="2" office:value-type="string">
            <text:p>2022-10-30</text:p>
          </table:table-cell>
          <table:table-cell table:formula="of:=VALUE(RIGHT([.B73];LEN([.B73])-2))" office:value-type="float" office:value="415">
            <text:p>415</text:p>
          </table:table-cell>
          <table:table-cell office:value-type="string">
            <text:p>Jami Gertz</text:p>
          </table:table-cell>
          <table:table-cell office:value-type="string">
            <text:p>Twister</text:p>
          </table:table-cell>
          <table:table-cell office:value-type="string">
            <text:p>1965-10-2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m0000427</text:p>
          </table:table-cell>
          <table:table-cell table:number-columns-repeated="2" office:value-type="string">
            <text:p>2022-10-30</text:p>
          </table:table-cell>
          <table:table-cell table:formula="of:=VALUE(RIGHT([.B74];LEN([.B74])-2))" office:value-type="float" office:value="427">
            <text:p>427</text:p>
          </table:table-cell>
          <table:table-cell office:value-type="string">
            <text:p>Pam Grier</text:p>
          </table:table-cell>
          <table:table-cell office:value-type="string">
            <text:p>Jackie Brown</text:p>
          </table:table-cell>
          <table:table-cell office:value-type="string">
            <text:p>1949-05-26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nm0000452</text:p>
          </table:table-cell>
          <table:table-cell table:number-columns-repeated="2" office:value-type="string">
            <text:p>2023-06-16</text:p>
          </table:table-cell>
          <table:table-cell table:formula="of:=VALUE(RIGHT([.B75];LEN([.B75])-2))" office:value-type="float" office:value="452">
            <text:p>452</text:p>
          </table:table-cell>
          <table:table-cell office:value-type="string">
            <text:p>Lauren Holly</text:p>
          </table:table-cell>
          <table:table-cell office:value-type="string">
            <text:p>Dumb and Dumber</text:p>
          </table:table-cell>
          <table:table-cell office:value-type="string">
            <text:p>1963-10-28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nm0000456</text:p>
          </table:table-cell>
          <table:table-cell table:number-columns-repeated="2" office:value-type="string">
            <text:p>2022-10-30</text:p>
          </table:table-cell>
          <table:table-cell table:formula="of:=VALUE(RIGHT([.B76];LEN([.B76])-2))" office:value-type="float" office:value="456">
            <text:p>456</text:p>
          </table:table-cell>
          <table:table-cell office:value-type="string">
            <text:p>Holly Hunter</text:p>
          </table:table-cell>
          <table:table-cell office:value-type="string">
            <text:p>Broadcast News</text:p>
          </table:table-cell>
          <table:table-cell office:value-type="string">
            <text:p>1958-03-20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nm0000462</text:p>
          </table:table-cell>
          <table:table-cell table:number-columns-repeated="2" office:value-type="string">
            <text:p>2022-10-30</text:p>
          </table:table-cell>
          <table:table-cell table:formula="of:=VALUE(RIGHT([.B77];LEN([.B77])-2))" office:value-type="float" office:value="462">
            <text:p>462</text:p>
          </table:table-cell>
          <table:table-cell office:value-type="string">
            <text:p>Kate Jackson</text:p>
          </table:table-cell>
          <table:table-cell office:value-type="string">
            <text:p>Scarecrow and Mrs. King</text:p>
          </table:table-cell>
          <table:table-cell office:value-type="string">
            <text:p>1948-10-29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nm0000463</text:p>
          </table:table-cell>
          <table:table-cell table:number-columns-repeated="2" office:value-type="string">
            <text:p>2022-10-31</text:p>
          </table:table-cell>
          <table:table-cell table:formula="of:=VALUE(RIGHT([.B78];LEN([.B78])-2))" office:value-type="float" office:value="463">
            <text:p>463</text:p>
          </table:table-cell>
          <table:table-cell office:value-type="string">
            <text:p>Famke Janssen</text:p>
          </table:table-cell>
          <table:table-cell office:value-type="string">
            <text:p>X-Men: The Last Stand</text:p>
          </table:table-cell>
          <table:table-cell office:value-type="string">
            <text:p>1964-11-05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nm0000477</text:p>
          </table:table-cell>
          <table:table-cell table:number-columns-repeated="2" office:value-type="string">
            <text:p>2022-10-31</text:p>
          </table:table-cell>
          <table:table-cell table:formula="of:=VALUE(RIGHT([.B79];LEN([.B79])-2))" office:value-type="float" office:value="477">
            <text:p>477</text:p>
          </table:table-cell>
          <table:table-cell office:value-type="string">
            <text:p>Mia Kirshner</text:p>
          </table:table-cell>
          <table:table-cell office:value-type="string">
            <text:p>Not Another Teen Movie</text:p>
          </table:table-cell>
          <table:table-cell office:value-type="string">
            <text:p>1975-01-25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nm0000492</text:p>
          </table:table-cell>
          <table:table-cell table:number-columns-repeated="2" office:value-type="string">
            <text:p>2022-10-31</text:p>
          </table:table-cell>
          <table:table-cell table:formula="of:=VALUE(RIGHT([.B80];LEN([.B80])-2))" office:value-type="float" office:value="492">
            <text:p>492</text:p>
          </table:table-cell>
          <table:table-cell office:value-type="string">
            <text:p>Jennifer Jason Leigh</text:p>
          </table:table-cell>
          <table:table-cell office:value-type="string">
            <text:p>The Hateful Eight</text:p>
          </table:table-cell>
          <table:table-cell office:value-type="string">
            <text:p>1962-02-05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nm0000496</text:p>
          </table:table-cell>
          <table:table-cell table:number-columns-repeated="2" office:value-type="string">
            <text:p>2022-10-31</text:p>
          </table:table-cell>
          <table:table-cell table:formula="of:=VALUE(RIGHT([.B81];LEN([.B81])-2))" office:value-type="float" office:value="496">
            <text:p>496</text:p>
          </table:table-cell>
          <table:table-cell office:value-type="string">
            <text:p>Juliette Lewis</text:p>
          </table:table-cell>
          <table:table-cell office:value-type="string">
            <text:p>Cape Fear</text:p>
          </table:table-cell>
          <table:table-cell office:value-type="string">
            <text:p>1973-06-21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nm0000499</text:p>
          </table:table-cell>
          <table:table-cell table:number-columns-repeated="2" office:value-type="string">
            <text:p>2022-10-30</text:p>
          </table:table-cell>
          <table:table-cell table:formula="of:=VALUE(RIGHT([.B82];LEN([.B82])-2))" office:value-type="float" office:value="499">
            <text:p>499</text:p>
          </table:table-cell>
          <table:table-cell office:value-type="string">
            <text:p>Bai Ling</text:p>
          </table:table-cell>
          <table:table-cell office:value-type="string">
            <text:p>Red Corner</text:p>
          </table:table-cell>
          <table:table-cell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nm0000506</text:p>
          </table:table-cell>
          <table:table-cell table:number-columns-repeated="2" office:value-type="string">
            <text:p>2022-10-30</text:p>
          </table:table-cell>
          <table:table-cell table:formula="of:=VALUE(RIGHT([.B83];LEN([.B83])-2))" office:value-type="float" office:value="506">
            <text:p>506</text:p>
          </table:table-cell>
          <table:table-cell office:value-type="string">
            <text:p>Julia Louis-Dreyfus</text:p>
          </table:table-cell>
          <table:table-cell office:value-type="string">
            <text:p>Seinfeld</text:p>
          </table:table-cell>
          <table:table-cell office:value-type="string">
            <text:p>1961-01-1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nm0000511</text:p>
          </table:table-cell>
          <table:table-cell table:number-columns-repeated="2" office:value-type="string">
            <text:p>2022-10-30</text:p>
          </table:table-cell>
          <table:table-cell table:formula="of:=VALUE(RIGHT([.B84];LEN([.B84])-2))" office:value-type="float" office:value="511">
            <text:p>511</text:p>
          </table:table-cell>
          <table:table-cell office:value-type="string">
            <text:p>Shirley MacLaine</text:p>
          </table:table-cell>
          <table:table-cell office:value-type="string">
            <text:p>Terms of Endearment</text:p>
          </table:table-cell>
          <table:table-cell office:value-type="string">
            <text:p>1934-04-24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nm0000512</text:p>
          </table:table-cell>
          <table:table-cell table:number-columns-repeated="2" office:value-type="string">
            <text:p>2022-10-30</text:p>
          </table:table-cell>
          <table:table-cell table:formula="of:=VALUE(RIGHT([.B85];LEN([.B85])-2))" office:value-type="float" office:value="512">
            <text:p>512</text:p>
          </table:table-cell>
          <table:table-cell office:value-type="string">
            <text:p>Elle Macpherson</text:p>
          </table:table-cell>
          <table:table-cell office:value-type="string">
            <text:p>The Edge</text:p>
          </table:table-cell>
          <table:table-cell office:value-type="string">
            <text:p>1964-03-29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nm0000515</text:p>
          </table:table-cell>
          <table:table-cell table:number-columns-repeated="2" office:value-type="string">
            <text:p>2022-10-31</text:p>
          </table:table-cell>
          <table:table-cell table:formula="of:=VALUE(RIGHT([.B86];LEN([.B86])-2))" office:value-type="float" office:value="515">
            <text:p>515</text:p>
          </table:table-cell>
          <table:table-cell office:value-type="string">
            <text:p>Virginia Madsen</text:p>
          </table:table-cell>
          <table:table-cell office:value-type="string">
            <text:p>Sideways</text:p>
          </table:table-cell>
          <table:table-cell office:value-type="string">
            <text:p>1961-09-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nm0000521</text:p>
          </table:table-cell>
          <table:table-cell table:number-columns-repeated="2" office:value-type="string">
            <text:p>2022-10-30</text:p>
          </table:table-cell>
          <table:table-cell table:formula="of:=VALUE(RIGHT([.B87];LEN([.B87])-2))" office:value-type="float" office:value="521">
            <text:p>521</text:p>
          </table:table-cell>
          <table:table-cell office:value-type="string">
            <text:p>Sophie Marceau</text:p>
          </table:table-cell>
          <table:table-cell office:value-type="string">
            <text:p>La boum</text:p>
          </table:table-cell>
          <table:table-cell office:value-type="string">
            <text:p>1966-11-1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m0000522</text:p>
          </table:table-cell>
          <table:table-cell table:number-columns-repeated="2" office:value-type="string">
            <text:p>2022-10-30</text:p>
          </table:table-cell>
          <table:table-cell table:formula="of:=VALUE(RIGHT([.B88];LEN([.B88])-2))" office:value-type="float" office:value="522">
            <text:p>522</text:p>
          </table:table-cell>
          <table:table-cell office:value-type="string">
            <text:p>Vanessa Marcil</text:p>
          </table:table-cell>
          <table:table-cell office:value-type="string">
            <text:p>The Rock</text:p>
          </table:table-cell>
          <table:table-cell office:value-type="string">
            <text:p>1968-10-15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office:value-type="string">
            <text:p>nm0000523</text:p>
          </table:table-cell>
          <table:table-cell table:number-columns-repeated="2" office:value-type="string">
            <text:p>2023-06-16</text:p>
          </table:table-cell>
          <table:table-cell table:formula="of:=VALUE(RIGHT([.B89];LEN([.B89])-2))" office:value-type="float" office:value="523">
            <text:p>523</text:p>
          </table:table-cell>
          <table:table-cell office:value-type="string">
            <text:p>Julianna Margulies</text:p>
          </table:table-cell>
          <table:table-cell office:value-type="string">
            <text:p>ER</text:p>
          </table:table-cell>
          <table:table-cell office:value-type="string">
            <text:p>1966-06-08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nm0000535</text:p>
          </table:table-cell>
          <table:table-cell table:number-columns-repeated="2" office:value-type="string">
            <text:p>2022-10-30</text:p>
          </table:table-cell>
          <table:table-cell table:formula="of:=VALUE(RIGHT([.B90];LEN([.B90])-2))" office:value-type="float" office:value="535">
            <text:p>535</text:p>
          </table:table-cell>
          <table:table-cell office:value-type="string">
            <text:p>Rose McGowan</text:p>
          </table:table-cell>
          <table:table-cell office:value-type="string">
            <text:p>Planet Terror</text:p>
          </table:table-cell>
          <table:table-cell office:value-type="string">
            <text:p>1973-09-05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nm0000539</text:p>
          </table:table-cell>
          <table:table-cell table:number-columns-repeated="2" office:value-type="string">
            <text:p>2022-10-31</text:p>
          </table:table-cell>
          <table:table-cell table:formula="of:=VALUE(RIGHT([.B91];LEN([.B91])-2))" office:value-type="float" office:value="539">
            <text:p>539</text:p>
          </table:table-cell>
          <table:table-cell office:value-type="string">
            <text:p>Dina Meyer</text:p>
          </table:table-cell>
          <table:table-cell office:value-type="string">
            <text:p>Starship Troopers</text:p>
          </table:table-cell>
          <table:table-cell office:value-type="string">
            <text:p>1968-12-2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nm0000541</text:p>
          </table:table-cell>
          <table:table-cell table:number-columns-repeated="2" office:value-type="string">
            <text:p>2023-11-03</text:p>
          </table:table-cell>
          <table:table-cell table:formula="of:=VALUE(RIGHT([.B92];LEN([.B92])-2))" office:value-type="float" office:value="541">
            <text:p>541</text:p>
          </table:table-cell>
          <table:table-cell office:value-type="string">
            <text:p>Bette Midler</text:p>
          </table:table-cell>
          <table:table-cell office:value-type="string">
            <text:p>Beaches</text:p>
          </table:table-cell>
          <table:table-cell office:value-type="string">
            <text:p>1945-12-01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office:value-type="string">
            <text:p>nm0000550</text:p>
          </table:table-cell>
          <table:table-cell table:number-columns-repeated="2" office:value-type="string">
            <text:p>2023-06-16</text:p>
          </table:table-cell>
          <table:table-cell table:formula="of:=VALUE(RIGHT([.B93];LEN([.B93])-2))" office:value-type="float" office:value="550">
            <text:p>550</text:p>
          </table:table-cell>
          <table:table-cell office:value-type="string">
            <text:p>Kate Mulgrew</text:p>
          </table:table-cell>
          <table:table-cell office:value-type="string">
            <text:p>Star Trek: Voyager</text:p>
          </table:table-cell>
          <table:table-cell office:value-type="string">
            <text:p>1955-04-29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office:value-type="string">
            <text:p>nm0000565</text:p>
          </table:table-cell>
          <table:table-cell table:number-columns-repeated="2" office:value-type="string">
            <text:p>2023-06-16</text:p>
          </table:table-cell>
          <table:table-cell table:formula="of:=VALUE(RIGHT([.B94];LEN([.B94])-2))" office:value-type="float" office:value="565">
            <text:p>565</text:p>
          </table:table-cell>
          <table:table-cell office:value-type="string">
            <text:p>Lena Olin</text:p>
          </table:table-cell>
          <table:table-cell office:value-type="string">
            <text:p>The Unbearable Lightness of Being</text:p>
          </table:table-cell>
          <table:table-cell office:value-type="string">
            <text:p>1955-03-22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nm0000566</text:p>
          </table:table-cell>
          <table:table-cell table:number-columns-repeated="2" office:value-type="string">
            <text:p>2022-10-30</text:p>
          </table:table-cell>
          <table:table-cell table:formula="of:=VALUE(RIGHT([.B95];LEN([.B95])-2))" office:value-type="float" office:value="566">
            <text:p>566</text:p>
          </table:table-cell>
          <table:table-cell office:value-type="string">
            <text:p>Julia Ormond</text:p>
          </table:table-cell>
          <table:table-cell office:value-type="string">
            <text:p>My Week with Marilyn</text:p>
          </table:table-cell>
          <table:table-cell office:value-type="string">
            <text:p>1965-01-04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nm0000569</text:p>
          </table:table-cell>
          <table:table-cell table:number-columns-repeated="2" office:value-type="string">
            <text:p>2022-10-31</text:p>
          </table:table-cell>
          <table:table-cell table:formula="of:=VALUE(RIGHT([.B96];LEN([.B96])-2))" office:value-type="float" office:value="569">
            <text:p>569</text:p>
          </table:table-cell>
          <table:table-cell office:value-type="string">
            <text:p>Gwyneth Paltrow</text:p>
          </table:table-cell>
          <table:table-cell office:value-type="string">
            <text:p>Shakespeare in Love</text:p>
          </table:table-cell>
          <table:table-cell office:value-type="string">
            <text:p>1972-09-27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nm0000612</text:p>
          </table:table-cell>
          <table:table-cell table:number-columns-repeated="2" office:value-type="string">
            <text:p>2022-10-31</text:p>
          </table:table-cell>
          <table:table-cell table:formula="of:=VALUE(RIGHT([.B97];LEN([.B97])-2))" office:value-type="float" office:value="612">
            <text:p>612</text:p>
          </table:table-cell>
          <table:table-cell office:value-type="string">
            <text:p>Denise Richards</text:p>
          </table:table-cell>
          <table:table-cell office:value-type="string">
            <text:p>The World Is Not Enough</text:p>
          </table:table-cell>
          <table:table-cell office:value-type="string">
            <text:p>1971-02-17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m0000617</text:p>
          </table:table-cell>
          <table:table-cell table:number-columns-repeated="2" office:value-type="string">
            <text:p>2022-10-30</text:p>
          </table:table-cell>
          <table:table-cell table:formula="of:=VALUE(RIGHT([.B98];LEN([.B98])-2))" office:value-type="float" office:value="617">
            <text:p>617</text:p>
          </table:table-cell>
          <table:table-cell office:value-type="string">
            <text:p>Tanya Roberts</text:p>
          </table:table-cell>
          <table:table-cell office:value-type="string">
            <text:p>A View to a Kill</text:p>
          </table:table-cell>
          <table:table-cell office:value-type="string">
            <text:p>1949-10-1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nm0000623</text:p>
          </table:table-cell>
          <table:table-cell table:number-columns-repeated="2" office:value-type="string">
            <text:p>2022-10-30</text:p>
          </table:table-cell>
          <table:table-cell table:formula="of:=VALUE(RIGHT([.B99];LEN([.B99])-2))" office:value-type="float" office:value="623">
            <text:p>623</text:p>
          </table:table-cell>
          <table:table-cell office:value-type="string">
            <text:p>Rene Russo</text:p>
          </table:table-cell>
          <table:table-cell office:value-type="string">
            <text:p>Nightcrawler</text:p>
          </table:table-cell>
          <table:table-cell office:value-type="string">
            <text:p>1954-02-17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nm0000629</text:p>
          </table:table-cell>
          <table:table-cell table:number-columns-repeated="2" office:value-type="string">
            <text:p>2022-10-30</text:p>
          </table:table-cell>
          <table:table-cell table:formula="of:=VALUE(RIGHT([.B100];LEN([.B100])-2))" office:value-type="float" office:value="629">
            <text:p>629</text:p>
          </table:table-cell>
          <table:table-cell office:value-type="string">
            <text:p>Claudia Schiffer</text:p>
          </table:table-cell>
          <table:table-cell office:value-type="string">
            <text:p>Love Actually</text:p>
          </table:table-cell>
          <table:table-cell office:value-type="string">
            <text:p>1970-08-25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nm0000639</text:p>
          </table:table-cell>
          <table:table-cell table:number-columns-repeated="2" office:value-type="string">
            <text:p>2022-10-30</text:p>
          </table:table-cell>
          <table:table-cell table:formula="of:=VALUE(RIGHT([.B101];LEN([.B101])-2))" office:value-type="float" office:value="639">
            <text:p>639</text:p>
          </table:table-cell>
          <table:table-cell office:value-type="string">
            <text:p>Ally Sheedy</text:p>
          </table:table-cell>
          <table:table-cell office:value-type="string">
            <text:p>WarGames</text:p>
          </table:table-cell>
          <table:table-cell office:value-type="string">
            <text:p>1962-06-13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nm0000644</text:p>
          </table:table-cell>
          <table:table-cell table:number-columns-repeated="2" office:value-type="string">
            <text:p>2022-10-30</text:p>
          </table:table-cell>
          <table:table-cell table:formula="of:=VALUE(RIGHT([.B102];LEN([.B102])-2))" office:value-type="float" office:value="644">
            <text:p>644</text:p>
          </table:table-cell>
          <table:table-cell office:value-type="string">
            <text:p>Helen Slater</text:p>
          </table:table-cell>
          <table:table-cell office:value-type="string">
            <text:p>Supergirl</text:p>
          </table:table-cell>
          <table:table-cell office:value-type="string">
            <text:p>1963-12-1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nm0000646</text:p>
          </table:table-cell>
          <table:table-cell table:number-columns-repeated="2" office:value-type="string">
            <text:p>2022-10-30</text:p>
          </table:table-cell>
          <table:table-cell table:formula="of:=VALUE(RIGHT([.B103];LEN([.B103])-2))" office:value-type="float" office:value="646">
            <text:p>646</text:p>
          </table:table-cell>
          <table:table-cell office:value-type="string">
            <text:p>Jaclyn Smith</text:p>
          </table:table-cell>
          <table:table-cell office:value-type="string">
            <text:p>Charlie's Angels</text:p>
          </table:table-cell>
          <table:table-cell office:value-type="string">
            <text:p>1945-10-26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nm0000658</text:p>
          </table:table-cell>
          <table:table-cell table:number-columns-repeated="2" office:value-type="string">
            <text:p>2022-10-31</text:p>
          </table:table-cell>
          <table:table-cell table:formula="of:=VALUE(RIGHT([.B104];LEN([.B104])-2))" office:value-type="float" office:value="658">
            <text:p>658</text:p>
          </table:table-cell>
          <table:table-cell office:value-type="string">
            <text:p>Meryl Streep</text:p>
          </table:table-cell>
          <table:table-cell office:value-type="string">
            <text:p>Out of Africa</text:p>
          </table:table-cell>
          <table:table-cell office:value-type="string">
            <text:p>1949-06-22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nm0000666</text:p>
          </table:table-cell>
          <table:table-cell table:number-columns-repeated="2" office:value-type="string">
            <text:p>2022-10-30</text:p>
          </table:table-cell>
          <table:table-cell table:formula="of:=VALUE(RIGHT([.B105];LEN([.B105])-2))" office:value-type="float" office:value="666">
            <text:p>666</text:p>
          </table:table-cell>
          <table:table-cell office:value-type="string">
            <text:p>Lili Taylor</text:p>
          </table:table-cell>
          <table:table-cell office:value-type="string">
            <text:p>American Crime</text:p>
          </table:table-cell>
          <table:table-cell office:value-type="string">
            <text:p>1967-02-20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nm0000668</text:p>
          </table:table-cell>
          <table:table-cell table:number-columns-repeated="2" office:value-type="string">
            <text:p>2022-10-31</text:p>
          </table:table-cell>
          <table:table-cell table:formula="of:=VALUE(RIGHT([.B106];LEN([.B106])-2))" office:value-type="float" office:value="668">
            <text:p>668</text:p>
          </table:table-cell>
          <table:table-cell office:value-type="string">
            <text:p>Emma Thompson</text:p>
          </table:table-cell>
          <table:table-cell office:value-type="string">
            <text:p>Sense and Sensibility</text:p>
          </table:table-cell>
          <table:table-cell office:value-type="string">
            <text:p>1959-04-15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string">
            <text:p>nm0000670</text:p>
          </table:table-cell>
          <table:table-cell table:number-columns-repeated="2" office:value-type="string">
            <text:p>2023-06-16</text:p>
          </table:table-cell>
          <table:table-cell table:formula="of:=VALUE(RIGHT([.B107];LEN([.B107])-2))" office:value-type="float" office:value="670">
            <text:p>670</text:p>
          </table:table-cell>
          <table:table-cell office:value-type="string">
            <text:p>Lea Thompson</text:p>
          </table:table-cell>
          <table:table-cell office:value-type="string">
            <text:p>Back to the Future</text:p>
          </table:table-cell>
          <table:table-cell office:value-type="string">
            <text:p>1961-05-31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nm0000673</text:p>
          </table:table-cell>
          <table:table-cell table:number-columns-repeated="2" office:value-type="string">
            <text:p>2022-10-31</text:p>
          </table:table-cell>
          <table:table-cell table:formula="of:=VALUE(RIGHT([.B108];LEN([.B108])-2))" office:value-type="float" office:value="673">
            <text:p>673</text:p>
          </table:table-cell>
          <table:table-cell office:value-type="string">
            <text:p>Marisa Tomei</text:p>
          </table:table-cell>
          <table:table-cell office:value-type="string">
            <text:p>My Cousin Vinny</text:p>
          </table:table-cell>
          <table:table-cell office:value-type="string">
            <text:p>1964-12-04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nm0000675</text:p>
          </table:table-cell>
          <table:table-cell table:number-columns-repeated="2" office:value-type="string">
            <text:p>2022-10-30</text:p>
          </table:table-cell>
          <table:table-cell table:formula="of:=VALUE(RIGHT([.B109];LEN([.B109])-2))" office:value-type="float" office:value="675">
            <text:p>675</text:p>
          </table:table-cell>
          <table:table-cell office:value-type="string">
            <text:p>Jeanne Tripplehorn</text:p>
          </table:table-cell>
          <table:table-cell office:value-type="string">
            <text:p>Basic Instinct</text:p>
          </table:table-cell>
          <table:table-cell office:value-type="string">
            <text:p>1963-06-10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string">
            <text:p>nm0000701</text:p>
          </table:table-cell>
          <table:table-cell table:number-columns-repeated="2" office:value-type="string">
            <text:p>2022-10-31</text:p>
          </table:table-cell>
          <table:table-cell table:formula="of:=VALUE(RIGHT([.B110];LEN([.B110])-2))" office:value-type="float" office:value="701">
            <text:p>701</text:p>
          </table:table-cell>
          <table:table-cell office:value-type="string">
            <text:p>Kate Winslet</text:p>
          </table:table-cell>
          <table:table-cell office:value-type="string">
            <text:p>Titanic</text:p>
          </table:table-cell>
          <table:table-cell office:value-type="string">
            <text:p>1975-10-05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office:value-type="string">
            <text:p>nm0000702</text:p>
          </table:table-cell>
          <table:table-cell table:number-columns-repeated="2" office:value-type="string">
            <text:p>2022-10-31</text:p>
          </table:table-cell>
          <table:table-cell table:formula="of:=VALUE(RIGHT([.B111];LEN([.B111])-2))" office:value-type="float" office:value="702">
            <text:p>702</text:p>
          </table:table-cell>
          <table:table-cell office:value-type="string">
            <text:p>Reese Witherspoon</text:p>
          </table:table-cell>
          <table:table-cell office:value-type="string">
            <text:p>Wild</text:p>
          </table:table-cell>
          <table:table-cell office:value-type="string">
            <text:p>1976-03-2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m0000706</text:p>
          </table:table-cell>
          <table:table-cell table:number-columns-repeated="2" office:value-type="string">
            <text:p>2022-10-31</text:p>
          </table:table-cell>
          <table:table-cell table:formula="of:=VALUE(RIGHT([.B112];LEN([.B112])-2))" office:value-type="float" office:value="706">
            <text:p>706</text:p>
          </table:table-cell>
          <table:table-cell office:value-type="string">
            <text:p>Michelle Yeoh</text:p>
          </table:table-cell>
          <table:table-cell office:value-type="string">
            <text:p>Everything Everywhere All at Once</text:p>
          </table:table-cell>
          <table:table-cell office:value-type="string">
            <text:p>1962-08-06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nm0000749</text:p>
          </table:table-cell>
          <table:table-cell table:number-columns-repeated="2" office:value-type="string">
            <text:p>2022-10-30</text:p>
          </table:table-cell>
          <table:table-cell table:formula="of:=VALUE(RIGHT([.B113];LEN([.B113])-2))" office:value-type="float" office:value="749">
            <text:p>749</text:p>
          </table:table-cell>
          <table:table-cell office:value-type="string">
            <text:p>MÃ¤dchen Amick</text:p>
          </table:table-cell>
          <table:table-cell office:value-type="string">
            <text:p>Dream Lover</text:p>
          </table:table-cell>
          <table:table-cell office:value-type="string">
            <text:p>1970-12-12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nm0000775</text:p>
          </table:table-cell>
          <table:table-cell table:number-columns-repeated="2" office:value-type="string">
            <text:p>2022-10-31</text:p>
          </table:table-cell>
          <table:table-cell table:formula="of:=VALUE(RIGHT([.B114];LEN([.B114])-2))" office:value-type="float" office:value="775">
            <text:p>775</text:p>
          </table:table-cell>
          <table:table-cell office:value-type="string">
            <text:p>Christina Applegate</text:p>
          </table:table-cell>
          <table:table-cell office:value-type="string">
            <text:p>Don't Tell Mom the Babysitter's Dead</text:p>
          </table:table-cell>
          <table:table-cell office:value-type="string">
            <text:p>1971-11-25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nm0000787</text:p>
          </table:table-cell>
          <table:table-cell table:number-columns-repeated="2" office:value-type="string">
            <text:p>2023-06-16</text:p>
          </table:table-cell>
          <table:table-cell table:formula="of:=VALUE(RIGHT([.B115];LEN([.B115])-2))" office:value-type="float" office:value="787">
            <text:p>787</text:p>
          </table:table-cell>
          <table:table-cell office:value-type="string">
            <text:p>Bess Armstrong</text:p>
          </table:table-cell>
          <table:table-cell office:value-type="string">
            <text:p>Jaws 3-D</text:p>
          </table:table-cell>
          <table:table-cell office:value-type="string">
            <text:p>1953-12-11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nm0000834</text:p>
          </table:table-cell>
          <table:table-cell table:number-columns-repeated="2" office:value-type="string">
            <text:p>2022-10-30</text:p>
          </table:table-cell>
          <table:table-cell table:formula="of:=VALUE(RIGHT([.B116];LEN([.B116])-2))" office:value-type="float" office:value="834">
            <text:p>834</text:p>
          </table:table-cell>
          <table:table-cell office:value-type="string">
            <text:p>Kathy Baker</text:p>
          </table:table-cell>
          <table:table-cell office:value-type="string">
            <text:p>Picket Fences</text:p>
          </table:table-cell>
          <table:table-cell office:value-type="string">
            <text:p>1950-06-08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nm0000870</text:p>
          </table:table-cell>
          <table:table-cell table:number-columns-repeated="2" office:value-type="string">
            <text:p>2022-10-30</text:p>
          </table:table-cell>
          <table:table-cell table:formula="of:=VALUE(RIGHT([.B117];LEN([.B117])-2))" office:value-type="float" office:value="870">
            <text:p>870</text:p>
          </table:table-cell>
          <table:table-cell office:value-type="string">
            <text:p>Kathy Bates</text:p>
          </table:table-cell>
          <table:table-cell office:value-type="string">
            <text:p>Misery</text:p>
          </table:table-cell>
          <table:table-cell office:value-type="string">
            <text:p>1948-06-28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nm0000884</text:p>
          </table:table-cell>
          <table:table-cell table:number-columns-repeated="2" office:value-type="string">
            <text:p>2022-10-31</text:p>
          </table:table-cell>
          <table:table-cell table:formula="of:=VALUE(RIGHT([.B118];LEN([.B118])-2))" office:value-type="float" office:value="884">
            <text:p>884</text:p>
          </table:table-cell>
          <table:table-cell office:value-type="string">
            <text:p>Jennifer Beals</text:p>
          </table:table-cell>
          <table:table-cell office:value-type="string">
            <text:p>Flashdance</text:p>
          </table:table-cell>
          <table:table-cell office:value-type="string">
            <text:p>1963-12-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m0000899</text:p>
          </table:table-cell>
          <table:table-cell table:number-columns-repeated="2" office:value-type="string">
            <text:p>2022-10-31</text:p>
          </table:table-cell>
          <table:table-cell table:formula="of:=VALUE(RIGHT([.B119];LEN([.B119])-2))" office:value-type="float" office:value="899">
            <text:p>899</text:p>
          </table:table-cell>
          <table:table-cell office:value-type="string">
            <text:p>Monica Bellucci</text:p>
          </table:table-cell>
          <table:table-cell office:value-type="string">
            <text:p>MalÃ¨na</text:p>
          </table:table-cell>
          <table:table-cell office:value-type="string">
            <text:p>1964-09-30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nm0000932</text:p>
          </table:table-cell>
          <table:table-cell table:number-columns-repeated="2" office:value-type="string">
            <text:p>2022-10-31</text:p>
          </table:table-cell>
          <table:table-cell table:formula="of:=VALUE(RIGHT([.B120];LEN([.B120])-2))" office:value-type="float" office:value="932">
            <text:p>932</text:p>
          </table:table-cell>
          <table:table-cell office:value-type="string">
            <text:p>Halle Berry</text:p>
          </table:table-cell>
          <table:table-cell office:value-type="string">
            <text:p>Catwoman</text:p>
          </table:table-cell>
          <table:table-cell office:value-type="string">
            <text:p>1966-08-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m0000949</text:p>
          </table:table-cell>
          <table:table-cell table:number-columns-repeated="2" office:value-type="string">
            <text:p>2022-10-31</text:p>
          </table:table-cell>
          <table:table-cell table:formula="of:=VALUE(RIGHT([.B121];LEN([.B121])-2))" office:value-type="float" office:value="949">
            <text:p>949</text:p>
          </table:table-cell>
          <table:table-cell office:value-type="string">
            <text:p>Cate Blanchett</text:p>
          </table:table-cell>
          <table:table-cell office:value-type="string">
            <text:p>Carol</text:p>
          </table:table-cell>
          <table:table-cell office:value-type="string">
            <text:p>1969-05-14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nm0000956</text:p>
          </table:table-cell>
          <table:table-cell table:number-columns-repeated="2" office:value-type="string">
            <text:p>2022-10-30</text:p>
          </table:table-cell>
          <table:table-cell table:formula="of:=VALUE(RIGHT([.B122];LEN([.B122])-2))" office:value-type="float" office:value="956">
            <text:p>956</text:p>
          </table:table-cell>
          <table:table-cell office:value-type="string">
            <text:p>Lisa Bonet</text:p>
          </table:table-cell>
          <table:table-cell office:value-type="string">
            <text:p>Angel Heart</text:p>
          </table:table-cell>
          <table:table-cell office:value-type="string">
            <text:p>1967-11-16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nm0000962</text:p>
          </table:table-cell>
          <table:table-cell table:number-columns-repeated="2" office:value-type="string">
            <text:p>2022-10-30</text:p>
          </table:table-cell>
          <table:table-cell table:formula="of:=VALUE(RIGHT([.B123];LEN([.B123])-2))" office:value-type="float" office:value="962">
            <text:p>962</text:p>
          </table:table-cell>
          <table:table-cell office:value-type="string">
            <text:p>Carole Bouquet</text:p>
          </table:table-cell>
          <table:table-cell office:value-type="string">
            <text:p>For Your Eyes Only</text:p>
          </table:table-cell>
          <table:table-cell office:value-type="string">
            <text:p>1957-08-18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nm0001043</text:p>
          </table:table-cell>
          <table:table-cell table:number-columns-repeated="2" office:value-type="string">
            <text:p>2022-10-31</text:p>
          </table:table-cell>
          <table:table-cell table:formula="of:=VALUE(RIGHT([.B124];LEN([.B124])-2))" office:value-type="float" office:value="1043">
            <text:p>1043</text:p>
          </table:table-cell>
          <table:table-cell office:value-type="string">
            <text:p>Anna Chlumsky</text:p>
          </table:table-cell>
          <table:table-cell office:value-type="string">
            <text:p>My Girl</text:p>
          </table:table-cell>
          <table:table-cell office:value-type="string">
            <text:p>1980-12-03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nm0001046</text:p>
          </table:table-cell>
          <table:table-cell table:number-columns-repeated="2" office:value-type="string">
            <text:p>2022-10-30</text:p>
          </table:table-cell>
          <table:table-cell table:formula="of:=VALUE(RIGHT([.B125];LEN([.B125])-2))" office:value-type="float" office:value="1046">
            <text:p>1046</text:p>
          </table:table-cell>
          <table:table-cell office:value-type="string">
            <text:p>Julie Christie</text:p>
          </table:table-cell>
          <table:table-cell office:value-type="string">
            <text:p>Doctor Zhivago</text:p>
          </table:table-cell>
          <table:table-cell office:value-type="string">
            <text:p>1940-04-14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nm0001061</text:p>
          </table:table-cell>
          <table:table-cell table:number-columns-repeated="2" office:value-type="string">
            <text:p>2022-10-30</text:p>
          </table:table-cell>
          <table:table-cell table:formula="of:=VALUE(RIGHT([.B126];LEN([.B126])-2))" office:value-type="float" office:value="1061">
            <text:p>1061</text:p>
          </table:table-cell>
          <table:table-cell office:value-type="string">
            <text:p>Holly Marie Combs</text:p>
          </table:table-cell>
          <table:table-cell office:value-type="string">
            <text:p>Charmed</text:p>
          </table:table-cell>
          <table:table-cell office:value-type="string">
            <text:p>1973-12-0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nm0001118</text:p>
          </table:table-cell>
          <table:table-cell table:number-columns-repeated="2" office:value-type="string">
            <text:p>2022-10-30</text:p>
          </table:table-cell>
          <table:table-cell table:formula="of:=VALUE(RIGHT([.B127];LEN([.B127])-2))" office:value-type="float" office:value="1118">
            <text:p>1118</text:p>
          </table:table-cell>
          <table:table-cell office:value-type="string">
            <text:p>Pam Dawber</text:p>
          </table:table-cell>
          <table:table-cell office:value-type="string">
            <text:p>Mork &amp; Mindy</text:p>
          </table:table-cell>
          <table:table-cell office:value-type="string">
            <text:p>1951-10-18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office:value-type="string">
            <text:p>nm0001126</text:p>
          </table:table-cell>
          <table:table-cell table:number-columns-repeated="2" office:value-type="string">
            <text:p>2023-06-16</text:p>
          </table:table-cell>
          <table:table-cell table:formula="of:=VALUE(RIGHT([.B128];LEN([.B128])-2))" office:value-type="float" office:value="1126">
            <text:p>1126</text:p>
          </table:table-cell>
          <table:table-cell office:value-type="string">
            <text:p>Kim Delaney</text:p>
          </table:table-cell>
          <table:table-cell office:value-type="string">
            <text:p>NYPD Blue</text:p>
          </table:table-cell>
          <table:table-cell office:value-type="string">
            <text:p>1958-11-29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office:value-type="string">
            <text:p>nm0001132</text:p>
          </table:table-cell>
          <table:table-cell table:number-columns-repeated="2" office:value-type="string">
            <text:p>2023-06-16</text:p>
          </table:table-cell>
          <table:table-cell table:formula="of:=VALUE(RIGHT([.B129];LEN([.B129])-2))" office:value-type="float" office:value="1132">
            <text:p>1132</text:p>
          </table:table-cell>
          <table:table-cell office:value-type="string">
            <text:p>Judi Dench</text:p>
          </table:table-cell>
          <table:table-cell office:value-type="string">
            <text:p>Skyfall</text:p>
          </table:table-cell>
          <table:table-cell office:value-type="string">
            <text:p>1934-12-0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nm0001147</text:p>
          </table:table-cell>
          <table:table-cell table:number-columns-repeated="2" office:value-type="string">
            <text:p>2022-10-30</text:p>
          </table:table-cell>
          <table:table-cell table:formula="of:=VALUE(RIGHT([.B130];LEN([.B130])-2))" office:value-type="float" office:value="1147">
            <text:p>1147</text:p>
          </table:table-cell>
          <table:table-cell office:value-type="string">
            <text:p>Shannen Doherty</text:p>
          </table:table-cell>
          <table:table-cell office:value-type="string">
            <text:p>Beverly Hills, 90210</text:p>
          </table:table-cell>
          <table:table-cell office:value-type="string">
            <text:p>1971-04-1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nm0001176</text:p>
          </table:table-cell>
          <table:table-cell table:number-columns-repeated="2" office:value-type="string">
            <text:p>2022-10-30</text:p>
          </table:table-cell>
          <table:table-cell table:formula="of:=VALUE(RIGHT([.B131];LEN([.B131])-2))" office:value-type="float" office:value="1176">
            <text:p>1176</text:p>
          </table:table-cell>
          <table:table-cell office:value-type="string">
            <text:p>Nicole Eggert</text:p>
          </table:table-cell>
          <table:table-cell office:value-type="string">
            <text:p>Charles in Charge</text:p>
          </table:table-cell>
          <table:table-cell office:value-type="string">
            <text:p>1972-01-13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nm0001184</text:p>
          </table:table-cell>
          <table:table-cell table:number-columns-repeated="2" office:value-type="string">
            <text:p>2022-10-30</text:p>
          </table:table-cell>
          <table:table-cell table:formula="of:=VALUE(RIGHT([.B132];LEN([.B132])-2))" office:value-type="float" office:value="1184">
            <text:p>1184</text:p>
          </table:table-cell>
          <table:table-cell office:value-type="string">
            <text:p>Jenna Elfman</text:p>
          </table:table-cell>
          <table:table-cell office:value-type="string">
            <text:p>Dharma &amp; Greg</text:p>
          </table:table-cell>
          <table:table-cell office:value-type="string">
            <text:p>1971-09-30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office:value-type="string">
            <text:p>nm0001217</text:p>
          </table:table-cell>
          <table:table-cell table:number-columns-repeated="2" office:value-type="string">
            <text:p>2023-06-16</text:p>
          </table:table-cell>
          <table:table-cell table:formula="of:=VALUE(RIGHT([.B133];LEN([.B133])-2))" office:value-type="float" office:value="1217">
            <text:p>1217</text:p>
          </table:table-cell>
          <table:table-cell office:value-type="string">
            <text:p>Fionnula Flanagan</text:p>
          </table:table-cell>
          <table:table-cell office:value-type="string">
            <text:p>The Others</text:p>
          </table:table-cell>
          <table:table-cell office:value-type="string">
            <text:p>1941-12-10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nm0001222</text:p>
          </table:table-cell>
          <table:table-cell table:number-columns-repeated="2" office:value-type="string">
            <text:p>2022-10-30</text:p>
          </table:table-cell>
          <table:table-cell table:formula="of:=VALUE(RIGHT([.B134];LEN([.B134])-2))" office:value-type="float" office:value="1222">
            <text:p>1222</text:p>
          </table:table-cell>
          <table:table-cell office:value-type="string">
            <text:p>Calista Flockhart</text:p>
          </table:table-cell>
          <table:table-cell office:value-type="string">
            <text:p>Ally McBeal</text:p>
          </table:table-cell>
          <table:table-cell office:value-type="string">
            <text:p>1964-11-11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nm0001223</text:p>
          </table:table-cell>
          <table:table-cell table:number-columns-repeated="2" office:value-type="string">
            <text:p>2022-10-30</text:p>
          </table:table-cell>
          <table:table-cell table:formula="of:=VALUE(RIGHT([.B135];LEN([.B135])-2))" office:value-type="float" office:value="1223">
            <text:p>1223</text:p>
          </table:table-cell>
          <table:table-cell office:value-type="string">
            <text:p>Lara Flynn Boyle</text:p>
          </table:table-cell>
          <table:table-cell office:value-type="string">
            <text:p>Happiness</text:p>
          </table:table-cell>
          <table:table-cell office:value-type="string">
            <text:p>1970-03-24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nm0001231</text:p>
          </table:table-cell>
          <table:table-cell table:number-columns-repeated="2" office:value-type="string">
            <text:p>2022-10-31</text:p>
          </table:table-cell>
          <table:table-cell table:formula="of:=VALUE(RIGHT([.B136];LEN([.B136])-2))" office:value-type="float" office:value="1231">
            <text:p>1231</text:p>
          </table:table-cell>
          <table:table-cell office:value-type="string">
            <text:p>Claire Forlani</text:p>
          </table:table-cell>
          <table:table-cell office:value-type="string">
            <text:p>Meet Joe Black</text:p>
          </table:table-cell>
          <table:table-cell office:value-type="string">
            <text:p>1971-12-17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nm0001259</text:p>
          </table:table-cell>
          <table:table-cell table:number-columns-repeated="2" office:value-type="string">
            <text:p>2022-10-30</text:p>
          </table:table-cell>
          <table:table-cell table:formula="of:=VALUE(RIGHT([.B137];LEN([.B137])-2))" office:value-type="float" office:value="1259">
            <text:p>1259</text:p>
          </table:table-cell>
          <table:table-cell office:value-type="string">
            <text:p>Jennie Garth</text:p>
          </table:table-cell>
          <table:table-cell office:value-type="string">
            <text:p>Beverly Hills, 90210</text:p>
          </table:table-cell>
          <table:table-cell office:value-type="string">
            <text:p>1972-04-0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nm0001264</text:p>
          </table:table-cell>
          <table:table-cell table:number-columns-repeated="2" office:value-type="string">
            <text:p>2022-10-31</text:p>
          </table:table-cell>
          <table:table-cell table:formula="of:=VALUE(RIGHT([.B138];LEN([.B138])-2))" office:value-type="float" office:value="1264">
            <text:p>1264</text:p>
          </table:table-cell>
          <table:table-cell office:value-type="string">
            <text:p>Sarah Michelle Gellar</text:p>
          </table:table-cell>
          <table:table-cell office:value-type="string">
            <text:p>Buffy the Vampire Slayer</text:p>
          </table:table-cell>
          <table:table-cell office:value-type="string">
            <text:p>1977-04-14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nm0001287</text:p>
          </table:table-cell>
          <table:table-cell table:number-columns-repeated="2" office:value-type="string">
            <text:p>2022-10-31</text:p>
          </table:table-cell>
          <table:table-cell table:formula="of:=VALUE(RIGHT([.B139];LEN([.B139])-2))" office:value-type="float" office:value="1287">
            <text:p>1287</text:p>
          </table:table-cell>
          <table:table-cell office:value-type="string">
            <text:p>Heather Graham</text:p>
          </table:table-cell>
          <table:table-cell office:value-type="string">
            <text:p>Austin Powers: The Spy Who Shagged Me</text:p>
          </table:table-cell>
          <table:table-cell office:value-type="string">
            <text:p>1970-01-29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nm0001292</text:p>
          </table:table-cell>
          <table:table-cell table:number-columns-repeated="2" office:value-type="string">
            <text:p>2022-10-30</text:p>
          </table:table-cell>
          <table:table-cell table:formula="of:=VALUE(RIGHT([.B140];LEN([.B140])-2))" office:value-type="float" office:value="1292">
            <text:p>1292</text:p>
          </table:table-cell>
          <table:table-cell office:value-type="string">
            <text:p>Erin Gray</text:p>
          </table:table-cell>
          <table:table-cell office:value-type="string">
            <text:p>Buck Rogers in the 25th Century</text:p>
          </table:table-cell>
          <table:table-cell office:value-type="string">
            <text:p>1950-01-0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m0001303</text:p>
          </table:table-cell>
          <table:table-cell table:number-columns-repeated="2" office:value-type="string">
            <text:p>2022-10-31</text:p>
          </table:table-cell>
          <table:table-cell table:formula="of:=VALUE(RIGHT([.B141];LEN([.B141])-2))" office:value-type="float" office:value="1303">
            <text:p>1303</text:p>
          </table:table-cell>
          <table:table-cell office:value-type="string">
            <text:p>Carla Gugino</text:p>
          </table:table-cell>
          <table:table-cell office:value-type="string">
            <text:p>Watchmen</text:p>
          </table:table-cell>
          <table:table-cell office:value-type="string">
            <text:p>1971-08-29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nm0001337</text:p>
          </table:table-cell>
          <table:table-cell table:number-columns-repeated="2" office:value-type="string">
            <text:p>2022-10-31</text:p>
          </table:table-cell>
          <table:table-cell table:formula="of:=VALUE(RIGHT([.B142];LEN([.B142])-2))" office:value-type="float" office:value="1337">
            <text:p>1337</text:p>
          </table:table-cell>
          <table:table-cell office:value-type="string">
            <text:p>Katherine Heigl</text:p>
          </table:table-cell>
          <table:table-cell office:value-type="string">
            <text:p>One for the Money</text:p>
          </table:table-cell>
          <table:table-cell office:value-type="string">
            <text:p>1978-11-24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nm0001349</text:p>
          </table:table-cell>
          <table:table-cell table:number-columns-repeated="2" office:value-type="string">
            <text:p>2022-10-31</text:p>
          </table:table-cell>
          <table:table-cell table:formula="of:=VALUE(RIGHT([.B143];LEN([.B143])-2))" office:value-type="float" office:value="1349">
            <text:p>1349</text:p>
          </table:table-cell>
          <table:table-cell office:value-type="string">
            <text:p>Jennifer Love Hewitt</text:p>
          </table:table-cell>
          <table:table-cell office:value-type="string">
            <text:p>I Know What You Did Last Summer</text:p>
          </table:table-cell>
          <table:table-cell office:value-type="string">
            <text:p>1979-02-21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nm0001370</text:p>
          </table:table-cell>
          <table:table-cell table:number-columns-repeated="2" office:value-type="string">
            <text:p>2022-10-30</text:p>
          </table:table-cell>
          <table:table-cell table:formula="of:=VALUE(RIGHT([.B144];LEN([.B144])-2))" office:value-type="float" office:value="1370">
            <text:p>1370</text:p>
          </table:table-cell>
          <table:table-cell office:value-type="string">
            <text:p>Finola Hughes</text:p>
          </table:table-cell>
          <table:table-cell office:value-type="string">
            <text:p>Like Crazy</text:p>
          </table:table-cell>
          <table:table-cell office:value-type="string">
            <text:p>1959-10-29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nm0001399</text:p>
          </table:table-cell>
          <table:table-cell table:number-columns-repeated="2" office:value-type="string">
            <text:p>2022-10-30</text:p>
          </table:table-cell>
          <table:table-cell table:formula="of:=VALUE(RIGHT([.B145];LEN([.B145])-2))" office:value-type="float" office:value="1399">
            <text:p>1399</text:p>
          </table:table-cell>
          <table:table-cell office:value-type="string">
            <text:p>Marianne Jean-Baptiste</text:p>
          </table:table-cell>
          <table:table-cell office:value-type="string">
            <text:p>Without a Trace</text:p>
          </table:table-cell>
          <table:table-cell office:value-type="string">
            <text:p>1967-04-26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nm0001416</text:p>
          </table:table-cell>
          <table:table-cell table:number-columns-repeated="2" office:value-type="string">
            <text:p>2022-10-31</text:p>
          </table:table-cell>
          <table:table-cell table:formula="of:=VALUE(RIGHT([.B146];LEN([.B146])-2))" office:value-type="float" office:value="1416">
            <text:p>1416</text:p>
          </table:table-cell>
          <table:table-cell office:value-type="string">
            <text:p>Catherine Keener</text:p>
          </table:table-cell>
          <table:table-cell office:value-type="string">
            <text:p>Being John Malkovich</text:p>
          </table:table-cell>
          <table:table-cell office:value-type="string">
            <text:p>1959-03-26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nm0001435</text:p>
          </table:table-cell>
          <table:table-cell table:number-columns-repeated="2" office:value-type="string">
            <text:p>2022-10-30</text:p>
          </table:table-cell>
          <table:table-cell table:formula="of:=VALUE(RIGHT([.B147];LEN([.B147])-2))" office:value-type="float" office:value="1435">
            <text:p>1435</text:p>
          </table:table-cell>
          <table:table-cell office:value-type="string">
            <text:p>Lisa Kudrow</text:p>
          </table:table-cell>
          <table:table-cell office:value-type="string">
            <text:p>Friends</text:p>
          </table:table-cell>
          <table:table-cell office:value-type="string">
            <text:p>1963-07-30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nm0001440</text:p>
          </table:table-cell>
          <table:table-cell table:number-columns-repeated="2" office:value-type="string">
            <text:p>2022-10-30</text:p>
          </table:table-cell>
          <table:table-cell table:formula="of:=VALUE(RIGHT([.B148];LEN([.B148])-2))" office:value-type="float" office:value="1440">
            <text:p>1440</text:p>
          </table:table-cell>
          <table:table-cell office:value-type="string">
            <text:p>Cheryl Ladd</text:p>
          </table:table-cell>
          <table:table-cell office:value-type="string">
            <text:p>Poison Ivy</text:p>
          </table:table-cell>
          <table:table-cell office:value-type="string">
            <text:p>1951-07-1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nm0001451</text:p>
          </table:table-cell>
          <table:table-cell table:number-columns-repeated="2" office:value-type="string">
            <text:p>2022-10-30</text:p>
          </table:table-cell>
          <table:table-cell table:formula="of:=VALUE(RIGHT([.B149];LEN([.B149])-2))" office:value-type="float" office:value="1451">
            <text:p>1451</text:p>
          </table:table-cell>
          <table:table-cell office:value-type="string">
            <text:p>Queen Latifah</text:p>
          </table:table-cell>
          <table:table-cell office:value-type="string">
            <text:p>Chicago</text:p>
          </table:table-cell>
          <table:table-cell office:value-type="string">
            <text:p>1970-03-18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nm0001458</text:p>
          </table:table-cell>
          <table:table-cell table:number-columns-repeated="2" office:value-type="string">
            <text:p>2022-10-30</text:p>
          </table:table-cell>
          <table:table-cell table:formula="of:=VALUE(RIGHT([.B150];LEN([.B150])-2))" office:value-type="float" office:value="1458">
            <text:p>1458</text:p>
          </table:table-cell>
          <table:table-cell office:value-type="string">
            <text:p>Cloris Leachman</text:p>
          </table:table-cell>
          <table:table-cell office:value-type="string">
            <text:p>The Last Picture Show</text:p>
          </table:table-cell>
          <table:table-cell office:value-type="string">
            <text:p>1926-04-30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nm0001464</text:p>
          </table:table-cell>
          <table:table-cell table:number-columns-repeated="2" office:value-type="string">
            <text:p>2023-06-16</text:p>
          </table:table-cell>
          <table:table-cell table:formula="of:=VALUE(RIGHT([.B151];LEN([.B151])-2))" office:value-type="float" office:value="1464">
            <text:p>1464</text:p>
          </table:table-cell>
          <table:table-cell office:value-type="string">
            <text:p>Kay Lenz</text:p>
          </table:table-cell>
          <table:table-cell office:value-type="string">
            <text:p>House</text:p>
          </table:table-cell>
          <table:table-cell office:value-type="string">
            <text:p>1953-03-04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nm0001473</text:p>
          </table:table-cell>
          <table:table-cell table:number-columns-repeated="2" office:value-type="string">
            <text:p>2022-10-30</text:p>
          </table:table-cell>
          <table:table-cell table:formula="of:=VALUE(RIGHT([.B152];LEN([.B152])-2))" office:value-type="float" office:value="1473">
            <text:p>1473</text:p>
          </table:table-cell>
          <table:table-cell office:value-type="string">
            <text:p>Laura Linney</text:p>
          </table:table-cell>
          <table:table-cell office:value-type="string">
            <text:p>The Big C</text:p>
          </table:table-cell>
          <table:table-cell office:value-type="string">
            <text:p>1964-02-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m0001491</text:p>
          </table:table-cell>
          <table:table-cell table:number-columns-repeated="2" office:value-type="string">
            <text:p>2022-10-31</text:p>
          </table:table-cell>
          <table:table-cell table:formula="of:=VALUE(RIGHT([.B153];LEN([.B153])-2))" office:value-type="float" office:value="1491">
            <text:p>1491</text:p>
          </table:table-cell>
          <table:table-cell office:value-type="string">
            <text:p>Melanie Lynskey</text:p>
          </table:table-cell>
          <table:table-cell office:value-type="string">
            <text:p>Togetherness</text:p>
          </table:table-cell>
          <table:table-cell office:value-type="string">
            <text:p>1977-05-1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nm0001523</text:p>
          </table:table-cell>
          <table:table-cell table:number-columns-repeated="2" office:value-type="string">
            <text:p>2022-10-30</text:p>
          </table:table-cell>
          <table:table-cell table:formula="of:=VALUE(RIGHT([.B154];LEN([.B154])-2))" office:value-type="float" office:value="1523">
            <text:p>1523</text:p>
          </table:table-cell>
          <table:table-cell office:value-type="string">
            <text:p>Natascha McElhone</text:p>
          </table:table-cell>
          <table:table-cell office:value-type="string">
            <text:p>Solaris</text:p>
          </table:table-cell>
          <table:table-cell office:value-type="string">
            <text:p>1969-12-14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nm0001578</text:p>
          </table:table-cell>
          <table:table-cell table:number-columns-repeated="2" office:value-type="string">
            <text:p>2022-10-31</text:p>
          </table:table-cell>
          <table:table-cell table:formula="of:=VALUE(RIGHT([.B155];LEN([.B155])-2))" office:value-type="float" office:value="1578">
            <text:p>1578</text:p>
          </table:table-cell>
          <table:table-cell office:value-type="string">
            <text:p>Annette O'Toole</text:p>
          </table:table-cell>
          <table:table-cell office:value-type="string">
            <text:p>Superman III</text:p>
          </table:table-cell>
          <table:table-cell office:value-type="string">
            <text:p>1952-04-01</text:p>
          </table:table-cell>
        </table:table-row>
        <table:table-row table:style-name="ro2">
          <table:table-cell office:value-type="float" office:value="668">
            <text:p>668</text:p>
          </table:table-cell>
          <table:table-cell office:value-type="string">
            <text:p>nm0001584</text:p>
          </table:table-cell>
          <table:table-cell table:number-columns-repeated="2" office:value-type="string">
            <text:p>2022-10-31</text:p>
          </table:table-cell>
          <table:table-cell table:formula="of:=VALUE(RIGHT([.B156];LEN([.B156])-2))" office:value-type="float" office:value="1584">
            <text:p>1584</text:p>
          </table:table-cell>
          <table:table-cell office:value-type="string">
            <text:p>Miranda Otto</text:p>
          </table:table-cell>
          <table:table-cell office:value-type="string">
            <text:p>The Lord of the Rings: The Return of the King</text:p>
          </table:table-cell>
          <table:table-cell office:value-type="string">
            <text:p>1967-12-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m0001593</text:p>
          </table:table-cell>
          <table:table-cell table:number-columns-repeated="2" office:value-type="string">
            <text:p>2022-10-31</text:p>
          </table:table-cell>
          <table:table-cell table:formula="of:=VALUE(RIGHT([.B157];LEN([.B157])-2))" office:value-type="float" office:value="1593">
            <text:p>1593</text:p>
          </table:table-cell>
          <table:table-cell office:value-type="string">
            <text:p>Anna Paquin</text:p>
          </table:table-cell>
          <table:table-cell office:value-type="string">
            <text:p>The Piano</text:p>
          </table:table-cell>
          <table:table-cell office:value-type="string">
            <text:p>1982-07-24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nm0001604</text:p>
          </table:table-cell>
          <table:table-cell table:number-columns-repeated="2" office:value-type="string">
            <text:p>2023-06-16</text:p>
          </table:table-cell>
          <table:table-cell table:formula="of:=VALUE(RIGHT([.B158];LEN([.B158])-2))" office:value-type="float" office:value="1604">
            <text:p>1604</text:p>
          </table:table-cell>
          <table:table-cell office:value-type="string">
            <text:p>Nia Peeples</text:p>
          </table:table-cell>
          <table:table-cell office:value-type="string">
            <text:p>Fame</text:p>
          </table:table-cell>
          <table:table-cell office:value-type="string">
            <text:p>1961-12-10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nm0001605</text:p>
          </table:table-cell>
          <table:table-cell table:number-columns-repeated="2" office:value-type="string">
            <text:p>2022-10-30</text:p>
          </table:table-cell>
          <table:table-cell table:formula="of:=VALUE(RIGHT([.B159];LEN([.B159])-2))" office:value-type="float" office:value="1605">
            <text:p>1605</text:p>
          </table:table-cell>
          <table:table-cell office:value-type="string">
            <text:p>Amanda Peet</text:p>
          </table:table-cell>
          <table:table-cell office:value-type="float" office:value="2012">
            <text:p>2012</text:p>
          </table:table-cell>
          <table:table-cell office:value-type="string">
            <text:p>1972-01-11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nm0001609</text:p>
          </table:table-cell>
          <table:table-cell table:number-columns-repeated="2" office:value-type="string">
            <text:p>2022-10-30</text:p>
          </table:table-cell>
          <table:table-cell table:formula="of:=VALUE(RIGHT([.B160];LEN([.B160])-2))" office:value-type="float" office:value="1609">
            <text:p>1609</text:p>
          </table:table-cell>
          <table:table-cell office:value-type="string">
            <text:p>Rosie Perez</text:p>
          </table:table-cell>
          <table:table-cell office:value-type="string">
            <text:p>White Men Can't Jump</text:p>
          </table:table-cell>
          <table:table-cell office:value-type="string">
            <text:p>1964-09-06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nm0001610</text:p>
          </table:table-cell>
          <table:table-cell table:number-columns-repeated="2" office:value-type="string">
            <text:p>2022-10-31</text:p>
          </table:table-cell>
          <table:table-cell table:formula="of:=VALUE(RIGHT([.B161];LEN([.B161])-2))" office:value-type="float" office:value="1610">
            <text:p>1610</text:p>
          </table:table-cell>
          <table:table-cell office:value-type="string">
            <text:p>Elizabeth Perkins</text:p>
          </table:table-cell>
          <table:table-cell office:value-type="string">
            <text:p>Sharp Objects</text:p>
          </table:table-cell>
          <table:table-cell office:value-type="string">
            <text:p>1960-11-18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nm0001614</text:p>
          </table:table-cell>
          <table:table-cell table:number-columns-repeated="2" office:value-type="string">
            <text:p>2022-10-31</text:p>
          </table:table-cell>
          <table:table-cell table:formula="of:=VALUE(RIGHT([.B162];LEN([.B162])-2))" office:value-type="float" office:value="1614">
            <text:p>1614</text:p>
          </table:table-cell>
          <table:table-cell office:value-type="string">
            <text:p>Lori Petty</text:p>
          </table:table-cell>
          <table:table-cell office:value-type="string">
            <text:p>Tank Girl</text:p>
          </table:table-cell>
          <table:table-cell office:value-type="string">
            <text:p>1963-10-14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nm0001713</text:p>
          </table:table-cell>
          <table:table-cell table:number-columns-repeated="2" office:value-type="string">
            <text:p>2023-06-16</text:p>
          </table:table-cell>
          <table:table-cell table:formula="of:=VALUE(RIGHT([.B163];LEN([.B163])-2))" office:value-type="float" office:value="1713">
            <text:p>1713</text:p>
          </table:table-cell>
          <table:table-cell office:value-type="string">
            <text:p>Izabella Scorupco</text:p>
          </table:table-cell>
          <table:table-cell office:value-type="string">
            <text:p>GoldenEye</text:p>
          </table:table-cell>
          <table:table-cell office:value-type="string">
            <text:p>1970-06-04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nm0001721</text:p>
          </table:table-cell>
          <table:table-cell table:number-columns-repeated="2" office:value-type="string">
            <text:p>2022-10-31</text:p>
          </table:table-cell>
          <table:table-cell table:formula="of:=VALUE(RIGHT([.B164];LEN([.B164])-2))" office:value-type="float" office:value="1721">
            <text:p>1721</text:p>
          </table:table-cell>
          <table:table-cell office:value-type="string">
            <text:p>ChloÃ« Sevigny</text:p>
          </table:table-cell>
          <table:table-cell office:value-type="string">
            <text:p>We Are Who We Are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nm0001760</text:p>
          </table:table-cell>
          <table:table-cell table:number-columns-repeated="2" office:value-type="string">
            <text:p>2022-10-30</text:p>
          </table:table-cell>
          <table:table-cell table:formula="of:=VALUE(RIGHT([.B165];LEN([.B165])-2))" office:value-type="float" office:value="1760">
            <text:p>1760</text:p>
          </table:table-cell>
          <table:table-cell office:value-type="string">
            <text:p>Tori Spelling</text:p>
          </table:table-cell>
          <table:table-cell office:value-type="string">
            <text:p>Scary Movie 2</text:p>
          </table:table-cell>
          <table:table-cell office:value-type="string">
            <text:p>1973-05-16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office:value-type="string">
            <text:p>nm0001802</text:p>
          </table:table-cell>
          <table:table-cell table:number-columns-repeated="2" office:value-type="string">
            <text:p>2023-06-16</text:p>
          </table:table-cell>
          <table:table-cell table:formula="of:=VALUE(RIGHT([.B166];LEN([.B166])-2))" office:value-type="float" office:value="1802">
            <text:p>1802</text:p>
          </table:table-cell>
          <table:table-cell office:value-type="string">
            <text:p>Nancy Travis</text:p>
          </table:table-cell>
          <table:table-cell office:value-type="string">
            <text:p>So I Married an Axe Murderer</text:p>
          </table:table-cell>
          <table:table-cell office:value-type="string">
            <text:p>1961-09-21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nm0001828</text:p>
          </table:table-cell>
          <table:table-cell table:number-columns-repeated="2" office:value-type="string">
            <text:p>2022-10-30</text:p>
          </table:table-cell>
          <table:table-cell table:formula="of:=VALUE(RIGHT([.B167];LEN([.B167])-2))" office:value-type="float" office:value="1828">
            <text:p>1828</text:p>
          </table:table-cell>
          <table:table-cell office:value-type="string">
            <text:p>Melora Walters</text:p>
          </table:table-cell>
          <table:table-cell office:value-type="string">
            <text:p>Magnolia</text:p>
          </table:table-cell>
          <table:table-cell office:value-type="string">
            <text:p>1960-10-21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nm0001838</text:p>
          </table:table-cell>
          <table:table-cell table:number-columns-repeated="2" office:value-type="string">
            <text:p>2022-10-31</text:p>
          </table:table-cell>
          <table:table-cell table:formula="of:=VALUE(RIGHT([.B168];LEN([.B168])-2))" office:value-type="float" office:value="1838">
            <text:p>1838</text:p>
          </table:table-cell>
          <table:table-cell office:value-type="string">
            <text:p>Rachel Weisz</text:p>
          </table:table-cell>
          <table:table-cell office:value-type="string">
            <text:p>The Constant Gardener</text:p>
          </table:table-cell>
          <table:table-cell office:value-type="string">
            <text:p>1970-03-07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string">
            <text:p>nm0001848</text:p>
          </table:table-cell>
          <table:table-cell table:number-columns-repeated="2" office:value-type="string">
            <text:p>2023-09-20</text:p>
          </table:table-cell>
          <table:table-cell table:formula="of:=VALUE(RIGHT([.B169];LEN([.B169])-2))" office:value-type="float" office:value="1848">
            <text:p>1848</text:p>
          </table:table-cell>
          <table:table-cell office:value-type="string">
            <text:p>Dianne Wiest</text:p>
          </table:table-cell>
          <table:table-cell office:value-type="string">
            <text:p>The Birdcage</text:p>
          </table:table-cell>
          <table:table-cell office:value-type="string">
            <text:p>1946-03-28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office:value-type="string">
            <text:p>nm0001876</text:p>
          </table:table-cell>
          <table:table-cell table:number-columns-repeated="2" office:value-type="string">
            <text:p>2022-11-30</text:p>
          </table:table-cell>
          <table:table-cell table:formula="of:=VALUE(RIGHT([.B170];LEN([.B170])-2))" office:value-type="float" office:value="1876">
            <text:p>1876</text:p>
          </table:table-cell>
          <table:table-cell office:value-type="string">
            <text:p>Catherine Zeta-Jones</text:p>
          </table:table-cell>
          <table:table-cell office:value-type="string">
            <text:p>Chicago</text:p>
          </table:table-cell>
          <table:table-cell office:value-type="string">
            <text:p>1969-09-25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nm0001984</text:p>
          </table:table-cell>
          <table:table-cell table:number-columns-repeated="2" office:value-type="string">
            <text:p>2022-10-30</text:p>
          </table:table-cell>
          <table:table-cell table:formula="of:=VALUE(RIGHT([.B171];LEN([.B171])-2))" office:value-type="float" office:value="1984">
            <text:p>1984</text:p>
          </table:table-cell>
          <table:table-cell office:value-type="string">
            <text:p>Naomi Campbell</text:p>
          </table:table-cell>
          <table:table-cell office:value-type="string">
            <text:p>Zoolander 2</text:p>
          </table:table-cell>
          <table:table-cell office:value-type="string">
            <text:p>1970-05-22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nm0002101</text:p>
          </table:table-cell>
          <table:table-cell table:number-columns-repeated="2" office:value-type="string">
            <text:p>2022-10-30</text:p>
          </table:table-cell>
          <table:table-cell table:formula="of:=VALUE(RIGHT([.B172];LEN([.B172])-2))" office:value-type="float" office:value="2101">
            <text:p>2101</text:p>
          </table:table-cell>
          <table:table-cell office:value-type="string">
            <text:p>Robin Givens</text:p>
          </table:table-cell>
          <table:table-cell office:value-type="string">
            <text:p>Boomerang</text:p>
          </table:table-cell>
          <table:table-cell office:value-type="string">
            <text:p>1964-11-27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office:value-type="string">
            <text:p>nm0002169</text:p>
          </table:table-cell>
          <table:table-cell table:number-columns-repeated="2" office:value-type="string">
            <text:p>2022-10-30</text:p>
          </table:table-cell>
          <table:table-cell table:formula="of:=VALUE(RIGHT([.B173];LEN([.B173])-2))" office:value-type="float" office:value="2169">
            <text:p>2169</text:p>
          </table:table-cell>
          <table:table-cell office:value-type="string">
            <text:p>Tori Amos</text:p>
          </table:table-cell>
          <table:table-cell office:value-type="string">
            <text:p>Twister</text:p>
          </table:table-cell>
          <table:table-cell office:value-type="string">
            <text:p>1963-08-22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nm0002536</text:p>
          </table:table-cell>
          <table:table-cell table:number-columns-repeated="2" office:value-type="string">
            <text:p>2022-10-31</text:p>
          </table:table-cell>
          <table:table-cell table:formula="of:=VALUE(RIGHT([.B174];LEN([.B174])-2))" office:value-type="float" office:value="2536">
            <text:p>2536</text:p>
          </table:table-cell>
          <table:table-cell office:value-type="string">
            <text:p>Emmy Rossum</text:p>
          </table:table-cell>
          <table:table-cell office:value-type="string">
            <text:p>The Phantom of the Opera</text:p>
          </table:table-cell>
          <table:table-cell office:value-type="string">
            <text:p>1986-09-12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nm0002546</text:p>
          </table:table-cell>
          <table:table-cell table:number-columns-repeated="2" office:value-type="string">
            <text:p>2022-10-31</text:p>
          </table:table-cell>
          <table:table-cell table:formula="of:=VALUE(RIGHT([.B175];LEN([.B175])-2))" office:value-type="float" office:value="2546">
            <text:p>2546</text:p>
          </table:table-cell>
          <table:table-cell office:value-type="string">
            <text:p>Mena Suvari</text:p>
          </table:table-cell>
          <table:table-cell office:value-type="string">
            <text:p>American Beauty</text:p>
          </table:table-cell>
          <table:table-cell office:value-type="string">
            <text:p>1979-02-13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office:value-type="string">
            <text:p>nm0002936</text:p>
          </table:table-cell>
          <table:table-cell table:number-columns-repeated="2" office:value-type="string">
            <text:p>2022-10-30</text:p>
          </table:table-cell>
          <table:table-cell table:formula="of:=VALUE(RIGHT([.B176];LEN([.B176])-2))" office:value-type="float" office:value="2936">
            <text:p>2936</text:p>
          </table:table-cell>
          <table:table-cell office:value-type="string">
            <text:p>Kristina Anapau</text:p>
          </table:table-cell>
          <table:table-cell office:value-type="string">
            <text:p>Black Swan</text:p>
          </table:table-cell>
          <table:table-cell office:value-type="string">
            <text:p>1979-10-3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m0003740</text:p>
          </table:table-cell>
          <table:table-cell table:number-columns-repeated="2" office:value-type="string">
            <text:p>2022-10-30</text:p>
          </table:table-cell>
          <table:table-cell table:formula="of:=VALUE(RIGHT([.B177];LEN([.B177])-2))" office:value-type="float" office:value="3740">
            <text:p>3740</text:p>
          </table:table-cell>
          <table:table-cell office:value-type="string">
            <text:p>Julie Dretzin</text:p>
          </table:table-cell>
          <table:table-cell office:value-type="string">
            <text:p>Beastly</text:p>
          </table:table-cell>
          <table:table-cell office:value-type="string">
            <text:p>1968-05-2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m0004266</text:p>
          </table:table-cell>
          <table:table-cell table:number-columns-repeated="2" office:value-type="string">
            <text:p>2022-10-31</text:p>
          </table:table-cell>
          <table:table-cell table:formula="of:=VALUE(RIGHT([.B178];LEN([.B178])-2))" office:value-type="float" office:value="4266">
            <text:p>4266</text:p>
          </table:table-cell>
          <table:table-cell office:value-type="string">
            <text:p>Anne Hathaway</text:p>
          </table:table-cell>
          <table:table-cell office:value-type="string">
            <text:p>Les MisÃ©rables</text:p>
          </table:table-cell>
          <table:table-cell office:value-type="string">
            <text:p>1982-11-12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nm0004284</text:p>
          </table:table-cell>
          <table:table-cell table:number-columns-repeated="2" office:value-type="string">
            <text:p>2023-06-16</text:p>
          </table:table-cell>
          <table:table-cell table:formula="of:=VALUE(RIGHT([.B179];LEN([.B179])-2))" office:value-type="float" office:value="4284">
            <text:p>4284</text:p>
          </table:table-cell>
          <table:table-cell office:value-type="string">
            <text:p>Cristine Rose</text:p>
          </table:table-cell>
          <table:table-cell office:value-type="string">
            <text:p>What Women Want</text:p>
          </table:table-cell>
          <table:table-cell office:value-type="string">
            <text:p>1951-01-31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nm0004376</text:p>
          </table:table-cell>
          <table:table-cell table:number-columns-repeated="2" office:value-type="string">
            <text:p>2022-10-30</text:p>
          </table:table-cell>
          <table:table-cell table:formula="of:=VALUE(RIGHT([.B180];LEN([.B180])-2))" office:value-type="float" office:value="4376">
            <text:p>4376</text:p>
          </table:table-cell>
          <table:table-cell office:value-type="string">
            <text:p>Franka Potente</text:p>
          </table:table-cell>
          <table:table-cell office:value-type="string">
            <text:p>Lola rennt</text:p>
          </table:table-cell>
          <table:table-cell office:value-type="string">
            <text:p>1974-07-22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nm0004695</text:p>
          </table:table-cell>
          <table:table-cell table:number-columns-repeated="2" office:value-type="string">
            <text:p>2022-10-30</text:p>
          </table:table-cell>
          <table:table-cell table:formula="of:=VALUE(RIGHT([.B181];LEN([.B181])-2))" office:value-type="float" office:value="4695">
            <text:p>4695</text:p>
          </table:table-cell>
          <table:table-cell office:value-type="string">
            <text:p>Jessica Alba</text:p>
          </table:table-cell>
          <table:table-cell office:value-type="string">
            <text:p>Fantastic Four</text:p>
          </table:table-cell>
          <table:table-cell office:value-type="string">
            <text:p>1981-04-28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nm0004719</text:p>
          </table:table-cell>
          <table:table-cell table:number-columns-repeated="2" office:value-type="string">
            <text:p>2022-10-30</text:p>
          </table:table-cell>
          <table:table-cell table:formula="of:=VALUE(RIGHT([.B182];LEN([.B182])-2))" office:value-type="float" office:value="4719">
            <text:p>4719</text:p>
          </table:table-cell>
          <table:table-cell office:value-type="string">
            <text:p>Jennifer Aspen</text:p>
          </table:table-cell>
          <table:table-cell office:value-type="string">
            <text:p>Mr. Woodcock</text:p>
          </table:table-cell>
          <table:table-cell office:value-type="string">
            <text:p>1973-10-09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nm0004738</text:p>
          </table:table-cell>
          <table:table-cell table:number-columns-repeated="2" office:value-type="string">
            <text:p>2022-10-30</text:p>
          </table:table-cell>
          <table:table-cell table:formula="of:=VALUE(RIGHT([.B183];LEN([.B183])-2))" office:value-type="float" office:value="4738">
            <text:p>4738</text:p>
          </table:table-cell>
          <table:table-cell office:value-type="string">
            <text:p>Catherine Bell</text:p>
          </table:table-cell>
          <table:table-cell office:value-type="string">
            <text:p>Bruce Almighty</text:p>
          </table:table-cell>
          <table:table-cell office:value-type="string">
            <text:p>1968-08-14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nm0004742</text:p>
          </table:table-cell>
          <table:table-cell table:number-columns-repeated="2" office:value-type="string">
            <text:p>2022-10-30</text:p>
          </table:table-cell>
          <table:table-cell table:formula="of:=VALUE(RIGHT([.B184];LEN([.B184])-2))" office:value-type="float" office:value="4742">
            <text:p>4742</text:p>
          </table:table-cell>
          <table:table-cell office:value-type="string">
            <text:p>Maria Bello</text:p>
          </table:table-cell>
          <table:table-cell office:value-type="string">
            <text:p>A History of Violence</text:p>
          </table:table-cell>
          <table:table-cell office:value-type="string">
            <text:p>1967-04-18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nm0004748</text:p>
          </table:table-cell>
          <table:table-cell table:number-columns-repeated="2" office:value-type="string">
            <text:p>2022-10-31</text:p>
          </table:table-cell>
          <table:table-cell table:formula="of:=VALUE(RIGHT([.B185];LEN([.B185])-2))" office:value-type="float" office:value="4748">
            <text:p>4748</text:p>
          </table:table-cell>
          <table:table-cell office:value-type="string">
            <text:p>Julie Benz</text:p>
          </table:table-cell>
          <table:table-cell office:value-type="string">
            <text:p>Dexter</text:p>
          </table:table-cell>
          <table:table-cell office:value-type="string">
            <text:p>1972-05-01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nm0004753</text:p>
          </table:table-cell>
          <table:table-cell table:number-columns-repeated="2" office:value-type="string">
            <text:p>2022-10-31</text:p>
          </table:table-cell>
          <table:table-cell table:formula="of:=VALUE(RIGHT([.B186];LEN([.B186])-2))" office:value-type="float" office:value="4753">
            <text:p>4753</text:p>
          </table:table-cell>
          <table:table-cell office:value-type="string">
            <text:p>Leslie Bibb</text:p>
          </table:table-cell>
          <table:table-cell office:value-type="string">
            <text:p>Iron Man</text:p>
          </table:table-cell>
          <table:table-cell office:value-type="string">
            <text:p>1973-11-17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nm0004757</text:p>
          </table:table-cell>
          <table:table-cell table:number-columns-repeated="2" office:value-type="string">
            <text:p>2022-10-31</text:p>
          </table:table-cell>
          <table:table-cell table:formula="of:=VALUE(RIGHT([.B187];LEN([.B187])-2))" office:value-type="float" office:value="4757">
            <text:p>4757</text:p>
          </table:table-cell>
          <table:table-cell office:value-type="string">
            <text:p>Selma Blair</text:p>
          </table:table-cell>
          <table:table-cell office:value-type="string">
            <text:p>Cruel Intentions</text:p>
          </table:table-cell>
          <table:table-cell office:value-type="string">
            <text:p>1972-06-2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m0004802</text:p>
          </table:table-cell>
          <table:table-cell table:number-columns-repeated="2" office:value-type="string">
            <text:p>2022-10-31</text:p>
          </table:table-cell>
          <table:table-cell table:formula="of:=VALUE(RIGHT([.B188];LEN([.B188])-2))" office:value-type="float" office:value="4802">
            <text:p>4802</text:p>
          </table:table-cell>
          <table:table-cell office:value-type="string">
            <text:p>Linda Cardellini</text:p>
          </table:table-cell>
          <table:table-cell office:value-type="string">
            <text:p>Scooby-Doo</text:p>
          </table:table-cell>
          <table:table-cell office:value-type="string">
            <text:p>1975-06-25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nm0004806</text:p>
          </table:table-cell>
          <table:table-cell table:number-columns-repeated="2" office:value-type="string">
            <text:p>2022-10-31</text:p>
          </table:table-cell>
          <table:table-cell table:formula="of:=VALUE(RIGHT([.B189];LEN([.B189])-2))" office:value-type="float" office:value="4806">
            <text:p>4806</text:p>
          </table:table-cell>
          <table:table-cell office:value-type="string">
            <text:p>Charisma Carpenter</text:p>
          </table:table-cell>
          <table:table-cell office:value-type="string">
            <text:p>Angel</text:p>
          </table:table-cell>
          <table:table-cell/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nm0004812</text:p>
          </table:table-cell>
          <table:table-cell table:number-columns-repeated="2" office:value-type="string">
            <text:p>2023-06-16</text:p>
          </table:table-cell>
          <table:table-cell table:formula="of:=VALUE(RIGHT([.B190];LEN([.B190])-2))" office:value-type="float" office:value="4812">
            <text:p>4812</text:p>
          </table:table-cell>
          <table:table-cell office:value-type="string">
            <text:p>Lynda Carter</text:p>
          </table:table-cell>
          <table:table-cell office:value-type="string">
            <text:p>Wonder Woman</text:p>
          </table:table-cell>
          <table:table-cell office:value-type="string">
            <text:p>1951-07-24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nm0004825</text:p>
          </table:table-cell>
          <table:table-cell table:number-columns-repeated="2" office:value-type="string">
            <text:p>2022-10-31</text:p>
          </table:table-cell>
          <table:table-cell table:formula="of:=VALUE(RIGHT([.B191];LEN([.B191])-2))" office:value-type="float" office:value="4825">
            <text:p>4825</text:p>
          </table:table-cell>
          <table:table-cell office:value-type="string">
            <text:p>Emmanuelle Chriqui</text:p>
          </table:table-cell>
          <table:table-cell office:value-type="string">
            <text:p>Wrong Turn</text:p>
          </table:table-cell>
          <table:table-cell office:value-type="string">
            <text:p>1975-12-10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nm0004989</text:p>
          </table:table-cell>
          <table:table-cell table:number-columns-repeated="2" office:value-type="string">
            <text:p>2022-10-31</text:p>
          </table:table-cell>
          <table:table-cell table:formula="of:=VALUE(RIGHT([.B192];LEN([.B192])-2))" office:value-type="float" office:value="4989">
            <text:p>4989</text:p>
          </table:table-cell>
          <table:table-cell office:value-type="string">
            <text:p>Alyson Hannigan</text:p>
          </table:table-cell>
          <table:table-cell office:value-type="string">
            <text:p>Buffy the Vampire Slayer</text:p>
          </table:table-cell>
          <table:table-cell office:value-type="string">
            <text:p>1974-03-24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office:value-type="string">
            <text:p>nm0005009</text:p>
          </table:table-cell>
          <table:table-cell table:number-columns-repeated="2" office:value-type="string">
            <text:p>2022-11-27</text:p>
          </table:table-cell>
          <table:table-cell table:formula="of:=VALUE(RIGHT([.B193];LEN([.B193])-2))" office:value-type="float" office:value="5009">
            <text:p>5009</text:p>
          </table:table-cell>
          <table:table-cell office:value-type="string">
            <text:p>Laura Harring</text:p>
          </table:table-cell>
          <table:table-cell office:value-type="string">
            <text:p>Mulholland Dr.</text:p>
          </table:table-cell>
          <table:table-cell office:value-type="string">
            <text:p>1964-03-03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nm0005028</text:p>
          </table:table-cell>
          <table:table-cell table:number-columns-repeated="2" office:value-type="string">
            <text:p>2022-10-30</text:p>
          </table:table-cell>
          <table:table-cell table:formula="of:=VALUE(RIGHT([.B194];LEN([.B194])-2))" office:value-type="float" office:value="5028">
            <text:p>5028</text:p>
          </table:table-cell>
          <table:table-cell office:value-type="string">
            <text:p>Kate Hudson</text:p>
          </table:table-cell>
          <table:table-cell office:value-type="string">
            <text:p>Almost Famous</text:p>
          </table:table-cell>
          <table:table-cell office:value-type="string">
            <text:p>1979-04-19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nm0005031</text:p>
          </table:table-cell>
          <table:table-cell table:number-columns-repeated="2" office:value-type="string">
            <text:p>2022-10-30</text:p>
          </table:table-cell>
          <table:table-cell table:formula="of:=VALUE(RIGHT([.B195];LEN([.B195])-2))" office:value-type="float" office:value="5031">
            <text:p>5031</text:p>
          </table:table-cell>
          <table:table-cell office:value-type="string">
            <text:p>Felicity Huffman</text:p>
          </table:table-cell>
          <table:table-cell office:value-type="string">
            <text:p>Transamerica</text:p>
          </table:table-cell>
          <table:table-cell office:value-type="string">
            <text:p>1962-12-09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string">
            <text:p>nm0005060</text:p>
          </table:table-cell>
          <table:table-cell table:number-columns-repeated="2" office:value-type="string">
            <text:p>2023-11-03</text:p>
          </table:table-cell>
          <table:table-cell table:formula="of:=VALUE(RIGHT([.B196];LEN([.B196])-2))" office:value-type="float" office:value="5060">
            <text:p>5060</text:p>
          </table:table-cell>
          <table:table-cell office:value-type="string">
            <text:p>Kristen Johnston</text:p>
          </table:table-cell>
          <table:table-cell office:value-type="string">
            <text:p>Austin Powers: The Spy Who Shagged Me</text:p>
          </table:table-cell>
          <table:table-cell office:value-type="string">
            <text:p>1967-09-20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nm0005064</text:p>
          </table:table-cell>
          <table:table-cell table:number-columns-repeated="2" office:value-type="string">
            <text:p>2022-10-30</text:p>
          </table:table-cell>
          <table:table-cell table:formula="of:=VALUE(RIGHT([.B197];LEN([.B197])-2))" office:value-type="float" office:value="5064">
            <text:p>5064</text:p>
          </table:table-cell>
          <table:table-cell office:value-type="string">
            <text:p>January Jones</text:p>
          </table:table-cell>
          <table:table-cell office:value-type="string">
            <text:p>X: First Class</text:p>
          </table:table-cell>
          <table:table-cell office:value-type="string">
            <text:p>1978-01-05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nm0005088</text:p>
          </table:table-cell>
          <table:table-cell table:number-columns-repeated="2" office:value-type="string">
            <text:p>2022-10-30</text:p>
          </table:table-cell>
          <table:table-cell table:formula="of:=VALUE(RIGHT([.B198];LEN([.B198])-2))" office:value-type="float" office:value="5088">
            <text:p>5088</text:p>
          </table:table-cell>
          <table:table-cell office:value-type="string">
            <text:p>Joanna Kerns</text:p>
          </table:table-cell>
          <table:table-cell office:value-type="string">
            <text:p>Girl, Interrupted</text:p>
          </table:table-cell>
          <table:table-cell office:value-type="string">
            <text:p>1953-02-12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nm0005093</text:p>
          </table:table-cell>
          <table:table-cell table:number-columns-repeated="2" office:value-type="string">
            <text:p>2022-10-30</text:p>
          </table:table-cell>
          <table:table-cell table:formula="of:=VALUE(RIGHT([.B199];LEN([.B199])-2))" office:value-type="float" office:value="5093">
            <text:p>5093</text:p>
          </table:table-cell>
          <table:table-cell office:value-type="string">
            <text:p>Regina King</text:p>
          </table:table-cell>
          <table:table-cell office:value-type="string">
            <text:p>Ray</text:p>
          </table:table-cell>
          <table:table-cell office:value-type="string">
            <text:p>1971-01-15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nm0005094</text:p>
          </table:table-cell>
          <table:table-cell table:number-columns-repeated="2" office:value-type="string">
            <text:p>2022-10-30</text:p>
          </table:table-cell>
          <table:table-cell table:formula="of:=VALUE(RIGHT([.B200];LEN([.B200])-2))" office:value-type="float" office:value="5094">
            <text:p>5094</text:p>
          </table:table-cell>
          <table:table-cell office:value-type="string">
            <text:p>Alex Kingston</text:p>
          </table:table-cell>
          <table:table-cell office:value-type="string">
            <text:p>ER</text:p>
          </table:table-cell>
          <table:table-cell office:value-type="string">
            <text:p>1963-03-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m0005109</text:p>
          </table:table-cell>
          <table:table-cell table:number-columns-repeated="2" office:value-type="string">
            <text:p>2022-10-31</text:p>
          </table:table-cell>
          <table:table-cell table:formula="of:=VALUE(RIGHT([.B201];LEN([.B201])-2))" office:value-type="float" office:value="5109">
            <text:p>5109</text:p>
          </table:table-cell>
          <table:table-cell office:value-type="string">
            <text:p>Mila Kunis</text:p>
          </table:table-cell>
          <table:table-cell office:value-type="string">
            <text:p>Black Swan</text:p>
          </table:table-cell>
          <table:table-cell office:value-type="string">
            <text:p>1983-08-1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nm0005123</text:p>
          </table:table-cell>
          <table:table-cell table:number-columns-repeated="2" office:value-type="string">
            <text:p>2022-10-31</text:p>
          </table:table-cell>
          <table:table-cell table:formula="of:=VALUE(RIGHT([.B202];LEN([.B202])-2))" office:value-type="float" office:value="5123">
            <text:p>5123</text:p>
          </table:table-cell>
          <table:table-cell office:value-type="string">
            <text:p>Ali Larter</text:p>
          </table:table-cell>
          <table:table-cell office:value-type="string">
            <text:p>Final Destination</text:p>
          </table:table-cell>
          <table:table-cell office:value-type="string">
            <text:p>1976-02-28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nm0005138</text:p>
          </table:table-cell>
          <table:table-cell table:number-columns-repeated="2" office:value-type="string">
            <text:p>2022-10-30</text:p>
          </table:table-cell>
          <table:table-cell table:formula="of:=VALUE(RIGHT([.B203];LEN([.B203])-2))" office:value-type="float" office:value="5138">
            <text:p>5138</text:p>
          </table:table-cell>
          <table:table-cell office:value-type="string">
            <text:p>Kristin Lehman</text:p>
          </table:table-cell>
          <table:table-cell office:value-type="string">
            <text:p>The Chronicles of Riddick</text:p>
          </table:table-cell>
          <table:table-cell office:value-type="string">
            <text:p>1972-05-03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nm0005154</text:p>
          </table:table-cell>
          <table:table-cell table:number-columns-repeated="2" office:value-type="string">
            <text:p>2022-10-30</text:p>
          </table:table-cell>
          <table:table-cell table:formula="of:=VALUE(RIGHT([.B204];LEN([.B204])-2))" office:value-type="float" office:value="5154">
            <text:p>5154</text:p>
          </table:table-cell>
          <table:table-cell office:value-type="string">
            <text:p>Lucy Liu</text:p>
          </table:table-cell>
          <table:table-cell office:value-type="string">
            <text:p>Kill Bill: Vol. 1</text:p>
          </table:table-cell>
          <table:table-cell office:value-type="string">
            <text:p>1968-12-02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nm0005169</text:p>
          </table:table-cell>
          <table:table-cell table:number-columns-repeated="2" office:value-type="string">
            <text:p>2023-06-16</text:p>
          </table:table-cell>
          <table:table-cell table:formula="of:=VALUE(RIGHT([.B205];LEN([.B205])-2))" office:value-type="float" office:value="5169">
            <text:p>5169</text:p>
          </table:table-cell>
          <table:table-cell office:value-type="string">
            <text:p>Natasha Lyonne</text:p>
          </table:table-cell>
          <table:table-cell office:value-type="string">
            <text:p>Orange Is the New Black</text:p>
          </table:table-cell>
          <table:table-cell office:value-type="string">
            <text:p>1979-04-04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office:value-type="string">
            <text:p>nm0005179</text:p>
          </table:table-cell>
          <table:table-cell table:number-columns-repeated="2" office:value-type="string">
            <text:p>2023-06-16</text:p>
          </table:table-cell>
          <table:table-cell table:formula="of:=VALUE(RIGHT([.B206];LEN([.B206])-2))" office:value-type="float" office:value="5179">
            <text:p>5179</text:p>
          </table:table-cell>
          <table:table-cell office:value-type="string">
            <text:p>Camryn Manheim</text:p>
          </table:table-cell>
          <table:table-cell office:value-type="string">
            <text:p>The Practice</text:p>
          </table:table-cell>
          <table:table-cell office:value-type="string">
            <text:p>1961-03-08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nm0005181</text:p>
          </table:table-cell>
          <table:table-cell table:number-columns-repeated="2" office:value-type="string">
            <text:p>2022-10-30</text:p>
          </table:table-cell>
          <table:table-cell table:formula="of:=VALUE(RIGHT([.B207];LEN([.B207])-2))" office:value-type="float" office:value="5181">
            <text:p>5181</text:p>
          </table:table-cell>
          <table:table-cell office:value-type="string">
            <text:p>Aimee Mann</text:p>
          </table:table-cell>
          <table:table-cell office:value-type="string">
            <text:p>Magnolia</text:p>
          </table:table-cell>
          <table:table-cell office:value-type="string">
            <text:p>1960-09-08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nm0005182</text:p>
          </table:table-cell>
          <table:table-cell table:number-columns-repeated="2" office:value-type="string">
            <text:p>2022-10-30</text:p>
          </table:table-cell>
          <table:table-cell table:formula="of:=VALUE(RIGHT([.B208];LEN([.B208])-2))" office:value-type="float" office:value="5182">
            <text:p>5182</text:p>
          </table:table-cell>
          <table:table-cell office:value-type="string">
            <text:p>Leslie Mann</text:p>
          </table:table-cell>
          <table:table-cell office:value-type="string">
            <text:p>Knocked Up</text:p>
          </table:table-cell>
          <table:table-cell office:value-type="string">
            <text:p>1972-03-26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office:value-type="string">
            <text:p>nm0005191</text:p>
          </table:table-cell>
          <table:table-cell table:number-columns-repeated="2" office:value-type="string">
            <text:p>2023-09-20</text:p>
          </table:table-cell>
          <table:table-cell table:formula="of:=VALUE(RIGHT([.B209];LEN([.B209])-2))" office:value-type="float" office:value="5191">
            <text:p>5191</text:p>
          </table:table-cell>
          <table:table-cell office:value-type="string">
            <text:p>Paula Marshall</text:p>
          </table:table-cell>
          <table:table-cell office:value-type="string">
            <text:p>Gary Unmarried</text:p>
          </table:table-cell>
          <table:table-cell office:value-type="string">
            <text:p>1964-06-12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nm0005203</text:p>
          </table:table-cell>
          <table:table-cell table:number-columns-repeated="2" office:value-type="string">
            <text:p>2022-10-30</text:p>
          </table:table-cell>
          <table:table-cell table:formula="of:=VALUE(RIGHT([.B210];LEN([.B210])-2))" office:value-type="float" office:value="5203">
            <text:p>5203</text:p>
          </table:table-cell>
          <table:table-cell office:value-type="string">
            <text:p>Mary McCormack</text:p>
          </table:table-cell>
          <table:table-cell office:value-type="string">
            <text:p>Deep Impact</text:p>
          </table:table-cell>
          <table:table-cell office:value-type="string">
            <text:p>1969-02-08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office:value-type="string">
            <text:p>nm0005205</text:p>
          </table:table-cell>
          <table:table-cell table:number-columns-repeated="2" office:value-type="string">
            <text:p>2022-10-30</text:p>
          </table:table-cell>
          <table:table-cell table:formula="of:=VALUE(RIGHT([.B211];LEN([.B211])-2))" office:value-type="float" office:value="5205">
            <text:p>5205</text:p>
          </table:table-cell>
          <table:table-cell office:value-type="string">
            <text:p>Kimberly McCullough</text:p>
          </table:table-cell>
          <table:table-cell office:value-type="string">
            <text:p>High School Musical: The Musical - The Series</text:p>
          </table:table-cell>
          <table:table-cell office:value-type="string">
            <text:p>1978-03-05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nm0005226</text:p>
          </table:table-cell>
          <table:table-cell table:number-columns-repeated="2" office:value-type="string">
            <text:p>2022-10-30</text:p>
          </table:table-cell>
          <table:table-cell table:formula="of:=VALUE(RIGHT([.B212];LEN([.B212])-2))" office:value-type="float" office:value="5226">
            <text:p>5226</text:p>
          </table:table-cell>
          <table:table-cell office:value-type="string">
            <text:p>Debra Messing</text:p>
          </table:table-cell>
          <table:table-cell office:value-type="string">
            <text:p>Will &amp; Grace</text:p>
          </table:table-cell>
          <table:table-cell office:value-type="string">
            <text:p>1968-08-1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m0005236</text:p>
          </table:table-cell>
          <table:table-cell table:number-columns-repeated="2" office:value-type="string">
            <text:p>2022-10-30</text:p>
          </table:table-cell>
          <table:table-cell table:formula="of:=VALUE(RIGHT([.B213];LEN([.B213])-2))" office:value-type="float" office:value="5236">
            <text:p>5236</text:p>
          </table:table-cell>
          <table:table-cell office:value-type="string">
            <text:p>Juliet Mills</text:p>
          </table:table-cell>
          <table:table-cell office:value-type="string">
            <text:p>Avanti!</text:p>
          </table:table-cell>
          <table:table-cell office:value-type="string">
            <text:p>1941-11-21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nm0005247</text:p>
          </table:table-cell>
          <table:table-cell table:number-columns-repeated="2" office:value-type="string">
            <text:p>2022-10-30</text:p>
          </table:table-cell>
          <table:table-cell table:formula="of:=VALUE(RIGHT([.B214];LEN([.B214])-2))" office:value-type="float" office:value="5247">
            <text:p>5247</text:p>
          </table:table-cell>
          <table:table-cell office:value-type="string">
            <text:p>Debbi Morgan</text:p>
          </table:table-cell>
          <table:table-cell office:value-type="string">
            <text:p>Eve's Bayou</text:p>
          </table:table-cell>
          <table:table-cell office:value-type="string">
            <text:p>1951-09-20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nm0005251</text:p>
          </table:table-cell>
          <table:table-cell table:number-columns-repeated="2" office:value-type="string">
            <text:p>2022-10-30</text:p>
          </table:table-cell>
          <table:table-cell table:formula="of:=VALUE(RIGHT([.B215];LEN([.B215])-2))" office:value-type="float" office:value="5251">
            <text:p>5251</text:p>
          </table:table-cell>
          <table:table-cell office:value-type="string">
            <text:p>Carrie-Anne Moss</text:p>
          </table:table-cell>
          <table:table-cell office:value-type="string">
            <text:p>The Matrix</text:p>
          </table:table-cell>
          <table:table-cell office:value-type="string">
            <text:p>1967-08-2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nm0005253</text:p>
          </table:table-cell>
          <table:table-cell table:number-columns-repeated="2" office:value-type="string">
            <text:p>2022-10-31</text:p>
          </table:table-cell>
          <table:table-cell table:formula="of:=VALUE(RIGHT([.B216];LEN([.B216])-2))" office:value-type="float" office:value="5253">
            <text:p>5253</text:p>
          </table:table-cell>
          <table:table-cell office:value-type="string">
            <text:p>Elisabeth Moss</text:p>
          </table:table-cell>
          <table:table-cell office:value-type="string">
            <text:p>The Invisible Man</text:p>
          </table:table-cell>
          <table:table-cell office:value-type="string">
            <text:p>1982-07-24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nm0005281</text:p>
          </table:table-cell>
          <table:table-cell table:number-columns-repeated="2" office:value-type="string">
            <text:p>2022-10-31</text:p>
          </table:table-cell>
          <table:table-cell table:formula="of:=VALUE(RIGHT([.B217];LEN([.B217])-2))" office:value-type="float" office:value="5281">
            <text:p>5281</text:p>
          </table:table-cell>
          <table:table-cell office:value-type="string">
            <text:p>Jodi Lyn O'Keefe</text:p>
          </table:table-cell>
          <table:table-cell office:value-type="string">
            <text:p>She's All That</text:p>
          </table:table-cell>
          <table:table-cell office:value-type="string">
            <text:p>1978-10-1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nm0005294</text:p>
          </table:table-cell>
          <table:table-cell table:number-columns-repeated="2" office:value-type="string">
            <text:p>2022-10-30</text:p>
          </table:table-cell>
          <table:table-cell table:formula="of:=VALUE(RIGHT([.B218];LEN([.B218])-2))" office:value-type="float" office:value="5294">
            <text:p>5294</text:p>
          </table:table-cell>
          <table:table-cell office:value-type="string">
            <text:p>Paula Jai Parker</text:p>
          </table:table-cell>
          <table:table-cell office:value-type="string">
            <text:p>Hustle &amp; Flow</text:p>
          </table:table-cell>
          <table:table-cell office:value-type="string">
            <text:p>1969-08-19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nm0005299</text:p>
          </table:table-cell>
          <table:table-cell table:number-columns-repeated="2" office:value-type="string">
            <text:p>2022-10-31</text:p>
          </table:table-cell>
          <table:table-cell table:formula="of:=VALUE(RIGHT([.B219];LEN([.B219])-2))" office:value-type="float" office:value="5299">
            <text:p>5299</text:p>
          </table:table-cell>
          <table:table-cell office:value-type="string">
            <text:p>Sarah Paulson</text:p>
          </table:table-cell>
          <table:table-cell office:value-type="string">
            <text:p>12 Years a Slave</text:p>
          </table:table-cell>
          <table:table-cell office:value-type="string">
            <text:p>1974-12-17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nm0005308</text:p>
          </table:table-cell>
          <table:table-cell table:number-columns-repeated="2" office:value-type="string">
            <text:p>2022-10-31</text:p>
          </table:table-cell>
          <table:table-cell table:formula="of:=VALUE(RIGHT([.B220];LEN([.B220])-2))" office:value-type="float" office:value="5308">
            <text:p>5308</text:p>
          </table:table-cell>
          <table:table-cell office:value-type="string">
            <text:p>Cassandra Peterson</text:p>
          </table:table-cell>
          <table:table-cell office:value-type="string">
            <text:p>Elvira: Mistress of the Dark</text:p>
          </table:table-cell>
          <table:table-cell office:value-type="string">
            <text:p>1951-09-17</text:p>
          </table:table-cell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nm0005311</text:p>
          </table:table-cell>
          <table:table-cell table:number-columns-repeated="2" office:value-type="string">
            <text:p>2022-11-27</text:p>
          </table:table-cell>
          <table:table-cell table:formula="of:=VALUE(RIGHT([.B221];LEN([.B221])-2))" office:value-type="float" office:value="5311">
            <text:p>5311</text:p>
          </table:table-cell>
          <table:table-cell office:value-type="string">
            <text:p>Busy Philipps</text:p>
          </table:table-cell>
          <table:table-cell office:value-type="string">
            <text:p>He's Just Not That Into You</text:p>
          </table:table-cell>
          <table:table-cell office:value-type="string">
            <text:p>1979-06-25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nm0005318</text:p>
          </table:table-cell>
          <table:table-cell table:number-columns-repeated="2" office:value-type="string">
            <text:p>2022-11-10</text:p>
          </table:table-cell>
          <table:table-cell table:formula="of:=VALUE(RIGHT([.B222];LEN([.B222])-2))" office:value-type="float" office:value="5318">
            <text:p>5318</text:p>
          </table:table-cell>
          <table:table-cell office:value-type="string">
            <text:p>Carly Pope</text:p>
          </table:table-cell>
          <table:table-cell office:value-type="string">
            <text:p>Elysium</text:p>
          </table:table-cell>
          <table:table-cell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nm0005325</text:p>
          </table:table-cell>
          <table:table-cell table:number-columns-repeated="2" office:value-type="string">
            <text:p>2022-10-30</text:p>
          </table:table-cell>
          <table:table-cell table:formula="of:=VALUE(RIGHT([.B223];LEN([.B223])-2))" office:value-type="float" office:value="5325">
            <text:p>5325</text:p>
          </table:table-cell>
          <table:table-cell office:value-type="string">
            <text:p>Keri Lynn Pratt</text:p>
          </table:table-cell>
          <table:table-cell office:value-type="string">
            <text:p>A Single Man</text:p>
          </table:table-cell>
          <table:table-cell office:value-type="string">
            <text:p>1978-09-23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nm0005370</text:p>
          </table:table-cell>
          <table:table-cell table:number-columns-repeated="2" office:value-type="string">
            <text:p>2022-10-30</text:p>
          </table:table-cell>
          <table:table-cell table:formula="of:=VALUE(RIGHT([.B224];LEN([.B224])-2))" office:value-type="float" office:value="5370">
            <text:p>5370</text:p>
          </table:table-cell>
          <table:table-cell office:value-type="string">
            <text:p>Kathleen Robertson</text:p>
          </table:table-cell>
          <table:table-cell office:value-type="string">
            <text:p>Scary Movie 2</text:p>
          </table:table-cell>
          <table:table-cell office:value-type="string">
            <text:p>1973-07-08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nm0005381</text:p>
          </table:table-cell>
          <table:table-cell table:number-columns-repeated="2" office:value-type="string">
            <text:p>2022-10-31</text:p>
          </table:table-cell>
          <table:table-cell table:formula="of:=VALUE(RIGHT([.B225];LEN([.B225])-2))" office:value-type="float" office:value="5381">
            <text:p>5381</text:p>
          </table:table-cell>
          <table:table-cell office:value-type="string">
            <text:p>Rebecca Romijn</text:p>
          </table:table-cell>
          <table:table-cell office:value-type="string">
            <text:p>X-Men</text:p>
          </table:table-cell>
          <table:table-cell office:value-type="string">
            <text:p>1972-11-06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office:value-type="string">
            <text:p>nm0005392</text:p>
          </table:table-cell>
          <table:table-cell table:number-columns-repeated="2" office:value-type="string">
            <text:p>2022-10-31</text:p>
          </table:table-cell>
          <table:table-cell table:formula="of:=VALUE(RIGHT([.B226];LEN([.B226])-2))" office:value-type="float" office:value="5392">
            <text:p>5392</text:p>
          </table:table-cell>
          <table:table-cell office:value-type="string">
            <text:p>Keri Russell</text:p>
          </table:table-cell>
          <table:table-cell office:value-type="string">
            <text:p>Mission: Impossible III</text:p>
          </table:table-cell>
          <table:table-cell office:value-type="string">
            <text:p>1976-03-23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office:value-type="string">
            <text:p>nm0005408</text:p>
          </table:table-cell>
          <table:table-cell table:number-columns-repeated="2" office:value-type="string">
            <text:p>2023-06-16</text:p>
          </table:table-cell>
          <table:table-cell table:formula="of:=VALUE(RIGHT([.B227];LEN([.B227])-2))" office:value-type="float" office:value="5408">
            <text:p>5408</text:p>
          </table:table-cell>
          <table:table-cell office:value-type="string">
            <text:p>Katey Sagal</text:p>
          </table:table-cell>
          <table:table-cell office:value-type="string">
            <text:p>Futurama</text:p>
          </table:table-cell>
          <table:table-cell office:value-type="string">
            <text:p>1954-01-19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office:value-type="string">
            <text:p>nm0005433</text:p>
          </table:table-cell>
          <table:table-cell table:number-columns-repeated="2" office:value-type="string">
            <text:p>2023-06-16</text:p>
          </table:table-cell>
          <table:table-cell table:formula="of:=VALUE(RIGHT([.B228];LEN([.B228])-2))" office:value-type="float" office:value="5433">
            <text:p>5433</text:p>
          </table:table-cell>
          <table:table-cell office:value-type="string">
            <text:p>Jessica Simpson</text:p>
          </table:table-cell>
          <table:table-cell office:value-type="string">
            <text:p>The Dukes of Hazzard</text:p>
          </table:table-cell>
          <table:table-cell office:value-type="string">
            <text:p>1980-07-10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nm0005442</text:p>
          </table:table-cell>
          <table:table-cell table:number-columns-repeated="2" office:value-type="string">
            <text:p>2022-10-31</text:p>
          </table:table-cell>
          <table:table-cell table:formula="of:=VALUE(RIGHT([.B229];LEN([.B229])-2))" office:value-type="float" office:value="5442">
            <text:p>5442</text:p>
          </table:table-cell>
          <table:table-cell office:value-type="string">
            <text:p>Amy Smart</text:p>
          </table:table-cell>
          <table:table-cell office:value-type="string">
            <text:p>Starship Troopers</text:p>
          </table:table-cell>
          <table:table-cell office:value-type="string">
            <text:p>1976-03-26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nm0005443</text:p>
          </table:table-cell>
          <table:table-cell table:number-columns-repeated="2" office:value-type="string">
            <text:p>2022-10-30</text:p>
          </table:table-cell>
          <table:table-cell table:formula="of:=VALUE(RIGHT([.B230];LEN([.B230])-2))" office:value-type="float" office:value="5443">
            <text:p>5443</text:p>
          </table:table-cell>
          <table:table-cell office:value-type="string">
            <text:p>Jean Smart</text:p>
          </table:table-cell>
          <table:table-cell office:value-type="string">
            <text:p>Babylon</text:p>
          </table:table-cell>
          <table:table-cell office:value-type="string">
            <text:p>1951-09-13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nm0005447</text:p>
          </table:table-cell>
          <table:table-cell table:number-columns-repeated="2" office:value-type="string">
            <text:p>2022-10-30</text:p>
          </table:table-cell>
          <table:table-cell table:formula="of:=VALUE(RIGHT([.B231];LEN([.B231])-2))" office:value-type="float" office:value="5447">
            <text:p>5447</text:p>
          </table:table-cell>
          <table:table-cell office:value-type="string">
            <text:p>Leelee Sobieski</text:p>
          </table:table-cell>
          <table:table-cell office:value-type="string">
            <text:p>Never Been Kissed</text:p>
          </table:table-cell>
          <table:table-cell office:value-type="string">
            <text:p>1983-06-10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nm0005453</text:p>
          </table:table-cell>
          <table:table-cell table:number-columns-repeated="2" office:value-type="string">
            <text:p>2022-10-30</text:p>
          </table:table-cell>
          <table:table-cell table:formula="of:=VALUE(RIGHT([.B232];LEN([.B232])-2))" office:value-type="float" office:value="5453">
            <text:p>5453</text:p>
          </table:table-cell>
          <table:table-cell office:value-type="string">
            <text:p>Britney Spears</text:p>
          </table:table-cell>
          <table:table-cell office:value-type="string">
            <text:p>Crossroads</text:p>
          </table:table-cell>
          <table:table-cell office:value-type="string">
            <text:p>1981-12-02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nm0005466</text:p>
          </table:table-cell>
          <table:table-cell table:number-columns-repeated="2" office:value-type="string">
            <text:p>2022-10-31</text:p>
          </table:table-cell>
          <table:table-cell table:formula="of:=VALUE(RIGHT([.B233];LEN([.B233])-2))" office:value-type="float" office:value="5466">
            <text:p>5466</text:p>
          </table:table-cell>
          <table:table-cell office:value-type="string">
            <text:p>Julia Stiles</text:p>
          </table:table-cell>
          <table:table-cell office:value-type="string">
            <text:p>10 Things I Hate About You</text:p>
          </table:table-cell>
          <table:table-cell office:value-type="string">
            <text:p>1981-03-28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nm0005476</text:p>
          </table:table-cell>
          <table:table-cell table:number-columns-repeated="2" office:value-type="string">
            <text:p>2022-10-31</text:p>
          </table:table-cell>
          <table:table-cell table:formula="of:=VALUE(RIGHT([.B234];LEN([.B234])-2))" office:value-type="float" office:value="5476">
            <text:p>5476</text:p>
          </table:table-cell>
          <table:table-cell office:value-type="string">
            <text:p>Hilary Swank</text:p>
          </table:table-cell>
          <table:table-cell office:value-type="string">
            <text:p>Million Dollar Baby</text:p>
          </table:table-cell>
          <table:table-cell office:value-type="string">
            <text:p>1974-07-3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nm0005485</text:p>
          </table:table-cell>
          <table:table-cell table:number-columns-repeated="2" office:value-type="string">
            <text:p>2022-10-30</text:p>
          </table:table-cell>
          <table:table-cell table:formula="of:=VALUE(RIGHT([.B235];LEN([.B235])-2))" office:value-type="float" office:value="5485">
            <text:p>5485</text:p>
          </table:table-cell>
          <table:table-cell office:value-type="string">
            <text:p>Tiffani Thiessen</text:p>
          </table:table-cell>
          <table:table-cell office:value-type="string">
            <text:p>Alexa &amp; Katie</text:p>
          </table:table-cell>
          <table:table-cell office:value-type="string">
            <text:p>1974-01-23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nm0005491</text:p>
          </table:table-cell>
          <table:table-cell table:number-columns-repeated="2" office:value-type="string">
            <text:p>2022-10-30</text:p>
          </table:table-cell>
          <table:table-cell table:formula="of:=VALUE(RIGHT([.B236];LEN([.B236])-2))" office:value-type="float" office:value="5491">
            <text:p>5491</text:p>
          </table:table-cell>
          <table:table-cell office:value-type="string">
            <text:p>Maura Tierney</text:p>
          </table:table-cell>
          <table:table-cell office:value-type="string">
            <text:p>ER</text:p>
          </table:table-cell>
          <table:table-cell office:value-type="string">
            <text:p>1965-02-03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nm0005502</text:p>
          </table:table-cell>
          <table:table-cell table:number-columns-repeated="2" office:value-type="string">
            <text:p>2022-10-31</text:p>
          </table:table-cell>
          <table:table-cell table:formula="of:=VALUE(RIGHT([.B237];LEN([.B237])-2))" office:value-type="float" office:value="5502">
            <text:p>5502</text:p>
          </table:table-cell>
          <table:table-cell office:value-type="string">
            <text:p>Michelle Trachtenberg</text:p>
          </table:table-cell>
          <table:table-cell office:value-type="string">
            <text:p>Buffy the Vampire Slayer</text:p>
          </table:table-cell>
          <table:table-cell office:value-type="string">
            <text:p>1985-10-1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nm0005510</text:p>
          </table:table-cell>
          <table:table-cell table:number-columns-repeated="2" office:value-type="string">
            <text:p>2022-10-30</text:p>
          </table:table-cell>
          <table:table-cell table:formula="of:=VALUE(RIGHT([.B238];LEN([.B238])-2))" office:value-type="float" office:value="5510">
            <text:p>5510</text:p>
          </table:table-cell>
          <table:table-cell office:value-type="string">
            <text:p>Shania Twain</text:p>
          </table:table-cell>
          <table:table-cell office:value-type="string">
            <text:p>I Heart Huckabees</text:p>
          </table:table-cell>
          <table:table-cell office:value-type="string">
            <text:p>1965-08-28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nm0005513</text:p>
          </table:table-cell>
          <table:table-cell table:number-columns-repeated="2" office:value-type="string">
            <text:p>2022-10-31</text:p>
          </table:table-cell>
          <table:table-cell table:formula="of:=VALUE(RIGHT([.B239];LEN([.B239])-2))" office:value-type="float" office:value="5513">
            <text:p>5513</text:p>
          </table:table-cell>
          <table:table-cell office:value-type="string">
            <text:p>Alanna Ubach</text:p>
          </table:table-cell>
          <table:table-cell office:value-type="string">
            <text:p>Bombshell</text:p>
          </table:table-cell>
          <table:table-cell office:value-type="string">
            <text:p>1975-10-03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nm0005517</text:p>
          </table:table-cell>
          <table:table-cell table:number-columns-repeated="2" office:value-type="string">
            <text:p>2022-10-30</text:p>
          </table:table-cell>
          <table:table-cell table:formula="of:=VALUE(RIGHT([.B240];LEN([.B240])-2))" office:value-type="float" office:value="5517">
            <text:p>5517</text:p>
          </table:table-cell>
          <table:table-cell office:value-type="string">
            <text:p>Gabrielle Union</text:p>
          </table:table-cell>
          <table:table-cell office:value-type="string">
            <text:p>Bring It On</text:p>
          </table:table-cell>
          <table:table-cell office:value-type="string">
            <text:p>1972-10-29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nm0005520</text:p>
          </table:table-cell>
          <table:table-cell table:number-columns-repeated="2" office:value-type="string">
            <text:p>2022-10-30</text:p>
          </table:table-cell>
          <table:table-cell table:formula="of:=VALUE(RIGHT([.B241];LEN([.B241])-2))" office:value-type="float" office:value="5520">
            <text:p>5520</text:p>
          </table:table-cell>
          <table:table-cell office:value-type="string">
            <text:p>Amber Valletta</text:p>
          </table:table-cell>
          <table:table-cell office:value-type="string">
            <text:p>Gamer</text:p>
          </table:table-cell>
          <table:table-cell office:value-type="string">
            <text:p>1974-02-09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nm0005559</text:p>
          </table:table-cell>
          <table:table-cell table:number-columns-repeated="2" office:value-type="string">
            <text:p>2023-06-16</text:p>
          </table:table-cell>
          <table:table-cell table:formula="of:=VALUE(RIGHT([.B242];LEN([.B242])-2))" office:value-type="float" office:value="5559">
            <text:p>5559</text:p>
          </table:table-cell>
          <table:table-cell office:value-type="string">
            <text:p>Kelli Williams</text:p>
          </table:table-cell>
          <table:table-cell office:value-type="string">
            <text:p>Lie to Me</text:p>
          </table:table-cell>
          <table:table-cell office:value-type="string">
            <text:p>1970-06-08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nm0005569</text:p>
          </table:table-cell>
          <table:table-cell table:number-columns-repeated="2" office:value-type="string">
            <text:p>2022-10-30</text:p>
          </table:table-cell>
          <table:table-cell table:formula="of:=VALUE(RIGHT([.B243];LEN([.B243])-2))" office:value-type="float" office:value="5569">
            <text:p>5569</text:p>
          </table:table-cell>
          <table:table-cell office:value-type="string">
            <text:p>Alfre Woodard</text:p>
          </table:table-cell>
          <table:table-cell office:value-type="string">
            <text:p>Star Trek: First Contact</text:p>
          </table:table-cell>
          <table:table-cell office:value-type="string">
            <text:p>1952-11-08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nm0005576</text:p>
          </table:table-cell>
          <table:table-cell table:number-columns-repeated="2" office:value-type="string">
            <text:p>2022-10-31</text:p>
          </table:table-cell>
          <table:table-cell table:formula="of:=VALUE(RIGHT([.B244];LEN([.B244])-2))" office:value-type="float" office:value="5576">
            <text:p>5576</text:p>
          </table:table-cell>
          <table:table-cell office:value-type="string">
            <text:p>Drea de Matteo</text:p>
          </table:table-cell>
          <table:table-cell office:value-type="string">
            <text:p>The Sopranos</text:p>
          </table:table-cell>
          <table:table-cell office:value-type="string">
            <text:p>1972-01-19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nm0005583</text:p>
          </table:table-cell>
          <table:table-cell table:number-columns-repeated="2" office:value-type="string">
            <text:p>2022-10-30</text:p>
          </table:table-cell>
          <table:table-cell table:formula="of:=VALUE(RIGHT([.B245];LEN([.B245])-2))" office:value-type="float" office:value="5583">
            <text:p>5583</text:p>
          </table:table-cell>
          <table:table-cell office:value-type="string">
            <text:p>Serena Scott Thomas</text:p>
          </table:table-cell>
          <table:table-cell office:value-type="string">
            <text:p>Inherent Vice</text:p>
          </table:table-cell>
          <table:table-cell office:value-type="string">
            <text:p>1961-09-21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nm0006439</text:p>
          </table:table-cell>
          <table:table-cell table:number-columns-repeated="2" office:value-type="string">
            <text:p>2022-10-30</text:p>
          </table:table-cell>
          <table:table-cell table:formula="of:=VALUE(RIGHT([.B246];LEN([.B246])-2))" office:value-type="float" office:value="6439">
            <text:p>6439</text:p>
          </table:table-cell>
          <table:table-cell office:value-type="string">
            <text:p>Erin Daniels</text:p>
          </table:table-cell>
          <table:table-cell office:value-type="string">
            <text:p>House of 1000 Corpses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nm0006969</text:p>
          </table:table-cell>
          <table:table-cell table:number-columns-repeated="2" office:value-type="string">
            <text:p>2022-10-31</text:p>
          </table:table-cell>
          <table:table-cell table:formula="of:=VALUE(RIGHT([.B247];LEN([.B247])-2))" office:value-type="float" office:value="6969">
            <text:p>6969</text:p>
          </table:table-cell>
          <table:table-cell office:value-type="string">
            <text:p>Elizabeth Banks</text:p>
          </table:table-cell>
          <table:table-cell office:value-type="string">
            <text:p>The Hunger Games</text:p>
          </table:table-cell>
          <table:table-cell office:value-type="string">
            <text:p>1974-02-10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office:value-type="string">
            <text:p>nm0009675</text:p>
          </table:table-cell>
          <table:table-cell table:number-columns-repeated="2" office:value-type="string">
            <text:p>2022-10-30</text:p>
          </table:table-cell>
          <table:table-cell table:formula="of:=VALUE(RIGHT([.B248];LEN([.B248])-2))" office:value-type="float" office:value="9675">
            <text:p>9675</text:p>
          </table:table-cell>
          <table:table-cell office:value-type="string">
            <text:p>Susan Aceron</text:p>
          </table:table-cell>
          <table:table-cell office:value-type="string">
            <text:p>The In-Laws</text:p>
          </table:table-cell>
          <table:table-cell office:value-type="string">
            <text:p>1972-07-06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nm0009918</text:p>
          </table:table-cell>
          <table:table-cell table:number-columns-repeated="2" office:value-type="string">
            <text:p>2022-10-31</text:p>
          </table:table-cell>
          <table:table-cell table:formula="of:=VALUE(RIGHT([.B249];LEN([.B249])-2))" office:value-type="float" office:value="9918">
            <text:p>9918</text:p>
          </table:table-cell>
          <table:table-cell office:value-type="string">
            <text:p>Amy Acker</text:p>
          </table:table-cell>
          <table:table-cell office:value-type="string">
            <text:p>Angel</text:p>
          </table:table-cell>
          <table:table-cell office:value-type="string">
            <text:p>1976-12-0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nm0010736</text:p>
          </table:table-cell>
          <table:table-cell table:number-columns-repeated="2" office:value-type="string">
            <text:p>2022-10-31</text:p>
          </table:table-cell>
          <table:table-cell table:formula="of:=VALUE(RIGHT([.B250];LEN([.B250])-2))" office:value-type="float" office:value="10736">
            <text:p>10736</text:p>
          </table:table-cell>
          <table:table-cell office:value-type="string">
            <text:p>Amy Adams</text:p>
          </table:table-cell>
          <table:table-cell office:value-type="string">
            <text:p>Arrival</text:p>
          </table:table-cell>
          <table:table-cell office:value-type="string">
            <text:p>1974-08-20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nm0011038</text:p>
          </table:table-cell>
          <table:table-cell table:number-columns-repeated="2" office:value-type="string">
            <text:p>2023-06-16</text:p>
          </table:table-cell>
          <table:table-cell table:formula="of:=VALUE(RIGHT([.B251];LEN([.B251])-2))" office:value-type="float" office:value="11038">
            <text:p>11038</text:p>
          </table:table-cell>
          <table:table-cell office:value-type="string">
            <text:p>Jane Adams</text:p>
          </table:table-cell>
          <table:table-cell office:value-type="string">
            <text:p>Happiness</text:p>
          </table:table-cell>
          <table:table-cell office:value-type="string">
            <text:p>1965-04-01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office:value-type="string">
            <text:p>nm0015196</text:p>
          </table:table-cell>
          <table:table-cell table:number-columns-repeated="2" office:value-type="string">
            <text:p>2022-10-31</text:p>
          </table:table-cell>
          <table:table-cell table:formula="of:=VALUE(RIGHT([.B252];LEN([.B252])-2))" office:value-type="float" office:value="15196">
            <text:p>15196</text:p>
          </table:table-cell>
          <table:table-cell office:value-type="string">
            <text:p>Malin Akerman</text:p>
          </table:table-cell>
          <table:table-cell office:value-type="string">
            <text:p>Watchmen</text:p>
          </table:table-cell>
          <table:table-cell office:value-type="string">
            <text:p>1978-05-12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nm0020329</text:p>
          </table:table-cell>
          <table:table-cell table:number-columns-repeated="2" office:value-type="string">
            <text:p>2023-06-16</text:p>
          </table:table-cell>
          <table:table-cell table:formula="of:=VALUE(RIGHT([.B253];LEN([.B253])-2))" office:value-type="float" office:value="20329">
            <text:p>20329</text:p>
          </table:table-cell>
          <table:table-cell office:value-type="string">
            <text:p>Brittany Allen</text:p>
          </table:table-cell>
          <table:table-cell office:value-type="string">
            <text:p>What Keeps You Alive</text:p>
          </table:table-cell>
          <table:table-cell office:value-type="string">
            <text:p>1986-02-05</text:p>
          </table:table-cell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nm0022161</text:p>
          </table:table-cell>
          <table:table-cell table:number-columns-repeated="2" office:value-type="string">
            <text:p>2023-06-16</text:p>
          </table:table-cell>
          <table:table-cell table:formula="of:=VALUE(RIGHT([.B254];LEN([.B254])-2))" office:value-type="float" office:value="22161">
            <text:p>22161</text:p>
          </table:table-cell>
          <table:table-cell office:value-type="string">
            <text:p>Daniella Alonso</text:p>
          </table:table-cell>
          <table:table-cell office:value-type="string">
            <text:p>Paul Blart: Mall Cop 2</text:p>
          </table:table-cell>
          <table:table-cell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nm0022609</text:p>
          </table:table-cell>
          <table:table-cell table:number-columns-repeated="2" office:value-type="string">
            <text:p>2022-10-30</text:p>
          </table:table-cell>
          <table:table-cell table:formula="of:=VALUE(RIGHT([.B255];LEN([.B255])-2))" office:value-type="float" office:value="22609">
            <text:p>22609</text:p>
          </table:table-cell>
          <table:table-cell office:value-type="string">
            <text:p>Hanna AlstrÃ¶m</text:p>
          </table:table-cell>
          <table:table-cell office:value-type="string">
            <text:p>Kingsman: The Secret Service</text:p>
          </table:table-cell>
          <table:table-cell office:value-type="string">
            <text:p>1981-03-05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office:value-type="string">
            <text:p>nm0024404</text:p>
          </table:table-cell>
          <table:table-cell table:number-columns-repeated="2" office:value-type="string">
            <text:p>2023-09-20</text:p>
          </table:table-cell>
          <table:table-cell table:formula="of:=VALUE(RIGHT([.B256];LEN([.B256])-2))" office:value-type="float" office:value="24404">
            <text:p>24404</text:p>
          </table:table-cell>
          <table:table-cell office:value-type="string">
            <text:p>Lauren Ambrose</text:p>
          </table:table-cell>
          <table:table-cell office:value-type="string">
            <text:p>Six Feet Under</text:p>
          </table:table-cell>
          <table:table-cell office:value-type="string">
            <text:p>1978-02-20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nm0041411</text:p>
          </table:table-cell>
          <table:table-cell table:number-columns-repeated="2" office:value-type="string">
            <text:p>2022-10-30</text:p>
          </table:table-cell>
          <table:table-cell table:formula="of:=VALUE(RIGHT([.B257];LEN([.B257])-2))" office:value-type="float" office:value="41411">
            <text:p>41411</text:p>
          </table:table-cell>
          <table:table-cell office:value-type="string">
            <text:p>Juliet Aubrey</text:p>
          </table:table-cell>
          <table:table-cell office:value-type="string">
            <text:p>Middlemarch</text:p>
          </table:table-cell>
          <table:table-cell office:value-type="string">
            <text:p>1966-12-17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nm0050298</text:p>
          </table:table-cell>
          <table:table-cell table:number-columns-repeated="2" office:value-type="string">
            <text:p>2022-10-30</text:p>
          </table:table-cell>
          <table:table-cell table:formula="of:=VALUE(RIGHT([.B258];LEN([.B258])-2))" office:value-type="float" office:value="50298">
            <text:p>50298</text:p>
          </table:table-cell>
          <table:table-cell office:value-type="string">
            <text:p>Liza Balkan</text:p>
          </table:table-cell>
          <table:table-cell office:value-type="string">
            <text:p>Remember</text:p>
          </table:table-cell>
          <table:table-cell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nm0050563</text:p>
          </table:table-cell>
          <table:table-cell table:number-columns-repeated="2" office:value-type="string">
            <text:p>2022-10-30</text:p>
          </table:table-cell>
          <table:table-cell table:formula="of:=VALUE(RIGHT([.B259];LEN([.B259])-2))" office:value-type="float" office:value="50563">
            <text:p>50563</text:p>
          </table:table-cell>
          <table:table-cell office:value-type="string">
            <text:p>Linda Ballantyne</text:p>
          </table:table-cell>
          <table:table-cell office:value-type="string">
            <text:p>Sailor Moon</text:p>
          </table:table-cell>
          <table:table-cell office:value-type="string">
            <text:p>1964-10-2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nm0051614</text:p>
          </table:table-cell>
          <table:table-cell table:number-columns-repeated="2" office:value-type="string">
            <text:p>2022-10-30</text:p>
          </table:table-cell>
          <table:table-cell table:formula="of:=VALUE(RIGHT([.B260];LEN([.B260])-2))" office:value-type="float" office:value="51614">
            <text:p>51614</text:p>
          </table:table-cell>
          <table:table-cell office:value-type="string">
            <text:p>Ann Bancroft</text:p>
          </table:table-cell>
          <table:table-cell office:value-type="string">
            <text:p>Poles Apart</text:p>
          </table:table-cell>
          <table:table-cell office:value-type="string">
            <text:p>1955-09-29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nm0055235</text:p>
          </table:table-cell>
          <table:table-cell table:number-columns-repeated="2" office:value-type="string">
            <text:p>2022-10-30</text:p>
          </table:table-cell>
          <table:table-cell table:formula="of:=VALUE(RIGHT([.B261];LEN([.B261])-2))" office:value-type="float" office:value="55235">
            <text:p>55235</text:p>
          </table:table-cell>
          <table:table-cell office:value-type="string">
            <text:p>Emilie-Claire Barlow</text:p>
          </table:table-cell>
          <table:table-cell office:value-type="string">
            <text:p>Total Drama Island</text:p>
          </table:table-cell>
          <table:table-cell office:value-type="string">
            <text:p>1976-06-0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nm0057150</text:p>
          </table:table-cell>
          <table:table-cell table:number-columns-repeated="2" office:value-type="string">
            <text:p>2022-10-30</text:p>
          </table:table-cell>
          <table:table-cell table:formula="of:=VALUE(RIGHT([.B262];LEN([.B262])-2))" office:value-type="float" office:value="57150">
            <text:p>57150</text:p>
          </table:table-cell>
          <table:table-cell office:value-type="string">
            <text:p>Jacinda Barrett</text:p>
          </table:table-cell>
          <table:table-cell office:value-type="string">
            <text:p>Poseidon</text:p>
          </table:table-cell>
          <table:table-cell office:value-type="string">
            <text:p>1972-08-02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nm0058814</text:p>
          </table:table-cell>
          <table:table-cell table:number-columns-repeated="2" office:value-type="string">
            <text:p>2023-06-16</text:p>
          </table:table-cell>
          <table:table-cell table:formula="of:=VALUE(RIGHT([.B263];LEN([.B263])-2))" office:value-type="float" office:value="58814">
            <text:p>58814</text:p>
          </table:table-cell>
          <table:table-cell office:value-type="string">
            <text:p>Erinn Bartlett</text:p>
          </table:table-cell>
          <table:table-cell office:value-type="string">
            <text:p>The Benchwarmers</text:p>
          </table:table-cell>
          <table:table-cell office:value-type="string">
            <text:p>1973-02-2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nm0059215</text:p>
          </table:table-cell>
          <table:table-cell table:number-columns-repeated="2" office:value-type="string">
            <text:p>2022-10-30</text:p>
          </table:table-cell>
          <table:table-cell table:formula="of:=VALUE(RIGHT([.B264];LEN([.B264])-2))" office:value-type="float" office:value="59215">
            <text:p>59215</text:p>
          </table:table-cell>
          <table:table-cell office:value-type="string">
            <text:p>Mischa Barton</text:p>
          </table:table-cell>
          <table:table-cell office:value-type="string">
            <text:p>The O.C.</text:p>
          </table:table-cell>
          <table:table-cell office:value-type="string">
            <text:p>1986-01-2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nm0063944</text:p>
          </table:table-cell>
          <table:table-cell table:number-columns-repeated="2" office:value-type="string">
            <text:p>2022-10-30</text:p>
          </table:table-cell>
          <table:table-cell table:formula="of:=VALUE(RIGHT([.B265];LEN([.B265])-2))" office:value-type="float" office:value="63944">
            <text:p>63944</text:p>
          </table:table-cell>
          <table:table-cell office:value-type="string">
            <text:p>Sugar Lyn Beard</text:p>
          </table:table-cell>
          <table:table-cell office:value-type="string">
            <text:p>Mike and Dave Need Wedding Dates</text:p>
          </table:table-cell>
          <table:table-cell office:value-type="string">
            <text:p>1981-08-27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nm0068338</text:p>
          </table:table-cell>
          <table:table-cell table:number-columns-repeated="2" office:value-type="string">
            <text:p>2022-10-31</text:p>
          </table:table-cell>
          <table:table-cell table:formula="of:=VALUE(RIGHT([.B266];LEN([.B266])-2))" office:value-type="float" office:value="68338">
            <text:p>68338</text:p>
          </table:table-cell>
          <table:table-cell office:value-type="string">
            <text:p>Kristen Bell</text:p>
          </table:table-cell>
          <table:table-cell office:value-type="string">
            <text:p>Frozen</text:p>
          </table:table-cell>
          <table:table-cell office:value-type="string">
            <text:p>1980-07-1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m0069079</text:p>
          </table:table-cell>
          <table:table-cell table:number-columns-repeated="2" office:value-type="string">
            <text:p>2022-10-30</text:p>
          </table:table-cell>
          <table:table-cell table:formula="of:=VALUE(RIGHT([.B267];LEN([.B267])-2))" office:value-type="float" office:value="69079">
            <text:p>69079</text:p>
          </table:table-cell>
          <table:table-cell office:value-type="string">
            <text:p>Troian Bellisario</text:p>
          </table:table-cell>
          <table:table-cell office:value-type="string">
            <text:p>Pretty Little Liars</text:p>
          </table:table-cell>
          <table:table-cell office:value-type="string">
            <text:p>1985-10-28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nm0078324</text:p>
          </table:table-cell>
          <table:table-cell table:number-columns-repeated="2" office:value-type="string">
            <text:p>2022-10-30</text:p>
          </table:table-cell>
          <table:table-cell table:formula="of:=VALUE(RIGHT([.B268];LEN([.B268])-2))" office:value-type="float" office:value="78324">
            <text:p>78324</text:p>
          </table:table-cell>
          <table:table-cell office:value-type="string">
            <text:p>Laura Bertram</text:p>
          </table:table-cell>
          <table:table-cell office:value-type="string">
            <text:p>Andromeda</text:p>
          </table:table-cell>
          <table:table-cell office:value-type="string">
            <text:p>1978-09-05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nm0085227</text:p>
          </table:table-cell>
          <table:table-cell table:number-columns-repeated="2" office:value-type="string">
            <text:p>2022-10-31</text:p>
          </table:table-cell>
          <table:table-cell table:formula="of:=VALUE(RIGHT([.B269];LEN([.B269])-2))" office:value-type="float" office:value="85227">
            <text:p>85227</text:p>
          </table:table-cell>
          <table:table-cell office:value-type="string">
            <text:p>Claudia Black</text:p>
          </table:table-cell>
          <table:table-cell office:value-type="string">
            <text:p>Farscape: The Peacekeeper Wars</text:p>
          </table:table-cell>
          <table:table-cell office:value-type="string">
            <text:p>1972-10-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m0088127</text:p>
          </table:table-cell>
          <table:table-cell table:number-columns-repeated="2" office:value-type="string">
            <text:p>2022-10-31</text:p>
          </table:table-cell>
          <table:table-cell table:formula="of:=VALUE(RIGHT([.B270];LEN([.B270])-2))" office:value-type="float" office:value="88127">
            <text:p>88127</text:p>
          </table:table-cell>
          <table:table-cell office:value-type="string">
            <text:p>Alexis Bledel</text:p>
          </table:table-cell>
          <table:table-cell office:value-type="string">
            <text:p>Gilmore Girls</text:p>
          </table:table-cell>
          <table:table-cell office:value-type="string">
            <text:p>1981-09-16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nm0091553</text:p>
          </table:table-cell>
          <table:table-cell table:number-columns-repeated="2" office:value-type="string">
            <text:p>2023-06-16</text:p>
          </table:table-cell>
          <table:table-cell table:formula="of:=VALUE(RIGHT([.B271];LEN([.B271])-2))" office:value-type="float" office:value="91553">
            <text:p>91553</text:p>
          </table:table-cell>
          <table:table-cell office:value-type="string">
            <text:p>Andrea Bogart</text:p>
          </table:table-cell>
          <table:table-cell office:value-type="string">
            <text:p>Side Effects</text:p>
          </table:table-cell>
          <table:table-cell office:value-type="string">
            <text:p>1977-06-0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nm0092961</text:p>
          </table:table-cell>
          <table:table-cell table:number-columns-repeated="2" office:value-type="string">
            <text:p>2022-10-30</text:p>
          </table:table-cell>
          <table:table-cell table:formula="of:=VALUE(RIGHT([.B272];LEN([.B272])-2))" office:value-type="float" office:value="92961">
            <text:p>92961</text:p>
          </table:table-cell>
          <table:table-cell office:value-type="string">
            <text:p>Sarah Bolger</text:p>
          </table:table-cell>
          <table:table-cell office:value-type="string">
            <text:p>In America</text:p>
          </table:table-cell>
          <table:table-cell office:value-type="string">
            <text:p>1991-02-2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nm0095561</text:p>
          </table:table-cell>
          <table:table-cell table:number-columns-repeated="2" office:value-type="string">
            <text:p>2022-10-30</text:p>
          </table:table-cell>
          <table:table-cell table:formula="of:=VALUE(RIGHT([.B273];LEN([.B273])-2))" office:value-type="float" office:value="95561">
            <text:p>95561</text:p>
          </table:table-cell>
          <table:table-cell office:value-type="string">
            <text:p>Mika Boorem</text:p>
          </table:table-cell>
          <table:table-cell office:value-type="string">
            <text:p>Hollywood.Con</text:p>
          </table:table-cell>
          <table:table-cell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m0098378</text:p>
          </table:table-cell>
          <table:table-cell table:number-columns-repeated="2" office:value-type="string">
            <text:p>2022-10-30</text:p>
          </table:table-cell>
          <table:table-cell table:formula="of:=VALUE(RIGHT([.B274];LEN([.B274])-2))" office:value-type="float" office:value="98378">
            <text:p>98378</text:p>
          </table:table-cell>
          <table:table-cell office:value-type="string">
            <text:p>Kate Bosworth</text:p>
          </table:table-cell>
          <table:table-cell office:value-type="float" office:value="21">
            <text:p>21</text:p>
          </table:table-cell>
          <table:table-cell office:value-type="string">
            <text:p>1983-01-02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nm0100792</text:p>
          </table:table-cell>
          <table:table-cell table:number-columns-repeated="2" office:value-type="string">
            <text:p>2022-10-30</text:p>
          </table:table-cell>
          <table:table-cell table:formula="of:=VALUE(RIGHT([.B275];LEN([.B275])-2))" office:value-type="float" office:value="100792">
            <text:p>100792</text:p>
          </table:table-cell>
          <table:table-cell office:value-type="string">
            <text:p>Andrea Bowen</text:p>
          </table:table-cell>
          <table:table-cell office:value-type="string">
            <text:p>Desperate Housewives</text:p>
          </table:table-cell>
          <table:table-cell office:value-type="string">
            <text:p>1990-03-04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nm0108287</text:p>
          </table:table-cell>
          <table:table-cell table:number-columns-repeated="2" office:value-type="string">
            <text:p>2023-06-16</text:p>
          </table:table-cell>
          <table:table-cell table:formula="of:=VALUE(RIGHT([.B276];LEN([.B276])-2))" office:value-type="float" office:value="108287">
            <text:p>108287</text:p>
          </table:table-cell>
          <table:table-cell office:value-type="string">
            <text:p>Jordana Brewster</text:p>
          </table:table-cell>
          <table:table-cell office:value-type="string">
            <text:p>Fast &amp; Furious 7</text:p>
          </table:table-cell>
          <table:table-cell office:value-type="string">
            <text:p>1980-04-26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office:value-type="string">
            <text:p>nm0108567</text:p>
          </table:table-cell>
          <table:table-cell table:number-columns-repeated="2" office:value-type="string">
            <text:p>2022-10-30</text:p>
          </table:table-cell>
          <table:table-cell table:formula="of:=VALUE(RIGHT([.B277];LEN([.B277])-2))" office:value-type="float" office:value="108567">
            <text:p>108567</text:p>
          </table:table-cell>
          <table:table-cell office:value-type="string">
            <text:p>Edie Brickell</text:p>
          </table:table-cell>
          <table:table-cell office:value-type="string">
            <text:p>The Way Way Back</text:p>
          </table:table-cell>
          <table:table-cell office:value-type="string">
            <text:p>1966-03-10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office:value-type="string">
            <text:p>nm0110115</text:p>
          </table:table-cell>
          <table:table-cell table:number-columns-repeated="2" office:value-type="string">
            <text:p>2023-06-16</text:p>
          </table:table-cell>
          <table:table-cell table:formula="of:=VALUE(RIGHT([.B278];LEN([.B278])-2))" office:value-type="float" office:value="110115">
            <text:p>110115</text:p>
          </table:table-cell>
          <table:table-cell office:value-type="string">
            <text:p>Morgan Brittany</text:p>
          </table:table-cell>
          <table:table-cell office:value-type="string">
            <text:p>Gypsy</text:p>
          </table:table-cell>
          <table:table-cell office:value-type="string">
            <text:p>1951-12-0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nm0110168</text:p>
          </table:table-cell>
          <table:table-cell table:number-columns-repeated="2" office:value-type="string">
            <text:p>2022-10-31</text:p>
          </table:table-cell>
          <table:table-cell table:formula="of:=VALUE(RIGHT([.B279];LEN([.B279])-2))" office:value-type="float" office:value="110168">
            <text:p>110168</text:p>
          </table:table-cell>
          <table:table-cell office:value-type="string">
            <text:p>Connie Britton</text:p>
          </table:table-cell>
          <table:table-cell office:value-type="string">
            <text:p>Seeking a Friend for the End of the World</text:p>
          </table:table-cell>
          <table:table-cell office:value-type="string">
            <text:p>1967-03-06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office:value-type="string">
            <text:p>nm0113158</text:p>
          </table:table-cell>
          <table:table-cell table:number-columns-repeated="2" office:value-type="string">
            <text:p>2022-10-30</text:p>
          </table:table-cell>
          <table:table-cell table:formula="of:=VALUE(RIGHT([.B280];LEN([.B280])-2))" office:value-type="float" office:value="113158">
            <text:p>113158</text:p>
          </table:table-cell>
          <table:table-cell office:value-type="string">
            <text:p>Brianna Brown</text:p>
          </table:table-cell>
          <table:table-cell office:value-type="string">
            <text:p>Hollywood Homicide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nm0115161</text:p>
          </table:table-cell>
          <table:table-cell table:number-columns-repeated="2" office:value-type="string">
            <text:p>2022-10-31</text:p>
          </table:table-cell>
          <table:table-cell table:formula="of:=VALUE(RIGHT([.B281];LEN([.B281])-2))" office:value-type="float" office:value="115161">
            <text:p>115161</text:p>
          </table:table-cell>
          <table:table-cell office:value-type="string">
            <text:p>Emily Browning</text:p>
          </table:table-cell>
          <table:table-cell office:value-type="string">
            <text:p>A Series of Unfortunate Events</text:p>
          </table:table-cell>
          <table:table-cell office:value-type="string">
            <text:p>1988-12-07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nm0120648</text:p>
          </table:table-cell>
          <table:table-cell table:number-columns-repeated="2" office:value-type="string">
            <text:p>2022-10-31</text:p>
          </table:table-cell>
          <table:table-cell table:formula="of:=VALUE(RIGHT([.B282];LEN([.B282])-2))" office:value-type="float" office:value="120648">
            <text:p>120648</text:p>
          </table:table-cell>
          <table:table-cell office:value-type="string">
            <text:p>Cara Buono</text:p>
          </table:table-cell>
          <table:table-cell office:value-type="string">
            <text:p>Stranger Things</text:p>
          </table:table-cell>
          <table:table-cell/>
        </table:table-row>
        <table:table-row table:style-name="ro2">
          <table:table-cell office:value-type="float" office:value="968">
            <text:p>968</text:p>
          </table:table-cell>
          <table:table-cell office:value-type="string">
            <text:p>nm0124094</text:p>
          </table:table-cell>
          <table:table-cell table:number-columns-repeated="2" office:value-type="string">
            <text:p>2023-06-16</text:p>
          </table:table-cell>
          <table:table-cell table:formula="of:=VALUE(RIGHT([.B283];LEN([.B283])-2))" office:value-type="float" office:value="124094">
            <text:p>124094</text:p>
          </table:table-cell>
          <table:table-cell office:value-type="string">
            <text:p>Barbara Bush</text:p>
          </table:table-cell>
          <table:table-cell office:value-type="string">
            <text:p>Flies on Cupid</text:p>
          </table:table-cell>
          <table:table-cell office:value-type="string">
            <text:p>1981-11-25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nm0124208</text:p>
          </table:table-cell>
          <table:table-cell table:number-columns-repeated="2" office:value-type="string">
            <text:p>2022-10-31</text:p>
          </table:table-cell>
          <table:table-cell table:formula="of:=VALUE(RIGHT([.B284];LEN([.B284])-2))" office:value-type="float" office:value="124208">
            <text:p>124208</text:p>
          </table:table-cell>
          <table:table-cell office:value-type="string">
            <text:p>Sophia Bush</text:p>
          </table:table-cell>
          <table:table-cell office:value-type="string">
            <text:p>John Tucker Must Die</text:p>
          </table:table-cell>
          <table:table-cell office:value-type="string">
            <text:p>1982-07-0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m0126284</text:p>
          </table:table-cell>
          <table:table-cell table:number-columns-repeated="2" office:value-type="string">
            <text:p>2022-10-31</text:p>
          </table:table-cell>
          <table:table-cell table:formula="of:=VALUE(RIGHT([.B285];LEN([.B285])-2))" office:value-type="float" office:value="126284">
            <text:p>126284</text:p>
          </table:table-cell>
          <table:table-cell office:value-type="string">
            <text:p>Rose Byrne</text:p>
          </table:table-cell>
          <table:table-cell office:value-type="string">
            <text:p>Spy</text:p>
          </table:table-cell>
          <table:table-cell office:value-type="string">
            <text:p>1979-07-24</text:p>
          </table:table-cell>
        </table:table-row>
        <table:table-row table:style-name="ro2">
          <table:table-cell office:value-type="float" office:value="921">
            <text:p>921</text:p>
          </table:table-cell>
          <table:table-cell office:value-type="string">
            <text:p>nm0128657</text:p>
          </table:table-cell>
          <table:table-cell table:number-columns-repeated="2" office:value-type="string">
            <text:p>2022-11-27</text:p>
          </table:table-cell>
          <table:table-cell table:formula="of:=VALUE(RIGHT([.B286];LEN([.B286])-2))" office:value-type="float" office:value="128657">
            <text:p>128657</text:p>
          </table:table-cell>
          <table:table-cell office:value-type="string">
            <text:p>Erin Cahill</text:p>
          </table:table-cell>
          <table:table-cell office:value-type="string">
            <text:p>Cut to the Chase</text:p>
          </table:table-cell>
          <table:table-cell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nm0135221</text:p>
          </table:table-cell>
          <table:table-cell table:number-columns-repeated="2" office:value-type="string">
            <text:p>2022-10-31</text:p>
          </table:table-cell>
          <table:table-cell table:formula="of:=VALUE(RIGHT([.B287];LEN([.B287])-2))" office:value-type="float" office:value="135221">
            <text:p>135221</text:p>
          </table:table-cell>
          <table:table-cell office:value-type="string">
            <text:p>Lizzy Caplan</text:p>
          </table:table-cell>
          <table:table-cell office:value-type="string">
            <text:p>Hot Tub Time Machine</text:p>
          </table:table-cell>
          <table:table-cell office:value-type="string">
            <text:p>1982-06-30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nm0137594</text:p>
          </table:table-cell>
          <table:table-cell table:number-columns-repeated="2" office:value-type="string">
            <text:p>2022-10-30</text:p>
          </table:table-cell>
          <table:table-cell table:formula="of:=VALUE(RIGHT([.B288];LEN([.B288])-2))" office:value-type="float" office:value="137594">
            <text:p>137594</text:p>
          </table:table-cell>
          <table:table-cell office:value-type="string">
            <text:p>Belinda Carlisle</text:p>
          </table:table-cell>
          <table:table-cell office:value-type="string">
            <text:p>Frequency</text:p>
          </table:table-cell>
          <table:table-cell office:value-type="string">
            <text:p>1958-08-17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nm0142000</text:p>
          </table:table-cell>
          <table:table-cell table:number-columns-repeated="2" office:value-type="string">
            <text:p>2022-10-30</text:p>
          </table:table-cell>
          <table:table-cell table:formula="of:=VALUE(RIGHT([.B289];LEN([.B289])-2))" office:value-type="float" office:value="142000">
            <text:p>142000</text:p>
          </table:table-cell>
          <table:table-cell office:value-type="string">
            <text:p>Gabrielle Carteris</text:p>
          </table:table-cell>
          <table:table-cell office:value-type="string">
            <text:p>Beverly Hills, 90210</text:p>
          </table:table-cell>
          <table:table-cell office:value-type="string">
            <text:p>1961-01-02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nm0144187</text:p>
          </table:table-cell>
          <table:table-cell table:number-columns-repeated="2" office:value-type="string">
            <text:p>2022-10-30</text:p>
          </table:table-cell>
          <table:table-cell table:formula="of:=VALUE(RIGHT([.B290];LEN([.B290])-2))" office:value-type="float" office:value="144187">
            <text:p>144187</text:p>
          </table:table-cell>
          <table:table-cell office:value-type="string">
            <text:p>Elaine Cassidy</text:p>
          </table:table-cell>
          <table:table-cell office:value-type="string">
            <text:p>Disco Pigs</text:p>
          </table:table-cell>
          <table:table-cell office:value-type="string">
            <text:p>1979-12-31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office:value-type="string">
            <text:p>nm0149950</text:p>
          </table:table-cell>
          <table:table-cell table:number-columns-repeated="2" office:value-type="string">
            <text:p>2023-06-16</text:p>
          </table:table-cell>
          <table:table-cell table:formula="of:=VALUE(RIGHT([.B291];LEN([.B291])-2))" office:value-type="float" office:value="149950">
            <text:p>149950</text:p>
          </table:table-cell>
          <table:table-cell office:value-type="string">
            <text:p>Sarah Chalke</text:p>
          </table:table-cell>
          <table:table-cell office:value-type="string">
            <text:p>Scrubs</text:p>
          </table:table-cell>
          <table:table-cell office:value-type="string">
            <text:p>1976-08-27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nm0153184</text:p>
          </table:table-cell>
          <table:table-cell table:number-columns-repeated="2" office:value-type="string">
            <text:p>2022-11-27</text:p>
          </table:table-cell>
          <table:table-cell table:formula="of:=VALUE(RIGHT([.B292];LEN([.B292])-2))" office:value-type="float" office:value="153184">
            <text:p>153184</text:p>
          </table:table-cell>
          <table:table-cell office:value-type="string">
            <text:p>Leslie Charleson</text:p>
          </table:table-cell>
          <table:table-cell office:value-type="string">
            <text:p>General Hospital</text:p>
          </table:table-cell>
          <table:table-cell office:value-type="string">
            <text:p>1945-02-22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nm0155693</text:p>
          </table:table-cell>
          <table:table-cell table:number-columns-repeated="2" office:value-type="string">
            <text:p>2022-10-30</text:p>
          </table:table-cell>
          <table:table-cell table:formula="of:=VALUE(RIGHT([.B293];LEN([.B293])-2))" office:value-type="float" office:value="155693">
            <text:p>155693</text:p>
          </table:table-cell>
          <table:table-cell office:value-type="string">
            <text:p>Kristin Chenoweth</text:p>
          </table:table-cell>
          <table:table-cell office:value-type="string">
            <text:p>Pushing Daisies</text:p>
          </table:table-cell>
          <table:table-cell office:value-type="string">
            <text:p>1968-07-24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nm0157937</text:p>
          </table:table-cell>
          <table:table-cell table:number-columns-repeated="2" office:value-type="string">
            <text:p>2022-10-30</text:p>
          </table:table-cell>
          <table:table-cell table:formula="of:=VALUE(RIGHT([.B294];LEN([.B294])-2))" office:value-type="float" office:value="157937">
            <text:p>157937</text:p>
          </table:table-cell>
          <table:table-cell office:value-type="string">
            <text:p>Lori Tan Chinn</text:p>
          </table:table-cell>
          <table:table-cell office:value-type="string">
            <text:p>Awkwafina Is Nora from Queens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nm0165101</text:p>
          </table:table-cell>
          <table:table-cell table:number-columns-repeated="2" office:value-type="string">
            <text:p>2022-10-30</text:p>
          </table:table-cell>
          <table:table-cell table:formula="of:=VALUE(RIGHT([.B295];LEN([.B295])-2))" office:value-type="float" office:value="165101">
            <text:p>165101</text:p>
          </table:table-cell>
          <table:table-cell office:value-type="string">
            <text:p>Patricia Clarkson</text:p>
          </table:table-cell>
          <table:table-cell office:value-type="string">
            <text:p>The Station Agent</text:p>
          </table:table-cell>
          <table:table-cell office:value-type="string">
            <text:p>1959-12-29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office:value-type="string">
            <text:p>nm0174766</text:p>
          </table:table-cell>
          <table:table-cell table:number-columns-repeated="2" office:value-type="string">
            <text:p>2022-10-30</text:p>
          </table:table-cell>
          <table:table-cell table:formula="of:=VALUE(RIGHT([.B296];LEN([.B296])-2))" office:value-type="float" office:value="174766">
            <text:p>174766</text:p>
          </table:table-cell>
          <table:table-cell office:value-type="string">
            <text:p>Corinne Conley</text:p>
          </table:table-cell>
          <table:table-cell office:value-type="string">
            <text:p>Rudolph the Red-Nosed Reindeer</text:p>
          </table:table-cell>
          <table:table-cell office:value-type="string">
            <text:p>1929-05-23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nm0174819</text:p>
          </table:table-cell>
          <table:table-cell table:number-columns-repeated="2" office:value-type="string">
            <text:p>2023-06-17</text:p>
          </table:table-cell>
          <table:table-cell table:formula="of:=VALUE(RIGHT([.B297];LEN([.B297])-2))" office:value-type="float" office:value="174819">
            <text:p>174819</text:p>
          </table:table-cell>
          <table:table-cell office:value-type="string">
            <text:p>Michaela Conlin</text:p>
          </table:table-cell>
          <table:table-cell office:value-type="string">
            <text:p>Bad Trip</text:p>
          </table:table-cell>
          <table:table-cell office:value-type="string">
            <text:p>1978-06-09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nm0175814</text:p>
          </table:table-cell>
          <table:table-cell table:number-columns-repeated="2" office:value-type="string">
            <text:p>2023-06-17</text:p>
          </table:table-cell>
          <table:table-cell table:formula="of:=VALUE(RIGHT([.B298];LEN([.B298])-2))" office:value-type="float" office:value="175814">
            <text:p>175814</text:p>
          </table:table-cell>
          <table:table-cell office:value-type="string">
            <text:p>Frances Conroy</text:p>
          </table:table-cell>
          <table:table-cell office:value-type="string">
            <text:p>Six Feet Under</text:p>
          </table:table-cell>
          <table:table-cell office:value-type="string">
            <text:p>1953-03-15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nm0176882</text:p>
          </table:table-cell>
          <table:table-cell table:number-columns-repeated="2" office:value-type="string">
            <text:p>2022-10-31</text:p>
          </table:table-cell>
          <table:table-cell table:formula="of:=VALUE(RIGHT([.B299];LEN([.B299])-2))" office:value-type="float" office:value="176882">
            <text:p>176882</text:p>
          </table:table-cell>
          <table:table-cell office:value-type="string">
            <text:p>A.J. Cook</text:p>
          </table:table-cell>
          <table:table-cell office:value-type="string">
            <text:p>Criminal Minds</text:p>
          </table:table-cell>
          <table:table-cell office:value-type="string">
            <text:p>1978-07-22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nm0177639</text:p>
          </table:table-cell>
          <table:table-cell table:number-columns-repeated="2" office:value-type="string">
            <text:p>2022-10-31</text:p>
          </table:table-cell>
          <table:table-cell table:formula="of:=VALUE(RIGHT([.B300];LEN([.B300])-2))" office:value-type="float" office:value="177639">
            <text:p>177639</text:p>
          </table:table-cell>
          <table:table-cell office:value-type="string">
            <text:p>Jennifer Coolidge</text:p>
          </table:table-cell>
          <table:table-cell office:value-type="string">
            <text:p>A Mighty Wind</text:p>
          </table:table-cell>
          <table:table-cell office:value-type="string">
            <text:p>1961-06-01</text:p>
          </table:table-cell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nm0178870</text:p>
          </table:table-cell>
          <table:table-cell table:number-columns-repeated="2" office:value-type="string">
            <text:p>2023-06-16</text:p>
          </table:table-cell>
          <table:table-cell table:formula="of:=VALUE(RIGHT([.B301];LEN([.B301])-2))" office:value-type="float" office:value="178870">
            <text:p>178870</text:p>
          </table:table-cell>
          <table:table-cell office:value-type="string">
            <text:p>Alicia Coppola</text:p>
          </table:table-cell>
          <table:table-cell office:value-type="string">
            <text:p>National Treasure: Book of Secrets</text:p>
          </table:table-cell>
          <table:table-cell office:value-type="string">
            <text:p>1968-04-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m0180411</text:p>
          </table:table-cell>
          <table:table-cell table:number-columns-repeated="2" office:value-type="string">
            <text:p>2022-10-31</text:p>
          </table:table-cell>
          <table:table-cell table:formula="of:=VALUE(RIGHT([.B302];LEN([.B302])-2))" office:value-type="float" office:value="180411">
            <text:p>180411</text:p>
          </table:table-cell>
          <table:table-cell office:value-type="string">
            <text:p>Abbie Cornish</text:p>
          </table:table-cell>
          <table:table-cell office:value-type="string">
            <text:p>Bright Star</text:p>
          </table:table-cell>
          <table:table-cell office:value-type="string">
            <text:p>1982-08-0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nm0187460</text:p>
          </table:table-cell>
          <table:table-cell table:number-columns-repeated="2" office:value-type="string">
            <text:p>2022-10-30</text:p>
          </table:table-cell>
          <table:table-cell table:formula="of:=VALUE(RIGHT([.B303];LEN([.B303])-2))" office:value-type="float" office:value="187460">
            <text:p>187460</text:p>
          </table:table-cell>
          <table:table-cell office:value-type="string">
            <text:p>Rebecca Creskoff</text:p>
          </table:table-cell>
          <table:table-cell office:value-type="string">
            <text:p>Justified</text:p>
          </table:table-cell>
          <table:table-cell office:value-type="string">
            <text:p>1971-02-01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nm0189220</text:p>
          </table:table-cell>
          <table:table-cell table:number-columns-repeated="2" office:value-type="string">
            <text:p>2022-10-30</text:p>
          </table:table-cell>
          <table:table-cell table:formula="of:=VALUE(RIGHT([.B304];LEN([.B304])-2))" office:value-type="float" office:value="189220">
            <text:p>189220</text:p>
          </table:table-cell>
          <table:table-cell office:value-type="string">
            <text:p>Marcia Cross</text:p>
          </table:table-cell>
          <table:table-cell office:value-type="string">
            <text:p>Desperate Housewives</text:p>
          </table:table-cell>
          <table:table-cell office:value-type="string">
            <text:p>1962-03-2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m0192505</text:p>
          </table:table-cell>
          <table:table-cell table:number-columns-repeated="2" office:value-type="string">
            <text:p>2022-10-31</text:p>
          </table:table-cell>
          <table:table-cell table:formula="of:=VALUE(RIGHT([.B305];LEN([.B305])-2))" office:value-type="float" office:value="192505">
            <text:p>192505</text:p>
          </table:table-cell>
          <table:table-cell office:value-type="string">
            <text:p>Kaley Cuoco</text:p>
          </table:table-cell>
          <table:table-cell office:value-type="string">
            <text:p>The Big Bang Theory</text:p>
          </table:table-cell>
          <table:table-cell office:value-type="string">
            <text:p>1985-11-30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nm0194241</text:p>
          </table:table-cell>
          <table:table-cell table:number-columns-repeated="2" office:value-type="string">
            <text:p>2023-06-17</text:p>
          </table:table-cell>
          <table:table-cell table:formula="of:=VALUE(RIGHT([.B306];LEN([.B306])-2))" office:value-type="float" office:value="194241">
            <text:p>194241</text:p>
          </table:table-cell>
          <table:table-cell office:value-type="string">
            <text:p>Tawny Cypress</text:p>
          </table:table-cell>
          <table:table-cell office:value-type="string">
            <text:p>Inez &amp; Doug &amp; Kira</text:p>
          </table:table-cell>
          <table:table-cell office:value-type="string">
            <text:p>1976-08-08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nm0203221</text:p>
          </table:table-cell>
          <table:table-cell table:number-columns-repeated="2" office:value-type="string">
            <text:p>2023-06-17</text:p>
          </table:table-cell>
          <table:table-cell table:formula="of:=VALUE(RIGHT([.B307];LEN([.B307])-2))" office:value-type="float" office:value="203221">
            <text:p>203221</text:p>
          </table:table-cell>
          <table:table-cell office:value-type="string">
            <text:p>Amy Davidson</text:p>
          </table:table-cell>
          <table:table-cell office:value-type="string">
            <text:p>Killing It</text:p>
          </table:table-cell>
          <table:table-cell office:value-type="string">
            <text:p>1979-09-15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nm0205063</text:p>
          </table:table-cell>
          <table:table-cell table:number-columns-repeated="2" office:value-type="string">
            <text:p>2022-10-30</text:p>
          </table:table-cell>
          <table:table-cell table:formula="of:=VALUE(RIGHT([.B308];LEN([.B308])-2))" office:value-type="float" office:value="205063">
            <text:p>205063</text:p>
          </table:table-cell>
          <table:table-cell office:value-type="string">
            <text:p>Lucy Davis</text:p>
          </table:table-cell>
          <table:table-cell office:value-type="string">
            <text:p>Wonder Woman</text:p>
          </table:table-cell>
          <table:table-cell office:value-type="string">
            <text:p>1973-02-17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nm0205626</text:p>
          </table:table-cell>
          <table:table-cell table:number-columns-repeated="2" office:value-type="string">
            <text:p>2023-06-17</text:p>
          </table:table-cell>
          <table:table-cell table:formula="of:=VALUE(RIGHT([.B309];LEN([.B309])-2))" office:value-type="float" office:value="205626">
            <text:p>205626</text:p>
          </table:table-cell>
          <table:table-cell office:value-type="string">
            <text:p>Viola Davis</text:p>
          </table:table-cell>
          <table:table-cell office:value-type="string">
            <text:p>Fences</text:p>
          </table:table-cell>
          <table:table-cell office:value-type="string">
            <text:p>1965-08-11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nm0205651</text:p>
          </table:table-cell>
          <table:table-cell table:number-columns-repeated="2" office:value-type="string">
            <text:p>2023-06-17</text:p>
          </table:table-cell>
          <table:table-cell table:formula="of:=VALUE(RIGHT([.B310];LEN([.B310])-2))" office:value-type="float" office:value="205651">
            <text:p>205651</text:p>
          </table:table-cell>
          <table:table-cell office:value-type="string">
            <text:p>Wendy Davis</text:p>
          </table:table-cell>
          <table:table-cell office:value-type="string">
            <text:p>Bel-Air</text:p>
          </table:table-cell>
          <table:table-cell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nm0206257</text:p>
          </table:table-cell>
          <table:table-cell table:number-columns-repeated="2" office:value-type="string">
            <text:p>2022-10-31</text:p>
          </table:table-cell>
          <table:table-cell table:formula="of:=VALUE(RIGHT([.B311];LEN([.B311])-2))" office:value-type="float" office:value="206257">
            <text:p>206257</text:p>
          </table:table-cell>
          <table:table-cell office:value-type="string">
            <text:p>Rosario Dawson</text:p>
          </table:table-cell>
          <table:table-cell office:value-type="string">
            <text:p>Rent</text:p>
          </table:table-cell>
          <table:table-cell office:value-type="string">
            <text:p>1979-05-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nm0214746</text:p>
          </table:table-cell>
          <table:table-cell table:number-columns-repeated="2" office:value-type="string">
            <text:p>2022-10-30</text:p>
          </table:table-cell>
          <table:table-cell table:formula="of:=VALUE(RIGHT([.B312];LEN([.B312])-2))" office:value-type="float" office:value="214746">
            <text:p>214746</text:p>
          </table:table-cell>
          <table:table-cell office:value-type="string">
            <text:p>Zeynep Degirmencioglu</text:p>
          </table:table-cell>
          <table:table-cell office:value-type="string">
            <text:p>Macera Yolu</text:p>
          </table:table-cell>
          <table:table-cell office:value-type="string">
            <text:p>1954-09-1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m0215363</text:p>
          </table:table-cell>
          <table:table-cell table:number-columns-repeated="2" office:value-type="string">
            <text:p>2022-10-30</text:p>
          </table:table-cell>
          <table:table-cell table:formula="of:=VALUE(RIGHT([.B313];LEN([.B313])-2))" office:value-type="float" office:value="215363">
            <text:p>215363</text:p>
          </table:table-cell>
          <table:table-cell office:value-type="string">
            <text:p>Lisa Dalbello</text:p>
          </table:table-cell>
          <table:table-cell office:value-type="string">
            <text:p>Nine 1/2 Weeks</text:p>
          </table:table-cell>
          <table:table-cell office:value-type="string">
            <text:p>1959-05-2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nm0215487</text:p>
          </table:table-cell>
          <table:table-cell table:number-columns-repeated="2" office:value-type="string">
            <text:p>2022-10-31</text:p>
          </table:table-cell>
          <table:table-cell table:formula="of:=VALUE(RIGHT([.B314];LEN([.B314])-2))" office:value-type="float" office:value="215487">
            <text:p>215487</text:p>
          </table:table-cell>
          <table:table-cell office:value-type="string">
            <text:p>Kate del Castillo</text:p>
          </table:table-cell>
          <table:table-cell office:value-type="string">
            <text:p>The Book of Life</text:p>
          </table:table-cell>
          <table:table-cell office:value-type="string">
            <text:p>1972-10-23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nm0217221</text:p>
          </table:table-cell>
          <table:table-cell table:number-columns-repeated="2" office:value-type="string">
            <text:p>2022-10-31</text:p>
          </table:table-cell>
          <table:table-cell table:formula="of:=VALUE(RIGHT([.B315];LEN([.B315])-2))" office:value-type="float" office:value="217221">
            <text:p>217221</text:p>
          </table:table-cell>
          <table:table-cell office:value-type="string">
            <text:p>Grey Griffin</text:p>
          </table:table-cell>
          <table:table-cell office:value-type="string">
            <text:p>Batman: Arkham City</text:p>
          </table:table-cell>
          <table:table-cell office:value-type="string">
            <text:p>1973-08-24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nm0221043</text:p>
          </table:table-cell>
          <table:table-cell table:number-columns-repeated="2" office:value-type="string">
            <text:p>2022-11-30</text:p>
          </table:table-cell>
          <table:table-cell table:formula="of:=VALUE(RIGHT([.B316];LEN([.B316])-2))" office:value-type="float" office:value="221043">
            <text:p>221043</text:p>
          </table:table-cell>
          <table:table-cell office:value-type="string">
            <text:p>Emily Deschanel</text:p>
          </table:table-cell>
          <table:table-cell office:value-type="string">
            <text:p>Bones</text:p>
          </table:table-cell>
          <table:table-cell office:value-type="string">
            <text:p>1976-10-11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nm0221046</text:p>
          </table:table-cell>
          <table:table-cell table:number-columns-repeated="2" office:value-type="string">
            <text:p>2022-10-31</text:p>
          </table:table-cell>
          <table:table-cell table:formula="of:=VALUE(RIGHT([.B317];LEN([.B317])-2))" office:value-type="float" office:value="221046">
            <text:p>221046</text:p>
          </table:table-cell>
          <table:table-cell office:value-type="string">
            <text:p>Zooey Deschanel</text:p>
          </table:table-cell>
          <table:table-cell office:value-type="string">
            <text:p>New Girl</text:p>
          </table:table-cell>
          <table:table-cell office:value-type="string">
            <text:p>1980-01-17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nm0230693</text:p>
          </table:table-cell>
          <table:table-cell table:number-columns-repeated="2" office:value-type="string">
            <text:p>2022-10-30</text:p>
          </table:table-cell>
          <table:table-cell table:formula="of:=VALUE(RIGHT([.B318];LEN([.B318])-2))" office:value-type="float" office:value="230693">
            <text:p>230693</text:p>
          </table:table-cell>
          <table:table-cell office:value-type="string">
            <text:p>Lexa Doig</text:p>
          </table:table-cell>
          <table:table-cell office:value-type="string">
            <text:p>Andromeda</text:p>
          </table:table-cell>
          <table:table-cell/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nm0235888</text:p>
          </table:table-cell>
          <table:table-cell table:number-columns-repeated="2" office:value-type="string">
            <text:p>2022-10-30</text:p>
          </table:table-cell>
          <table:table-cell table:formula="of:=VALUE(RIGHT([.B319];LEN([.B319])-2))" office:value-type="float" office:value="235888">
            <text:p>235888</text:p>
          </table:table-cell>
          <table:table-cell office:value-type="string">
            <text:p>Alisen Richmond-Peck</text:p>
          </table:table-cell>
          <table:table-cell office:value-type="string">
            <text:p>The Day the Earth Stood Still</text:p>
          </table:table-cell>
          <table:table-cell office:value-type="string">
            <text:p>1976-01-03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nm0240381</text:p>
          </table:table-cell>
          <table:table-cell table:number-columns-repeated="2" office:value-type="string">
            <text:p>2022-10-30</text:p>
          </table:table-cell>
          <table:table-cell table:formula="of:=VALUE(RIGHT([.B320];LEN([.B320])-2))" office:value-type="float" office:value="240381">
            <text:p>240381</text:p>
          </table:table-cell>
          <table:table-cell office:value-type="string">
            <text:p>Hilary Duff</text:p>
          </table:table-cell>
          <table:table-cell office:value-type="string">
            <text:p>A Cinderella Story</text:p>
          </table:table-cell>
          <table:table-cell office:value-type="string">
            <text:p>1987-09-28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nm0244630</text:p>
          </table:table-cell>
          <table:table-cell table:number-columns-repeated="2" office:value-type="string">
            <text:p>2022-10-31</text:p>
          </table:table-cell>
          <table:table-cell table:formula="of:=VALUE(RIGHT([.B321];LEN([.B321])-2))" office:value-type="float" office:value="244630">
            <text:p>244630</text:p>
          </table:table-cell>
          <table:table-cell office:value-type="string">
            <text:p>Eliza Dushku</text:p>
          </table:table-cell>
          <table:table-cell office:value-type="string">
            <text:p>Bring It On</text:p>
          </table:table-cell>
          <table:table-cell office:value-type="string">
            <text:p>1980-12-30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nm0245112</text:p>
          </table:table-cell>
          <table:table-cell table:number-columns-repeated="2" office:value-type="string">
            <text:p>2022-10-31</text:p>
          </table:table-cell>
          <table:table-cell table:formula="of:=VALUE(RIGHT([.B322];LEN([.B322])-2))" office:value-type="float" office:value="245112">
            <text:p>245112</text:p>
          </table:table-cell>
          <table:table-cell office:value-type="string">
            <text:p>Clea DuVall</text:p>
          </table:table-cell>
          <table:table-cell office:value-type="string">
            <text:p>The Faculty</text:p>
          </table:table-cell>
          <table:table-cell office:value-type="string">
            <text:p>1977-09-25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nm0249319</text:p>
          </table:table-cell>
          <table:table-cell table:number-columns-repeated="2" office:value-type="string">
            <text:p>2022-10-30</text:p>
          </table:table-cell>
          <table:table-cell table:formula="of:=VALUE(RIGHT([.B323];LEN([.B323])-2))" office:value-type="float" office:value="249319">
            <text:p>249319</text:p>
          </table:table-cell>
          <table:table-cell office:value-type="string">
            <text:p>Gigi Edgley</text:p>
          </table:table-cell>
          <table:table-cell office:value-type="string">
            <text:p>Farscape</text:p>
          </table:table-cell>
          <table:table-cell office:value-type="string">
            <text:p>1977-11-1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nm0254362</text:p>
          </table:table-cell>
          <table:table-cell table:number-columns-repeated="2" office:value-type="string">
            <text:p>2022-10-30</text:p>
          </table:table-cell>
          <table:table-cell table:formula="of:=VALUE(RIGHT([.B324];LEN([.B324])-2))" office:value-type="float" office:value="254362">
            <text:p>254362</text:p>
          </table:table-cell>
          <table:table-cell office:value-type="string">
            <text:p>Alison Elliott</text:p>
          </table:table-cell>
          <table:table-cell office:value-type="string">
            <text:p>The Wings of the Dove</text:p>
          </table:table-cell>
          <table:table-cell office:value-type="string">
            <text:p>1970-05-19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m0261170</text:p>
          </table:table-cell>
          <table:table-cell table:number-columns-repeated="2" office:value-type="string">
            <text:p>2022-10-30</text:p>
          </table:table-cell>
          <table:table-cell table:formula="of:=VALUE(RIGHT([.B325];LEN([.B325])-2))" office:value-type="float" office:value="261170">
            <text:p>261170</text:p>
          </table:table-cell>
          <table:table-cell office:value-type="string">
            <text:p>Jennifer Esposito</text:p>
          </table:table-cell>
          <table:table-cell office:value-type="string">
            <text:p>Awkwafina Is Nora from Queens</text:p>
          </table:table-cell>
          <table:table-cell office:value-type="string">
            <text:p>1973-04-11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office:value-type="string">
            <text:p>nm0263881</text:p>
          </table:table-cell>
          <table:table-cell table:number-columns-repeated="2" office:value-type="string">
            <text:p>2023-09-20</text:p>
          </table:table-cell>
          <table:table-cell table:formula="of:=VALUE(RIGHT([.B326];LEN([.B326])-2))" office:value-type="float" office:value="263881">
            <text:p>263881</text:p>
          </table:table-cell>
          <table:table-cell office:value-type="string">
            <text:p>Kayla Ewell</text:p>
          </table:table-cell>
          <table:table-cell office:value-type="string">
            <text:p>Freaks and Geeks</text:p>
          </table:table-cell>
          <table:table-cell office:value-type="string">
            <text:p>1985-08-2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nm0266824</text:p>
          </table:table-cell>
          <table:table-cell table:number-columns-repeated="2" office:value-type="string">
            <text:p>2022-10-31</text:p>
          </table:table-cell>
          <table:table-cell table:formula="of:=VALUE(RIGHT([.B327];LEN([.B327])-2))" office:value-type="float" office:value="266824">
            <text:p>266824</text:p>
          </table:table-cell>
          <table:table-cell office:value-type="string">
            <text:p>Dakota Fanning</text:p>
          </table:table-cell>
          <table:table-cell office:value-type="string">
            <text:p>War of the Worlds</text:p>
          </table:table-cell>
          <table:table-cell office:value-type="string">
            <text:p>1994-02-23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nm0267506</text:p>
          </table:table-cell>
          <table:table-cell table:number-columns-repeated="2" office:value-type="string">
            <text:p>2022-10-31</text:p>
          </table:table-cell>
          <table:table-cell table:formula="of:=VALUE(RIGHT([.B328];LEN([.B328])-2))" office:value-type="float" office:value="267506">
            <text:p>267506</text:p>
          </table:table-cell>
          <table:table-cell office:value-type="string">
            <text:p>Anna Faris</text:p>
          </table:table-cell>
          <table:table-cell office:value-type="string">
            <text:p>The House Bunny</text:p>
          </table:table-cell>
          <table:table-cell office:value-type="string">
            <text:p>1976-11-2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nm0267812</text:p>
          </table:table-cell>
          <table:table-cell table:number-columns-repeated="2" office:value-type="string">
            <text:p>2022-10-31</text:p>
          </table:table-cell>
          <table:table-cell table:formula="of:=VALUE(RIGHT([.B329];LEN([.B329])-2))" office:value-type="float" office:value="267812">
            <text:p>267812</text:p>
          </table:table-cell>
          <table:table-cell office:value-type="string">
            <text:p>Vera Farmiga</text:p>
          </table:table-cell>
          <table:table-cell office:value-type="string">
            <text:p>Up in the Air</text:p>
          </table:table-cell>
          <table:table-cell office:value-type="string">
            <text:p>1973-08-0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nm0272581</text:p>
          </table:table-cell>
          <table:table-cell table:number-columns-repeated="2" office:value-type="string">
            <text:p>2022-10-31</text:p>
          </table:table-cell>
          <table:table-cell table:formula="of:=VALUE(RIGHT([.B330];LEN([.B330])-2))" office:value-type="float" office:value="272581">
            <text:p>272581</text:p>
          </table:table-cell>
          <table:table-cell office:value-type="string">
            <text:p>Rebecca Ferguson</text:p>
          </table:table-cell>
          <table:table-cell office:value-type="string">
            <text:p>The Greatest Showman</text:p>
          </table:table-cell>
          <table:table-cell office:value-type="string">
            <text:p>1983-10-19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office:value-type="string">
            <text:p>nm0272706</text:p>
          </table:table-cell>
          <table:table-cell table:number-columns-repeated="2" office:value-type="string">
            <text:p>2022-10-31</text:p>
          </table:table-cell>
          <table:table-cell table:formula="of:=VALUE(RIGHT([.B331];LEN([.B331])-2))" office:value-type="float" office:value="272706">
            <text:p>272706</text:p>
          </table:table-cell>
          <table:table-cell office:value-type="string">
            <text:p>Jodelle Ferland</text:p>
          </table:table-cell>
          <table:table-cell office:value-type="string">
            <text:p>Case 39</text:p>
          </table:table-cell>
          <table:table-cell office:value-type="string">
            <text:p>1994-10-09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nm0278234</text:p>
          </table:table-cell>
          <table:table-cell table:number-columns-repeated="2" office:value-type="string">
            <text:p>2022-10-30</text:p>
          </table:table-cell>
          <table:table-cell table:formula="of:=VALUE(RIGHT([.B332];LEN([.B332])-2))" office:value-type="float" office:value="278234">
            <text:p>278234</text:p>
          </table:table-cell>
          <table:table-cell office:value-type="string">
            <text:p>Katie Finneran</text:p>
          </table:table-cell>
          <table:table-cell office:value-type="string">
            <text:p>Bloodline</text:p>
          </table:table-cell>
          <table:table-cell office:value-type="string">
            <text:p>1971-01-22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nm0278979</text:p>
          </table:table-cell>
          <table:table-cell table:number-columns-repeated="2" office:value-type="string">
            <text:p>2022-10-31</text:p>
          </table:table-cell>
          <table:table-cell table:formula="of:=VALUE(RIGHT([.B333];LEN([.B333])-2))" office:value-type="float" office:value="278979">
            <text:p>278979</text:p>
          </table:table-cell>
          <table:table-cell office:value-type="string">
            <text:p>Jenna Fischer</text:p>
          </table:table-cell>
          <table:table-cell office:value-type="string">
            <text:p>The Office</text:p>
          </table:table-cell>
          <table:table-cell office:value-type="string">
            <text:p>1974-03-07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nm0279545</text:p>
          </table:table-cell>
          <table:table-cell table:number-columns-repeated="2" office:value-type="string">
            <text:p>2022-10-31</text:p>
          </table:table-cell>
          <table:table-cell table:formula="of:=VALUE(RIGHT([.B334];LEN([.B334])-2))" office:value-type="float" office:value="279545">
            <text:p>279545</text:p>
          </table:table-cell>
          <table:table-cell office:value-type="string">
            <text:p>Isla Fisher</text:p>
          </table:table-cell>
          <table:table-cell office:value-type="string">
            <text:p>Wedding Crashers</text:p>
          </table:table-cell>
          <table:table-cell office:value-type="string">
            <text:p>1976-02-03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nm0290163</text:p>
          </table:table-cell>
          <table:table-cell table:number-columns-repeated="2" office:value-type="string">
            <text:p>2022-10-30</text:p>
          </table:table-cell>
          <table:table-cell table:formula="of:=VALUE(RIGHT([.B335];LEN([.B335])-2))" office:value-type="float" office:value="290163">
            <text:p>290163</text:p>
          </table:table-cell>
          <table:table-cell office:value-type="string">
            <text:p>Genie Francis</text:p>
          </table:table-cell>
          <table:table-cell office:value-type="string">
            <text:p>General Hospital</text:p>
          </table:table-cell>
          <table:table-cell office:value-type="string">
            <text:p>1962-05-26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nm0303013</text:p>
          </table:table-cell>
          <table:table-cell table:number-columns-repeated="2" office:value-type="string">
            <text:p>2023-06-17</text:p>
          </table:table-cell>
          <table:table-cell table:formula="of:=VALUE(RIGHT([.B336];LEN([.B336])-2))" office:value-type="float" office:value="303013">
            <text:p>303013</text:p>
          </table:table-cell>
          <table:table-cell office:value-type="string">
            <text:p>Carla Gallo</text:p>
          </table:table-cell>
          <table:table-cell office:value-type="string">
            <text:p>Neighbors</text:p>
          </table:table-cell>
          <table:table-cell office:value-type="string">
            <text:p>1975-06-24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nm0305272</text:p>
          </table:table-cell>
          <table:table-cell table:number-columns-repeated="2" office:value-type="string">
            <text:p>2022-10-30</text:p>
          </table:table-cell>
          <table:table-cell table:formula="of:=VALUE(RIGHT([.B337];LEN([.B337])-2))" office:value-type="float" office:value="305272">
            <text:p>305272</text:p>
          </table:table-cell>
          <table:table-cell office:value-type="string">
            <text:p>JoAnna Garcia Swisher</text:p>
          </table:table-cell>
          <table:table-cell office:value-type="string">
            <text:p>Not Another Teen Movie</text:p>
          </table:table-cell>
          <table:table-cell office:value-type="string">
            <text:p>1979-08-10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m0310966</text:p>
          </table:table-cell>
          <table:table-cell table:number-columns-repeated="2" office:value-type="string">
            <text:p>2023-06-17</text:p>
          </table:table-cell>
          <table:table-cell table:formula="of:=VALUE(RIGHT([.B338];LEN([.B338])-2))" office:value-type="float" office:value="310966">
            <text:p>310966</text:p>
          </table:table-cell>
          <table:table-cell office:value-type="string">
            <text:p>Ari Graynor</text:p>
          </table:table-cell>
          <table:table-cell office:value-type="string">
            <text:p>Nick and Norah's Infinite Playlist</text:p>
          </table:table-cell>
          <table:table-cell office:value-type="string">
            <text:p>1983-04-27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nm0316528</text:p>
          </table:table-cell>
          <table:table-cell table:number-columns-repeated="2" office:value-type="string">
            <text:p>2022-10-30</text:p>
          </table:table-cell>
          <table:table-cell table:formula="of:=VALUE(RIGHT([.B339];LEN([.B339])-2))" office:value-type="float" office:value="316528">
            <text:p>316528</text:p>
          </table:table-cell>
          <table:table-cell office:value-type="string">
            <text:p>Beth Gibbons</text:p>
          </table:table-cell>
          <table:table-cell office:value-type="string">
            <text:p>Tank Girl</text:p>
          </table:table-cell>
          <table:table-cell office:value-type="string">
            <text:p>1965-01-04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nm0325097</text:p>
          </table:table-cell>
          <table:table-cell table:number-columns-repeated="2" office:value-type="string">
            <text:p>2022-10-30</text:p>
          </table:table-cell>
          <table:table-cell table:formula="of:=VALUE(RIGHT([.B340];LEN([.B340])-2))" office:value-type="float" office:value="325097">
            <text:p>325097</text:p>
          </table:table-cell>
          <table:table-cell office:value-type="string">
            <text:p>Tracey Gold</text:p>
          </table:table-cell>
          <table:table-cell office:value-type="string">
            <text:p>Growing Pains</text:p>
          </table:table-cell>
          <table:table-cell office:value-type="string">
            <text:p>1969-05-16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nm0325552</text:p>
          </table:table-cell>
          <table:table-cell table:number-columns-repeated="2" office:value-type="string">
            <text:p>2023-06-17</text:p>
          </table:table-cell>
          <table:table-cell table:formula="of:=VALUE(RIGHT([.B341];LEN([.B341])-2))" office:value-type="float" office:value="325552">
            <text:p>325552</text:p>
          </table:table-cell>
          <table:table-cell office:value-type="string">
            <text:p>Heather Goldenhersh</text:p>
          </table:table-cell>
          <table:table-cell office:value-type="string">
            <text:p>The Merchant of Venice</text:p>
          </table:table-cell>
          <table:table-cell office:value-type="string">
            <text:p>1973-03-26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nm0325989</text:p>
          </table:table-cell>
          <table:table-cell table:number-columns-repeated="2" office:value-type="string">
            <text:p>2023-06-17</text:p>
          </table:table-cell>
          <table:table-cell table:formula="of:=VALUE(RIGHT([.B342];LEN([.B342])-2))" office:value-type="float" office:value="325989">
            <text:p>325989</text:p>
          </table:table-cell>
          <table:table-cell office:value-type="string">
            <text:p>RenÃ©e Elise Goldsberry</text:p>
          </table:table-cell>
          <table:table-cell office:value-type="string">
            <text:p>Hamilton</text:p>
          </table:table-cell>
          <table:table-cell office:value-type="string">
            <text:p>1971-01-02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nm0327056</text:p>
          </table:table-cell>
          <table:table-cell table:number-columns-repeated="2" office:value-type="string">
            <text:p>2022-10-30</text:p>
          </table:table-cell>
          <table:table-cell table:formula="of:=VALUE(RIGHT([.B343];LEN([.B343])-2))" office:value-type="float" office:value="327056">
            <text:p>327056</text:p>
          </table:table-cell>
          <table:table-cell office:value-type="string">
            <text:p>Michelle Gomez</text:p>
          </table:table-cell>
          <table:table-cell office:value-type="string">
            <text:p>Green Wing</text:p>
          </table:table-cell>
          <table:table-cell office:value-type="string">
            <text:p>1966-11-23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nm0328709</text:p>
          </table:table-cell>
          <table:table-cell table:number-columns-repeated="2" office:value-type="string">
            <text:p>2023-06-17</text:p>
          </table:table-cell>
          <table:table-cell table:formula="of:=VALUE(RIGHT([.B344];LEN([.B344])-2))" office:value-type="float" office:value="328709">
            <text:p>328709</text:p>
          </table:table-cell>
          <table:table-cell office:value-type="string">
            <text:p>Meagan Good</text:p>
          </table:table-cell>
          <table:table-cell office:value-type="string">
            <text:p>Think Like a Man</text:p>
          </table:table-cell>
          <table:table-cell office:value-type="string">
            <text:p>1981-08-08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nm0329481</text:p>
          </table:table-cell>
          <table:table-cell table:number-columns-repeated="2" office:value-type="string">
            <text:p>2022-10-31</text:p>
          </table:table-cell>
          <table:table-cell table:formula="of:=VALUE(RIGHT([.B345];LEN([.B345])-2))" office:value-type="float" office:value="329481">
            <text:p>329481</text:p>
          </table:table-cell>
          <table:table-cell office:value-type="string">
            <text:p>Ginnifer Goodwin</text:p>
          </table:table-cell>
          <table:table-cell office:value-type="string">
            <text:p>Zootopia</text:p>
          </table:table-cell>
          <table:table-cell office:value-type="string">
            <text:p>1978-05-22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nm0334561</text:p>
          </table:table-cell>
          <table:table-cell table:number-columns-repeated="2" office:value-type="string">
            <text:p>2022-10-31</text:p>
          </table:table-cell>
          <table:table-cell table:formula="of:=VALUE(RIGHT([.B346];LEN([.B346])-2))" office:value-type="float" office:value="334561">
            <text:p>334561</text:p>
          </table:table-cell>
          <table:table-cell office:value-type="string">
            <text:p>Spencer Grammer</text:p>
          </table:table-cell>
          <table:table-cell office:value-type="string">
            <text:p>Rick and Morty</text:p>
          </table:table-cell>
          <table:table-cell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nm0337965</text:p>
          </table:table-cell>
          <table:table-cell table:number-columns-repeated="2" office:value-type="string">
            <text:p>2022-10-30</text:p>
          </table:table-cell>
          <table:table-cell table:formula="of:=VALUE(RIGHT([.B347];LEN([.B347])-2))" office:value-type="float" office:value="337965">
            <text:p>337965</text:p>
          </table:table-cell>
          <table:table-cell office:value-type="string">
            <text:p>Jenna Leigh Green</text:p>
          </table:table-cell>
          <table:table-cell office:value-type="string">
            <text:p>Sabrina the Teenage Witch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nm0339460</text:p>
          </table:table-cell>
          <table:table-cell table:number-columns-repeated="2" office:value-type="string">
            <text:p>2022-10-31</text:p>
          </table:table-cell>
          <table:table-cell table:formula="of:=VALUE(RIGHT([.B348];LEN([.B348])-2))" office:value-type="float" office:value="339460">
            <text:p>339460</text:p>
          </table:table-cell>
          <table:table-cell office:value-type="string">
            <text:p>Judy Greer</text:p>
          </table:table-cell>
          <table:table-cell office:value-type="string">
            <text:p>13 Going on 30</text:p>
          </table:table-cell>
          <table:table-cell office:value-type="string">
            <text:p>1975-07-20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nm0341267</text:p>
          </table:table-cell>
          <table:table-cell table:number-columns-repeated="2" office:value-type="string">
            <text:p>2022-10-30</text:p>
          </table:table-cell>
          <table:table-cell table:formula="of:=VALUE(RIGHT([.B349];LEN([.B349])-2))" office:value-type="float" office:value="341267">
            <text:p>341267</text:p>
          </table:table-cell>
          <table:table-cell office:value-type="string">
            <text:p>Katie Griffin</text:p>
          </table:table-cell>
          <table:table-cell office:value-type="string">
            <text:p>Sailor Moon</text:p>
          </table:table-cell>
          <table:table-cell office:value-type="string">
            <text:p>1973-01-1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nm0341737</text:p>
          </table:table-cell>
          <table:table-cell table:number-columns-repeated="2" office:value-type="string">
            <text:p>2022-10-30</text:p>
          </table:table-cell>
          <table:table-cell table:formula="of:=VALUE(RIGHT([.B350];LEN([.B350])-2))" office:value-type="float" office:value="341737">
            <text:p>341737</text:p>
          </table:table-cell>
          <table:table-cell office:value-type="string">
            <text:p>Rachel Griffiths</text:p>
          </table:table-cell>
          <table:table-cell office:value-type="string">
            <text:p>Six Feet Under</text:p>
          </table:table-cell>
          <table:table-cell office:value-type="string">
            <text:p>1968-12-18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nm0348152</text:p>
          </table:table-cell>
          <table:table-cell table:number-columns-repeated="2" office:value-type="string">
            <text:p>2022-10-31</text:p>
          </table:table-cell>
          <table:table-cell table:formula="of:=VALUE(RIGHT([.B351];LEN([.B351])-2))" office:value-type="float" office:value="348152">
            <text:p>348152</text:p>
          </table:table-cell>
          <table:table-cell office:value-type="string">
            <text:p>Anna Gunn</text:p>
          </table:table-cell>
          <table:table-cell office:value-type="string">
            <text:p>Breaking Bad</text:p>
          </table:table-cell>
          <table:table-cell office:value-type="string">
            <text:p>1968-08-11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office:value-type="string">
            <text:p>nm0349663</text:p>
          </table:table-cell>
          <table:table-cell table:number-columns-repeated="2" office:value-type="string">
            <text:p>2023-06-17</text:p>
          </table:table-cell>
          <table:table-cell table:formula="of:=VALUE(RIGHT([.B352];LEN([.B352])-2))" office:value-type="float" office:value="349663">
            <text:p>349663</text:p>
          </table:table-cell>
          <table:table-cell office:value-type="string">
            <text:p>Kristen Gutoskie</text:p>
          </table:table-cell>
          <table:table-cell office:value-type="string">
            <text:p>The Dust Storm</text:p>
          </table:table-cell>
          <table:table-cell office:value-type="string">
            <text:p>1988-06-06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nm0350454</text:p>
          </table:table-cell>
          <table:table-cell table:number-columns-repeated="2" office:value-type="string">
            <text:p>2022-10-30</text:p>
          </table:table-cell>
          <table:table-cell table:formula="of:=VALUE(RIGHT([.B353];LEN([.B353])-2))" office:value-type="float" office:value="350454">
            <text:p>350454</text:p>
          </table:table-cell>
          <table:table-cell office:value-type="string">
            <text:p>Maggie Gyllenhaal</text:p>
          </table:table-cell>
          <table:table-cell office:value-type="string">
            <text:p>Secretary</text:p>
          </table:table-cell>
          <table:table-cell office:value-type="string">
            <text:p>1977-11-16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nm0352379</text:p>
          </table:table-cell>
          <table:table-cell table:number-columns-repeated="2" office:value-type="string">
            <text:p>2022-10-30</text:p>
          </table:table-cell>
          <table:table-cell table:formula="of:=VALUE(RIGHT([.B354];LEN([.B354])-2))" office:value-type="float" office:value="352379">
            <text:p>352379</text:p>
          </table:table-cell>
          <table:table-cell office:value-type="string">
            <text:p>Shelley Hack</text:p>
          </table:table-cell>
          <table:table-cell office:value-type="string">
            <text:p>Annie Hall</text:p>
          </table:table-cell>
          <table:table-cell office:value-type="string">
            <text:p>1947-07-06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nm0354157</text:p>
          </table:table-cell>
          <table:table-cell table:number-columns-repeated="2" office:value-type="string">
            <text:p>2022-10-30</text:p>
          </table:table-cell>
          <table:table-cell table:formula="of:=VALUE(RIGHT([.B355];LEN([.B355])-2))" office:value-type="float" office:value="354157">
            <text:p>354157</text:p>
          </table:table-cell>
          <table:table-cell office:value-type="string">
            <text:p>Leisha Hailey</text:p>
          </table:table-cell>
          <table:table-cell office:value-type="string">
            <text:p>The L Word</text:p>
          </table:table-cell>
          <table:table-cell office:value-type="string">
            <text:p>1971-07-11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nm0358922</text:p>
          </table:table-cell>
          <table:table-cell table:number-columns-repeated="2" office:value-type="string">
            <text:p>2022-10-30</text:p>
          </table:table-cell>
          <table:table-cell table:formula="of:=VALUE(RIGHT([.B356];LEN([.B356])-2))" office:value-type="float" office:value="358922">
            <text:p>358922</text:p>
          </table:table-cell>
          <table:table-cell office:value-type="string">
            <text:p>Emily Hampshire</text:p>
          </table:table-cell>
          <table:table-cell office:value-type="string">
            <text:p>Schitt's Creek</text:p>
          </table:table-cell>
          <table:table-cell office:value-type="string">
            <text:p>1979-08-2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nm0365140</text:p>
          </table:table-cell>
          <table:table-cell table:number-columns-repeated="2" office:value-type="string">
            <text:p>2022-10-30</text:p>
          </table:table-cell>
          <table:table-cell table:formula="of:=VALUE(RIGHT([.B357];LEN([.B357])-2))" office:value-type="float" office:value="365140">
            <text:p>365140</text:p>
          </table:table-cell>
          <table:table-cell office:value-type="string">
            <text:p>Naomie Harris</text:p>
          </table:table-cell>
          <table:table-cell office:value-type="string">
            <text:p>Moonlight</text:p>
          </table:table-cell>
          <table:table-cell office:value-type="string">
            <text:p>1976-09-0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nm0372176</text:p>
          </table:table-cell>
          <table:table-cell table:number-columns-repeated="2" office:value-type="string">
            <text:p>2022-10-31</text:p>
          </table:table-cell>
          <table:table-cell table:formula="of:=VALUE(RIGHT([.B358];LEN([.B358])-2))" office:value-type="float" office:value="372176">
            <text:p>372176</text:p>
          </table:table-cell>
          <table:table-cell office:value-type="string">
            <text:p>Lena Headey</text:p>
          </table:table-cell>
          <table:table-cell office:value-type="float" office:value="300">
            <text:p>300</text:p>
          </table:table-cell>
          <table:table-cell office:value-type="string">
            <text:p>1973-10-0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m0372961</text:p>
          </table:table-cell>
          <table:table-cell table:number-columns-repeated="2" office:value-type="string">
            <text:p>2022-10-31</text:p>
          </table:table-cell>
          <table:table-cell table:formula="of:=VALUE(RIGHT([.B359];LEN([.B359])-2))" office:value-type="float" office:value="372961">
            <text:p>372961</text:p>
          </table:table-cell>
          <table:table-cell office:value-type="string">
            <text:p>Jessica Hecht</text:p>
          </table:table-cell>
          <table:table-cell office:value-type="string">
            <text:p>Whatever Works</text:p>
          </table:table-cell>
          <table:table-cell office:value-type="string">
            <text:p>1965-06-28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nm0376602</text:p>
          </table:table-cell>
          <table:table-cell table:number-columns-repeated="2" office:value-type="string">
            <text:p>2022-10-31</text:p>
          </table:table-cell>
          <table:table-cell table:formula="of:=VALUE(RIGHT([.B360];LEN([.B360])-2))" office:value-type="float" office:value="376602">
            <text:p>376602</text:p>
          </table:table-cell>
          <table:table-cell office:value-type="string">
            <text:p>Shirley Henderson</text:p>
          </table:table-cell>
          <table:table-cell office:value-type="string">
            <text:p>Star Wars: Episode IX - The Rise of Skywalker</text:p>
          </table:table-cell>
          <table:table-cell office:value-type="string">
            <text:p>1965-11-24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nm0376716</text:p>
          </table:table-cell>
          <table:table-cell table:number-columns-repeated="2" office:value-type="string">
            <text:p>2022-10-31</text:p>
          </table:table-cell>
          <table:table-cell table:formula="of:=VALUE(RIGHT([.B361];LEN([.B361])-2))" office:value-type="float" office:value="376716">
            <text:p>376716</text:p>
          </table:table-cell>
          <table:table-cell office:value-type="string">
            <text:p>Christina Hendricks</text:p>
          </table:table-cell>
          <table:table-cell office:value-type="string">
            <text:p>Ginger &amp; Rosa</text:p>
          </table:table-cell>
          <table:table-cell office:value-type="string">
            <text:p>1975-05-03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nm0380665</text:p>
          </table:table-cell>
          <table:table-cell table:number-columns-repeated="2" office:value-type="string">
            <text:p>2022-11-27</text:p>
          </table:table-cell>
          <table:table-cell table:formula="of:=VALUE(RIGHT([.B362];LEN([.B362])-2))" office:value-type="float" office:value="380665">
            <text:p>380665</text:p>
          </table:table-cell>
          <table:table-cell office:value-type="string">
            <text:p>Lynn Herring</text:p>
          </table:table-cell>
          <table:table-cell office:value-type="string">
            <text:p>General Hospital</text:p>
          </table:table-cell>
          <table:table-cell office:value-type="string">
            <text:p>1958-09-22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nm0382162</text:p>
          </table:table-cell>
          <table:table-cell table:number-columns-repeated="2" office:value-type="string">
            <text:p>2022-10-30</text:p>
          </table:table-cell>
          <table:table-cell table:formula="of:=VALUE(RIGHT([.B363];LEN([.B363])-2))" office:value-type="float" office:value="382162">
            <text:p>382162</text:p>
          </table:table-cell>
          <table:table-cell office:value-type="string">
            <text:p>Virginia Hey</text:p>
          </table:table-cell>
          <table:table-cell office:value-type="string">
            <text:p>Mad Max 2</text:p>
          </table:table-cell>
          <table:table-cell office:value-type="string">
            <text:p>1952-06-1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nm0385296</text:p>
          </table:table-cell>
          <table:table-cell table:number-columns-repeated="2" office:value-type="string">
            <text:p>2022-10-30</text:p>
          </table:table-cell>
          <table:table-cell table:formula="of:=VALUE(RIGHT([.B364];LEN([.B364])-2))" office:value-type="float" office:value="385296">
            <text:p>385296</text:p>
          </table:table-cell>
          <table:table-cell office:value-type="string">
            <text:p>Paris Hilton</text:p>
          </table:table-cell>
          <table:table-cell office:value-type="string">
            <text:p>The Hottie &amp; the Nottie</text:p>
          </table:table-cell>
          <table:table-cell office:value-type="string">
            <text:p>1981-02-17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nm0390229</text:p>
          </table:table-cell>
          <table:table-cell table:number-columns-repeated="2" office:value-type="string">
            <text:p>2022-10-30</text:p>
          </table:table-cell>
          <table:table-cell table:formula="of:=VALUE(RIGHT([.B365];LEN([.B365])-2))" office:value-type="float" office:value="390229">
            <text:p>390229</text:p>
          </table:table-cell>
          <table:table-cell office:value-type="string">
            <text:p>Laurie Holden</text:p>
          </table:table-cell>
          <table:table-cell office:value-type="string">
            <text:p>The Boys</text:p>
          </table:table-cell>
          <table:table-cell office:value-type="string">
            <text:p>1969-12-17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nm0391274</text:p>
          </table:table-cell>
          <table:table-cell table:number-columns-repeated="2" office:value-type="string">
            <text:p>2022-10-30</text:p>
          </table:table-cell>
          <table:table-cell table:formula="of:=VALUE(RIGHT([.B366];LEN([.B366])-2))" office:value-type="float" office:value="391274">
            <text:p>391274</text:p>
          </table:table-cell>
          <table:table-cell office:value-type="string">
            <text:p>Laurel Holloman</text:p>
          </table:table-cell>
          <table:table-cell office:value-type="string">
            <text:p>The Incredibly True Adventure of Two Girls in Love</text:p>
          </table:table-cell>
          <table:table-cell office:value-type="string">
            <text:p>1971-05-23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nm0397171</text:p>
          </table:table-cell>
          <table:table-cell table:number-columns-repeated="2" office:value-type="string">
            <text:p>2022-11-26</text:p>
          </table:table-cell>
          <table:table-cell table:formula="of:=VALUE(RIGHT([.B367];LEN([.B367])-2))" office:value-type="float" office:value="397171">
            <text:p>397171</text:p>
          </table:table-cell>
          <table:table-cell office:value-type="string">
            <text:p>Bryce Dallas Howard</text:p>
          </table:table-cell>
          <table:table-cell office:value-type="string">
            <text:p>Jurassic World Dominion</text:p>
          </table:table-cell>
          <table:table-cell office:value-type="string">
            <text:p>1981-03-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m0424060</text:p>
          </table:table-cell>
          <table:table-cell table:number-columns-repeated="2" office:value-type="string">
            <text:p>2022-10-31</text:p>
          </table:table-cell>
          <table:table-cell table:formula="of:=VALUE(RIGHT([.B368];LEN([.B368])-2))" office:value-type="float" office:value="424060">
            <text:p>424060</text:p>
          </table:table-cell>
          <table:table-cell office:value-type="string">
            <text:p>Scarlett Johansson</text:p>
          </table:table-cell>
          <table:table-cell office:value-type="string">
            <text:p>Lost in Translation</text:p>
          </table:table-cell>
          <table:table-cell office:value-type="string">
            <text:p>1984-11-2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nm0424534</text:p>
          </table:table-cell>
          <table:table-cell table:number-columns-repeated="2" office:value-type="string">
            <text:p>2022-10-31</text:p>
          </table:table-cell>
          <table:table-cell table:formula="of:=VALUE(RIGHT([.B369];LEN([.B369])-2))" office:value-type="float" office:value="424534">
            <text:p>424534</text:p>
          </table:table-cell>
          <table:table-cell office:value-type="string">
            <text:p>Ashley Johnson</text:p>
          </table:table-cell>
          <table:table-cell office:value-type="string">
            <text:p>The Avengers</text:p>
          </table:table-cell>
          <table:table-cell office:value-type="string">
            <text:p>1983-08-09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nm0428065</text:p>
          </table:table-cell>
          <table:table-cell table:number-columns-repeated="2" office:value-type="string">
            <text:p>2022-10-31</text:p>
          </table:table-cell>
          <table:table-cell table:formula="of:=VALUE(RIGHT([.B370];LEN([.B370])-2))" office:value-type="float" office:value="428065">
            <text:p>428065</text:p>
          </table:table-cell>
          <table:table-cell office:value-type="string">
            <text:p>Felicity Jones</text:p>
          </table:table-cell>
          <table:table-cell office:value-type="string">
            <text:p>Rogue One</text:p>
          </table:table-cell>
          <table:table-cell office:value-type="string">
            <text:p>1983-10-1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nm0429069</text:p>
          </table:table-cell>
          <table:table-cell table:number-columns-repeated="2" office:value-type="string">
            <text:p>2022-10-30</text:p>
          </table:table-cell>
          <table:table-cell table:formula="of:=VALUE(RIGHT([.B371];LEN([.B371])-2))" office:value-type="float" office:value="429069">
            <text:p>429069</text:p>
          </table:table-cell>
          <table:table-cell office:value-type="string">
            <text:p>Rashida Jones</text:p>
          </table:table-cell>
          <table:table-cell office:value-type="string">
            <text:p>Parks and Recreation</text:p>
          </table:table-cell>
          <table:table-cell office:value-type="string">
            <text:p>1976-02-25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nm0435323</text:p>
          </table:table-cell>
          <table:table-cell table:number-columns-repeated="2" office:value-type="string">
            <text:p>2022-10-31</text:p>
          </table:table-cell>
          <table:table-cell table:formula="of:=VALUE(RIGHT([.B372];LEN([.B372])-2))" office:value-type="float" office:value="435323">
            <text:p>435323</text:p>
          </table:table-cell>
          <table:table-cell office:value-type="string">
            <text:p>Bianca Kajlich</text:p>
          </table:table-cell>
          <table:table-cell office:value-type="string">
            <text:p>Halloween: Resurrection</text:p>
          </table:table-cell>
          <table:table-cell office:value-type="string">
            <text:p>1977-03-26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nm0435509</text:p>
          </table:table-cell>
          <table:table-cell table:number-columns-repeated="2" office:value-type="string">
            <text:p>2022-10-30</text:p>
          </table:table-cell>
          <table:table-cell table:formula="of:=VALUE(RIGHT([.B373];LEN([.B373])-2))" office:value-type="float" office:value="435509">
            <text:p>435509</text:p>
          </table:table-cell>
          <table:table-cell office:value-type="string">
            <text:p>Alaina Huffman</text:p>
          </table:table-cell>
          <table:table-cell office:value-type="string">
            <text:p>The Perfection</text:p>
          </table:table-cell>
          <table:table-cell office:value-type="string">
            <text:p>1980-04-17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office:value-type="string">
            <text:p>nm0443824</text:p>
          </table:table-cell>
          <table:table-cell table:number-columns-repeated="2" office:value-type="string">
            <text:p>2023-06-17</text:p>
          </table:table-cell>
          <table:table-cell table:formula="of:=VALUE(RIGHT([.B374];LEN([.B374])-2))" office:value-type="float" office:value="443824">
            <text:p>443824</text:p>
          </table:table-cell>
          <table:table-cell office:value-type="string">
            <text:p>Staci Keanan</text:p>
          </table:table-cell>
          <table:table-cell office:value-type="string">
            <text:p>Step by Step</text:p>
          </table:table-cell>
          <table:table-cell office:value-type="string">
            <text:p>1975-06-06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office:value-type="string">
            <text:p>nm0444291</text:p>
          </table:table-cell>
          <table:table-cell table:number-columns-repeated="2" office:value-type="string">
            <text:p>2023-06-17</text:p>
          </table:table-cell>
          <table:table-cell table:formula="of:=VALUE(RIGHT([.B375];LEN([.B375])-2))" office:value-type="float" office:value="444291">
            <text:p>444291</text:p>
          </table:table-cell>
          <table:table-cell office:value-type="string">
            <text:p>Asher Keddie</text:p>
          </table:table-cell>
          <table:table-cell office:value-type="string">
            <text:p>X-Men Origins: Wolverine</text:p>
          </table:table-cell>
          <table:table-cell office:value-type="string">
            <text:p>1974-07-31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nm0447695</text:p>
          </table:table-cell>
          <table:table-cell table:number-columns-repeated="2" office:value-type="string">
            <text:p>2022-10-31</text:p>
          </table:table-cell>
          <table:table-cell table:formula="of:=VALUE(RIGHT([.B376];LEN([.B376])-2))" office:value-type="float" office:value="447695">
            <text:p>447695</text:p>
          </table:table-cell>
          <table:table-cell office:value-type="string">
            <text:p>Anna Kendrick</text:p>
          </table:table-cell>
          <table:table-cell office:value-type="string">
            <text:p>Up in the Air</text:p>
          </table:table-cell>
          <table:table-cell office:value-type="string">
            <text:p>1985-08-09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nm0448204</text:p>
          </table:table-cell>
          <table:table-cell table:number-columns-repeated="2" office:value-type="string">
            <text:p>2022-10-30</text:p>
          </table:table-cell>
          <table:table-cell table:formula="of:=VALUE(RIGHT([.B377];LEN([.B377])-2))" office:value-type="float" office:value="448204">
            <text:p>448204</text:p>
          </table:table-cell>
          <table:table-cell office:value-type="string">
            <text:p>Maria Doyle Kennedy</text:p>
          </table:table-cell>
          <table:table-cell office:value-type="string">
            <text:p>The Tudors</text:p>
          </table:table-cell>
          <table:table-cell office:value-type="string">
            <text:p>1964-09-25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nm0452288</text:p>
          </table:table-cell>
          <table:table-cell table:number-columns-repeated="2" office:value-type="string">
            <text:p>2022-10-31</text:p>
          </table:table-cell>
          <table:table-cell table:formula="of:=VALUE(RIGHT([.B378];LEN([.B378])-2))" office:value-type="float" office:value="452288">
            <text:p>452288</text:p>
          </table:table-cell>
          <table:table-cell office:value-type="string">
            <text:p>Margot Kidder</text:p>
          </table:table-cell>
          <table:table-cell office:value-type="string">
            <text:p>Superman</text:p>
          </table:table-cell>
          <table:table-cell office:value-type="string">
            <text:p>1948-10-17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nm0452962</text:p>
          </table:table-cell>
          <table:table-cell table:number-columns-repeated="2" office:value-type="string">
            <text:p>2022-10-30</text:p>
          </table:table-cell>
          <table:table-cell table:formula="of:=VALUE(RIGHT([.B379];LEN([.B379])-2))" office:value-type="float" office:value="452962">
            <text:p>452962</text:p>
          </table:table-cell>
          <table:table-cell office:value-type="string">
            <text:p>Jewel</text:p>
          </table:table-cell>
          <table:table-cell office:value-type="string">
            <text:p>Ride with the Devil</text:p>
          </table:table-cell>
          <table:table-cell office:value-type="string">
            <text:p>1974-05-23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office:value-type="string">
            <text:p>nm0453746</text:p>
          </table:table-cell>
          <table:table-cell table:number-columns-repeated="2" office:value-type="string">
            <text:p>2023-06-17</text:p>
          </table:table-cell>
          <table:table-cell table:formula="of:=VALUE(RIGHT([.B380];LEN([.B380])-2))" office:value-type="float" office:value="453746">
            <text:p>453746</text:p>
          </table:table-cell>
          <table:table-cell office:value-type="string">
            <text:p>Yunjin Kim</text:p>
          </table:table-cell>
          <table:table-cell office:value-type="string">
            <text:p>Lost</text:p>
          </table:table-cell>
          <table:table-cell office:value-type="string">
            <text:p>1973-11-0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m0461136</text:p>
          </table:table-cell>
          <table:table-cell table:number-columns-repeated="2" office:value-type="string">
            <text:p>2022-10-31</text:p>
          </table:table-cell>
          <table:table-cell table:formula="of:=VALUE(RIGHT([.B381];LEN([.B381])-2))" office:value-type="float" office:value="461136">
            <text:p>461136</text:p>
          </table:table-cell>
          <table:table-cell office:value-type="string">
            <text:p>Keira Knightley</text:p>
          </table:table-cell>
          <table:table-cell office:value-type="string">
            <text:p>Pirates of the Caribbean: The Curse of the Black Pearl</text:p>
          </table:table-cell>
          <table:table-cell office:value-type="string">
            <text:p>1985-03-26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string">
            <text:p>nm0461746</text:p>
          </table:table-cell>
          <table:table-cell table:number-columns-repeated="2" office:value-type="string">
            <text:p>2023-09-20</text:p>
          </table:table-cell>
          <table:table-cell table:formula="of:=VALUE(RIGHT([.B382];LEN([.B382])-2))" office:value-type="float" office:value="461746">
            <text:p>461746</text:p>
          </table:table-cell>
          <table:table-cell office:value-type="string">
            <text:p>Sidse Babett Knudsen</text:p>
          </table:table-cell>
          <table:table-cell office:value-type="string">
            <text:p>Borgen</text:p>
          </table:table-cell>
          <table:table-cell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nm0471036</text:p>
          </table:table-cell>
          <table:table-cell table:number-columns-repeated="2" office:value-type="string">
            <text:p>2022-10-30</text:p>
          </table:table-cell>
          <table:table-cell table:formula="of:=VALUE(RIGHT([.B383];LEN([.B383])-2))" office:value-type="float" office:value="471036">
            <text:p>471036</text:p>
          </table:table-cell>
          <table:table-cell office:value-type="string">
            <text:p>Kristin Kreuk</text:p>
          </table:table-cell>
          <table:table-cell office:value-type="string">
            <text:p>EuroTrip</text:p>
          </table:table-cell>
          <table:table-cell office:value-type="string">
            <text:p>1982-12-30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nm0474333</text:p>
          </table:table-cell>
          <table:table-cell table:number-columns-repeated="2" office:value-type="string">
            <text:p>2022-10-30</text:p>
          </table:table-cell>
          <table:table-cell table:formula="of:=VALUE(RIGHT([.B384];LEN([.B384])-2))" office:value-type="float" office:value="474333">
            <text:p>474333</text:p>
          </table:table-cell>
          <table:table-cell office:value-type="string">
            <text:p>Nutsa Kukhianidze</text:p>
          </table:table-cell>
          <table:table-cell office:value-type="string">
            <text:p>The Good Thief</text:p>
          </table:table-cell>
          <table:table-cell office:value-type="string">
            <text:p>1983-08-0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nm0478291</text:p>
          </table:table-cell>
          <table:table-cell table:number-columns-repeated="2" office:value-type="string">
            <text:p>2022-10-30</text:p>
          </table:table-cell>
          <table:table-cell table:formula="of:=VALUE(RIGHT([.B385];LEN([.B385])-2))" office:value-type="float" office:value="478291">
            <text:p>478291</text:p>
          </table:table-cell>
          <table:table-cell office:value-type="string">
            <text:p>Madeleine L'Engle</text:p>
          </table:table-cell>
          <table:table-cell office:value-type="string">
            <text:p>A Wrinkle in Time</text:p>
          </table:table-cell>
          <table:table-cell office:value-type="string">
            <text:p>1918-11-29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nm0480891</text:p>
          </table:table-cell>
          <table:table-cell table:number-columns-repeated="2" office:value-type="string">
            <text:p>2022-10-30</text:p>
          </table:table-cell>
          <table:table-cell table:formula="of:=VALUE(RIGHT([.B386];LEN([.B386])-2))" office:value-type="float" office:value="480891">
            <text:p>480891</text:p>
          </table:table-cell>
          <table:table-cell office:value-type="string">
            <text:p>Sarah Lafleur</text:p>
          </table:table-cell>
          <table:table-cell office:value-type="string">
            <text:p>Lake Placid 2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nm0484178</text:p>
          </table:table-cell>
          <table:table-cell table:number-columns-repeated="2" office:value-type="string">
            <text:p>2022-10-30</text:p>
          </table:table-cell>
          <table:table-cell table:formula="of:=VALUE(RIGHT([.B387];LEN([.B387])-2))" office:value-type="float" office:value="484178">
            <text:p>484178</text:p>
          </table:table-cell>
          <table:table-cell office:value-type="string">
            <text:p>Sarah Lancaster</text:p>
          </table:table-cell>
          <table:table-cell office:value-type="string">
            <text:p>Chuck</text:p>
          </table:table-cell>
          <table:table-cell office:value-type="string">
            <text:p>1980-02-1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nm0484916</text:p>
          </table:table-cell>
          <table:table-cell table:number-columns-repeated="2" office:value-type="string">
            <text:p>2022-10-30</text:p>
          </table:table-cell>
          <table:table-cell table:formula="of:=VALUE(RIGHT([.B388];LEN([.B388])-2))" office:value-type="float" office:value="484916">
            <text:p>484916</text:p>
          </table:table-cell>
          <table:table-cell office:value-type="string">
            <text:p>Jen Landon</text:p>
          </table:table-cell>
          <table:table-cell office:value-type="string">
            <text:p>Yellowstone</text:p>
          </table:table-cell>
          <table:table-cell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nm0486277</text:p>
          </table:table-cell>
          <table:table-cell table:number-columns-repeated="2" office:value-type="string">
            <text:p>2023-06-16</text:p>
          </table:table-cell>
          <table:table-cell table:formula="of:=VALUE(RIGHT([.B389];LEN([.B389])-2))" office:value-type="float" office:value="486277">
            <text:p>486277</text:p>
          </table:table-cell>
          <table:table-cell office:value-type="string">
            <text:p>A.J. Langer</text:p>
          </table:table-cell>
          <table:table-cell office:value-type="string">
            <text:p>My So-Called Life</text:p>
          </table:table-cell>
          <table:table-cell office:value-type="string">
            <text:p>1974-05-22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nm0487884</text:p>
          </table:table-cell>
          <table:table-cell table:number-columns-repeated="2" office:value-type="string">
            <text:p>2022-10-30</text:p>
          </table:table-cell>
          <table:table-cell table:formula="of:=VALUE(RIGHT([.B390];LEN([.B390])-2))" office:value-type="float" office:value="487884">
            <text:p>487884</text:p>
          </table:table-cell>
          <table:table-cell office:value-type="string">
            <text:p>Alexandra Maria Lara</text:p>
          </table:table-cell>
          <table:table-cell office:value-type="string">
            <text:p>Der Untergang</text:p>
          </table:table-cell>
          <table:table-cell office:value-type="string">
            <text:p>1978-11-12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nm0488953</text:p>
          </table:table-cell>
          <table:table-cell table:number-columns-repeated="2" office:value-type="string">
            <text:p>2022-10-31</text:p>
          </table:table-cell>
          <table:table-cell table:formula="of:=VALUE(RIGHT([.B391];LEN([.B391])-2))" office:value-type="float" office:value="488953">
            <text:p>488953</text:p>
          </table:table-cell>
          <table:table-cell office:value-type="string">
            <text:p>Brie Larson</text:p>
          </table:table-cell>
          <table:table-cell office:value-type="string">
            <text:p>Room</text:p>
          </table:table-cell>
          <table:table-cell office:value-type="string">
            <text:p>1989-10-01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nm0491259</text:p>
          </table:table-cell>
          <table:table-cell table:number-columns-repeated="2" office:value-type="string">
            <text:p>2022-10-30</text:p>
          </table:table-cell>
          <table:table-cell table:formula="of:=VALUE(RIGHT([.B392];LEN([.B392])-2))" office:value-type="float" office:value="491259">
            <text:p>491259</text:p>
          </table:table-cell>
          <table:table-cell office:value-type="string">
            <text:p>MÃ©lanie Laurent</text:p>
          </table:table-cell>
          <table:table-cell office:value-type="string">
            <text:p>Inglourious Basterds</text:p>
          </table:table-cell>
          <table:table-cell office:value-type="string">
            <text:p>1983-02-21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nm0492345</text:p>
          </table:table-cell>
          <table:table-cell table:number-columns-repeated="2" office:value-type="string">
            <text:p>2022-10-31</text:p>
          </table:table-cell>
          <table:table-cell table:formula="of:=VALUE(RIGHT([.B393];LEN([.B393])-2))" office:value-type="float" office:value="492345">
            <text:p>492345</text:p>
          </table:table-cell>
          <table:table-cell office:value-type="string">
            <text:p>Katrina Law</text:p>
          </table:table-cell>
          <table:table-cell office:value-type="string">
            <text:p>Arrow</text:p>
          </table:table-cell>
          <table:table-cell office:value-type="string">
            <text:p>1985-09-3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nm0494372</text:p>
          </table:table-cell>
          <table:table-cell table:number-columns-repeated="2" office:value-type="string">
            <text:p>2022-10-30</text:p>
          </table:table-cell>
          <table:table-cell table:formula="of:=VALUE(RIGHT([.B394];LEN([.B394])-2))" office:value-type="float" office:value="494372">
            <text:p>494372</text:p>
          </table:table-cell>
          <table:table-cell office:value-type="string">
            <text:p>Ursula K. Le Guin</text:p>
          </table:table-cell>
          <table:table-cell office:value-type="string">
            <text:p>Gedo senki</text:p>
          </table:table-cell>
          <table:table-cell office:value-type="string">
            <text:p>1929-10-21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office:value-type="string">
            <text:p>nm0496555</text:p>
          </table:table-cell>
          <table:table-cell table:number-columns-repeated="2" office:value-type="string">
            <text:p>2022-10-30</text:p>
          </table:table-cell>
          <table:table-cell table:formula="of:=VALUE(RIGHT([.B395];LEN([.B395])-2))" office:value-type="float" office:value="496555">
            <text:p>496555</text:p>
          </table:table-cell>
          <table:table-cell office:value-type="string">
            <text:p>Brandy Ledford</text:p>
          </table:table-cell>
          <table:table-cell office:value-type="string">
            <text:p>The American Dream: Baywatch</text:p>
          </table:table-cell>
          <table:table-cell office:value-type="string">
            <text:p>1969-02-0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nm0498956</text:p>
          </table:table-cell>
          <table:table-cell table:number-columns-repeated="2" office:value-type="string">
            <text:p>2022-10-30</text:p>
          </table:table-cell>
          <table:table-cell table:formula="of:=VALUE(RIGHT([.B396];LEN([.B396])-2))" office:value-type="float" office:value="498956">
            <text:p>498956</text:p>
          </table:table-cell>
          <table:table-cell office:value-type="string">
            <text:p>Rachelle Lefevre</text:p>
          </table:table-cell>
          <table:table-cell office:value-type="string">
            <text:p>Twilight</text:p>
          </table:table-cell>
          <table:table-cell office:value-type="string">
            <text:p>1979-02-01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nm0500200</text:p>
          </table:table-cell>
          <table:table-cell table:number-columns-repeated="2" office:value-type="string">
            <text:p>2022-10-30</text:p>
          </table:table-cell>
          <table:table-cell table:formula="of:=VALUE(RIGHT([.B397];LEN([.B397])-2))" office:value-type="float" office:value="500200">
            <text:p>500200</text:p>
          </table:table-cell>
          <table:table-cell office:value-type="string">
            <text:p>Chyler Leigh</text:p>
          </table:table-cell>
          <table:table-cell office:value-type="string">
            <text:p>Not Another Teen Movie</text:p>
          </table:table-cell>
          <table:table-cell office:value-type="string">
            <text:p>1982-04-10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nm0502342</text:p>
          </table:table-cell>
          <table:table-cell table:number-columns-repeated="2" office:value-type="string">
            <text:p>2022-10-30</text:p>
          </table:table-cell>
          <table:table-cell table:formula="of:=VALUE(RIGHT([.B398];LEN([.B398])-2))" office:value-type="float" office:value="502342">
            <text:p>502342</text:p>
          </table:table-cell>
          <table:table-cell office:value-type="string">
            <text:p>Bethany Joy Lenz</text:p>
          </table:table-cell>
          <table:table-cell office:value-type="string">
            <text:p>Dexter</text:p>
          </table:table-cell>
          <table:table-cell office:value-type="string">
            <text:p>1981-04-0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nm0503060</text:p>
          </table:table-cell>
          <table:table-cell table:number-columns-repeated="2" office:value-type="string">
            <text:p>2022-10-30</text:p>
          </table:table-cell>
          <table:table-cell table:formula="of:=VALUE(RIGHT([.B399];LEN([.B399])-2))" office:value-type="float" office:value="503060">
            <text:p>503060</text:p>
          </table:table-cell>
          <table:table-cell office:value-type="string">
            <text:p>Stephanie Leonidas</text:p>
          </table:table-cell>
          <table:table-cell office:value-type="string">
            <text:p>Mirrormask</text:p>
          </table:table-cell>
          <table:table-cell office:value-type="string">
            <text:p>1984-02-14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nm0514228</text:p>
          </table:table-cell>
          <table:table-cell table:number-columns-repeated="2" office:value-type="string">
            <text:p>2022-10-31</text:p>
          </table:table-cell>
          <table:table-cell table:formula="of:=VALUE(RIGHT([.B400];LEN([.B400])-2))" office:value-type="float" office:value="514228">
            <text:p>514228</text:p>
          </table:table-cell>
          <table:table-cell office:value-type="string">
            <text:p>Peyton List</text:p>
          </table:table-cell>
          <table:table-cell office:value-type="string">
            <text:p>The Tomorrow People</text:p>
          </table:table-cell>
          <table:table-cell office:value-type="string">
            <text:p>1986-08-08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nm0517820</text:p>
          </table:table-cell>
          <table:table-cell table:number-columns-repeated="2" office:value-type="string">
            <text:p>2022-10-31</text:p>
          </table:table-cell>
          <table:table-cell table:formula="of:=VALUE(RIGHT([.B401];LEN([.B401])-2))" office:value-type="float" office:value="517820">
            <text:p>517820</text:p>
          </table:table-cell>
          <table:table-cell office:value-type="string">
            <text:p>Lindsay Lohan</text:p>
          </table:table-cell>
          <table:table-cell office:value-type="string">
            <text:p>The Parent Trap</text:p>
          </table:table-cell>
          <table:table-cell office:value-type="string">
            <text:p>1986-07-02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nm0518085</text:p>
          </table:table-cell>
          <table:table-cell table:number-columns-repeated="2" office:value-type="string">
            <text:p>2022-10-30</text:p>
          </table:table-cell>
          <table:table-cell table:formula="of:=VALUE(RIGHT([.B402];LEN([.B402])-2))" office:value-type="float" office:value="518085">
            <text:p>518085</text:p>
          </table:table-cell>
          <table:table-cell office:value-type="string">
            <text:p>Kristanna Loken</text:p>
          </table:table-cell>
          <table:table-cell office:value-type="string">
            <text:p>Terminator 3: Rise of the Machines</text:p>
          </table:table-cell>
          <table:table-cell office:value-type="string">
            <text:p>1979-10-08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m0518312</text:p>
          </table:table-cell>
          <table:table-cell table:number-columns-repeated="2" office:value-type="string">
            <text:p>2022-10-30</text:p>
          </table:table-cell>
          <table:table-cell table:formula="of:=VALUE(RIGHT([.B403];LEN([.B403])-2))" office:value-type="float" office:value="518312">
            <text:p>518312</text:p>
          </table:table-cell>
          <table:table-cell office:value-type="string">
            <text:p>Karina Lombard</text:p>
          </table:table-cell>
          <table:table-cell office:value-type="string">
            <text:p>Legends of the Fall</text:p>
          </table:table-cell>
          <table:table-cell office:value-type="string">
            <text:p>1969-01-21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nm0519456</text:p>
          </table:table-cell>
          <table:table-cell table:number-columns-repeated="2" office:value-type="string">
            <text:p>2022-10-30</text:p>
          </table:table-cell>
          <table:table-cell table:formula="of:=VALUE(RIGHT([.B404];LEN([.B404])-2))" office:value-type="float" office:value="519456">
            <text:p>519456</text:p>
          </table:table-cell>
          <table:table-cell office:value-type="string">
            <text:p>Eva Longoria</text:p>
          </table:table-cell>
          <table:table-cell office:value-type="string">
            <text:p>Desperate Housewives</text:p>
          </table:table-cell>
          <table:table-cell office:value-type="string">
            <text:p>1975-03-15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nm0521753</text:p>
          </table:table-cell>
          <table:table-cell table:number-columns-repeated="2" office:value-type="string">
            <text:p>2022-10-30</text:p>
          </table:table-cell>
          <table:table-cell table:formula="of:=VALUE(RIGHT([.B405];LEN([.B405])-2))" office:value-type="float" office:value="521753">
            <text:p>521753</text:p>
          </table:table-cell>
          <table:table-cell office:value-type="string">
            <text:p>Lori Loughlin</text:p>
          </table:table-cell>
          <table:table-cell office:value-type="string">
            <text:p>Summerland</text:p>
          </table:table-cell>
          <table:table-cell office:value-type="string">
            <text:p>1964-07-28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nm0525801</text:p>
          </table:table-cell>
          <table:table-cell table:number-columns-repeated="2" office:value-type="string">
            <text:p>2022-10-30</text:p>
          </table:table-cell>
          <table:table-cell table:formula="of:=VALUE(RIGHT([.B406];LEN([.B406])-2))" office:value-type="float" office:value="525801">
            <text:p>525801</text:p>
          </table:table-cell>
          <table:table-cell office:value-type="string">
            <text:p>Lulu</text:p>
          </table:table-cell>
          <table:table-cell office:value-type="string">
            <text:p>To Sir, with Love</text:p>
          </table:table-cell>
          <table:table-cell office:value-type="string">
            <text:p>1948-11-03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string">
            <text:p>nm0528462</text:p>
          </table:table-cell>
          <table:table-cell table:number-columns-repeated="2" office:value-type="string">
            <text:p>2023-06-17</text:p>
          </table:table-cell>
          <table:table-cell table:formula="of:=VALUE(RIGHT([.B407];LEN([.B407])-2))" office:value-type="float" office:value="528462">
            <text:p>528462</text:p>
          </table:table-cell>
          <table:table-cell office:value-type="string">
            <text:p>Susan Lynch</text:p>
          </table:table-cell>
          <table:table-cell office:value-type="string">
            <text:p>Waking Ned</text:p>
          </table:table-cell>
          <table:table-cell office:value-type="string">
            <text:p>1971-06-05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nm0532928</text:p>
          </table:table-cell>
          <table:table-cell table:number-columns-repeated="2" office:value-type="string">
            <text:p>2022-10-30</text:p>
          </table:table-cell>
          <table:table-cell table:formula="of:=VALUE(RIGHT([.B408];LEN([.B408])-2))" office:value-type="float" office:value="532928">
            <text:p>532928</text:p>
          </table:table-cell>
          <table:table-cell office:value-type="string">
            <text:p>Allison Mack</text:p>
          </table:table-cell>
          <table:table-cell office:value-type="string">
            <text:p>Smallville</text:p>
          </table:table-cell>
          <table:table-cell office:value-type="string">
            <text:p>1982-07-2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nm0536723</text:p>
          </table:table-cell>
          <table:table-cell table:number-columns-repeated="2" office:value-type="string">
            <text:p>2022-10-30</text:p>
          </table:table-cell>
          <table:table-cell table:formula="of:=VALUE(RIGHT([.B409];LEN([.B409])-2))" office:value-type="float" office:value="536723">
            <text:p>536723</text:p>
          </table:table-cell>
          <table:table-cell office:value-type="string">
            <text:p>Valerie Mahaffey</text:p>
          </table:table-cell>
          <table:table-cell office:value-type="string">
            <text:p>Seabiscuit</text:p>
          </table:table-cell>
          <table:table-cell office:value-type="string">
            <text:p>1953-06-16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office:value-type="string">
            <text:p>nm0540441</text:p>
          </table:table-cell>
          <table:table-cell table:number-columns-repeated="2" office:value-type="string">
            <text:p>2022-10-31</text:p>
          </table:table-cell>
          <table:table-cell table:formula="of:=VALUE(RIGHT([.B410];LEN([.B410])-2))" office:value-type="float" office:value="540441">
            <text:p>540441</text:p>
          </table:table-cell>
          <table:table-cell office:value-type="string">
            <text:p>Jena Malone</text:p>
          </table:table-cell>
          <table:table-cell office:value-type="string">
            <text:p>The Neon Demon</text:p>
          </table:table-cell>
          <table:table-cell office:value-type="string">
            <text:p>1984-11-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m0541082</text:p>
          </table:table-cell>
          <table:table-cell table:number-columns-repeated="2" office:value-type="string">
            <text:p>2022-10-30</text:p>
          </table:table-cell>
          <table:table-cell table:formula="of:=VALUE(RIGHT([.B411];LEN([.B411])-2))" office:value-type="float" office:value="541082">
            <text:p>541082</text:p>
          </table:table-cell>
          <table:table-cell office:value-type="string">
            <text:p>Zosia Mamet</text:p>
          </table:table-cell>
          <table:table-cell office:value-type="string">
            <text:p>The Kids Are All Right</text:p>
          </table:table-cell>
          <table:table-cell office:value-type="string">
            <text:p>1988-02-0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nm0543383</text:p>
          </table:table-cell>
          <table:table-cell table:number-columns-repeated="2" office:value-type="string">
            <text:p>2022-10-30</text:p>
          </table:table-cell>
          <table:table-cell table:formula="of:=VALUE(RIGHT([.B412];LEN([.B412])-2))" office:value-type="float" office:value="543383">
            <text:p>543383</text:p>
          </table:table-cell>
          <table:table-cell office:value-type="string">
            <text:p>Taryn Manning</text:p>
          </table:table-cell>
          <table:table-cell office:value-type="string">
            <text:p>Orange Is the New Black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nm0544718</text:p>
          </table:table-cell>
          <table:table-cell table:number-columns-repeated="2" office:value-type="string">
            <text:p>2022-10-31</text:p>
          </table:table-cell>
          <table:table-cell table:formula="of:=VALUE(RIGHT([.B413];LEN([.B413])-2))" office:value-type="float" office:value="544718">
            <text:p>544718</text:p>
          </table:table-cell>
          <table:table-cell office:value-type="string">
            <text:p>Kate Mara</text:p>
          </table:table-cell>
          <table:table-cell office:value-type="string">
            <text:p>Fantastic Four</text:p>
          </table:table-cell>
          <table:table-cell office:value-type="string">
            <text:p>1983-02-27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office:value-type="string">
            <text:p>nm0553269</text:p>
          </table:table-cell>
          <table:table-cell table:number-columns-repeated="2" office:value-type="string">
            <text:p>2023-06-17</text:p>
          </table:table-cell>
          <table:table-cell table:formula="of:=VALUE(RIGHT([.B414];LEN([.B414])-2))" office:value-type="float" office:value="553269">
            <text:p>553269</text:p>
          </table:table-cell>
          <table:table-cell office:value-type="string">
            <text:p>Margo Martindale</text:p>
          </table:table-cell>
          <table:table-cell office:value-type="string">
            <text:p>August: Osage County</text:p>
          </table:table-cell>
          <table:table-cell office:value-type="string">
            <text:p>1951-07-1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m0570860</text:p>
          </table:table-cell>
          <table:table-cell table:number-columns-repeated="2" office:value-type="string">
            <text:p>2022-10-31</text:p>
          </table:table-cell>
          <table:table-cell table:formula="of:=VALUE(RIGHT([.B415];LEN([.B415])-2))" office:value-type="float" office:value="570860">
            <text:p>570860</text:p>
          </table:table-cell>
          <table:table-cell office:value-type="string">
            <text:p>Rose McIver</text:p>
          </table:table-cell>
          <table:table-cell office:value-type="string">
            <text:p>The Lovely Bones</text:p>
          </table:table-cell>
          <table:table-cell office:value-type="string">
            <text:p>1988-10-10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nm0571952</text:p>
          </table:table-cell>
          <table:table-cell table:number-columns-repeated="2" office:value-type="string">
            <text:p>2022-10-31</text:p>
          </table:table-cell>
          <table:table-cell table:formula="of:=VALUE(RIGHT([.B416];LEN([.B416])-2))" office:value-type="float" office:value="571952">
            <text:p>571952</text:p>
          </table:table-cell>
          <table:table-cell office:value-type="string">
            <text:p>Kate McKinnon</text:p>
          </table:table-cell>
          <table:table-cell office:value-type="string">
            <text:p>Ghostbusters</text:p>
          </table:table-cell>
          <table:table-cell office:value-type="string">
            <text:p>1984-01-0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m0572721</text:p>
          </table:table-cell>
          <table:table-cell table:number-columns-repeated="2" office:value-type="string">
            <text:p>2022-10-30</text:p>
          </table:table-cell>
          <table:table-cell table:formula="of:=VALUE(RIGHT([.B417];LEN([.B417])-2))" office:value-type="float" office:value="572721">
            <text:p>572721</text:p>
          </table:table-cell>
          <table:table-cell office:value-type="string">
            <text:p>Zoe McLellan</text:p>
          </table:table-cell>
          <table:table-cell office:value-type="string">
            <text:p>Dungeons &amp; Dragons</text:p>
          </table:table-cell>
          <table:table-cell office:value-type="string">
            <text:p>1974-11-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nm0573523</text:p>
          </table:table-cell>
          <table:table-cell table:number-columns-repeated="2" office:value-type="string">
            <text:p>2022-10-30</text:p>
          </table:table-cell>
          <table:table-cell table:formula="of:=VALUE(RIGHT([.B418];LEN([.B418])-2))" office:value-type="float" office:value="573523">
            <text:p>573523</text:p>
          </table:table-cell>
          <table:table-cell office:value-type="string">
            <text:p>Mercedes McNab</text:p>
          </table:table-cell>
          <table:table-cell office:value-type="string">
            <text:p>Addams Family Values</text:p>
          </table:table-cell>
          <table:table-cell office:value-type="string">
            <text:p>1980-03-14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office:value-type="string">
            <text:p>nm0574730</text:p>
          </table:table-cell>
          <table:table-cell table:number-columns-repeated="2" office:value-type="string">
            <text:p>2022-10-30</text:p>
          </table:table-cell>
          <table:table-cell table:formula="of:=VALUE(RIGHT([.B419];LEN([.B419])-2))" office:value-type="float" office:value="574730">
            <text:p>574730</text:p>
          </table:table-cell>
          <table:table-cell office:value-type="string">
            <text:p>Christine McVie</text:p>
          </table:table-cell>
          <table:table-cell office:value-type="string">
            <text:p>Guardians of the Galaxy Vol. 2</text:p>
          </table:table-cell>
          <table:table-cell office:value-type="string">
            <text:p>1943-07-12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nm0578949</text:p>
          </table:table-cell>
          <table:table-cell table:number-columns-repeated="2" office:value-type="string">
            <text:p>2022-10-31</text:p>
          </table:table-cell>
          <table:table-cell table:formula="of:=VALUE(RIGHT([.B420];LEN([.B420])-2))" office:value-type="float" office:value="578949">
            <text:p>578949</text:p>
          </table:table-cell>
          <table:table-cell office:value-type="string">
            <text:p>Eva Mendes</text:p>
          </table:table-cell>
          <table:table-cell office:value-type="string">
            <text:p>The Other Guys</text:p>
          </table:table-cell>
          <table:table-cell office:value-type="string">
            <text:p>1974-03-05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nm0579953</text:p>
          </table:table-cell>
          <table:table-cell table:number-columns-repeated="2" office:value-type="string">
            <text:p>2022-10-30</text:p>
          </table:table-cell>
          <table:table-cell table:formula="of:=VALUE(RIGHT([.B421];LEN([.B421])-2))" office:value-type="float" office:value="579953">
            <text:p>579953</text:p>
          </table:table-cell>
          <table:table-cell office:value-type="string">
            <text:p>Idina Menzel</text:p>
          </table:table-cell>
          <table:table-cell office:value-type="string">
            <text:p>Frozen</text:p>
          </table:table-cell>
          <table:table-cell office:value-type="string">
            <text:p>1971-05-30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nm0588096</text:p>
          </table:table-cell>
          <table:table-cell table:number-columns-repeated="2" office:value-type="string">
            <text:p>2022-10-30</text:p>
          </table:table-cell>
          <table:table-cell table:formula="of:=VALUE(RIGHT([.B422];LEN([.B422])-2))" office:value-type="float" office:value="588096">
            <text:p>588096</text:p>
          </table:table-cell>
          <table:table-cell office:value-type="string">
            <text:p>Christa Miller</text:p>
          </table:table-cell>
          <table:table-cell office:value-type="string">
            <text:p>Scrubs</text:p>
          </table:table-cell>
          <table:table-cell office:value-type="string">
            <text:p>1964-05-28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string">
            <text:p>nm0593310</text:p>
          </table:table-cell>
          <table:table-cell table:number-columns-repeated="2" office:value-type="string">
            <text:p>2023-09-20</text:p>
          </table:table-cell>
          <table:table-cell table:formula="of:=VALUE(RIGHT([.B423];LEN([.B423])-2))" office:value-type="float" office:value="593310">
            <text:p>593310</text:p>
          </table:table-cell>
          <table:table-cell office:value-type="string">
            <text:p>Elizabeth Mitchell</text:p>
          </table:table-cell>
          <table:table-cell office:value-type="string">
            <text:p>Running Scared</text:p>
          </table:table-cell>
          <table:table-cell office:value-type="string">
            <text:p>1970-03-2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nm0593664</text:p>
          </table:table-cell>
          <table:table-cell table:number-columns-repeated="2" office:value-type="string">
            <text:p>2022-10-30</text:p>
          </table:table-cell>
          <table:table-cell table:formula="of:=VALUE(RIGHT([.B424];LEN([.B424])-2))" office:value-type="float" office:value="593664">
            <text:p>593664</text:p>
          </table:table-cell>
          <table:table-cell office:value-type="string">
            <text:p>Radha Mitchell</text:p>
          </table:table-cell>
          <table:table-cell office:value-type="string">
            <text:p>Pitch Black</text:p>
          </table:table-cell>
          <table:table-cell office:value-type="string">
            <text:p>1973-11-1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nm0593961</text:p>
          </table:table-cell>
          <table:table-cell table:number-columns-repeated="2" office:value-type="string">
            <text:p>2022-10-31</text:p>
          </table:table-cell>
          <table:table-cell table:formula="of:=VALUE(RIGHT([.B425];LEN([.B425])-2))" office:value-type="float" office:value="593961">
            <text:p>593961</text:p>
          </table:table-cell>
          <table:table-cell office:value-type="string">
            <text:p>Rhona Mitra</text:p>
          </table:table-cell>
          <table:table-cell office:value-type="string">
            <text:p>Underworld: Rise of the Lycans</text:p>
          </table:table-cell>
          <table:table-cell office:value-type="string">
            <text:p>1976-08-09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nm0595485</text:p>
          </table:table-cell>
          <table:table-cell table:number-columns-repeated="2" office:value-type="string">
            <text:p>2022-10-30</text:p>
          </table:table-cell>
          <table:table-cell table:formula="of:=VALUE(RIGHT([.B426];LEN([.B426])-2))" office:value-type="float" office:value="595485">
            <text:p>595485</text:p>
          </table:table-cell>
          <table:table-cell office:value-type="string">
            <text:p>Kate Moennig</text:p>
          </table:table-cell>
          <table:table-cell office:value-type="string">
            <text:p>The Lincoln Lawyer</text:p>
          </table:table-cell>
          <table:table-cell office:value-type="string">
            <text:p>1977-12-29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nm0597450</text:p>
          </table:table-cell>
          <table:table-cell table:number-columns-repeated="2" office:value-type="string">
            <text:p>2022-10-30</text:p>
          </table:table-cell>
          <table:table-cell table:formula="of:=VALUE(RIGHT([.B427];LEN([.B427])-2))" office:value-type="float" office:value="597450">
            <text:p>597450</text:p>
          </table:table-cell>
          <table:table-cell office:value-type="string">
            <text:p>Kelly Monaco</text:p>
          </table:table-cell>
          <table:table-cell office:value-type="string">
            <text:p>General Hospital</text:p>
          </table:table-cell>
          <table:table-cell office:value-type="string">
            <text:p>1976-05-2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nm0605081</text:p>
          </table:table-cell>
          <table:table-cell table:number-columns-repeated="2" office:value-type="string">
            <text:p>2022-10-30</text:p>
          </table:table-cell>
          <table:table-cell table:formula="of:=VALUE(RIGHT([.B428];LEN([.B428])-2))" office:value-type="float" office:value="605081">
            <text:p>605081</text:p>
          </table:table-cell>
          <table:table-cell office:value-type="string">
            <text:p>Vanessa Morgan</text:p>
          </table:table-cell>
          <table:table-cell office:value-type="string">
            <text:p>Riverdale</text:p>
          </table:table-cell>
          <table:table-cell office:value-type="string">
            <text:p>1992-03-23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nm0607185</text:p>
          </table:table-cell>
          <table:table-cell table:number-columns-repeated="2" office:value-type="string">
            <text:p>2022-10-31</text:p>
          </table:table-cell>
          <table:table-cell table:formula="of:=VALUE(RIGHT([.B429];LEN([.B429])-2))" office:value-type="float" office:value="607185">
            <text:p>607185</text:p>
          </table:table-cell>
          <table:table-cell office:value-type="string">
            <text:p>Jennifer Morrison</text:p>
          </table:table-cell>
          <table:table-cell office:value-type="string">
            <text:p>House M.D.</text:p>
          </table:table-cell>
          <table:table-cell office:value-type="string">
            <text:p>1979-04-12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nm0607865</text:p>
          </table:table-cell>
          <table:table-cell table:number-columns-repeated="2" office:value-type="string">
            <text:p>2022-10-31</text:p>
          </table:table-cell>
          <table:table-cell table:formula="of:=VALUE(RIGHT([.B430];LEN([.B430])-2))" office:value-type="float" office:value="607865">
            <text:p>607865</text:p>
          </table:table-cell>
          <table:table-cell office:value-type="string">
            <text:p>Emily Mortimer</text:p>
          </table:table-cell>
          <table:table-cell office:value-type="string">
            <text:p>Mary Poppins Returns</text:p>
          </table:table-cell>
          <table:table-cell office:value-type="string">
            <text:p>1971-10-06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nm0614220</text:p>
          </table:table-cell>
          <table:table-cell table:number-columns-repeated="2" office:value-type="string">
            <text:p>2022-10-30</text:p>
          </table:table-cell>
          <table:table-cell table:formula="of:=VALUE(RIGHT([.B431];LEN([.B431])-2))" office:value-type="float" office:value="614220">
            <text:p>614220</text:p>
          </table:table-cell>
          <table:table-cell office:value-type="string">
            <text:p>Donna Murphy</text:p>
          </table:table-cell>
          <table:table-cell office:value-type="string">
            <text:p>The Gilded Age</text:p>
          </table:table-cell>
          <table:table-cell/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nm0619406</text:p>
          </table:table-cell>
          <table:table-cell table:number-columns-repeated="2" office:value-type="string">
            <text:p>2022-10-30</text:p>
          </table:table-cell>
          <table:table-cell table:formula="of:=VALUE(RIGHT([.B432];LEN([.B432])-2))" office:value-type="float" office:value="619406">
            <text:p>619406</text:p>
          </table:table-cell>
          <table:table-cell office:value-type="string">
            <text:p>Parminder Nagra</text:p>
          </table:table-cell>
          <table:table-cell office:value-type="string">
            <text:p>Bend It Like Beckham</text:p>
          </table:table-cell>
          <table:table-cell/>
        </table:table-row>
        <table:table-row table:style-name="ro2">
          <table:table-cell office:value-type="float" office:value="987">
            <text:p>987</text:p>
          </table:table-cell>
          <table:table-cell office:value-type="string">
            <text:p>nm0621788</text:p>
          </table:table-cell>
          <table:table-cell table:number-columns-repeated="2" office:value-type="string">
            <text:p>2023-06-17</text:p>
          </table:table-cell>
          <table:table-cell table:formula="of:=VALUE(RIGHT([.B433];LEN([.B433])-2))" office:value-type="float" office:value="621788">
            <text:p>621788</text:p>
          </table:table-cell>
          <table:table-cell office:value-type="string">
            <text:p>Niecy Nash</text:p>
          </table:table-cell>
          <table:table-cell office:value-type="string">
            <text:p>Reno 911!</text:p>
          </table:table-cell>
          <table:table-cell office:value-type="string">
            <text:p>1970-02-23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office:value-type="string">
            <text:p>nm0627067</text:p>
          </table:table-cell>
          <table:table-cell table:number-columns-repeated="2" office:value-type="string">
            <text:p>2023-06-17</text:p>
          </table:table-cell>
          <table:table-cell table:formula="of:=VALUE(RIGHT([.B434];LEN([.B434])-2))" office:value-type="float" office:value="627067">
            <text:p>627067</text:p>
          </table:table-cell>
          <table:table-cell office:value-type="string">
            <text:p>Jamie Neumann</text:p>
          </table:table-cell>
          <table:table-cell office:value-type="string">
            <text:p>The Deuce</text:p>
          </table:table-cell>
          <table:table-cell office:value-type="string">
            <text:p>1981-10-02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nm0628601</text:p>
          </table:table-cell>
          <table:table-cell table:number-columns-repeated="2" office:value-type="string">
            <text:p>2022-10-31</text:p>
          </table:table-cell>
          <table:table-cell table:formula="of:=VALUE(RIGHT([.B435];LEN([.B435])-2))" office:value-type="float" office:value="628601">
            <text:p>628601</text:p>
          </table:table-cell>
          <table:table-cell office:value-type="string">
            <text:p>Thandiwe Newton</text:p>
          </table:table-cell>
          <table:table-cell office:value-type="string">
            <text:p>Crash</text:p>
          </table:table-cell>
          <table:table-cell office:value-type="string">
            <text:p>1972-11-06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nm0629653</text:p>
          </table:table-cell>
          <table:table-cell table:number-columns-repeated="2" office:value-type="string">
            <text:p>2022-10-31</text:p>
          </table:table-cell>
          <table:table-cell table:formula="of:=VALUE(RIGHT([.B436];LEN([.B436])-2))" office:value-type="float" office:value="629653">
            <text:p>629653</text:p>
          </table:table-cell>
          <table:table-cell office:value-type="string">
            <text:p>Marisol Nichols</text:p>
          </table:table-cell>
          <table:table-cell office:value-type="string">
            <text:p>Spiral: From the Book of Saw</text:p>
          </table:table-cell>
          <table:table-cell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nm0629697</text:p>
          </table:table-cell>
          <table:table-cell table:number-columns-repeated="2" office:value-type="string">
            <text:p>2022-10-31</text:p>
          </table:table-cell>
          <table:table-cell table:formula="of:=VALUE(RIGHT([.B437];LEN([.B437])-2))" office:value-type="float" office:value="629697">
            <text:p>629697</text:p>
          </table:table-cell>
          <table:table-cell office:value-type="string">
            <text:p>Rachel Nichols</text:p>
          </table:table-cell>
          <table:table-cell office:value-type="string">
            <text:p>G.I. Joe: The Rise of Cobra</text:p>
          </table:table-cell>
          <table:table-cell office:value-type="string">
            <text:p>1980-01-08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nm0630088</text:p>
          </table:table-cell>
          <table:table-cell table:number-columns-repeated="2" office:value-type="string">
            <text:p>2022-10-30</text:p>
          </table:table-cell>
          <table:table-cell table:formula="of:=VALUE(RIGHT([.B438];LEN([.B438])-2))" office:value-type="float" office:value="630088">
            <text:p>630088</text:p>
          </table:table-cell>
          <table:table-cell office:value-type="string">
            <text:p>Stevie Nicks</text:p>
          </table:table-cell>
          <table:table-cell office:value-type="string">
            <text:p>Sweet November</text:p>
          </table:table-cell>
          <table:table-cell office:value-type="string">
            <text:p>1948-05-26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office:value-type="string">
            <text:p>nm0633223</text:p>
          </table:table-cell>
          <table:table-cell table:number-columns-repeated="2" office:value-type="string">
            <text:p>2023-06-17</text:p>
          </table:table-cell>
          <table:table-cell table:formula="of:=VALUE(RIGHT([.B439];LEN([.B439])-2))" office:value-type="float" office:value="633223">
            <text:p>633223</text:p>
          </table:table-cell>
          <table:table-cell office:value-type="string">
            <text:p>Cynthia Nixon</text:p>
          </table:table-cell>
          <table:table-cell office:value-type="string">
            <text:p>Sex and the City 2</text:p>
          </table:table-cell>
          <table:table-cell office:value-type="string">
            <text:p>1966-04-09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nm0634409</text:p>
          </table:table-cell>
          <table:table-cell table:number-columns-repeated="2" office:value-type="string">
            <text:p>2022-11-04</text:p>
          </table:table-cell>
          <table:table-cell table:formula="of:=VALUE(RIGHT([.B440];LEN([.B440])-2))" office:value-type="float" office:value="634409">
            <text:p>634409</text:p>
          </table:table-cell>
          <table:table-cell office:value-type="string">
            <text:p>Michelle Nolden</text:p>
          </table:table-cell>
          <table:table-cell office:value-type="string">
            <text:p>The Time Traveler's Wife</text:p>
          </table:table-cell>
          <table:table-cell/>
        </table:table-row>
        <table:table-row table:style-name="ro2">
          <table:table-cell office:value-type="float" office:value="548">
            <text:p>548</text:p>
          </table:table-cell>
          <table:table-cell office:value-type="string">
            <text:p>nm0636942</text:p>
          </table:table-cell>
          <table:table-cell table:number-columns-repeated="2" office:value-type="string">
            <text:p>2022-10-30</text:p>
          </table:table-cell>
          <table:table-cell table:formula="of:=VALUE(RIGHT([.B441];LEN([.B441])-2))" office:value-type="float" office:value="636942">
            <text:p>636942</text:p>
          </table:table-cell>
          <table:table-cell office:value-type="string">
            <text:p>Bojana Novakovic</text:p>
          </table:table-cell>
          <table:table-cell office:value-type="string">
            <text:p>Edge of Darkness</text:p>
          </table:table-cell>
          <table:table-cell office:value-type="string">
            <text:p>1981-07-1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nm0637259</text:p>
          </table:table-cell>
          <table:table-cell table:number-columns-repeated="2" office:value-type="string">
            <text:p>2022-10-30</text:p>
          </table:table-cell>
          <table:table-cell table:formula="of:=VALUE(RIGHT([.B442];LEN([.B442])-2))" office:value-type="float" office:value="637259">
            <text:p>637259</text:p>
          </table:table-cell>
          <table:table-cell office:value-type="string">
            <text:p>Tuva Novotny</text:p>
          </table:table-cell>
          <table:table-cell office:value-type="string">
            <text:p>Annihilation</text:p>
          </table:table-cell>
          <table:table-cell office:value-type="string">
            <text:p>1979-12-21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nm0642091</text:p>
          </table:table-cell>
          <table:table-cell table:number-columns-repeated="2" office:value-type="string">
            <text:p>2022-10-30</text:p>
          </table:table-cell>
          <table:table-cell table:formula="of:=VALUE(RIGHT([.B443];LEN([.B443])-2))" office:value-type="float" office:value="642091">
            <text:p>642091</text:p>
          </table:table-cell>
          <table:table-cell office:value-type="string">
            <text:p>Amy O'Neill</text:p>
          </table:table-cell>
          <table:table-cell office:value-type="string">
            <text:p>Honey, I Shrunk the Kids</text:p>
          </table:table-cell>
          <table:table-cell office:value-type="string">
            <text:p>1971-07-08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nm0642444</text:p>
          </table:table-cell>
          <table:table-cell table:number-columns-repeated="2" office:value-type="string">
            <text:p>2022-10-31</text:p>
          </table:table-cell>
          <table:table-cell table:formula="of:=VALUE(RIGHT([.B444];LEN([.B444])-2))" office:value-type="float" office:value="642444">
            <text:p>642444</text:p>
          </table:table-cell>
          <table:table-cell office:value-type="string">
            <text:p>Genevieve O'Reilly</text:p>
          </table:table-cell>
          <table:table-cell office:value-type="string">
            <text:p>The Dry</text:p>
          </table:table-cell>
          <table:table-cell office:value-type="string">
            <text:p>1977-01-06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office:value-type="string">
            <text:p>nm0642512</text:p>
          </table:table-cell>
          <table:table-cell table:number-columns-repeated="2" office:value-type="string">
            <text:p>2022-10-30</text:p>
          </table:table-cell>
          <table:table-cell table:formula="of:=VALUE(RIGHT([.B445];LEN([.B445])-2))" office:value-type="float" office:value="642512">
            <text:p>642512</text:p>
          </table:table-cell>
          <table:table-cell office:value-type="string">
            <text:p>Dolores O'Riordan</text:p>
          </table:table-cell>
          <table:table-cell office:value-type="string">
            <text:p>Mission: Impossible</text:p>
          </table:table-cell>
          <table:table-cell office:value-type="string">
            <text:p>1971-09-06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nm0644043</text:p>
          </table:table-cell>
          <table:table-cell table:number-columns-repeated="2" office:value-type="string">
            <text:p>2023-06-17</text:p>
          </table:table-cell>
          <table:table-cell table:formula="of:=VALUE(RIGHT([.B446];LEN([.B446])-2))" office:value-type="float" office:value="644043">
            <text:p>644043</text:p>
          </table:table-cell>
          <table:table-cell office:value-type="string">
            <text:p>Devon Odessa</text:p>
          </table:table-cell>
          <table:table-cell office:value-type="string">
            <text:p>My So-Called Life</text:p>
          </table:table-cell>
          <table:table-cell office:value-type="string">
            <text:p>1974-01-1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nm0644919</text:p>
          </table:table-cell>
          <table:table-cell table:number-columns-repeated="2" office:value-type="string">
            <text:p>2022-10-30</text:p>
          </table:table-cell>
          <table:table-cell table:formula="of:=VALUE(RIGHT([.B447];LEN([.B447])-2))" office:value-type="float" office:value="644919">
            <text:p>644919</text:p>
          </table:table-cell>
          <table:table-cell office:value-type="string">
            <text:p>Emilie Ohana</text:p>
          </table:table-cell>
          <table:table-cell office:value-type="string">
            <text:p>Paris, je t'aime</text:p>
          </table:table-cell>
          <table:table-cell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nm0645683</text:p>
          </table:table-cell>
          <table:table-cell table:number-columns-repeated="2" office:value-type="string">
            <text:p>2023-06-17</text:p>
          </table:table-cell>
          <table:table-cell table:formula="of:=VALUE(RIGHT([.B448];LEN([.B448])-2))" office:value-type="float" office:value="645683">
            <text:p>645683</text:p>
          </table:table-cell>
          <table:table-cell office:value-type="string">
            <text:p>Sophie Okonedo</text:p>
          </table:table-cell>
          <table:table-cell office:value-type="string">
            <text:p>Hotel Rwanda</text:p>
          </table:table-cell>
          <table:table-cell office:value-type="string">
            <text:p>1968-08-1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nm0647634</text:p>
          </table:table-cell>
          <table:table-cell table:number-columns-repeated="2" office:value-type="string">
            <text:p>2022-10-31</text:p>
          </table:table-cell>
          <table:table-cell table:formula="of:=VALUE(RIGHT([.B449];LEN([.B449])-2))" office:value-type="float" office:value="647634">
            <text:p>647634</text:p>
          </table:table-cell>
          <table:table-cell office:value-type="string">
            <text:p>Elizabeth Olsen</text:p>
          </table:table-cell>
          <table:table-cell office:value-type="string">
            <text:p>Martha Marcy May Marlene</text:p>
          </table:table-cell>
          <table:table-cell office:value-type="string">
            <text:p>1989-02-16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nm0659363</text:p>
          </table:table-cell>
          <table:table-cell table:number-columns-repeated="2" office:value-type="string">
            <text:p>2022-10-31</text:p>
          </table:table-cell>
          <table:table-cell table:formula="of:=VALUE(RIGHT([.B450];LEN([.B450])-2))" office:value-type="float" office:value="659363">
            <text:p>659363</text:p>
          </table:table-cell>
          <table:table-cell office:value-type="string">
            <text:p>Hayden Panettiere</text:p>
          </table:table-cell>
          <table:table-cell office:value-type="string">
            <text:p>Heroes</text:p>
          </table:table-cell>
          <table:table-cell office:value-type="string">
            <text:p>1989-08-21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office:value-type="string">
            <text:p>nm0661825</text:p>
          </table:table-cell>
          <table:table-cell table:number-columns-repeated="2" office:value-type="string">
            <text:p>2023-06-17</text:p>
          </table:table-cell>
          <table:table-cell table:formula="of:=VALUE(RIGHT([.B451];LEN([.B451])-2))" office:value-type="float" office:value="661825">
            <text:p>661825</text:p>
          </table:table-cell>
          <table:table-cell office:value-type="string">
            <text:p>Grace Park</text:p>
          </table:table-cell>
          <table:table-cell office:value-type="string">
            <text:p>Battlestar Galactica</text:p>
          </table:table-cell>
          <table:table-cell office:value-type="string">
            <text:p>1974-03-14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nm0663469</text:p>
          </table:table-cell>
          <table:table-cell table:number-columns-repeated="2" office:value-type="string">
            <text:p>2022-10-30</text:p>
          </table:table-cell>
          <table:table-cell table:formula="of:=VALUE(RIGHT([.B452];LEN([.B452])-2))" office:value-type="float" office:value="663469">
            <text:p>663469</text:p>
          </table:table-cell>
          <table:table-cell office:value-type="string">
            <text:p>Lana Parrilla</text:p>
          </table:table-cell>
          <table:table-cell office:value-type="string">
            <text:p>Once Upon a Time</text:p>
          </table:table-cell>
          <table:table-cell office:value-type="string">
            <text:p>1977-07-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m0683253</text:p>
          </table:table-cell>
          <table:table-cell table:number-columns-repeated="2" office:value-type="string">
            <text:p>2022-10-31</text:p>
          </table:table-cell>
          <table:table-cell table:formula="of:=VALUE(RIGHT([.B453];LEN([.B453])-2))" office:value-type="float" office:value="683253">
            <text:p>683253</text:p>
          </table:table-cell>
          <table:table-cell office:value-type="string">
            <text:p>Rosamund Pike</text:p>
          </table:table-cell>
          <table:table-cell office:value-type="string">
            <text:p>Gone Girl</text:p>
          </table:table-cell>
          <table:table-cell office:value-type="string">
            <text:p>1979-01-27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office:value-type="string">
            <text:p>nm0686442</text:p>
          </table:table-cell>
          <table:table-cell table:number-columns-repeated="2" office:value-type="string">
            <text:p>2023-06-17</text:p>
          </table:table-cell>
          <table:table-cell table:formula="of:=VALUE(RIGHT([.B454];LEN([.B454])-2))" office:value-type="float" office:value="686442">
            <text:p>686442</text:p>
          </table:table-cell>
          <table:table-cell office:value-type="string">
            <text:p>Suzie Plakson</text:p>
          </table:table-cell>
          <table:table-cell office:value-type="string">
            <text:p>Star Trek: Voyager</text:p>
          </table:table-cell>
          <table:table-cell office:value-type="string">
            <text:p>1958-06-03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office:value-type="string">
            <text:p>nm0690186</text:p>
          </table:table-cell>
          <table:table-cell table:number-columns-repeated="2" office:value-type="string">
            <text:p>2023-06-17</text:p>
          </table:table-cell>
          <table:table-cell table:formula="of:=VALUE(RIGHT([.B455];LEN([.B455])-2))" office:value-type="float" office:value="690186">
            <text:p>690186</text:p>
          </table:table-cell>
          <table:table-cell office:value-type="string">
            <text:p>Ellen Pompeo</text:p>
          </table:table-cell>
          <table:table-cell office:value-type="string">
            <text:p>Grey's Anatomy</text:p>
          </table:table-cell>
          <table:table-cell office:value-type="string">
            <text:p>1969-11-10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nm0691600</text:p>
          </table:table-cell>
          <table:table-cell table:number-columns-repeated="2" office:value-type="string">
            <text:p>2022-10-30</text:p>
          </table:table-cell>
          <table:table-cell table:formula="of:=VALUE(RIGHT([.B456];LEN([.B456])-2))" office:value-type="float" office:value="691600">
            <text:p>691600</text:p>
          </table:table-cell>
          <table:table-cell office:value-type="string">
            <text:p>Anna Popplewell</text:p>
          </table:table-cell>
          <table:table-cell office:value-type="string">
            <text:p>The Chronicles of Narnia: The Lion, the Witch and the Wardrobe</text:p>
          </table:table-cell>
          <table:table-cell office:value-type="string">
            <text:p>1988-12-16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nm0696059</text:p>
          </table:table-cell>
          <table:table-cell table:number-columns-repeated="2" office:value-type="string">
            <text:p>2022-10-30</text:p>
          </table:table-cell>
          <table:table-cell table:formula="of:=VALUE(RIGHT([.B457];LEN([.B457])-2))" office:value-type="float" office:value="696059">
            <text:p>696059</text:p>
          </table:table-cell>
          <table:table-cell office:value-type="string">
            <text:p>Laura Prepon</text:p>
          </table:table-cell>
          <table:table-cell office:value-type="string">
            <text:p>Orange Is the New Black</text:p>
          </table:table-cell>
          <table:table-cell office:value-type="string">
            <text:p>1980-03-07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nm0700577</text:p>
          </table:table-cell>
          <table:table-cell table:number-columns-repeated="2" office:value-type="string">
            <text:p>2023-06-17</text:p>
          </table:table-cell>
          <table:table-cell table:formula="of:=VALUE(RIGHT([.B458];LEN([.B458])-2))" office:value-type="float" office:value="700577">
            <text:p>700577</text:p>
          </table:table-cell>
          <table:table-cell office:value-type="string">
            <text:p>Lucy Punch</text:p>
          </table:table-cell>
          <table:table-cell office:value-type="string">
            <text:p>Into the Woods</text:p>
          </table:table-cell>
          <table:table-cell office:value-type="string">
            <text:p>1977-12-30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nm0700909</text:p>
          </table:table-cell>
          <table:table-cell table:number-columns-repeated="2" office:value-type="string">
            <text:p>2022-10-30</text:p>
          </table:table-cell>
          <table:table-cell table:formula="of:=VALUE(RIGHT([.B459];LEN([.B459])-2))" office:value-type="float" office:value="700909">
            <text:p>700909</text:p>
          </table:table-cell>
          <table:table-cell office:value-type="string">
            <text:p>Linda Purl</text:p>
          </table:table-cell>
          <table:table-cell office:value-type="string">
            <text:p>Mighty Joe Young</text:p>
          </table:table-cell>
          <table:table-cell office:value-type="string">
            <text:p>1955-09-02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m0702572</text:p>
          </table:table-cell>
          <table:table-cell table:number-columns-repeated="2" office:value-type="string">
            <text:p>2022-10-30</text:p>
          </table:table-cell>
          <table:table-cell table:formula="of:=VALUE(RIGHT([.B460];LEN([.B460])-2))" office:value-type="float" office:value="702572">
            <text:p>702572</text:p>
          </table:table-cell>
          <table:table-cell office:value-type="string">
            <text:p>Maggie Q</text:p>
          </table:table-cell>
          <table:table-cell office:value-type="string">
            <text:p>Divergent</text:p>
          </table:table-cell>
          <table:table-cell office:value-type="string">
            <text:p>1979-05-22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office:value-type="string">
            <text:p>nm0703939</text:p>
          </table:table-cell>
          <table:table-cell table:number-columns-repeated="2" office:value-type="string">
            <text:p>2022-10-31</text:p>
          </table:table-cell>
          <table:table-cell table:formula="of:=VALUE(RIGHT([.B461];LEN([.B461])-2))" office:value-type="float" office:value="703939">
            <text:p>703939</text:p>
          </table:table-cell>
          <table:table-cell office:value-type="string">
            <text:p>Molly C. Quinn</text:p>
          </table:table-cell>
          <table:table-cell office:value-type="string">
            <text:p>Castle</text:p>
          </table:table-cell>
          <table:table-cell office:value-type="string">
            <text:p>1993-10-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nm0705410</text:p>
          </table:table-cell>
          <table:table-cell table:number-columns-repeated="2" office:value-type="string">
            <text:p>2022-10-30</text:p>
          </table:table-cell>
          <table:table-cell table:formula="of:=VALUE(RIGHT([.B462];LEN([.B462])-2))" office:value-type="float" office:value="705410">
            <text:p>705410</text:p>
          </table:table-cell>
          <table:table-cell office:value-type="string">
            <text:p>Barbara Radecki</text:p>
          </table:table-cell>
          <table:table-cell office:value-type="string">
            <text:p>Man of the Year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nm0707214</text:p>
          </table:table-cell>
          <table:table-cell table:number-columns-repeated="2" office:value-type="string">
            <text:p>2022-10-30</text:p>
          </table:table-cell>
          <table:table-cell table:formula="of:=VALUE(RIGHT([.B463];LEN([.B463])-2))" office:value-type="float" office:value="707214">
            <text:p>707214</text:p>
          </table:table-cell>
          <table:table-cell office:value-type="string">
            <text:p>Miranda Raison</text:p>
          </table:table-cell>
          <table:table-cell office:value-type="string">
            <text:p>My Week with Marilyn</text:p>
          </table:table-cell>
          <table:table-cell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nm0707476</text:p>
          </table:table-cell>
          <table:table-cell table:number-columns-repeated="2" office:value-type="string">
            <text:p>2022-10-30</text:p>
          </table:table-cell>
          <table:table-cell table:formula="of:=VALUE(RIGHT([.B464];LEN([.B464])-2))" office:value-type="float" office:value="707476">
            <text:p>707476</text:p>
          </table:table-cell>
          <table:table-cell office:value-type="string">
            <text:p>Mary Lynn Rajskub</text:p>
          </table:table-cell>
          <table:table-cell office:value-type="float" office:value="24">
            <text:p>24</text:p>
          </table:table-cell>
          <table:table-cell office:value-type="string">
            <text:p>1971-06-22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nm0714147</text:p>
          </table:table-cell>
          <table:table-cell table:number-columns-repeated="2" office:value-type="string">
            <text:p>2022-10-30</text:p>
          </table:table-cell>
          <table:table-cell table:formula="of:=VALUE(RIGHT([.B465];LEN([.B465])-2))" office:value-type="float" office:value="714147">
            <text:p>714147</text:p>
          </table:table-cell>
          <table:table-cell office:value-type="string">
            <text:p>Elizabeth Reaser</text:p>
          </table:table-cell>
          <table:table-cell office:value-type="string">
            <text:p>Twilight</text:p>
          </table:table-cell>
          <table:table-cell office:value-type="string">
            <text:p>1975-07-02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nm0714426</text:p>
          </table:table-cell>
          <table:table-cell table:number-columns-repeated="2" office:value-type="string">
            <text:p>2023-11-03</text:p>
          </table:table-cell>
          <table:table-cell table:formula="of:=VALUE(RIGHT([.B466];LEN([.B466])-2))" office:value-type="float" office:value="714426">
            <text:p>714426</text:p>
          </table:table-cell>
          <table:table-cell office:value-type="string">
            <text:p>DonnaMarie Recco</text:p>
          </table:table-cell>
          <table:table-cell office:value-type="string">
            <text:p>Public Morals</text:p>
          </table:table-cell>
          <table:table-cell office:value-type="string">
            <text:p>1970-05-2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nm0717709</text:p>
          </table:table-cell>
          <table:table-cell table:number-columns-repeated="2" office:value-type="string">
            <text:p>2022-10-31</text:p>
          </table:table-cell>
          <table:table-cell table:formula="of:=VALUE(RIGHT([.B467];LEN([.B467])-2))" office:value-type="float" office:value="717709">
            <text:p>717709</text:p>
          </table:table-cell>
          <table:table-cell office:value-type="string">
            <text:p>Kelly Reilly</text:p>
          </table:table-cell>
          <table:table-cell office:value-type="string">
            <text:p>Pride &amp; Prejudice</text:p>
          </table:table-cell>
          <table:table-cell office:value-type="string">
            <text:p>1977-07-18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nm0721332</text:p>
          </table:table-cell>
          <table:table-cell table:number-columns-repeated="2" office:value-type="string">
            <text:p>2023-06-17</text:p>
          </table:table-cell>
          <table:table-cell table:formula="of:=VALUE(RIGHT([.B468];LEN([.B468])-2))" office:value-type="float" office:value="721332">
            <text:p>721332</text:p>
          </table:table-cell>
          <table:table-cell office:value-type="string">
            <text:p>Judy Reyes</text:p>
          </table:table-cell>
          <table:table-cell office:value-type="string">
            <text:p>Scrubs</text:p>
          </table:table-cell>
          <table:table-cell office:value-type="string">
            <text:p>1967-11-05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nm0724460</text:p>
          </table:table-cell>
          <table:table-cell table:number-columns-repeated="2" office:value-type="string">
            <text:p>2022-10-30</text:p>
          </table:table-cell>
          <table:table-cell table:formula="of:=VALUE(RIGHT([.B469];LEN([.B469])-2))" office:value-type="float" office:value="724460">
            <text:p>724460</text:p>
          </table:table-cell>
          <table:table-cell office:value-type="string">
            <text:p>Cameron Richardson</text:p>
          </table:table-cell>
          <table:table-cell office:value-type="string">
            <text:p>Alvin and the Chipmunks</text:p>
          </table:table-cell>
          <table:table-cell office:value-type="string">
            <text:p>1979-09-11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nm0728936</text:p>
          </table:table-cell>
          <table:table-cell table:number-columns-repeated="2" office:value-type="string">
            <text:p>2022-12-01</text:p>
          </table:table-cell>
          <table:table-cell table:formula="of:=VALUE(RIGHT([.B470];LEN([.B470])-2))" office:value-type="float" office:value="728936">
            <text:p>728936</text:p>
          </table:table-cell>
          <table:table-cell office:value-type="string">
            <text:p>Diana Maria Riva</text:p>
          </table:table-cell>
          <table:table-cell office:value-type="string">
            <text:p>Dead to Me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nm0731075</text:p>
          </table:table-cell>
          <table:table-cell table:number-columns-repeated="2" office:value-type="string">
            <text:p>2022-10-31</text:p>
          </table:table-cell>
          <table:table-cell table:formula="of:=VALUE(RIGHT([.B471];LEN([.B471])-2))" office:value-type="float" office:value="731075">
            <text:p>731075</text:p>
          </table:table-cell>
          <table:table-cell office:value-type="string">
            <text:p>Emma Roberts</text:p>
          </table:table-cell>
          <table:table-cell office:value-type="string">
            <text:p>We're the Millers</text:p>
          </table:table-cell>
          <table:table-cell office:value-type="string">
            <text:p>1991-02-10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office:value-type="string">
            <text:p>nm0731927</text:p>
          </table:table-cell>
          <table:table-cell table:number-columns-repeated="2" office:value-type="string">
            <text:p>2023-09-20</text:p>
          </table:table-cell>
          <table:table-cell table:formula="of:=VALUE(RIGHT([.B472];LEN([.B472])-2))" office:value-type="float" office:value="731927">
            <text:p>731927</text:p>
          </table:table-cell>
          <table:table-cell office:value-type="string">
            <text:p>Kimmy Robertson</text:p>
          </table:table-cell>
          <table:table-cell office:value-type="string">
            <text:p>Beauty and the Beast</text:p>
          </table:table-cell>
          <table:table-cell office:value-type="string">
            <text:p>1954-11-27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office:value-type="string">
            <text:p>nm0738751</text:p>
          </table:table-cell>
          <table:table-cell table:number-columns-repeated="2" office:value-type="string">
            <text:p>2022-10-30</text:p>
          </table:table-cell>
          <table:table-cell table:formula="of:=VALUE(RIGHT([.B473];LEN([.B473])-2))" office:value-type="float" office:value="738751">
            <text:p>738751</text:p>
          </table:table-cell>
          <table:table-cell office:value-type="string">
            <text:p>Susan Roman</text:p>
          </table:table-cell>
          <table:table-cell office:value-type="string">
            <text:p>Heavy Metal</text:p>
          </table:table-cell>
          <table:table-cell office:value-type="string">
            <text:p>1957-04-17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nm0739479</text:p>
          </table:table-cell>
          <table:table-cell table:number-columns-repeated="2" office:value-type="string">
            <text:p>2022-10-30</text:p>
          </table:table-cell>
          <table:table-cell table:formula="of:=VALUE(RIGHT([.B474];LEN([.B474])-2))" office:value-type="float" office:value="739479">
            <text:p>739479</text:p>
          </table:table-cell>
          <table:table-cell office:value-type="string">
            <text:p>Kate Stellar</text:p>
          </table:table-cell>
          <table:table-cell office:value-type="string">
            <text:p>Ariana Grande: Thank U, Next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m0742389</text:p>
          </table:table-cell>
          <table:table-cell table:number-columns-repeated="2" office:value-type="string">
            <text:p>2022-10-30</text:p>
          </table:table-cell>
          <table:table-cell table:formula="of:=VALUE(RIGHT([.B475];LEN([.B475])-2))" office:value-type="float" office:value="742389">
            <text:p>742389</text:p>
          </table:table-cell>
          <table:table-cell office:value-type="string">
            <text:p>Beatrice Rosen</text:p>
          </table:table-cell>
          <table:table-cell office:value-type="float" office:value="2012">
            <text:p>2012</text:p>
          </table:table-cell>
          <table:table-cell office:value-type="string">
            <text:p>1977-11-29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m0749081</text:p>
          </table:table-cell>
          <table:table-cell table:number-columns-repeated="2" office:value-type="string">
            <text:p>2022-10-30</text:p>
          </table:table-cell>
          <table:table-cell table:formula="of:=VALUE(RIGHT([.B476];LEN([.B476])-2))" office:value-type="float" office:value="749081">
            <text:p>749081</text:p>
          </table:table-cell>
          <table:table-cell office:value-type="string">
            <text:p>Sara Rue</text:p>
          </table:table-cell>
          <table:table-cell office:value-type="string">
            <text:p>Pearl Harbor</text:p>
          </table:table-cell>
          <table:table-cell office:value-type="string">
            <text:p>1979-01-26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nm0750468</text:p>
          </table:table-cell>
          <table:table-cell table:number-columns-repeated="2" office:value-type="string">
            <text:p>2022-10-30</text:p>
          </table:table-cell>
          <table:table-cell table:formula="of:=VALUE(RIGHT([.B477];LEN([.B477])-2))" office:value-type="float" office:value="750468">
            <text:p>750468</text:p>
          </table:table-cell>
          <table:table-cell office:value-type="string">
            <text:p>Debra Jo Rupp</text:p>
          </table:table-cell>
          <table:table-cell office:value-type="string">
            <text:p>That '70s Show</text:p>
          </table:table-cell>
          <table:table-cell office:value-type="string">
            <text:p>1951-02-24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nm0752407</text:p>
          </table:table-cell>
          <table:table-cell table:number-columns-repeated="2" office:value-type="string">
            <text:p>2022-10-31</text:p>
          </table:table-cell>
          <table:table-cell table:formula="of:=VALUE(RIGHT([.B478];LEN([.B478])-2))" office:value-type="float" office:value="752407">
            <text:p>752407</text:p>
          </table:table-cell>
          <table:table-cell office:value-type="string">
            <text:p>Amy Ryan</text:p>
          </table:table-cell>
          <table:table-cell office:value-type="string">
            <text:p>Gone Baby Gone</text:p>
          </table:table-cell>
          <table:table-cell office:value-type="string">
            <text:p>1968-05-03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nm0752740</text:p>
          </table:table-cell>
          <table:table-cell table:number-columns-repeated="2" office:value-type="string">
            <text:p>2022-10-30</text:p>
          </table:table-cell>
          <table:table-cell table:formula="of:=VALUE(RIGHT([.B479];LEN([.B479])-2))" office:value-type="float" office:value="752740">
            <text:p>752740</text:p>
          </table:table-cell>
          <table:table-cell office:value-type="string">
            <text:p>Michelle Ryan</text:p>
          </table:table-cell>
          <table:table-cell office:value-type="string">
            <text:p>Bionic Woman</text:p>
          </table:table-cell>
          <table:table-cell office:value-type="string">
            <text:p>1984-04-22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nm0753121</text:p>
          </table:table-cell>
          <table:table-cell table:number-columns-repeated="2" office:value-type="string">
            <text:p>2022-10-30</text:p>
          </table:table-cell>
          <table:table-cell table:formula="of:=VALUE(RIGHT([.B480];LEN([.B480])-2))" office:value-type="float" office:value="753121">
            <text:p>753121</text:p>
          </table:table-cell>
          <table:table-cell office:value-type="string">
            <text:p>Lisa Ryder</text:p>
          </table:table-cell>
          <table:table-cell office:value-type="string">
            <text:p>Andromeda</text:p>
          </table:table-cell>
          <table:table-cell office:value-type="string">
            <text:p>1970-10-26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nm0756089</text:p>
          </table:table-cell>
          <table:table-cell table:number-columns-repeated="2" office:value-type="string">
            <text:p>2022-10-30</text:p>
          </table:table-cell>
          <table:table-cell table:formula="of:=VALUE(RIGHT([.B481];LEN([.B481])-2))" office:value-type="float" office:value="756089">
            <text:p>756089</text:p>
          </table:table-cell>
          <table:table-cell office:value-type="string">
            <text:p>Melissa Sagemiller</text:p>
          </table:table-cell>
          <table:table-cell office:value-type="string">
            <text:p>The Guardian</text:p>
          </table:table-cell>
          <table:table-cell office:value-type="string">
            <text:p>1974-06-01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nm0759924</text:p>
          </table:table-cell>
          <table:table-cell table:number-columns-repeated="2" office:value-type="string">
            <text:p>2022-10-30</text:p>
          </table:table-cell>
          <table:table-cell table:formula="of:=VALUE(RIGHT([.B482];LEN([.B482])-2))" office:value-type="float" office:value="759924">
            <text:p>759924</text:p>
          </table:table-cell>
          <table:table-cell office:value-type="string">
            <text:p>Emma Samms</text:p>
          </table:table-cell>
          <table:table-cell office:value-type="string">
            <text:p>General Hospital</text:p>
          </table:table-cell>
          <table:table-cell office:value-type="string">
            <text:p>1960-08-28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nm0776040</text:p>
          </table:table-cell>
          <table:table-cell table:number-columns-repeated="2" office:value-type="string">
            <text:p>2022-10-30</text:p>
          </table:table-cell>
          <table:table-cell table:formula="of:=VALUE(RIGHT([.B483];LEN([.B483])-2))" office:value-type="float" office:value="776040">
            <text:p>776040</text:p>
          </table:table-cell>
          <table:table-cell office:value-type="string">
            <text:p>Amanda Schull</text:p>
          </table:table-cell>
          <table:table-cell office:value-type="string">
            <text:p>12 Monkeys</text:p>
          </table:table-cell>
          <table:table-cell office:value-type="string">
            <text:p>1978-08-2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nm0783062</text:p>
          </table:table-cell>
          <table:table-cell table:number-columns-repeated="2" office:value-type="string">
            <text:p>2022-10-30</text:p>
          </table:table-cell>
          <table:table-cell table:formula="of:=VALUE(RIGHT([.B484];LEN([.B484])-2))" office:value-type="float" office:value="783062">
            <text:p>783062</text:p>
          </table:table-cell>
          <table:table-cell office:value-type="string">
            <text:p>Suna Selen</text:p>
          </table:table-cell>
          <table:table-cell office:value-type="string">
            <text:p>Cazibe Hanim'in GÃ¼ndÃ¼z DÃ¼sleri</text:p>
          </table:table-cell>
          <table:table-cell office:value-type="string">
            <text:p>1939-07-01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nm0783314</text:p>
          </table:table-cell>
          <table:table-cell table:number-columns-repeated="2" office:value-type="string">
            <text:p>2022-10-30</text:p>
          </table:table-cell>
          <table:table-cell table:formula="of:=VALUE(RIGHT([.B485];LEN([.B485])-2))" office:value-type="float" office:value="783314">
            <text:p>783314</text:p>
          </table:table-cell>
          <table:table-cell office:value-type="string">
            <text:p>Connie Sellecca</text:p>
          </table:table-cell>
          <table:table-cell office:value-type="string">
            <text:p>The Greatest American Hero</text:p>
          </table:table-cell>
          <table:table-cell office:value-type="string">
            <text:p>1955-05-25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string">
            <text:p>nm0786868</text:p>
          </table:table-cell>
          <table:table-cell table:number-columns-repeated="2" office:value-type="string">
            <text:p>2022-10-30</text:p>
          </table:table-cell>
          <table:table-cell table:formula="of:=VALUE(RIGHT([.B486];LEN([.B486])-2))" office:value-type="float" office:value="786868">
            <text:p>786868</text:p>
          </table:table-cell>
          <table:table-cell office:value-type="string">
            <text:p>Stephanie Seymour</text:p>
          </table:table-cell>
          <table:table-cell office:value-type="string">
            <text:p>Pollock</text:p>
          </table:table-cell>
          <table:table-cell office:value-type="string">
            <text:p>1968-07-2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nm0790057</text:p>
          </table:table-cell>
          <table:table-cell table:number-columns-repeated="2" office:value-type="string">
            <text:p>2022-10-31</text:p>
          </table:table-cell>
          <table:table-cell table:formula="of:=VALUE(RIGHT([.B487];LEN([.B487])-2))" office:value-type="float" office:value="790057">
            <text:p>790057</text:p>
          </table:table-cell>
          <table:table-cell office:value-type="string">
            <text:p>Alia Shawkat</text:p>
          </table:table-cell>
          <table:table-cell office:value-type="string">
            <text:p>Arrested Development</text:p>
          </table:table-cell>
          <table:table-cell office:value-type="string">
            <text:p>1989-04-1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nm0794896</text:p>
          </table:table-cell>
          <table:table-cell table:number-columns-repeated="2" office:value-type="string">
            <text:p>2022-10-30</text:p>
          </table:table-cell>
          <table:table-cell table:formula="of:=VALUE(RIGHT([.B488];LEN([.B488])-2))" office:value-type="float" office:value="794896">
            <text:p>794896</text:p>
          </table:table-cell>
          <table:table-cell office:value-type="string">
            <text:p>Miriam Shor</text:p>
          </table:table-cell>
          <table:table-cell office:value-type="string">
            <text:p>Hedwig and the Angry Inch</text:p>
          </table:table-cell>
          <table:table-cell office:value-type="string">
            <text:p>1971-07-2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nm0795517</text:p>
          </table:table-cell>
          <table:table-cell table:number-columns-repeated="2" office:value-type="string">
            <text:p>2022-10-30</text:p>
          </table:table-cell>
          <table:table-cell table:formula="of:=VALUE(RIGHT([.B489];LEN([.B489])-2))" office:value-type="float" office:value="795517">
            <text:p>795517</text:p>
          </table:table-cell>
          <table:table-cell office:value-type="string">
            <text:p>Shu Qi</text:p>
          </table:table-cell>
          <table:table-cell office:value-type="string">
            <text:p>The Transporter</text:p>
          </table:table-cell>
          <table:table-cell office:value-type="string">
            <text:p>1976-04-16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office:value-type="string">
            <text:p>nm0798971</text:p>
          </table:table-cell>
          <table:table-cell table:number-columns-repeated="2" office:value-type="string">
            <text:p>2023-06-17</text:p>
          </table:table-cell>
          <table:table-cell table:formula="of:=VALUE(RIGHT([.B490];LEN([.B490])-2))" office:value-type="float" office:value="798971">
            <text:p>798971</text:p>
          </table:table-cell>
          <table:table-cell office:value-type="string">
            <text:p>Sarah Silverman</text:p>
          </table:table-cell>
          <table:table-cell office:value-type="string">
            <text:p>Wreck-It Ralph</text:p>
          </table:table-cell>
          <table:table-cell office:value-type="string">
            <text:p>1970-12-01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nm0802876</text:p>
          </table:table-cell>
          <table:table-cell table:number-columns-repeated="2" office:value-type="string">
            <text:p>2023-06-17</text:p>
          </table:table-cell>
          <table:table-cell table:formula="of:=VALUE(RIGHT([.B491];LEN([.B491])-2))" office:value-type="float" office:value="802876">
            <text:p>802876</text:p>
          </table:table-cell>
          <table:table-cell office:value-type="string">
            <text:p>Retta</text:p>
          </table:table-cell>
          <table:table-cell office:value-type="string">
            <text:p>Parks and Recreation</text:p>
          </table:table-cell>
          <table:table-cell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nm0806699</text:p>
          </table:table-cell>
          <table:table-cell table:number-columns-repeated="2" office:value-type="string">
            <text:p>2023-06-17</text:p>
          </table:table-cell>
          <table:table-cell table:formula="of:=VALUE(RIGHT([.B492];LEN([.B492])-2))" office:value-type="float" office:value="806699">
            <text:p>806699</text:p>
          </table:table-cell>
          <table:table-cell office:value-type="string">
            <text:p>Sarah Smart</text:p>
          </table:table-cell>
          <table:table-cell office:value-type="string">
            <text:p>Wallander</text:p>
          </table:table-cell>
          <table:table-cell office:value-type="string">
            <text:p>1977-03-03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nm0807548</text:p>
          </table:table-cell>
          <table:table-cell table:number-columns-repeated="2" office:value-type="string">
            <text:p>2022-10-30</text:p>
          </table:table-cell>
          <table:table-cell table:formula="of:=VALUE(RIGHT([.B493];LEN([.B493])-2))" office:value-type="float" office:value="807548">
            <text:p>807548</text:p>
          </table:table-cell>
          <table:table-cell office:value-type="string">
            <text:p>Brooke Smith</text:p>
          </table:table-cell>
          <table:table-cell office:value-type="string">
            <text:p>The Silence of the Lambs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m0810619</text:p>
          </table:table-cell>
          <table:table-cell table:number-columns-repeated="2" office:value-type="string">
            <text:p>2022-10-31</text:p>
          </table:table-cell>
          <table:table-cell table:formula="of:=VALUE(RIGHT([.B494];LEN([.B494])-2))" office:value-type="float" office:value="810619">
            <text:p>810619</text:p>
          </table:table-cell>
          <table:table-cell office:value-type="string">
            <text:p>Jurnee Smollett</text:p>
          </table:table-cell>
          <table:table-cell office:value-type="string">
            <text:p>The Burial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nm0811242</text:p>
          </table:table-cell>
          <table:table-cell table:number-columns-repeated="2" office:value-type="string">
            <text:p>2022-10-31</text:p>
          </table:table-cell>
          <table:table-cell table:formula="of:=VALUE(RIGHT([.B495];LEN([.B495])-2))" office:value-type="float" office:value="811242">
            <text:p>811242</text:p>
          </table:table-cell>
          <table:table-cell office:value-type="string">
            <text:p>Brittany Snow</text:p>
          </table:table-cell>
          <table:table-cell office:value-type="string">
            <text:p>Pitch Perfect</text:p>
          </table:table-cell>
          <table:table-cell office:value-type="string">
            <text:p>1986-03-09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string">
            <text:p>nm0812133</text:p>
          </table:table-cell>
          <table:table-cell table:number-columns-repeated="2" office:value-type="string">
            <text:p>2022-11-27</text:p>
          </table:table-cell>
          <table:table-cell table:formula="of:=VALUE(RIGHT([.B496];LEN([.B496])-2))" office:value-type="float" office:value="812133">
            <text:p>812133</text:p>
          </table:table-cell>
          <table:table-cell office:value-type="string">
            <text:p>Rena Sofer</text:p>
          </table:table-cell>
          <table:table-cell office:value-type="string">
            <text:p>Keeping the Faith</text:p>
          </table:table-cell>
          <table:table-cell office:value-type="string">
            <text:p>1968-12-0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m0815370</text:p>
          </table:table-cell>
          <table:table-cell table:number-columns-repeated="2" office:value-type="string">
            <text:p>2022-10-31</text:p>
          </table:table-cell>
          <table:table-cell table:formula="of:=VALUE(RIGHT([.B497];LEN([.B497])-2))" office:value-type="float" office:value="815370">
            <text:p>815370</text:p>
          </table:table-cell>
          <table:table-cell office:value-type="string">
            <text:p>Shannyn Sossamon</text:p>
          </table:table-cell>
          <table:table-cell office:value-type="string">
            <text:p>Wristcutters: A Love Story</text:p>
          </table:table-cell>
          <table:table-cell/>
        </table:table-row>
        <table:table-row table:style-name="ro2">
          <table:table-cell office:value-type="float" office:value="928">
            <text:p>928</text:p>
          </table:table-cell>
          <table:table-cell office:value-type="string">
            <text:p>nm0817844</text:p>
          </table:table-cell>
          <table:table-cell table:number-columns-repeated="2" office:value-type="string">
            <text:p>2023-06-16</text:p>
          </table:table-cell>
          <table:table-cell table:formula="of:=VALUE(RIGHT([.B498];LEN([.B498])-2))" office:value-type="float" office:value="817844">
            <text:p>817844</text:p>
          </table:table-cell>
          <table:table-cell office:value-type="string">
            <text:p>Abigail Spencer</text:p>
          </table:table-cell>
          <table:table-cell office:value-type="string">
            <text:p>Mad Men</text:p>
          </table:table-cell>
          <table:table-cell office:value-type="string">
            <text:p>1981-08-04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m0818055</text:p>
          </table:table-cell>
          <table:table-cell table:number-columns-repeated="2" office:value-type="string">
            <text:p>2022-10-30</text:p>
          </table:table-cell>
          <table:table-cell table:formula="of:=VALUE(RIGHT([.B499];LEN([.B499])-2))" office:value-type="float" office:value="818055">
            <text:p>818055</text:p>
          </table:table-cell>
          <table:table-cell office:value-type="string">
            <text:p>Octavia Spencer</text:p>
          </table:table-cell>
          <table:table-cell office:value-type="string">
            <text:p>Hidden Figures</text:p>
          </table:table-cell>
          <table:table-cell office:value-type="string">
            <text:p>1970-05-25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nm0819079</text:p>
          </table:table-cell>
          <table:table-cell table:number-columns-repeated="2" office:value-type="string">
            <text:p>2022-10-30</text:p>
          </table:table-cell>
          <table:table-cell table:formula="of:=VALUE(RIGHT([.B500];LEN([.B500])-2))" office:value-type="float" office:value="819079">
            <text:p>819079</text:p>
          </table:table-cell>
          <table:table-cell office:value-type="string">
            <text:p>Jordana Spiro</text:p>
          </table:table-cell>
          <table:table-cell office:value-type="string">
            <text:p>Night Comes On</text:p>
          </table:table-cell>
          <table:table-cell office:value-type="string">
            <text:p>1977-04-1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nm0821612</text:p>
          </table:table-cell>
          <table:table-cell table:number-columns-repeated="2" office:value-type="string">
            <text:p>2023-06-17</text:p>
          </table:table-cell>
          <table:table-cell table:formula="of:=VALUE(RIGHT([.B501];LEN([.B501])-2))" office:value-type="float" office:value="821612">
            <text:p>821612</text:p>
          </table:table-cell>
          <table:table-cell office:value-type="string">
            <text:p>Jewel Staite</text:p>
          </table:table-cell>
          <table:table-cell office:value-type="string">
            <text:p>Firefly</text:p>
          </table:table-cell>
          <table:table-cell office:value-type="string">
            <text:p>1982-06-02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nm0824763</text:p>
          </table:table-cell>
          <table:table-cell table:number-columns-repeated="2" office:value-type="string">
            <text:p>2022-10-30</text:p>
          </table:table-cell>
          <table:table-cell table:formula="of:=VALUE(RIGHT([.B502];LEN([.B502])-2))" office:value-type="float" office:value="824763">
            <text:p>824763</text:p>
          </table:table-cell>
          <table:table-cell office:value-type="string">
            <text:p>Jessica Steen</text:p>
          </table:table-cell>
          <table:table-cell office:value-type="string">
            <text:p>Armageddon</text:p>
          </table:table-cell>
          <table:table-cell office:value-type="string">
            <text:p>1965-12-1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nm0829576</text:p>
          </table:table-cell>
          <table:table-cell table:number-columns-repeated="2" office:value-type="string">
            <text:p>2022-10-31</text:p>
          </table:table-cell>
          <table:table-cell table:formula="of:=VALUE(RIGHT([.B503];LEN([.B503])-2))" office:value-type="float" office:value="829576">
            <text:p>829576</text:p>
          </table:table-cell>
          <table:table-cell office:value-type="string">
            <text:p>Kristen Stewart</text:p>
          </table:table-cell>
          <table:table-cell office:value-type="string">
            <text:p>Snow White and the Huntsman</text:p>
          </table:table-cell>
          <table:table-cell office:value-type="string">
            <text:p>1990-04-09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nm0834606</text:p>
          </table:table-cell>
          <table:table-cell table:number-columns-repeated="2" office:value-type="string">
            <text:p>2023-06-17</text:p>
          </table:table-cell>
          <table:table-cell table:formula="of:=VALUE(RIGHT([.B504];LEN([.B504])-2))" office:value-type="float" office:value="834606">
            <text:p>834606</text:p>
          </table:table-cell>
          <table:table-cell office:value-type="string">
            <text:p>Sherry Stringfield</text:p>
          </table:table-cell>
          <table:table-cell office:value-type="string">
            <text:p>ER</text:p>
          </table:table-cell>
          <table:table-cell office:value-type="string">
            <text:p>1967-06-24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nm0834947</text:p>
          </table:table-cell>
          <table:table-cell table:number-columns-repeated="2" office:value-type="string">
            <text:p>2022-10-30</text:p>
          </table:table-cell>
          <table:table-cell table:formula="of:=VALUE(RIGHT([.B505];LEN([.B505])-2))" office:value-type="float" office:value="834947">
            <text:p>834947</text:p>
          </table:table-cell>
          <table:table-cell office:value-type="string">
            <text:p>Brenda Strong</text:p>
          </table:table-cell>
          <table:table-cell office:value-type="string">
            <text:p>Starship Troopers</text:p>
          </table:table-cell>
          <table:table-cell office:value-type="string">
            <text:p>1960-03-25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nm0837223</text:p>
          </table:table-cell>
          <table:table-cell table:number-columns-repeated="2" office:value-type="string">
            <text:p>2022-10-30</text:p>
          </table:table-cell>
          <table:table-cell table:formula="of:=VALUE(RIGHT([.B506];LEN([.B506])-2))" office:value-type="float" office:value="837223">
            <text:p>837223</text:p>
          </table:table-cell>
          <table:table-cell office:value-type="string">
            <text:p>Alison Sudol</text:p>
          </table:table-cell>
          <table:table-cell office:value-type="string">
            <text:p>Fantastic Beasts and Where to Find Them</text:p>
          </table:table-cell>
          <table:table-cell office:value-type="string">
            <text:p>1984-12-23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office:value-type="string">
            <text:p>nm0837784</text:p>
          </table:table-cell>
          <table:table-cell table:number-columns-repeated="2" office:value-type="string">
            <text:p>2022-10-30</text:p>
          </table:table-cell>
          <table:table-cell table:formula="of:=VALUE(RIGHT([.B507];LEN([.B507])-2))" office:value-type="float" office:value="837784">
            <text:p>837784</text:p>
          </table:table-cell>
          <table:table-cell office:value-type="string">
            <text:p>Barbara Sukowa</text:p>
          </table:table-cell>
          <table:table-cell office:value-type="string">
            <text:p>Hannah Arendt</text:p>
          </table:table-cell>
          <table:table-cell office:value-type="string">
            <text:p>1950-02-0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nm0839730</text:p>
          </table:table-cell>
          <table:table-cell table:number-columns-repeated="2" office:value-type="string">
            <text:p>2022-10-30</text:p>
          </table:table-cell>
          <table:table-cell table:formula="of:=VALUE(RIGHT([.B508];LEN([.B508])-2))" office:value-type="float" office:value="839730">
            <text:p>839730</text:p>
          </table:table-cell>
          <table:table-cell office:value-type="string">
            <text:p>Tammin Sursok</text:p>
          </table:table-cell>
          <table:table-cell office:value-type="string">
            <text:p>Pretty Little Liars</text:p>
          </table:table-cell>
          <table:table-cell/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nm0842081</text:p>
          </table:table-cell>
          <table:table-cell table:number-columns-repeated="2" office:value-type="string">
            <text:p>2022-10-30</text:p>
          </table:table-cell>
          <table:table-cell table:formula="of:=VALUE(RIGHT([.B509];LEN([.B509])-2))" office:value-type="float" office:value="842081">
            <text:p>842081</text:p>
          </table:table-cell>
          <table:table-cell office:value-type="string">
            <text:p>Alison Sweeney</text:p>
          </table:table-cell>
          <table:table-cell office:value-type="string">
            <text:p>Days of Our Lives</text:p>
          </table:table-cell>
          <table:table-cell office:value-type="string">
            <text:p>1976-09-19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nm0842770</text:p>
          </table:table-cell>
          <table:table-cell table:number-columns-repeated="2" office:value-type="string">
            <text:p>2022-10-31</text:p>
          </table:table-cell>
          <table:table-cell table:formula="of:=VALUE(RIGHT([.B510];LEN([.B510])-2))" office:value-type="float" office:value="842770">
            <text:p>842770</text:p>
          </table:table-cell>
          <table:table-cell office:value-type="string">
            <text:p>Tilda Swinton</text:p>
          </table:table-cell>
          <table:table-cell office:value-type="string">
            <text:p>We Need to Talk About Kevin</text:p>
          </table:table-cell>
          <table:table-cell office:value-type="string">
            <text:p>1960-11-05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nm0848554</text:p>
          </table:table-cell>
          <table:table-cell table:number-columns-repeated="2" office:value-type="string">
            <text:p>2022-10-30</text:p>
          </table:table-cell>
          <table:table-cell table:formula="of:=VALUE(RIGHT([.B511];LEN([.B511])-2))" office:value-type="float" office:value="848554">
            <text:p>848554</text:p>
          </table:table-cell>
          <table:table-cell office:value-type="string">
            <text:p>Amber Tamblyn</text:p>
          </table:table-cell>
          <table:table-cell office:value-type="string">
            <text:p>The Sisterhood of the Traveling Pants</text:p>
          </table:table-cell>
          <table:table-cell office:value-type="string">
            <text:p>1983-05-14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nm0849180</text:p>
          </table:table-cell>
          <table:table-cell table:number-columns-repeated="2" office:value-type="string">
            <text:p>2023-06-17</text:p>
          </table:table-cell>
          <table:table-cell table:formula="of:=VALUE(RIGHT([.B512];LEN([.B512])-2))" office:value-type="float" office:value="849180">
            <text:p>849180</text:p>
          </table:table-cell>
          <table:table-cell office:value-type="string">
            <text:p>Mina Tander</text:p>
          </table:table-cell>
          <table:table-cell office:value-type="string">
            <text:p>Du hast es versprochen</text:p>
          </table:table-cell>
          <table:table-cell office:value-type="string">
            <text:p>1979-12-04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nm0852466</text:p>
          </table:table-cell>
          <table:table-cell table:number-columns-repeated="2" office:value-type="string">
            <text:p>2022-10-30</text:p>
          </table:table-cell>
          <table:table-cell table:formula="of:=VALUE(RIGHT([.B513];LEN([.B513])-2))" office:value-type="float" office:value="852466">
            <text:p>852466</text:p>
          </table:table-cell>
          <table:table-cell office:value-type="string">
            <text:p>Holland Taylor</text:p>
          </table:table-cell>
          <table:table-cell office:value-type="string">
            <text:p>Legally Blonde</text:p>
          </table:table-cell>
          <table:table-cell office:value-type="string">
            <text:p>1943-01-14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office:value-type="string">
            <text:p>nm0860687</text:p>
          </table:table-cell>
          <table:table-cell table:number-columns-repeated="2" office:value-type="string">
            <text:p>2022-10-30</text:p>
          </table:table-cell>
          <table:table-cell table:formula="of:=VALUE(RIGHT([.B514];LEN([.B514])-2))" office:value-type="float" office:value="860687">
            <text:p>860687</text:p>
          </table:table-cell>
          <table:table-cell office:value-type="string">
            <text:p>Sara Thompson</text:p>
          </table:table-cell>
          <table:table-cell office:value-type="string">
            <text:p>Night Hunter</text:p>
          </table:table-cell>
          <table:table-cell office:value-type="string">
            <text:p>1995-09-04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nm0860688</text:p>
          </table:table-cell>
          <table:table-cell table:number-columns-repeated="2" office:value-type="string">
            <text:p>2022-10-30</text:p>
          </table:table-cell>
          <table:table-cell table:formula="of:=VALUE(RIGHT([.B515];LEN([.B515])-2))" office:value-type="float" office:value="860688">
            <text:p>860688</text:p>
          </table:table-cell>
          <table:table-cell office:value-type="string">
            <text:p>Sarah Thompson</text:p>
          </table:table-cell>
          <table:table-cell office:value-type="string">
            <text:p>7th Heaven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nm0860749</text:p>
          </table:table-cell>
          <table:table-cell table:number-columns-repeated="2" office:value-type="string">
            <text:p>2022-10-30</text:p>
          </table:table-cell>
          <table:table-cell table:formula="of:=VALUE(RIGHT([.B516];LEN([.B516])-2))" office:value-type="float" office:value="860749">
            <text:p>860749</text:p>
          </table:table-cell>
          <table:table-cell office:value-type="string">
            <text:p>Susanna Thompson</text:p>
          </table:table-cell>
          <table:table-cell office:value-type="string">
            <text:p>Malignant</text:p>
          </table:table-cell>
          <table:table-cell office:value-type="string">
            <text:p>1958-01-27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nm0860892</text:p>
          </table:table-cell>
          <table:table-cell table:number-columns-repeated="2" office:value-type="string">
            <text:p>2022-10-30</text:p>
          </table:table-cell>
          <table:table-cell table:formula="of:=VALUE(RIGHT([.B517];LEN([.B517])-2))" office:value-type="float" office:value="860892">
            <text:p>860892</text:p>
          </table:table-cell>
          <table:table-cell office:value-type="string">
            <text:p>Cecilie Thomsen</text:p>
          </table:table-cell>
          <table:table-cell office:value-type="string">
            <text:p>Tomorrow Never Dies</text:p>
          </table:table-cell>
          <table:table-cell office:value-type="string">
            <text:p>1974-10-29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nm0864308</text:p>
          </table:table-cell>
          <table:table-cell table:number-columns-repeated="2" office:value-type="string">
            <text:p>2022-10-30</text:p>
          </table:table-cell>
          <table:table-cell table:formula="of:=VALUE(RIGHT([.B518];LEN([.B518])-2))" office:value-type="float" office:value="864308">
            <text:p>864308</text:p>
          </table:table-cell>
          <table:table-cell office:value-type="string">
            <text:p>Ashley Tisdale</text:p>
          </table:table-cell>
          <table:table-cell office:value-type="string">
            <text:p>Phineas and Ferb</text:p>
          </table:table-cell>
          <table:table-cell office:value-type="string">
            <text:p>1985-07-02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nm0870535</text:p>
          </table:table-cell>
          <table:table-cell table:number-columns-repeated="2" office:value-type="string">
            <text:p>2022-10-30</text:p>
          </table:table-cell>
          <table:table-cell table:formula="of:=VALUE(RIGHT([.B519];LEN([.B519])-2))" office:value-type="float" office:value="870535">
            <text:p>870535</text:p>
          </table:table-cell>
          <table:table-cell office:value-type="string">
            <text:p>Keegan Connor Tracy</text:p>
          </table:table-cell>
          <table:table-cell office:value-type="string">
            <text:p>Once Upon a Time: Magic Is Coming</text:p>
          </table:table-cell>
          <table:table-cell/>
        </table:table-row>
        <table:table-row table:style-name="ro2">
          <table:table-cell office:value-type="float" office:value="818">
            <text:p>818</text:p>
          </table:table-cell>
          <table:table-cell office:value-type="string">
            <text:p>nm0877258</text:p>
          </table:table-cell>
          <table:table-cell table:number-columns-repeated="2" office:value-type="string">
            <text:p>2022-10-30</text:p>
          </table:table-cell>
          <table:table-cell table:formula="of:=VALUE(RIGHT([.B520];LEN([.B520])-2))" office:value-type="float" office:value="877258">
            <text:p>877258</text:p>
          </table:table-cell>
          <table:table-cell office:value-type="string">
            <text:p>Christy Turlington</text:p>
          </table:table-cell>
          <table:table-cell office:value-type="string">
            <text:p>No Woman, No Cry</text:p>
          </table:table-cell>
          <table:table-cell office:value-type="string">
            <text:p>1969-01-02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nm0880367</text:p>
          </table:table-cell>
          <table:table-cell table:number-columns-repeated="2" office:value-type="string">
            <text:p>2022-10-30</text:p>
          </table:table-cell>
          <table:table-cell table:formula="of:=VALUE(RIGHT([.B521];LEN([.B521])-2))" office:value-type="float" office:value="880367">
            <text:p>880367</text:p>
          </table:table-cell>
          <table:table-cell office:value-type="string">
            <text:p>Ana Ularu</text:p>
          </table:table-cell>
          <table:table-cell office:value-type="string">
            <text:p>Emerald City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nm0888882</text:p>
          </table:table-cell>
          <table:table-cell table:number-columns-repeated="2" office:value-type="string">
            <text:p>2022-10-30</text:p>
          </table:table-cell>
          <table:table-cell table:formula="of:=VALUE(RIGHT([.B522];LEN([.B522])-2))" office:value-type="float" office:value="888882">
            <text:p>888882</text:p>
          </table:table-cell>
          <table:table-cell office:value-type="string">
            <text:p>Laura Vandervoort</text:p>
          </table:table-cell>
          <table:table-cell office:value-type="string">
            <text:p>The Handmaid's Tale</text:p>
          </table:table-cell>
          <table:table-cell/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nm0907427</text:p>
          </table:table-cell>
          <table:table-cell table:number-columns-repeated="2" office:value-type="string">
            <text:p>2023-06-17</text:p>
          </table:table-cell>
          <table:table-cell table:formula="of:=VALUE(RIGHT([.B523];LEN([.B523])-2))" office:value-type="float" office:value="907427">
            <text:p>907427</text:p>
          </table:table-cell>
          <table:table-cell office:value-type="string">
            <text:p>Sonya Walger</text:p>
          </table:table-cell>
          <table:table-cell office:value-type="string">
            <text:p>The Librarian: Quest for the Spear</text:p>
          </table:table-cell>
          <table:table-cell office:value-type="string">
            <text:p>1974-06-06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nm0909578</text:p>
          </table:table-cell>
          <table:table-cell table:number-columns-repeated="2" office:value-type="string">
            <text:p>2023-06-17</text:p>
          </table:table-cell>
          <table:table-cell table:formula="of:=VALUE(RIGHT([.B524];LEN([.B524])-2))" office:value-type="float" office:value="909578">
            <text:p>909578</text:p>
          </table:table-cell>
          <table:table-cell office:value-type="string">
            <text:p>Brigid Brannagh</text:p>
          </table:table-cell>
          <table:table-cell office:value-type="string">
            <text:p>Army Wives</text:p>
          </table:table-cell>
          <table:table-cell office:value-type="string">
            <text:p>1972-08-0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nm0913488</text:p>
          </table:table-cell>
          <table:table-cell table:number-columns-repeated="2" office:value-type="string">
            <text:p>2022-10-31</text:p>
          </table:table-cell>
          <table:table-cell table:formula="of:=VALUE(RIGHT([.B525];LEN([.B525])-2))" office:value-type="float" office:value="913488">
            <text:p>913488</text:p>
          </table:table-cell>
          <table:table-cell office:value-type="string">
            <text:p>Kerry Washington</text:p>
          </table:table-cell>
          <table:table-cell office:value-type="string">
            <text:p>Scandal</text:p>
          </table:table-cell>
          <table:table-cell office:value-type="string">
            <text:p>1977-01-3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nm0914612</text:p>
          </table:table-cell>
          <table:table-cell table:number-columns-repeated="2" office:value-type="string">
            <text:p>2022-10-31</text:p>
          </table:table-cell>
          <table:table-cell table:formula="of:=VALUE(RIGHT([.B526];LEN([.B526])-2))" office:value-type="float" office:value="914612">
            <text:p>914612</text:p>
          </table:table-cell>
          <table:table-cell office:value-type="string">
            <text:p>Emma Watson</text:p>
          </table:table-cell>
          <table:table-cell office:value-type="string">
            <text:p>The Perks of Being a Wallflower</text:p>
          </table:table-cell>
          <table:table-cell office:value-type="string">
            <text:p>1990-04-15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nm0915208</text:p>
          </table:table-cell>
          <table:table-cell table:number-columns-repeated="2" office:value-type="string">
            <text:p>2022-10-31</text:p>
          </table:table-cell>
          <table:table-cell table:formula="of:=VALUE(RIGHT([.B527];LEN([.B527])-2))" office:value-type="float" office:value="915208">
            <text:p>915208</text:p>
          </table:table-cell>
          <table:table-cell office:value-type="string">
            <text:p>Naomi Watts</text:p>
          </table:table-cell>
          <table:table-cell office:value-type="string">
            <text:p>Mulholland Dr.</text:p>
          </table:table-cell>
          <table:table-cell office:value-type="string">
            <text:p>1968-09-2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m0915764</text:p>
          </table:table-cell>
          <table:table-cell table:number-columns-repeated="2" office:value-type="string">
            <text:p>2022-10-30</text:p>
          </table:table-cell>
          <table:table-cell table:formula="of:=VALUE(RIGHT([.B528];LEN([.B528])-2))" office:value-type="float" office:value="915764">
            <text:p>915764</text:p>
          </table:table-cell>
          <table:table-cell office:value-type="string">
            <text:p>Shawn Weatherly</text:p>
          </table:table-cell>
          <table:table-cell office:value-type="string">
            <text:p>Police Academy 3: Back in Training</text:p>
          </table:table-cell>
          <table:table-cell office:value-type="string">
            <text:p>1959-07-24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nm0917848</text:p>
          </table:table-cell>
          <table:table-cell table:number-columns-repeated="2" office:value-type="string">
            <text:p>2023-06-17</text:p>
          </table:table-cell>
          <table:table-cell table:formula="of:=VALUE(RIGHT([.B529];LEN([.B529])-2))" office:value-type="float" office:value="917848">
            <text:p>917848</text:p>
          </table:table-cell>
          <table:table-cell office:value-type="string">
            <text:p>Robin Weigert</text:p>
          </table:table-cell>
          <table:table-cell office:value-type="string">
            <text:p>Deadwood</text:p>
          </table:table-cell>
          <table:table-cell office:value-type="string">
            <text:p>1969-07-07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nm0917962</text:p>
          </table:table-cell>
          <table:table-cell table:number-columns-repeated="2" office:value-type="string">
            <text:p>2023-06-17</text:p>
          </table:table-cell>
          <table:table-cell table:formula="of:=VALUE(RIGHT([.B530];LEN([.B530])-2))" office:value-type="float" office:value="917962">
            <text:p>917962</text:p>
          </table:table-cell>
          <table:table-cell office:value-type="string">
            <text:p>Liza Weil</text:p>
          </table:table-cell>
          <table:table-cell office:value-type="string">
            <text:p>Gilmore Girls</text:p>
          </table:table-cell>
          <table:table-cell office:value-type="string">
            <text:p>1977-06-05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nm0920171</text:p>
          </table:table-cell>
          <table:table-cell table:number-columns-repeated="2" office:value-type="string">
            <text:p>2022-10-31</text:p>
          </table:table-cell>
          <table:table-cell table:formula="of:=VALUE(RIGHT([.B531];LEN([.B531])-2))" office:value-type="float" office:value="920171">
            <text:p>920171</text:p>
          </table:table-cell>
          <table:table-cell office:value-type="string">
            <text:p>Dawn Wells</text:p>
          </table:table-cell>
          <table:table-cell office:value-type="string">
            <text:p>Gilligan's Island</text:p>
          </table:table-cell>
          <table:table-cell office:value-type="string">
            <text:p>1938-10-18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m0922724</text:p>
          </table:table-cell>
          <table:table-cell table:number-columns-repeated="2" office:value-type="string">
            <text:p>2022-10-30</text:p>
          </table:table-cell>
          <table:table-cell table:formula="of:=VALUE(RIGHT([.B532];LEN([.B532])-2))" office:value-type="float" office:value="922724">
            <text:p>922724</text:p>
          </table:table-cell>
          <table:table-cell office:value-type="string">
            <text:p>Jennifer Westfeldt</text:p>
          </table:table-cell>
          <table:table-cell office:value-type="string">
            <text:p>Kissing Jessica Stein</text:p>
          </table:table-cell>
          <table:table-cell office:value-type="string">
            <text:p>1970-02-0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nm0923210</text:p>
          </table:table-cell>
          <table:table-cell table:number-columns-repeated="2" office:value-type="string">
            <text:p>2022-10-30</text:p>
          </table:table-cell>
          <table:table-cell table:formula="of:=VALUE(RIGHT([.B533];LEN([.B533])-2))" office:value-type="float" office:value="923210">
            <text:p>923210</text:p>
          </table:table-cell>
          <table:table-cell office:value-type="string">
            <text:p>Patricia Wettig</text:p>
          </table:table-cell>
          <table:table-cell office:value-type="string">
            <text:p>City Slickers</text:p>
          </table:table-cell>
          <table:table-cell office:value-type="string">
            <text:p>1951-12-04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string">
            <text:p>nm0924043</text:p>
          </table:table-cell>
          <table:table-cell table:number-columns-repeated="2" office:value-type="string">
            <text:p>2022-10-30</text:p>
          </table:table-cell>
          <table:table-cell table:formula="of:=VALUE(RIGHT([.B534];LEN([.B534])-2))" office:value-type="float" office:value="924043">
            <text:p>924043</text:p>
          </table:table-cell>
          <table:table-cell office:value-type="string">
            <text:p>Julia Whelan</text:p>
          </table:table-cell>
          <table:table-cell office:value-type="string">
            <text:p>Once and Again</text:p>
          </table:table-cell>
          <table:table-cell office:value-type="string">
            <text:p>1984-05-08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nm0926165</text:p>
          </table:table-cell>
          <table:table-cell table:number-columns-repeated="2" office:value-type="string">
            <text:p>2022-10-31</text:p>
          </table:table-cell>
          <table:table-cell table:formula="of:=VALUE(RIGHT([.B535];LEN([.B535])-2))" office:value-type="float" office:value="926165">
            <text:p>926165</text:p>
          </table:table-cell>
          <table:table-cell office:value-type="string">
            <text:p>Mae Whitman</text:p>
          </table:table-cell>
          <table:table-cell office:value-type="string">
            <text:p>One Fine Day</text:p>
          </table:table-cell>
          <table:table-cell office:value-type="string">
            <text:p>1988-06-09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office:value-type="string">
            <text:p>nm0931329</text:p>
          </table:table-cell>
          <table:table-cell table:number-columns-repeated="2" office:value-type="string">
            <text:p>2022-10-31</text:p>
          </table:table-cell>
          <table:table-cell table:formula="of:=VALUE(RIGHT([.B536];LEN([.B536])-2))" office:value-type="float" office:value="931329">
            <text:p>931329</text:p>
          </table:table-cell>
          <table:table-cell office:value-type="string">
            <text:p>Michelle Williams</text:p>
          </table:table-cell>
          <table:table-cell office:value-type="string">
            <text:p>My Week with Marilyn</text:p>
          </table:table-cell>
          <table:table-cell office:value-type="string">
            <text:p>1980-09-0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nm0935395</text:p>
          </table:table-cell>
          <table:table-cell table:number-columns-repeated="2" office:value-type="string">
            <text:p>2022-10-31</text:p>
          </table:table-cell>
          <table:table-cell table:formula="of:=VALUE(RIGHT([.B537];LEN([.B537])-2))" office:value-type="float" office:value="935395">
            <text:p>935395</text:p>
          </table:table-cell>
          <table:table-cell office:value-type="string">
            <text:p>Katheryn Winnick</text:p>
          </table:table-cell>
          <table:table-cell office:value-type="string">
            <text:p>Vikings</text:p>
          </table:table-cell>
          <table:table-cell office:value-type="string">
            <text:p>1977-12-1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m0935541</text:p>
          </table:table-cell>
          <table:table-cell table:number-columns-repeated="2" office:value-type="string">
            <text:p>2022-10-31</text:p>
          </table:table-cell>
          <table:table-cell table:formula="of:=VALUE(RIGHT([.B538];LEN([.B538])-2))" office:value-type="float" office:value="935541">
            <text:p>935541</text:p>
          </table:table-cell>
          <table:table-cell office:value-type="string">
            <text:p>Mary Elizabeth Winstead</text:p>
          </table:table-cell>
          <table:table-cell office:value-type="string">
            <text:p>10 Cloverfield Lane</text:p>
          </table:table-cell>
          <table:table-cell office:value-type="string">
            <text:p>1984-11-28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nm0939697</text:p>
          </table:table-cell>
          <table:table-cell table:number-columns-repeated="2" office:value-type="string">
            <text:p>2022-10-31</text:p>
          </table:table-cell>
          <table:table-cell table:formula="of:=VALUE(RIGHT([.B539];LEN([.B539])-2))" office:value-type="float" office:value="939697">
            <text:p>939697</text:p>
          </table:table-cell>
          <table:table-cell office:value-type="string">
            <text:p>Evan Rachel Wood</text:p>
          </table:table-cell>
          <table:table-cell office:value-type="string">
            <text:p>Thirteen</text:p>
          </table:table-cell>
          <table:table-cell office:value-type="string">
            <text:p>1987-09-07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nm0940362</text:p>
          </table:table-cell>
          <table:table-cell table:number-columns-repeated="2" office:value-type="string">
            <text:p>2022-10-31</text:p>
          </table:table-cell>
          <table:table-cell table:formula="of:=VALUE(RIGHT([.B540];LEN([.B540])-2))" office:value-type="float" office:value="940362">
            <text:p>940362</text:p>
          </table:table-cell>
          <table:table-cell office:value-type="string">
            <text:p>Shailene Woodley</text:p>
          </table:table-cell>
          <table:table-cell office:value-type="string">
            <text:p>Divergent</text:p>
          </table:table-cell>
          <table:table-cell office:value-type="string">
            <text:p>1991-11-15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nm0942792</text:p>
          </table:table-cell>
          <table:table-cell table:number-columns-repeated="2" office:value-type="string">
            <text:p>2022-10-30</text:p>
          </table:table-cell>
          <table:table-cell table:formula="of:=VALUE(RIGHT([.B541];LEN([.B541])-2))" office:value-type="float" office:value="942792">
            <text:p>942792</text:p>
          </table:table-cell>
          <table:table-cell office:value-type="string">
            <text:p>Sarah Wright</text:p>
          </table:table-cell>
          <table:table-cell office:value-type="string">
            <text:p>American Made</text:p>
          </table:table-cell>
          <table:table-cell office:value-type="string">
            <text:p>1983-09-28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office:value-type="string">
            <text:p>nm0951148</text:p>
          </table:table-cell>
          <table:table-cell table:number-columns-repeated="2" office:value-type="string">
            <text:p>2022-10-31</text:p>
          </table:table-cell>
          <table:table-cell table:formula="of:=VALUE(RIGHT([.B542];LEN([.B542])-2))" office:value-type="float" office:value="951148">
            <text:p>951148</text:p>
          </table:table-cell>
          <table:table-cell office:value-type="string">
            <text:p>Odette Annable</text:p>
          </table:table-cell>
          <table:table-cell office:value-type="string">
            <text:p>Cloverfield</text:p>
          </table:table-cell>
          <table:table-cell office:value-type="string">
            <text:p>1985-05-10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office:value-type="string">
            <text:p>nm0954719</text:p>
          </table:table-cell>
          <table:table-cell table:number-columns-repeated="2" office:value-type="string">
            <text:p>2022-10-30</text:p>
          </table:table-cell>
          <table:table-cell table:formula="of:=VALUE(RIGHT([.B543];LEN([.B543])-2))" office:value-type="float" office:value="954719">
            <text:p>954719</text:p>
          </table:table-cell>
          <table:table-cell office:value-type="string">
            <text:p>Jacklyn Zeman</text:p>
          </table:table-cell>
          <table:table-cell office:value-type="string">
            <text:p>General Hospital</text:p>
          </table:table-cell>
          <table:table-cell office:value-type="string">
            <text:p>1953-03-06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nm0956603</text:p>
          </table:table-cell>
          <table:table-cell table:number-columns-repeated="2" office:value-type="string">
            <text:p>2022-10-30</text:p>
          </table:table-cell>
          <table:table-cell table:formula="of:=VALUE(RIGHT([.B544];LEN([.B544])-2))" office:value-type="float" office:value="956603">
            <text:p>956603</text:p>
          </table:table-cell>
          <table:table-cell office:value-type="string">
            <text:p>Constance Zimmer</text:p>
          </table:table-cell>
          <table:table-cell office:value-type="string">
            <text:p>UnREAL</text:p>
          </table:table-cell>
          <table:table-cell office:value-type="string">
            <text:p>1970-10-11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nm0993242</text:p>
          </table:table-cell>
          <table:table-cell table:number-columns-repeated="2" office:value-type="string">
            <text:p>2023-06-17</text:p>
          </table:table-cell>
          <table:table-cell table:formula="of:=VALUE(RIGHT([.B545];LEN([.B545])-2))" office:value-type="float" office:value="993242">
            <text:p>993242</text:p>
          </table:table-cell>
          <table:table-cell office:value-type="string">
            <text:p>ClÃ©mence PoÃ©sy</text:p>
          </table:table-cell>
          <table:table-cell office:value-type="string">
            <text:p>In Bruges</text:p>
          </table:table-cell>
          <table:table-cell office:value-type="string">
            <text:p>1982-10-30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nm0993507</text:p>
          </table:table-cell>
          <table:table-cell table:number-columns-repeated="2" office:value-type="string">
            <text:p>2022-11-30</text:p>
          </table:table-cell>
          <table:table-cell table:formula="of:=VALUE(RIGHT([.B546];LEN([.B546])-2))" office:value-type="float" office:value="993507">
            <text:p>993507</text:p>
          </table:table-cell>
          <table:table-cell office:value-type="string">
            <text:p>Kat Dennings</text:p>
          </table:table-cell>
          <table:table-cell office:value-type="string">
            <text:p>Nick and Norah's Infinite Playlist</text:p>
          </table:table-cell>
          <table:table-cell office:value-type="string">
            <text:p>1986-06-13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nm0996134</text:p>
          </table:table-cell>
          <table:table-cell table:number-columns-repeated="2" office:value-type="string">
            <text:p>2023-06-17</text:p>
          </table:table-cell>
          <table:table-cell table:formula="of:=VALUE(RIGHT([.B547];LEN([.B547])-2))" office:value-type="float" office:value="996134">
            <text:p>996134</text:p>
          </table:table-cell>
          <table:table-cell office:value-type="string">
            <text:p>Paula Pell</text:p>
          </table:table-cell>
          <table:table-cell office:value-type="string">
            <text:p>Saturday Night Live</text:p>
          </table:table-cell>
          <table:table-cell office:value-type="string">
            <text:p>1963-04-15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string">
            <text:p>nm1001615</text:p>
          </table:table-cell>
          <table:table-cell table:number-columns-repeated="2" office:value-type="string">
            <text:p>2023-09-20</text:p>
          </table:table-cell>
          <table:table-cell table:formula="of:=VALUE(RIGHT([.B548];LEN([.B548])-2))" office:value-type="float" office:value="1001615">
            <text:p>1001615</text:p>
          </table:table-cell>
          <table:table-cell office:value-type="string">
            <text:p>Mary Oyaya</text:p>
          </table:table-cell>
          <table:table-cell office:value-type="string">
            <text:p>The Janitors Closet</text:p>
          </table:table-cell>
          <table:table-cell/>
        </table:table-row>
        <table:table-row table:style-name="ro2">
          <table:table-cell office:value-type="float" office:value="1009">
            <text:p>1009</text:p>
          </table:table-cell>
          <table:table-cell office:value-type="string">
            <text:p>nm1013087</text:p>
          </table:table-cell>
          <table:table-cell table:number-columns-repeated="2" office:value-type="string">
            <text:p>2023-06-17</text:p>
          </table:table-cell>
          <table:table-cell table:formula="of:=VALUE(RIGHT([.B549];LEN([.B549])-2))" office:value-type="float" office:value="1013087">
            <text:p>1013087</text:p>
          </table:table-cell>
          <table:table-cell office:value-type="string">
            <text:p>Suranne Jones</text:p>
          </table:table-cell>
          <table:table-cell office:value-type="string">
            <text:p>Doctor Foster</text:p>
          </table:table-cell>
          <table:table-cell office:value-type="string">
            <text:p>1978-08-27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nm1014528</text:p>
          </table:table-cell>
          <table:table-cell table:number-columns-repeated="2" office:value-type="string">
            <text:p>2022-10-30</text:p>
          </table:table-cell>
          <table:table-cell table:formula="of:=VALUE(RIGHT([.B550];LEN([.B550])-2))" office:value-type="float" office:value="1014528">
            <text:p>1014528</text:p>
          </table:table-cell>
          <table:table-cell office:value-type="string">
            <text:p>Gisele BÃ¼ndchen</text:p>
          </table:table-cell>
          <table:table-cell office:value-type="string">
            <text:p>Taxi</text:p>
          </table:table-cell>
          <table:table-cell office:value-type="string">
            <text:p>1980-07-20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string">
            <text:p>nm1015262</text:p>
          </table:table-cell>
          <table:table-cell table:number-columns-repeated="2" office:value-type="string">
            <text:p>2023-06-17</text:p>
          </table:table-cell>
          <table:table-cell table:formula="of:=VALUE(RIGHT([.B551];LEN([.B551])-2))" office:value-type="float" office:value="1015262">
            <text:p>1015262</text:p>
          </table:table-cell>
          <table:table-cell office:value-type="string">
            <text:p>Leighton Meester</text:p>
          </table:table-cell>
          <table:table-cell office:value-type="string">
            <text:p>The Roommate</text:p>
          </table:table-cell>
          <table:table-cell office:value-type="string">
            <text:p>1986-04-09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office:value-type="string">
            <text:p>nm1017334</text:p>
          </table:table-cell>
          <table:table-cell table:number-columns-repeated="2" office:value-type="string">
            <text:p>2023-06-17</text:p>
          </table:table-cell>
          <table:table-cell table:formula="of:=VALUE(RIGHT([.B552];LEN([.B552])-2))" office:value-type="float" office:value="1017334">
            <text:p>1017334</text:p>
          </table:table-cell>
          <table:table-cell office:value-type="string">
            <text:p>Juno Temple</text:p>
          </table:table-cell>
          <table:table-cell office:value-type="string">
            <text:p>Atonement</text:p>
          </table:table-cell>
          <table:table-cell office:value-type="string">
            <text:p>1989-07-21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nm1020036</text:p>
          </table:table-cell>
          <table:table-cell table:number-columns-repeated="2" office:value-type="string">
            <text:p>2023-06-16</text:p>
          </table:table-cell>
          <table:table-cell table:formula="of:=VALUE(RIGHT([.B553];LEN([.B553])-2))" office:value-type="float" office:value="1020036">
            <text:p>1020036</text:p>
          </table:table-cell>
          <table:table-cell office:value-type="string">
            <text:p>Alexandra Breckenridge</text:p>
          </table:table-cell>
          <table:table-cell office:value-type="string">
            <text:p>Virgin River</text:p>
          </table:table-cell>
          <table:table-cell office:value-type="string">
            <text:p>1982-05-15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nm1023127</text:p>
          </table:table-cell>
          <table:table-cell table:number-columns-repeated="2" office:value-type="string">
            <text:p>2022-10-30</text:p>
          </table:table-cell>
          <table:table-cell table:formula="of:=VALUE(RIGHT([.B554];LEN([.B554])-2))" office:value-type="float" office:value="1023127">
            <text:p>1023127</text:p>
          </table:table-cell>
          <table:table-cell office:value-type="string">
            <text:p>Jenny Wade</text:p>
          </table:table-cell>
          <table:table-cell office:value-type="string">
            <text:p>The Good Guys</text:p>
          </table:table-cell>
          <table:table-cell office:value-type="string">
            <text:p>1980-10-06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nm1024107</text:p>
          </table:table-cell>
          <table:table-cell table:number-columns-repeated="2" office:value-type="string">
            <text:p>2022-10-30</text:p>
          </table:table-cell>
          <table:table-cell table:formula="of:=VALUE(RIGHT([.B555];LEN([.B555])-2))" office:value-type="float" office:value="1024107">
            <text:p>1024107</text:p>
          </table:table-cell>
          <table:table-cell office:value-type="string">
            <text:p>Ambyr Childers</text:p>
          </table:table-cell>
          <table:table-cell office:value-type="string">
            <text:p>The Master</text:p>
          </table:table-cell>
          <table:table-cell office:value-type="string">
            <text:p>1988-07-18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nm1032208</text:p>
          </table:table-cell>
          <table:table-cell table:number-columns-repeated="2" office:value-type="string">
            <text:p>2022-10-30</text:p>
          </table:table-cell>
          <table:table-cell table:formula="of:=VALUE(RIGHT([.B556];LEN([.B556])-2))" office:value-type="float" office:value="1032208">
            <text:p>1032208</text:p>
          </table:table-cell>
          <table:table-cell office:value-type="string">
            <text:p>Autumn Reeser</text:p>
          </table:table-cell>
          <table:table-cell office:value-type="string">
            <text:p>The Wedding Veil</text:p>
          </table:table-cell>
          <table:table-cell office:value-type="string">
            <text:p>1980-09-21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nm1036340</text:p>
          </table:table-cell>
          <table:table-cell table:number-columns-repeated="2" office:value-type="string">
            <text:p>2022-10-30</text:p>
          </table:table-cell>
          <table:table-cell table:formula="of:=VALUE(RIGHT([.B557];LEN([.B557])-2))" office:value-type="float" office:value="1036340">
            <text:p>1036340</text:p>
          </table:table-cell>
          <table:table-cell office:value-type="string">
            <text:p>Rachel Boston</text:p>
          </table:table-cell>
          <table:table-cell office:value-type="string">
            <text:p>(500) Days of Summer</text:p>
          </table:table-cell>
          <table:table-cell office:value-type="string">
            <text:p>1982-05-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m1046097</text:p>
          </table:table-cell>
          <table:table-cell table:number-columns-repeated="2" office:value-type="string">
            <text:p>2022-10-31</text:p>
          </table:table-cell>
          <table:table-cell table:formula="of:=VALUE(RIGHT([.B558];LEN([.B558])-2))" office:value-type="float" office:value="1046097">
            <text:p>1046097</text:p>
          </table:table-cell>
          <table:table-cell office:value-type="string">
            <text:p>Rachel McAdams</text:p>
          </table:table-cell>
          <table:table-cell office:value-type="string">
            <text:p>The Notebook</text:p>
          </table:table-cell>
          <table:table-cell office:value-type="string">
            <text:p>1978-11-17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nm1051295</text:p>
          </table:table-cell>
          <table:table-cell table:number-columns-repeated="2" office:value-type="string">
            <text:p>2022-10-31</text:p>
          </table:table-cell>
          <table:table-cell table:formula="of:=VALUE(RIGHT([.B559];LEN([.B559])-2))" office:value-type="float" office:value="1051295">
            <text:p>1051295</text:p>
          </table:table-cell>
          <table:table-cell office:value-type="string">
            <text:p>Hunter King</text:p>
          </table:table-cell>
          <table:table-cell office:value-type="string">
            <text:p>Give Me Your Eyes</text:p>
          </table:table-cell>
          <table:table-cell/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nm1058095</text:p>
          </table:table-cell>
          <table:table-cell table:number-columns-repeated="2" office:value-type="string">
            <text:p>2022-10-30</text:p>
          </table:table-cell>
          <table:table-cell table:formula="of:=VALUE(RIGHT([.B560];LEN([.B560])-2))" office:value-type="float" office:value="1058095">
            <text:p>1058095</text:p>
          </table:table-cell>
          <table:table-cell office:value-type="string">
            <text:p>Danielle C. Ryan</text:p>
          </table:table-cell>
          <table:table-cell office:value-type="string">
            <text:p>The Cat in the Hat</text:p>
          </table:table-cell>
          <table:table-cell office:value-type="string">
            <text:p>1993-06-09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office:value-type="string">
            <text:p>nm1063517</text:p>
          </table:table-cell>
          <table:table-cell table:number-columns-repeated="2" office:value-type="string">
            <text:p>2023-06-17</text:p>
          </table:table-cell>
          <table:table-cell table:formula="of:=VALUE(RIGHT([.B561];LEN([.B561])-2))" office:value-type="float" office:value="1063517">
            <text:p>1063517</text:p>
          </table:table-cell>
          <table:table-cell office:value-type="string">
            <text:p>Kathryn Hahn</text:p>
          </table:table-cell>
          <table:table-cell office:value-type="string">
            <text:p>Afternoon Delight</text:p>
          </table:table-cell>
          <table:table-cell office:value-type="string">
            <text:p>1973-07-23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nm1065012</text:p>
          </table:table-cell>
          <table:table-cell table:number-columns-repeated="2" office:value-type="string">
            <text:p>2022-10-30</text:p>
          </table:table-cell>
          <table:table-cell table:formula="of:=VALUE(RIGHT([.B562];LEN([.B562])-2))" office:value-type="float" office:value="1065012">
            <text:p>1065012</text:p>
          </table:table-cell>
          <table:table-cell office:value-type="string">
            <text:p>Leah Renee</text:p>
          </table:table-cell>
          <table:table-cell office:value-type="string">
            <text:p>Interstate 60: Episodes of the Road</text:p>
          </table:table-cell>
          <table:table-cell office:value-type="string">
            <text:p>1985-10-01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office:value-type="string">
            <text:p>nm1065664</text:p>
          </table:table-cell>
          <table:table-cell table:number-columns-repeated="2" office:value-type="string">
            <text:p>2023-06-17</text:p>
          </table:table-cell>
          <table:table-cell table:formula="of:=VALUE(RIGHT([.B563];LEN([.B563])-2))" office:value-type="float" office:value="1065664">
            <text:p>1065664</text:p>
          </table:table-cell>
          <table:table-cell office:value-type="string">
            <text:p>Stana Katic</text:p>
          </table:table-cell>
          <table:table-cell office:value-type="string">
            <text:p>Castle</text:p>
          </table:table-cell>
          <table:table-cell office:value-type="string">
            <text:p>1978-04-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m1072555</text:p>
          </table:table-cell>
          <table:table-cell table:number-columns-repeated="2" office:value-type="string">
            <text:p>2022-10-31</text:p>
          </table:table-cell>
          <table:table-cell table:formula="of:=VALUE(RIGHT([.B564];LEN([.B564])-2))" office:value-type="float" office:value="1072555">
            <text:p>1072555</text:p>
          </table:table-cell>
          <table:table-cell office:value-type="string">
            <text:p>Morena Baccarin</text:p>
          </table:table-cell>
          <table:table-cell office:value-type="string">
            <text:p>Deadpool</text:p>
          </table:table-cell>
          <table:table-cell office:value-type="string">
            <text:p>1979-06-0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m1077655</text:p>
          </table:table-cell>
          <table:table-cell table:number-columns-repeated="2" office:value-type="string">
            <text:p>2022-10-30</text:p>
          </table:table-cell>
          <table:table-cell table:formula="of:=VALUE(RIGHT([.B565];LEN([.B565])-2))" office:value-type="float" office:value="1077655">
            <text:p>1077655</text:p>
          </table:table-cell>
          <table:table-cell office:value-type="string">
            <text:p>Petra Miskova</text:p>
          </table:table-cell>
          <table:table-cell office:value-type="string">
            <text:p>1 by Day</text:p>
          </table:table-cell>
          <table:table-cell office:value-type="string">
            <text:p>1982-04-07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nm1083271</text:p>
          </table:table-cell>
          <table:table-cell table:number-columns-repeated="2" office:value-type="string">
            <text:p>2022-10-31</text:p>
          </table:table-cell>
          <table:table-cell table:formula="of:=VALUE(RIGHT([.B566];LEN([.B566])-2))" office:value-type="float" office:value="1083271">
            <text:p>1083271</text:p>
          </table:table-cell>
          <table:table-cell office:value-type="string">
            <text:p>Megan Fox</text:p>
          </table:table-cell>
          <table:table-cell office:value-type="string">
            <text:p>Transformers</text:p>
          </table:table-cell>
          <table:table-cell office:value-type="string">
            <text:p>1986-05-16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nm1083404</text:p>
          </table:table-cell>
          <table:table-cell table:number-columns-repeated="2" office:value-type="string">
            <text:p>2022-10-31</text:p>
          </table:table-cell>
          <table:table-cell table:formula="of:=VALUE(RIGHT([.B567];LEN([.B567])-2))" office:value-type="float" office:value="1083404">
            <text:p>1083404</text:p>
          </table:table-cell>
          <table:table-cell office:value-type="string">
            <text:p>Sarah Shahi</text:p>
          </table:table-cell>
          <table:table-cell office:value-type="string">
            <text:p>Black Adam</text:p>
          </table:table-cell>
          <table:table-cell office:value-type="string">
            <text:p>1980-01-10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nm1085951</text:p>
          </table:table-cell>
          <table:table-cell table:number-columns-repeated="2" office:value-type="string">
            <text:p>2022-10-30</text:p>
          </table:table-cell>
          <table:table-cell table:formula="of:=VALUE(RIGHT([.B568];LEN([.B568])-2))" office:value-type="float" office:value="1085951">
            <text:p>1085951</text:p>
          </table:table-cell>
          <table:table-cell office:value-type="string">
            <text:p>Lorelei Linklater</text:p>
          </table:table-cell>
          <table:table-cell office:value-type="string">
            <text:p>Bomb City</text:p>
          </table:table-cell>
          <table:table-cell office:value-type="string">
            <text:p>1994-05-2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m1086543</text:p>
          </table:table-cell>
          <table:table-cell table:number-columns-repeated="2" office:value-type="string">
            <text:p>2022-10-31</text:p>
          </table:table-cell>
          <table:table-cell table:formula="of:=VALUE(RIGHT([.B569];LEN([.B569])-2))" office:value-type="float" office:value="1086543">
            <text:p>1086543</text:p>
          </table:table-cell>
          <table:table-cell office:value-type="string">
            <text:p>Amanda Seyfried</text:p>
          </table:table-cell>
          <table:table-cell office:value-type="string">
            <text:p>Les MisÃ©rables</text:p>
          </table:table-cell>
          <table:table-cell office:value-type="string">
            <text:p>1985-12-0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nm1087430</text:p>
          </table:table-cell>
          <table:table-cell table:number-columns-repeated="2" office:value-type="string">
            <text:p>2022-10-30</text:p>
          </table:table-cell>
          <table:table-cell table:formula="of:=VALUE(RIGHT([.B570];LEN([.B570])-2))" office:value-type="float" office:value="1087430">
            <text:p>1087430</text:p>
          </table:table-cell>
          <table:table-cell office:value-type="string">
            <text:p>Julia Dietze</text:p>
          </table:table-cell>
          <table:table-cell office:value-type="string">
            <text:p>Iron Sky</text:p>
          </table:table-cell>
          <table:table-cell office:value-type="string">
            <text:p>1981-01-0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nm1087605</text:p>
          </table:table-cell>
          <table:table-cell table:number-columns-repeated="2" office:value-type="string">
            <text:p>2022-10-30</text:p>
          </table:table-cell>
          <table:table-cell table:formula="of:=VALUE(RIGHT([.B571];LEN([.B571])-2))" office:value-type="float" office:value="1087605">
            <text:p>1087605</text:p>
          </table:table-cell>
          <table:table-cell office:value-type="string">
            <text:p>Sarah Sido</text:p>
          </table:table-cell>
          <table:table-cell office:value-type="string">
            <text:p>Masters of Sex</text:p>
          </table:table-cell>
          <table:table-cell/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nm1089338</text:p>
          </table:table-cell>
          <table:table-cell table:number-columns-repeated="2" office:value-type="string">
            <text:p>2023-06-17</text:p>
          </table:table-cell>
          <table:table-cell table:formula="of:=VALUE(RIGHT([.B572];LEN([.B572])-2))" office:value-type="float" office:value="1089338">
            <text:p>1089338</text:p>
          </table:table-cell>
          <table:table-cell office:value-type="string">
            <text:p>Stephany Jacobsen</text:p>
          </table:table-cell>
          <table:table-cell office:value-type="string">
            <text:p>Alex Cross</text:p>
          </table:table-cell>
          <table:table-cell/>
        </table:table-row>
        <table:table-row table:style-name="ro2">
          <table:table-cell office:value-type="float" office:value="726">
            <text:p>726</text:p>
          </table:table-cell>
          <table:table-cell office:value-type="string">
            <text:p>nm1092227</text:p>
          </table:table-cell>
          <table:table-cell table:number-columns-repeated="2" office:value-type="string">
            <text:p>2022-10-31</text:p>
          </table:table-cell>
          <table:table-cell table:formula="of:=VALUE(RIGHT([.B573];LEN([.B573])-2))" office:value-type="float" office:value="1092227">
            <text:p>1092227</text:p>
          </table:table-cell>
          <table:table-cell office:value-type="string">
            <text:p>Sienna Miller</text:p>
          </table:table-cell>
          <table:table-cell office:value-type="string">
            <text:p>G.I. Joe: The Rise of Cobra</text:p>
          </table:table-cell>
          <table:table-cell office:value-type="string">
            <text:p>1981-12-28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m1094137</text:p>
          </table:table-cell>
          <table:table-cell table:number-columns-repeated="2" office:value-type="string">
            <text:p>2022-10-30</text:p>
          </table:table-cell>
          <table:table-cell table:formula="of:=VALUE(RIGHT([.B574];LEN([.B574])-2))" office:value-type="float" office:value="1094137">
            <text:p>1094137</text:p>
          </table:table-cell>
          <table:table-cell office:value-type="string">
            <text:p>Molly Gordon</text:p>
          </table:table-cell>
          <table:table-cell office:value-type="string">
            <text:p>Theater Camp</text:p>
          </table:table-cell>
          <table:table-cell office:value-type="string">
            <text:p>1994-12-06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office:value-type="string">
            <text:p>nm1098541</text:p>
          </table:table-cell>
          <table:table-cell table:number-columns-repeated="2" office:value-type="string">
            <text:p>2023-06-17</text:p>
          </table:table-cell>
          <table:table-cell table:formula="of:=VALUE(RIGHT([.B575];LEN([.B575])-2))" office:value-type="float" office:value="1098541">
            <text:p>1098541</text:p>
          </table:table-cell>
          <table:table-cell office:value-type="string">
            <text:p>Jacqui Maxwell</text:p>
          </table:table-cell>
          <table:table-cell office:value-type="string">
            <text:p>The Dukes of Hazzard</text:p>
          </table:table-cell>
          <table:table-cell/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nm1100839</text:p>
          </table:table-cell>
          <table:table-cell table:number-columns-repeated="2" office:value-type="string">
            <text:p>2022-10-31</text:p>
          </table:table-cell>
          <table:table-cell table:formula="of:=VALUE(RIGHT([.B576];LEN([.B576])-2))" office:value-type="float" office:value="1100839">
            <text:p>1100839</text:p>
          </table:table-cell>
          <table:table-cell office:value-type="string">
            <text:p>Sofia Vassilieva</text:p>
          </table:table-cell>
          <table:table-cell office:value-type="string">
            <text:p>The Little Things</text:p>
          </table:table-cell>
          <table:table-cell office:value-type="string">
            <text:p>1992-10-22</text:p>
          </table:table-cell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nm1102577</text:p>
          </table:table-cell>
          <table:table-cell table:number-columns-repeated="2" office:value-type="string">
            <text:p>2022-10-31</text:p>
          </table:table-cell>
          <table:table-cell table:formula="of:=VALUE(RIGHT([.B577];LEN([.B577])-2))" office:value-type="float" office:value="1102577">
            <text:p>1102577</text:p>
          </table:table-cell>
          <table:table-cell office:value-type="string">
            <text:p>Elle Fanning</text:p>
          </table:table-cell>
          <table:table-cell office:value-type="string">
            <text:p>Super 8</text:p>
          </table:table-cell>
          <table:table-cell office:value-type="string">
            <text:p>1998-04-09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nm1102891</text:p>
          </table:table-cell>
          <table:table-cell table:number-columns-repeated="2" office:value-type="string">
            <text:p>2022-10-31</text:p>
          </table:table-cell>
          <table:table-cell table:formula="of:=VALUE(RIGHT([.B578];LEN([.B578])-2))" office:value-type="float" office:value="1102891">
            <text:p>1102891</text:p>
          </table:table-cell>
          <table:table-cell office:value-type="string">
            <text:p>Kristen Schaal</text:p>
          </table:table-cell>
          <table:table-cell office:value-type="string">
            <text:p>Cloudy with a Chance of Meatballs 2</text:p>
          </table:table-cell>
          <table:table-cell office:value-type="string">
            <text:p>1978-01-24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string">
            <text:p>nm1105980</text:p>
          </table:table-cell>
          <table:table-cell table:number-columns-repeated="2" office:value-type="string">
            <text:p>2022-10-30</text:p>
          </table:table-cell>
          <table:table-cell table:formula="of:=VALUE(RIGHT([.B579];LEN([.B579])-2))" office:value-type="float" office:value="1105980">
            <text:p>1105980</text:p>
          </table:table-cell>
          <table:table-cell office:value-type="string">
            <text:p>Kathryn Newton</text:p>
          </table:table-cell>
          <table:table-cell office:value-type="string">
            <text:p>Ant-Man and the Wasp: Quantumania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m1113550</text:p>
          </table:table-cell>
          <table:table-cell table:number-columns-repeated="2" office:value-type="string">
            <text:p>2022-10-31</text:p>
          </table:table-cell>
          <table:table-cell table:formula="of:=VALUE(RIGHT([.B580];LEN([.B580])-2))" office:value-type="float" office:value="1113550">
            <text:p>1113550</text:p>
          </table:table-cell>
          <table:table-cell office:value-type="string">
            <text:p>Abigail Breslin</text:p>
          </table:table-cell>
          <table:table-cell office:value-type="string">
            <text:p>Little Miss Sunshine</text:p>
          </table:table-cell>
          <table:table-cell office:value-type="string">
            <text:p>1996-04-14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office:value-type="string">
            <text:p>nm1118830</text:p>
          </table:table-cell>
          <table:table-cell table:number-columns-repeated="2" office:value-type="string">
            <text:p>2022-10-30</text:p>
          </table:table-cell>
          <table:table-cell table:formula="of:=VALUE(RIGHT([.B581];LEN([.B581])-2))" office:value-type="float" office:value="1118830">
            <text:p>1118830</text:p>
          </table:table-cell>
          <table:table-cell office:value-type="string">
            <text:p>Nina Lisandrello</text:p>
          </table:table-cell>
          <table:table-cell office:value-type="string">
            <text:p>Beauty and the Beast</text:p>
          </table:table-cell>
          <table:table-cell/>
        </table:table-row>
        <table:table-row table:style-name="ro2">
          <table:table-cell office:value-type="float" office:value="637">
            <text:p>637</text:p>
          </table:table-cell>
          <table:table-cell office:value-type="string">
            <text:p>nm1128572</text:p>
          </table:table-cell>
          <table:table-cell table:number-columns-repeated="2" office:value-type="string">
            <text:p>2022-10-31</text:p>
          </table:table-cell>
          <table:table-cell table:formula="of:=VALUE(RIGHT([.B582];LEN([.B582])-2))" office:value-type="float" office:value="1128572">
            <text:p>1128572</text:p>
          </table:table-cell>
          <table:table-cell office:value-type="string">
            <text:p>Lake Bell</text:p>
          </table:table-cell>
          <table:table-cell office:value-type="string">
            <text:p>In a World...</text:p>
          </table:table-cell>
          <table:table-cell office:value-type="string">
            <text:p>1979-03-24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nm1128780</text:p>
          </table:table-cell>
          <table:table-cell table:number-columns-repeated="2" office:value-type="string">
            <text:p>2022-10-30</text:p>
          </table:table-cell>
          <table:table-cell table:formula="of:=VALUE(RIGHT([.B583];LEN([.B583])-2))" office:value-type="float" office:value="1128780">
            <text:p>1128780</text:p>
          </table:table-cell>
          <table:table-cell office:value-type="string">
            <text:p>Elizabeth Tulloch</text:p>
          </table:table-cell>
          <table:table-cell office:value-type="string">
            <text:p>The Artist</text:p>
          </table:table-cell>
          <table:table-cell office:value-type="string">
            <text:p>1981-01-1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nm1130627</text:p>
          </table:table-cell>
          <table:table-cell table:number-columns-repeated="2" office:value-type="string">
            <text:p>2022-10-31</text:p>
          </table:table-cell>
          <table:table-cell table:formula="of:=VALUE(RIGHT([.B584];LEN([.B584])-2))" office:value-type="float" office:value="1130627">
            <text:p>1130627</text:p>
          </table:table-cell>
          <table:table-cell office:value-type="string">
            <text:p>Cobie Smulders</text:p>
          </table:table-cell>
          <table:table-cell office:value-type="string">
            <text:p>Safe Haven</text:p>
          </table:table-cell>
          <table:table-cell office:value-type="string">
            <text:p>1982-04-03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nm1132359</text:p>
          </table:table-cell>
          <table:table-cell table:number-columns-repeated="2" office:value-type="string">
            <text:p>2022-10-31</text:p>
          </table:table-cell>
          <table:table-cell table:formula="of:=VALUE(RIGHT([.B585];LEN([.B585])-2))" office:value-type="float" office:value="1132359">
            <text:p>1132359</text:p>
          </table:table-cell>
          <table:table-cell office:value-type="string">
            <text:p>Summer Glau</text:p>
          </table:table-cell>
          <table:table-cell office:value-type="string">
            <text:p>Serenity</text:p>
          </table:table-cell>
          <table:table-cell office:value-type="string">
            <text:p>1981-07-2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nm1139632</text:p>
          </table:table-cell>
          <table:table-cell table:number-columns-repeated="2" office:value-type="string">
            <text:p>2022-10-30</text:p>
          </table:table-cell>
          <table:table-cell table:formula="of:=VALUE(RIGHT([.B586];LEN([.B586])-2))" office:value-type="float" office:value="1139632">
            <text:p>1139632</text:p>
          </table:table-cell>
          <table:table-cell office:value-type="string">
            <text:p>Tracie Thoms</text:p>
          </table:table-cell>
          <table:table-cell office:value-type="string">
            <text:p>Rent</text:p>
          </table:table-cell>
          <table:table-cell office:value-type="string">
            <text:p>1975-08-19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nm1140300</text:p>
          </table:table-cell>
          <table:table-cell table:number-columns-repeated="2" office:value-type="string">
            <text:p>2022-10-30</text:p>
          </table:table-cell>
          <table:table-cell table:formula="of:=VALUE(RIGHT([.B587];LEN([.B587])-2))" office:value-type="float" office:value="1140300">
            <text:p>1140300</text:p>
          </table:table-cell>
          <table:table-cell office:value-type="string">
            <text:p>Jessica Lucas</text:p>
          </table:table-cell>
          <table:table-cell office:value-type="string">
            <text:p>The Covenant</text:p>
          </table:table-cell>
          <table:table-cell office:value-type="string">
            <text:p>1985-09-24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office:value-type="string">
            <text:p>nm1142271</text:p>
          </table:table-cell>
          <table:table-cell table:number-columns-repeated="2" office:value-type="string">
            <text:p>2023-06-17</text:p>
          </table:table-cell>
          <table:table-cell table:formula="of:=VALUE(RIGHT([.B588];LEN([.B588])-2))" office:value-type="float" office:value="1142271">
            <text:p>1142271</text:p>
          </table:table-cell>
          <table:table-cell office:value-type="string">
            <text:p>Amy Nuttall</text:p>
          </table:table-cell>
          <table:table-cell office:value-type="string">
            <text:p>Downton Abbey</text:p>
          </table:table-cell>
          <table:table-cell office:value-type="string">
            <text:p>1982-06-07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office:value-type="string">
            <text:p>nm1153215</text:p>
          </table:table-cell>
          <table:table-cell table:number-columns-repeated="2" office:value-type="string">
            <text:p>2022-10-30</text:p>
          </table:table-cell>
          <table:table-cell table:formula="of:=VALUE(RIGHT([.B589];LEN([.B589])-2))" office:value-type="float" office:value="1153215">
            <text:p>1153215</text:p>
          </table:table-cell>
          <table:table-cell office:value-type="string">
            <text:p>Alexandra Krosney</text:p>
          </table:table-cell>
          <table:table-cell office:value-type="string">
            <text:p>The Last Day of Summer</text:p>
          </table:table-cell>
          <table:table-cell office:value-type="string">
            <text:p>1988-01-28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nm1156709</text:p>
          </table:table-cell>
          <table:table-cell table:number-columns-repeated="2" office:value-type="string">
            <text:p>2022-10-31</text:p>
          </table:table-cell>
          <table:table-cell table:formula="of:=VALUE(RIGHT([.B590];LEN([.B590])-2))" office:value-type="float" office:value="1156709">
            <text:p>1156709</text:p>
          </table:table-cell>
          <table:table-cell office:value-type="string">
            <text:p>Annie Wersching</text:p>
          </table:table-cell>
          <table:table-cell office:value-type="string">
            <text:p>The Last of Us</text:p>
          </table:table-cell>
          <table:table-cell office:value-type="string">
            <text:p>1977-03-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m1157358</text:p>
          </table:table-cell>
          <table:table-cell table:number-columns-repeated="2" office:value-type="string">
            <text:p>2022-10-31</text:p>
          </table:table-cell>
          <table:table-cell table:formula="of:=VALUE(RIGHT([.B591];LEN([.B591])-2))" office:value-type="float" office:value="1157358">
            <text:p>1157358</text:p>
          </table:table-cell>
          <table:table-cell office:value-type="string">
            <text:p>Michelle Monaghan</text:p>
          </table:table-cell>
          <table:table-cell office:value-type="string">
            <text:p>Gone Baby Gone</text:p>
          </table:table-cell>
          <table:table-cell office:value-type="string">
            <text:p>1976-03-23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nm1162421</text:p>
          </table:table-cell>
          <table:table-cell table:number-columns-repeated="2" office:value-type="string">
            <text:p>2022-10-30</text:p>
          </table:table-cell>
          <table:table-cell table:formula="of:=VALUE(RIGHT([.B592];LEN([.B592])-2))" office:value-type="float" office:value="1162421">
            <text:p>1162421</text:p>
          </table:table-cell>
          <table:table-cell office:value-type="string">
            <text:p>Michelle Gunn</text:p>
          </table:table-cell>
          <table:table-cell office:value-type="string">
            <text:p>Changeling</text:p>
          </table:table-cell>
          <table:table-cell office:value-type="string">
            <text:p>1975-03-11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nm1166041</text:p>
          </table:table-cell>
          <table:table-cell table:number-columns-repeated="2" office:value-type="string">
            <text:p>2022-10-31</text:p>
          </table:table-cell>
          <table:table-cell table:formula="of:=VALUE(RIGHT([.B593];LEN([.B593])-2))" office:value-type="float" office:value="1166041">
            <text:p>1166041</text:p>
          </table:table-cell>
          <table:table-cell office:value-type="string">
            <text:p>Ophelia Lovibond</text:p>
          </table:table-cell>
          <table:table-cell office:value-type="string">
            <text:p>Guardians of the Galaxy</text:p>
          </table:table-cell>
          <table:table-cell office:value-type="string">
            <text:p>1986-02-19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nm1172285</text:p>
          </table:table-cell>
          <table:table-cell table:number-columns-repeated="2" office:value-type="string">
            <text:p>2022-10-30</text:p>
          </table:table-cell>
          <table:table-cell table:formula="of:=VALUE(RIGHT([.B594];LEN([.B594])-2))" office:value-type="float" office:value="1172285">
            <text:p>1172285</text:p>
          </table:table-cell>
          <table:table-cell office:value-type="string">
            <text:p>Martha Higareda</text:p>
          </table:table-cell>
          <table:table-cell office:value-type="string">
            <text:p>Altered Carbon</text:p>
          </table:table-cell>
          <table:table-cell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nm1172442</text:p>
          </table:table-cell>
          <table:table-cell table:number-columns-repeated="2" office:value-type="string">
            <text:p>2022-10-31</text:p>
          </table:table-cell>
          <table:table-cell table:formula="of:=VALUE(RIGHT([.B595];LEN([.B595])-2))" office:value-type="float" office:value="1172442">
            <text:p>1172442</text:p>
          </table:table-cell>
          <table:table-cell office:value-type="string">
            <text:p>Erin Karpluk</text:p>
          </table:table-cell>
          <table:table-cell office:value-type="string">
            <text:p>Being Erica</text:p>
          </table:table-cell>
          <table:table-cell/>
        </table:table-row>
        <table:table-row table:style-name="ro2">
          <table:table-cell office:value-type="float" office:value="1020">
            <text:p>1020</text:p>
          </table:table-cell>
          <table:table-cell office:value-type="string">
            <text:p>nm1177914</text:p>
          </table:table-cell>
          <table:table-cell table:number-columns-repeated="2" office:value-type="string">
            <text:p>2023-06-17</text:p>
          </table:table-cell>
          <table:table-cell table:formula="of:=VALUE(RIGHT([.B596];LEN([.B596])-2))" office:value-type="float" office:value="1177914">
            <text:p>1177914</text:p>
          </table:table-cell>
          <table:table-cell office:value-type="string">
            <text:p>Megan Park</text:p>
          </table:table-cell>
          <table:table-cell office:value-type="string">
            <text:p>The F Word</text:p>
          </table:table-cell>
          <table:table-cell office:value-type="string">
            <text:p>1986-07-24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string">
            <text:p>nm1190322</text:p>
          </table:table-cell>
          <table:table-cell table:number-columns-repeated="2" office:value-type="string">
            <text:p>2022-10-30</text:p>
          </table:table-cell>
          <table:table-cell table:formula="of:=VALUE(RIGHT([.B597];LEN([.B597])-2))" office:value-type="float" office:value="1190322">
            <text:p>1190322</text:p>
          </table:table-cell>
          <table:table-cell office:value-type="string">
            <text:p>Natalie Merchant</text:p>
          </table:table-cell>
          <table:table-cell office:value-type="string">
            <text:p>One Fine Day</text:p>
          </table:table-cell>
          <table:table-cell office:value-type="string">
            <text:p>1963-10-26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string">
            <text:p>nm1192254</text:p>
          </table:table-cell>
          <table:table-cell table:number-columns-repeated="2" office:value-type="string">
            <text:p>2023-06-17</text:p>
          </table:table-cell>
          <table:table-cell table:formula="of:=VALUE(RIGHT([.B598];LEN([.B598])-2))" office:value-type="float" office:value="1192254">
            <text:p>1192254</text:p>
          </table:table-cell>
          <table:table-cell office:value-type="string">
            <text:p>Maggie Grace</text:p>
          </table:table-cell>
          <table:table-cell office:value-type="string">
            <text:p>Taken</text:p>
          </table:table-cell>
          <table:table-cell office:value-type="string">
            <text:p>1983-09-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m1200692</text:p>
          </table:table-cell>
          <table:table-cell table:number-columns-repeated="2" office:value-type="string">
            <text:p>2022-10-31</text:p>
          </table:table-cell>
          <table:table-cell table:formula="of:=VALUE(RIGHT([.B599];LEN([.B599])-2))" office:value-type="float" office:value="1200692">
            <text:p>1200692</text:p>
          </table:table-cell>
          <table:table-cell office:value-type="string">
            <text:p>Eva Green</text:p>
          </table:table-cell>
          <table:table-cell office:value-type="string">
            <text:p>Casino Royale</text:p>
          </table:table-cell>
          <table:table-cell office:value-type="string">
            <text:p>1980-07-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nm1208167</text:p>
          </table:table-cell>
          <table:table-cell table:number-columns-repeated="2" office:value-type="string">
            <text:p>2022-10-31</text:p>
          </table:table-cell>
          <table:table-cell table:formula="of:=VALUE(RIGHT([.B600];LEN([.B600])-2))" office:value-type="float" office:value="1208167">
            <text:p>1208167</text:p>
          </table:table-cell>
          <table:table-cell office:value-type="string">
            <text:p>Diane Kruger</text:p>
          </table:table-cell>
          <table:table-cell office:value-type="string">
            <text:p>Inglourious Basterds</text:p>
          </table:table-cell>
          <table:table-cell office:value-type="string">
            <text:p>1976-07-1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m1210895</text:p>
          </table:table-cell>
          <table:table-cell table:number-columns-repeated="2" office:value-type="string">
            <text:p>2022-10-30</text:p>
          </table:table-cell>
          <table:table-cell table:formula="of:=VALUE(RIGHT([.B601];LEN([.B601])-2))" office:value-type="float" office:value="1210895">
            <text:p>1210895</text:p>
          </table:table-cell>
          <table:table-cell office:value-type="string">
            <text:p>Stephanie Szostak</text:p>
          </table:table-cell>
          <table:table-cell office:value-type="string">
            <text:p>A Million Little Things</text:p>
          </table:table-cell>
          <table:table-cell office:value-type="string">
            <text:p>1975-08-05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nm1211488</text:p>
          </table:table-cell>
          <table:table-cell table:number-columns-repeated="2" office:value-type="string">
            <text:p>2022-10-31</text:p>
          </table:table-cell>
          <table:table-cell table:formula="of:=VALUE(RIGHT([.B602];LEN([.B602])-2))" office:value-type="float" office:value="1211488">
            <text:p>1211488</text:p>
          </table:table-cell>
          <table:table-cell office:value-type="string">
            <text:p>Lynn Collins</text:p>
          </table:table-cell>
          <table:table-cell office:value-type="string">
            <text:p>X-Men Origins: Wolverine</text:p>
          </table:table-cell>
          <table:table-cell office:value-type="string">
            <text:p>1977-05-16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office:value-type="string">
            <text:p>nm1232470</text:p>
          </table:table-cell>
          <table:table-cell table:number-columns-repeated="2" office:value-type="string">
            <text:p>2023-06-17</text:p>
          </table:table-cell>
          <table:table-cell table:formula="of:=VALUE(RIGHT([.B603];LEN([.B603])-2))" office:value-type="float" office:value="1232470">
            <text:p>1232470</text:p>
          </table:table-cell>
          <table:table-cell office:value-type="string">
            <text:p>Janina Gavankar</text:p>
          </table:table-cell>
          <table:table-cell office:value-type="string">
            <text:p>Borderlands</text:p>
          </table:table-cell>
          <table:table-cell/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nm1245099</text:p>
          </table:table-cell>
          <table:table-cell table:number-columns-repeated="2" office:value-type="string">
            <text:p>2022-10-30</text:p>
          </table:table-cell>
          <table:table-cell table:formula="of:=VALUE(RIGHT([.B604];LEN([.B604])-2))" office:value-type="float" office:value="1245099">
            <text:p>1245099</text:p>
          </table:table-cell>
          <table:table-cell office:value-type="string">
            <text:p>Avril Lavigne</text:p>
          </table:table-cell>
          <table:table-cell office:value-type="string">
            <text:p>Over the Hedge</text:p>
          </table:table-cell>
          <table:table-cell office:value-type="string">
            <text:p>1984-09-27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nm1247855</text:p>
          </table:table-cell>
          <table:table-cell table:number-columns-repeated="2" office:value-type="string">
            <text:p>2023-06-17</text:p>
          </table:table-cell>
          <table:table-cell table:formula="of:=VALUE(RIGHT([.B605];LEN([.B605])-2))" office:value-type="float" office:value="1247855">
            <text:p>1247855</text:p>
          </table:table-cell>
          <table:table-cell office:value-type="string">
            <text:p>Carrie Brownstein</text:p>
          </table:table-cell>
          <table:table-cell office:value-type="string">
            <text:p>Portlandia</text:p>
          </table:table-cell>
          <table:table-cell office:value-type="string">
            <text:p>1974-09-27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string">
            <text:p>nm1248373</text:p>
          </table:table-cell>
          <table:table-cell table:number-columns-repeated="2" office:value-type="string">
            <text:p>2022-10-30</text:p>
          </table:table-cell>
          <table:table-cell table:formula="of:=VALUE(RIGHT([.B606];LEN([.B606])-2))" office:value-type="float" office:value="1248373">
            <text:p>1248373</text:p>
          </table:table-cell>
          <table:table-cell office:value-type="string">
            <text:p>Gina Holden</text:p>
          </table:table-cell>
          <table:table-cell office:value-type="string">
            <text:p>Final Destination 3</text:p>
          </table:table-cell>
          <table:table-cell office:value-type="string">
            <text:p>1975-03-1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m1249883</text:p>
          </table:table-cell>
          <table:table-cell table:number-columns-repeated="2" office:value-type="string">
            <text:p>2023-06-17</text:p>
          </table:table-cell>
          <table:table-cell table:formula="of:=VALUE(RIGHT([.B607];LEN([.B607])-2))" office:value-type="float" office:value="1249883">
            <text:p>1249883</text:p>
          </table:table-cell>
          <table:table-cell office:value-type="string">
            <text:p>Ashlee Simpson</text:p>
          </table:table-cell>
          <table:table-cell office:value-type="string">
            <text:p>The Hot Chick</text:p>
          </table:table-cell>
          <table:table-cell office:value-type="string">
            <text:p>1984-10-03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nm1260407</text:p>
          </table:table-cell>
          <table:table-cell table:number-columns-repeated="2" office:value-type="string">
            <text:p>2022-10-30</text:p>
          </table:table-cell>
          <table:table-cell table:formula="of:=VALUE(RIGHT([.B608];LEN([.B608])-2))" office:value-type="float" office:value="1260407">
            <text:p>1260407</text:p>
          </table:table-cell>
          <table:table-cell office:value-type="string">
            <text:p>Felicia Day</text:p>
          </table:table-cell>
          <table:table-cell office:value-type="string">
            <text:p>The Official The Lord of the Rings: The Rings of Power Podcast</text:p>
          </table:table-cell>
          <table:table-cell/>
        </table:table-row>
        <table:table-row table:style-name="ro2">
          <table:table-cell office:value-type="float" office:value="1025">
            <text:p>1025</text:p>
          </table:table-cell>
          <table:table-cell office:value-type="string">
            <text:p>nm1263939</text:p>
          </table:table-cell>
          <table:table-cell table:number-columns-repeated="2" office:value-type="string">
            <text:p>2023-06-17</text:p>
          </table:table-cell>
          <table:table-cell table:formula="of:=VALUE(RIGHT([.B609];LEN([.B609])-2))" office:value-type="float" office:value="1263939">
            <text:p>1263939</text:p>
          </table:table-cell>
          <table:table-cell office:value-type="string">
            <text:p>Danielle Panabaker</text:p>
          </table:table-cell>
          <table:table-cell office:value-type="string">
            <text:p>The Flash</text:p>
          </table:table-cell>
          <table:table-cell office:value-type="string">
            <text:p>1987-09-19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nm1269983</text:p>
          </table:table-cell>
          <table:table-cell table:number-columns-repeated="2" office:value-type="string">
            <text:p>2022-10-31</text:p>
          </table:table-cell>
          <table:table-cell table:formula="of:=VALUE(RIGHT([.B610];LEN([.B610])-2))" office:value-type="float" office:value="1269983">
            <text:p>1269983</text:p>
          </table:table-cell>
          <table:table-cell office:value-type="string">
            <text:p>Krysten Ritter</text:p>
          </table:table-cell>
          <table:table-cell office:value-type="string">
            <text:p>Jessica Jone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m1275259</text:p>
          </table:table-cell>
          <table:table-cell table:number-columns-repeated="2" office:value-type="string">
            <text:p>2022-10-31</text:p>
          </table:table-cell>
          <table:table-cell table:formula="of:=VALUE(RIGHT([.B611];LEN([.B611])-2))" office:value-type="float" office:value="1275259">
            <text:p>1275259</text:p>
          </table:table-cell>
          <table:table-cell office:value-type="string">
            <text:p>Alexandra Daddario</text:p>
          </table:table-cell>
          <table:table-cell office:value-type="string">
            <text:p>Baywatch</text:p>
          </table:table-cell>
          <table:table-cell office:value-type="string">
            <text:p>1986-03-1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nm1289434</text:p>
          </table:table-cell>
          <table:table-cell table:number-columns-repeated="2" office:value-type="string">
            <text:p>2022-10-31</text:p>
          </table:table-cell>
          <table:table-cell table:formula="of:=VALUE(RIGHT([.B612];LEN([.B612])-2))" office:value-type="float" office:value="1289434">
            <text:p>1289434</text:p>
          </table:table-cell>
          <table:table-cell office:value-type="string">
            <text:p>Emily Blunt</text:p>
          </table:table-cell>
          <table:table-cell office:value-type="string">
            <text:p>Live Die Repeat: Edge of Tomorrow</text:p>
          </table:table-cell>
          <table:table-cell office:value-type="string">
            <text:p>1983-02-23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nm1297015</text:p>
          </table:table-cell>
          <table:table-cell table:number-columns-repeated="2" office:value-type="string">
            <text:p>2022-10-31</text:p>
          </table:table-cell>
          <table:table-cell table:formula="of:=VALUE(RIGHT([.B613];LEN([.B613])-2))" office:value-type="float" office:value="1297015">
            <text:p>1297015</text:p>
          </table:table-cell>
          <table:table-cell office:value-type="string">
            <text:p>Emma Stone</text:p>
          </table:table-cell>
          <table:table-cell office:value-type="string">
            <text:p>La La Land</text:p>
          </table:table-cell>
          <table:table-cell office:value-type="string">
            <text:p>1988-11-06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nm1310368</text:p>
          </table:table-cell>
          <table:table-cell table:number-columns-repeated="2" office:value-type="string">
            <text:p>2022-10-31</text:p>
          </table:table-cell>
          <table:table-cell table:formula="of:=VALUE(RIGHT([.B614];LEN([.B614])-2))" office:value-type="float" office:value="1310368">
            <text:p>1310368</text:p>
          </table:table-cell>
          <table:table-cell office:value-type="string">
            <text:p>Minka Kelly</text:p>
          </table:table-cell>
          <table:table-cell office:value-type="string">
            <text:p>The Roommate</text:p>
          </table:table-cell>
          <table:table-cell office:value-type="string">
            <text:p>1980-06-24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office:value-type="string">
            <text:p>nm1310861</text:p>
          </table:table-cell>
          <table:table-cell table:number-columns-repeated="2" office:value-type="string">
            <text:p>2023-09-20</text:p>
          </table:table-cell>
          <table:table-cell table:formula="of:=VALUE(RIGHT([.B615];LEN([.B615])-2))" office:value-type="float" office:value="1310861">
            <text:p>1310861</text:p>
          </table:table-cell>
          <table:table-cell office:value-type="string">
            <text:p>Mary Nighy</text:p>
          </table:table-cell>
          <table:table-cell office:value-type="string">
            <text:p>Marie Antoinette</text:p>
          </table:table-cell>
          <table:table-cell office:value-type="string">
            <text:p>1984-07-1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m1312575</text:p>
          </table:table-cell>
          <table:table-cell table:number-columns-repeated="2" office:value-type="string">
            <text:p>2022-10-31</text:p>
          </table:table-cell>
          <table:table-cell table:formula="of:=VALUE(RIGHT([.B616];LEN([.B616])-2))" office:value-type="float" office:value="1312575">
            <text:p>1312575</text:p>
          </table:table-cell>
          <table:table-cell office:value-type="string">
            <text:p>Olivia Wilde</text:p>
          </table:table-cell>
          <table:table-cell office:value-type="string">
            <text:p>Tron: Legacy</text:p>
          </table:table-cell>
          <table:table-cell office:value-type="string">
            <text:p>1984-03-1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nm1321094</text:p>
          </table:table-cell>
          <table:table-cell table:number-columns-repeated="2" office:value-type="string">
            <text:p>2022-10-30</text:p>
          </table:table-cell>
          <table:table-cell table:formula="of:=VALUE(RIGHT([.B617];LEN([.B617])-2))" office:value-type="float" office:value="1321094">
            <text:p>1321094</text:p>
          </table:table-cell>
          <table:table-cell office:value-type="string">
            <text:p>Skyler Samuels</text:p>
          </table:table-cell>
          <table:table-cell office:value-type="string">
            <text:p>The Gifted</text:p>
          </table:table-cell>
          <table:table-cell office:value-type="string">
            <text:p>1994-04-14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nm1322469</text:p>
          </table:table-cell>
          <table:table-cell table:number-columns-repeated="2" office:value-type="string">
            <text:p>2022-10-30</text:p>
          </table:table-cell>
          <table:table-cell table:formula="of:=VALUE(RIGHT([.B618];LEN([.B618])-2))" office:value-type="float" office:value="1322469">
            <text:p>1322469</text:p>
          </table:table-cell>
          <table:table-cell office:value-type="string">
            <text:p>Alexandra Chando</text:p>
          </table:table-cell>
          <table:table-cell office:value-type="string">
            <text:p>The Lying Game</text:p>
          </table:table-cell>
          <table:table-cell office:value-type="string">
            <text:p>1986-07-28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office:value-type="string">
            <text:p>nm1325419</text:p>
          </table:table-cell>
          <table:table-cell table:number-columns-repeated="2" office:value-type="string">
            <text:p>2022-10-31</text:p>
          </table:table-cell>
          <table:table-cell table:formula="of:=VALUE(RIGHT([.B619];LEN([.B619])-2))" office:value-type="float" office:value="1325419">
            <text:p>1325419</text:p>
          </table:table-cell>
          <table:table-cell office:value-type="string">
            <text:p>Kristen Wiig</text:p>
          </table:table-cell>
          <table:table-cell office:value-type="string">
            <text:p>Bridesmaids</text:p>
          </table:table-cell>
          <table:table-cell office:value-type="string">
            <text:p>1973-08-22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nm1327430</text:p>
          </table:table-cell>
          <table:table-cell table:number-columns-repeated="2" office:value-type="string">
            <text:p>2022-10-30</text:p>
          </table:table-cell>
          <table:table-cell table:formula="of:=VALUE(RIGHT([.B620];LEN([.B620])-2))" office:value-type="float" office:value="1327430">
            <text:p>1327430</text:p>
          </table:table-cell>
          <table:table-cell office:value-type="string">
            <text:p>Georgina Leonidas</text:p>
          </table:table-cell>
          <table:table-cell office:value-type="string">
            <text:p>Harry Potter and the Half-Blood Prince</text:p>
          </table:table-cell>
          <table:table-cell office:value-type="string">
            <text:p>1990-02-28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nm1330324</text:p>
          </table:table-cell>
          <table:table-cell table:number-columns-repeated="2" office:value-type="string">
            <text:p>2022-10-30</text:p>
          </table:table-cell>
          <table:table-cell table:formula="of:=VALUE(RIGHT([.B621];LEN([.B621])-2))" office:value-type="float" office:value="1330324">
            <text:p>1330324</text:p>
          </table:table-cell>
          <table:table-cell office:value-type="string">
            <text:p>Sibylla Deen</text:p>
          </table:table-cell>
          <table:table-cell office:value-type="string">
            <text:p>Lies We Tell</text:p>
          </table:table-cell>
          <table:table-cell office:value-type="string">
            <text:p>1982-11-12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nm1330512</text:p>
          </table:table-cell>
          <table:table-cell table:number-columns-repeated="2" office:value-type="string">
            <text:p>2023-06-17</text:p>
          </table:table-cell>
          <table:table-cell table:formula="of:=VALUE(RIGHT([.B622];LEN([.B622])-2))" office:value-type="float" office:value="1330512">
            <text:p>1330512</text:p>
          </table:table-cell>
          <table:table-cell office:value-type="string">
            <text:p>Nikki Griffin</text:p>
          </table:table-cell>
          <table:table-cell office:value-type="string">
            <text:p>The Fast and the Furious: Tokyo Drift</text:p>
          </table:table-cell>
          <table:table-cell/>
        </table:table-row>
        <table:table-row table:style-name="ro2">
          <table:table-cell office:value-type="float" office:value="1027">
            <text:p>1027</text:p>
          </table:table-cell>
          <table:table-cell office:value-type="string">
            <text:p>nm1335291</text:p>
          </table:table-cell>
          <table:table-cell table:number-columns-repeated="2" office:value-type="string">
            <text:p>2023-06-17</text:p>
          </table:table-cell>
          <table:table-cell table:formula="of:=VALUE(RIGHT([.B623];LEN([.B623])-2))" office:value-type="float" office:value="1335291">
            <text:p>1335291</text:p>
          </table:table-cell>
          <table:table-cell office:value-type="string">
            <text:p>Missy Peregrym</text:p>
          </table:table-cell>
          <table:table-cell office:value-type="string">
            <text:p>Stick It</text:p>
          </table:table-cell>
          <table:table-cell office:value-type="string">
            <text:p>1982-06-16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nm1336827</text:p>
          </table:table-cell>
          <table:table-cell table:number-columns-repeated="2" office:value-type="string">
            <text:p>2022-10-30</text:p>
          </table:table-cell>
          <table:table-cell table:formula="of:=VALUE(RIGHT([.B624];LEN([.B624])-2))" office:value-type="float" office:value="1336827">
            <text:p>1336827</text:p>
          </table:table-cell>
          <table:table-cell office:value-type="string">
            <text:p>Betsy Brandt</text:p>
          </table:table-cell>
          <table:table-cell office:value-type="string">
            <text:p>Breaking Bad</text:p>
          </table:table-cell>
          <table:table-cell office:value-type="string">
            <text:p>1973-03-14</text:p>
          </table:table-cell>
        </table:table-row>
        <table:table-row table:style-name="ro2">
          <table:table-cell office:value-type="float" office:value="1154">
            <text:p>1154</text:p>
          </table:table-cell>
          <table:table-cell office:value-type="string">
            <text:p>nm1343638</text:p>
          </table:table-cell>
          <table:table-cell table:number-columns-repeated="2" office:value-type="string">
            <text:p>2023-09-20</text:p>
          </table:table-cell>
          <table:table-cell table:formula="of:=VALUE(RIGHT([.B625];LEN([.B625])-2))" office:value-type="float" office:value="1343638">
            <text:p>1343638</text:p>
          </table:table-cell>
          <table:table-cell office:value-type="string">
            <text:p>Eliza Taylor</text:p>
          </table:table-cell>
          <table:table-cell office:value-type="string">
            <text:p>The 100</text:p>
          </table:table-cell>
          <table:table-cell office:value-type="string">
            <text:p>1989-10-24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m1351148</text:p>
          </table:table-cell>
          <table:table-cell table:number-columns-repeated="2" office:value-type="string">
            <text:p>2022-10-30</text:p>
          </table:table-cell>
          <table:table-cell table:formula="of:=VALUE(RIGHT([.B626];LEN([.B626])-2))" office:value-type="float" office:value="1351148">
            <text:p>1351148</text:p>
          </table:table-cell>
          <table:table-cell office:value-type="string">
            <text:p>Jennifer Marshall</text:p>
          </table:table-cell>
          <table:table-cell office:value-type="string">
            <text:p>Stranger Things</text:p>
          </table:table-cell>
          <table:table-cell/>
        </table:table-row>
        <table:table-row table:style-name="ro2">
          <table:table-cell office:value-type="float" office:value="1028">
            <text:p>1028</text:p>
          </table:table-cell>
          <table:table-cell office:value-type="string">
            <text:p>nm1370984</text:p>
          </table:table-cell>
          <table:table-cell table:number-columns-repeated="2" office:value-type="string">
            <text:p>2023-06-17</text:p>
          </table:table-cell>
          <table:table-cell table:formula="of:=VALUE(RIGHT([.B627];LEN([.B627])-2))" office:value-type="float" office:value="1370984">
            <text:p>1370984</text:p>
          </table:table-cell>
          <table:table-cell office:value-type="string">
            <text:p>Pascale Hutton</text:p>
          </table:table-cell>
          <table:table-cell office:value-type="string">
            <text:p>Sanctuary</text:p>
          </table:table-cell>
          <table:table-cell office:value-type="string">
            <text:p>1979-06-1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nm1377375</text:p>
          </table:table-cell>
          <table:table-cell table:number-columns-repeated="2" office:value-type="string">
            <text:p>2022-10-30</text:p>
          </table:table-cell>
          <table:table-cell table:formula="of:=VALUE(RIGHT([.B628];LEN([.B628])-2))" office:value-type="float" office:value="1377375">
            <text:p>1377375</text:p>
          </table:table-cell>
          <table:table-cell office:value-type="string">
            <text:p>Rachel Bilson</text:p>
          </table:table-cell>
          <table:table-cell office:value-type="string">
            <text:p>Jumper</text:p>
          </table:table-cell>
          <table:table-cell office:value-type="string">
            <text:p>1981-08-2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nm1385871</text:p>
          </table:table-cell>
          <table:table-cell table:number-columns-repeated="2" office:value-type="string">
            <text:p>2022-10-30</text:p>
          </table:table-cell>
          <table:table-cell table:formula="of:=VALUE(RIGHT([.B629];LEN([.B629])-2))" office:value-type="float" office:value="1385871">
            <text:p>1385871</text:p>
          </table:table-cell>
          <table:table-cell office:value-type="string">
            <text:p>Olga Kurylenko</text:p>
          </table:table-cell>
          <table:table-cell office:value-type="string">
            <text:p>Oblivion</text:p>
          </table:table-cell>
          <table:table-cell office:value-type="string">
            <text:p>1979-11-1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m1388927</text:p>
          </table:table-cell>
          <table:table-cell table:number-columns-repeated="2" office:value-type="string">
            <text:p>2022-10-30</text:p>
          </table:table-cell>
          <table:table-cell table:formula="of:=VALUE(RIGHT([.B630];LEN([.B630])-2))" office:value-type="float" office:value="1388927">
            <text:p>1388927</text:p>
          </table:table-cell>
          <table:table-cell office:value-type="string">
            <text:p>Miranda Cosgrove</text:p>
          </table:table-cell>
          <table:table-cell office:value-type="string">
            <text:p>Despicable Me 2</text:p>
          </table:table-cell>
          <table:table-cell office:value-type="string">
            <text:p>1993-05-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m1390614</text:p>
          </table:table-cell>
          <table:table-cell table:number-columns-repeated="2" office:value-type="string">
            <text:p>2022-10-31</text:p>
          </table:table-cell>
          <table:table-cell table:formula="of:=VALUE(RIGHT([.B631];LEN([.B631])-2))" office:value-type="float" office:value="1390614">
            <text:p>1390614</text:p>
          </table:table-cell>
          <table:table-cell office:value-type="string">
            <text:p>Jennette McCurdy</text:p>
          </table:table-cell>
          <table:table-cell office:value-type="string">
            <text:p>iCarly</text:p>
          </table:table-cell>
          <table:table-cell office:value-type="string">
            <text:p>1992-06-26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office:value-type="string">
            <text:p>nm1396022</text:p>
          </table:table-cell>
          <table:table-cell table:number-columns-repeated="2" office:value-type="string">
            <text:p>2023-06-17</text:p>
          </table:table-cell>
          <table:table-cell table:formula="of:=VALUE(RIGHT([.B632];LEN([.B632])-2))" office:value-type="float" office:value="1396022">
            <text:p>1396022</text:p>
          </table:table-cell>
          <table:table-cell office:value-type="string">
            <text:p>Anna Torv</text:p>
          </table:table-cell>
          <table:table-cell office:value-type="string">
            <text:p>Fringe</text:p>
          </table:table-cell>
          <table:table-cell office:value-type="string">
            <text:p>1979-06-07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string">
            <text:p>nm1401531</text:p>
          </table:table-cell>
          <table:table-cell table:number-columns-repeated="2" office:value-type="string">
            <text:p>2023-09-20</text:p>
          </table:table-cell>
          <table:table-cell table:formula="of:=VALUE(RIGHT([.B633];LEN([.B633])-2))" office:value-type="float" office:value="1401531">
            <text:p>1401531</text:p>
          </table:table-cell>
          <table:table-cell office:value-type="string">
            <text:p>Diora Baird</text:p>
          </table:table-cell>
          <table:table-cell office:value-type="string">
            <text:p>Wedding Crashers</text:p>
          </table:table-cell>
          <table:table-cell office:value-type="string">
            <text:p>1983-04-06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office:value-type="string">
            <text:p>nm1404408</text:p>
          </table:table-cell>
          <table:table-cell table:number-columns-repeated="2" office:value-type="string">
            <text:p>2022-10-31</text:p>
          </table:table-cell>
          <table:table-cell table:formula="of:=VALUE(RIGHT([.B634];LEN([.B634])-2))" office:value-type="float" office:value="1404408">
            <text:p>1404408</text:p>
          </table:table-cell>
          <table:table-cell office:value-type="string">
            <text:p>Alice Eve</text:p>
          </table:table-cell>
          <table:table-cell office:value-type="string">
            <text:p>Before We Go</text:p>
          </table:table-cell>
          <table:table-cell office:value-type="string">
            <text:p>1982-02-06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nm1410076</text:p>
          </table:table-cell>
          <table:table-cell table:number-columns-repeated="2" office:value-type="string">
            <text:p>2022-10-30</text:p>
          </table:table-cell>
          <table:table-cell table:formula="of:=VALUE(RIGHT([.B635];LEN([.B635])-2))" office:value-type="float" office:value="1410076">
            <text:p>1410076</text:p>
          </table:table-cell>
          <table:table-cell office:value-type="string">
            <text:p>Nathalie Boltt</text:p>
          </table:table-cell>
          <table:table-cell office:value-type="string">
            <text:p>Riverdale</text:p>
          </table:table-cell>
          <table:table-cell office:value-type="string">
            <text:p>1973-07-1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nm1411676</text:p>
          </table:table-cell>
          <table:table-cell table:number-columns-repeated="2" office:value-type="string">
            <text:p>2022-10-30</text:p>
          </table:table-cell>
          <table:table-cell table:formula="of:=VALUE(RIGHT([.B636];LEN([.B636])-2))" office:value-type="float" office:value="1411676">
            <text:p>1411676</text:p>
          </table:table-cell>
          <table:table-cell office:value-type="string">
            <text:p>Mindy Kaling</text:p>
          </table:table-cell>
          <table:table-cell office:value-type="string">
            <text:p>The Office</text:p>
          </table:table-cell>
          <table:table-cell office:value-type="string">
            <text:p>1979-06-24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nm1416900</text:p>
          </table:table-cell>
          <table:table-cell table:number-columns-repeated="2" office:value-type="string">
            <text:p>2023-06-17</text:p>
          </table:table-cell>
          <table:table-cell table:formula="of:=VALUE(RIGHT([.B637];LEN([.B637])-2))" office:value-type="float" office:value="1416900">
            <text:p>1416900</text:p>
          </table:table-cell>
          <table:table-cell office:value-type="string">
            <text:p>Shantel VanSanten</text:p>
          </table:table-cell>
          <table:table-cell office:value-type="string">
            <text:p>The Final Destination</text:p>
          </table:table-cell>
          <table:table-cell office:value-type="string">
            <text:p>1985-07-25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nm1423955</text:p>
          </table:table-cell>
          <table:table-cell table:number-columns-repeated="2" office:value-type="string">
            <text:p>2022-10-30</text:p>
          </table:table-cell>
          <table:table-cell table:formula="of:=VALUE(RIGHT([.B638];LEN([.B638])-2))" office:value-type="float" office:value="1423955">
            <text:p>1423955</text:p>
          </table:table-cell>
          <table:table-cell office:value-type="string">
            <text:p>Lucy Hale</text:p>
          </table:table-cell>
          <table:table-cell office:value-type="string">
            <text:p>Truth or Dare</text:p>
          </table:table-cell>
          <table:table-cell office:value-type="string">
            <text:p>1989-06-14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nm1428821</text:p>
          </table:table-cell>
          <table:table-cell table:number-columns-repeated="2" office:value-type="string">
            <text:p>2022-10-31</text:p>
          </table:table-cell>
          <table:table-cell table:formula="of:=VALUE(RIGHT([.B639];LEN([.B639])-2))" office:value-type="float" office:value="1428821">
            <text:p>1428821</text:p>
          </table:table-cell>
          <table:table-cell office:value-type="string">
            <text:p>Joey King</text:p>
          </table:table-cell>
          <table:table-cell office:value-type="string">
            <text:p>The Act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nm1429380</text:p>
          </table:table-cell>
          <table:table-cell table:number-columns-repeated="2" office:value-type="string">
            <text:p>2022-10-31</text:p>
          </table:table-cell>
          <table:table-cell table:formula="of:=VALUE(RIGHT([.B640];LEN([.B640])-2))" office:value-type="float" office:value="1429380">
            <text:p>1429380</text:p>
          </table:table-cell>
          <table:table-cell office:value-type="string">
            <text:p>Britt Robertson</text:p>
          </table:table-cell>
          <table:table-cell office:value-type="string">
            <text:p>Tomorrowland</text:p>
          </table:table-cell>
          <table:table-cell office:value-type="string">
            <text:p>1990-04-18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office:value-type="string">
            <text:p>nm1443641</text:p>
          </table:table-cell>
          <table:table-cell table:number-columns-repeated="2" office:value-type="string">
            <text:p>2023-06-17</text:p>
          </table:table-cell>
          <table:table-cell table:formula="of:=VALUE(RIGHT([.B641];LEN([.B641])-2))" office:value-type="float" office:value="1443641">
            <text:p>1443641</text:p>
          </table:table-cell>
          <table:table-cell office:value-type="string">
            <text:p>Sally Pressman</text:p>
          </table:table-cell>
          <table:table-cell office:value-type="string">
            <text:p>My Best Friend's Girl</text:p>
          </table:table-cell>
          <table:table-cell office:value-type="string">
            <text:p>1981-08-0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nm1443740</text:p>
          </table:table-cell>
          <table:table-cell table:number-columns-repeated="2" office:value-type="string">
            <text:p>2022-10-30</text:p>
          </table:table-cell>
          <table:table-cell table:formula="of:=VALUE(RIGHT([.B642];LEN([.B642])-2))" office:value-type="float" office:value="1443740">
            <text:p>1443740</text:p>
          </table:table-cell>
          <table:table-cell office:value-type="string">
            <text:p>Zoe Kazan</text:p>
          </table:table-cell>
          <table:table-cell office:value-type="string">
            <text:p>Ruby Sparks</text:p>
          </table:table-cell>
          <table:table-cell office:value-type="string">
            <text:p>1983-09-09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nm1444665</text:p>
          </table:table-cell>
          <table:table-cell table:number-columns-repeated="2" office:value-type="string">
            <text:p>2022-10-30</text:p>
          </table:table-cell>
          <table:table-cell table:formula="of:=VALUE(RIGHT([.B643];LEN([.B643])-2))" office:value-type="float" office:value="1444665">
            <text:p>1444665</text:p>
          </table:table-cell>
          <table:table-cell office:value-type="string">
            <text:p>Jaime Murray</text:p>
          </table:table-cell>
          <table:table-cell office:value-type="string">
            <text:p>Castlevania</text:p>
          </table:table-cell>
          <table:table-cell office:value-type="string">
            <text:p>1976-07-21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nm1445490</text:p>
          </table:table-cell>
          <table:table-cell table:number-columns-repeated="2" office:value-type="string">
            <text:p>2023-06-16</text:p>
          </table:table-cell>
          <table:table-cell table:formula="of:=VALUE(RIGHT([.B644];LEN([.B644])-2))" office:value-type="float" office:value="1445490">
            <text:p>1445490</text:p>
          </table:table-cell>
          <table:table-cell office:value-type="string">
            <text:p>Alice Greczyn</text:p>
          </table:table-cell>
          <table:table-cell office:value-type="string">
            <text:p>The Lying Game</text:p>
          </table:table-cell>
          <table:table-cell office:value-type="string">
            <text:p>1986-02-06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nm1454378</text:p>
          </table:table-cell>
          <table:table-cell table:number-columns-repeated="2" office:value-type="string">
            <text:p>2023-06-17</text:p>
          </table:table-cell>
          <table:table-cell table:formula="of:=VALUE(RIGHT([.B645];LEN([.B645])-2))" office:value-type="float" office:value="1454378">
            <text:p>1454378</text:p>
          </table:table-cell>
          <table:table-cell office:value-type="string">
            <text:p>Molly Ephraim</text:p>
          </table:table-cell>
          <table:table-cell office:value-type="string">
            <text:p>The Front Runner</text:p>
          </table:table-cell>
          <table:table-cell office:value-type="string">
            <text:p>1986-05-2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m1455681</text:p>
          </table:table-cell>
          <table:table-cell table:number-columns-repeated="2" office:value-type="string">
            <text:p>2022-10-31</text:p>
          </table:table-cell>
          <table:table-cell table:formula="of:=VALUE(RIGHT([.B646];LEN([.B646])-2))" office:value-type="float" office:value="1455681">
            <text:p>1455681</text:p>
          </table:table-cell>
          <table:table-cell office:value-type="string">
            <text:p>AnnaSophia Robb</text:p>
          </table:table-cell>
          <table:table-cell office:value-type="string">
            <text:p>Bridge to Terabithia</text:p>
          </table:table-cell>
          <table:table-cell office:value-type="string">
            <text:p>1993-12-08</text:p>
          </table:table-cell>
        </table:table-row>
        <table:table-row table:style-name="ro2">
          <table:table-cell office:value-type="float" office:value="1034">
            <text:p>1034</text:p>
          </table:table-cell>
          <table:table-cell office:value-type="string">
            <text:p>nm1456860</text:p>
          </table:table-cell>
          <table:table-cell table:number-columns-repeated="2" office:value-type="string">
            <text:p>2023-06-17</text:p>
          </table:table-cell>
          <table:table-cell table:formula="of:=VALUE(RIGHT([.B647];LEN([.B647])-2))" office:value-type="float" office:value="1456860">
            <text:p>1456860</text:p>
          </table:table-cell>
          <table:table-cell office:value-type="string">
            <text:p>Jessica Betts</text:p>
          </table:table-cell>
          <table:table-cell office:value-type="string">
            <text:p>Big Momma's House</text:p>
          </table:table-cell>
          <table:table-cell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nm1463709</text:p>
          </table:table-cell>
          <table:table-cell table:number-columns-repeated="2" office:value-type="string">
            <text:p>2022-10-30</text:p>
          </table:table-cell>
          <table:table-cell table:formula="of:=VALUE(RIGHT([.B648];LEN([.B648])-2))" office:value-type="float" office:value="1463709">
            <text:p>1463709</text:p>
          </table:table-cell>
          <table:table-cell office:value-type="string">
            <text:p>Fiona Gubelmann</text:p>
          </table:table-cell>
          <table:table-cell office:value-type="string">
            <text:p>Royally Ever After</text:p>
          </table:table-cell>
          <table:table-cell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nm1466205</text:p>
          </table:table-cell>
          <table:table-cell table:number-columns-repeated="2" office:value-type="string">
            <text:p>2022-10-31</text:p>
          </table:table-cell>
          <table:table-cell table:formula="of:=VALUE(RIGHT([.B649];LEN([.B649])-2))" office:value-type="float" office:value="1466205">
            <text:p>1466205</text:p>
          </table:table-cell>
          <table:table-cell office:value-type="string">
            <text:p>Caitlin Stasey</text:p>
          </table:table-cell>
          <table:table-cell office:value-type="string">
            <text:p>Tomorrow, When the War Began</text:p>
          </table:table-cell>
          <table:table-cell office:value-type="string">
            <text:p>1990-05-01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office:value-type="string">
            <text:p>nm1468674</text:p>
          </table:table-cell>
          <table:table-cell table:number-columns-repeated="2" office:value-type="string">
            <text:p>2023-06-17</text:p>
          </table:table-cell>
          <table:table-cell table:formula="of:=VALUE(RIGHT([.B650];LEN([.B650])-2))" office:value-type="float" office:value="1468674">
            <text:p>1468674</text:p>
          </table:table-cell>
          <table:table-cell office:value-type="string">
            <text:p>Rochelle Aytes</text:p>
          </table:table-cell>
          <table:table-cell office:value-type="string">
            <text:p>Trick 'r Treat</text:p>
          </table:table-cell>
          <table:table-cell/>
        </table:table-row>
        <table:table-row table:style-name="ro2">
          <table:table-cell office:value-type="float" office:value="694">
            <text:p>694</text:p>
          </table:table-cell>
          <table:table-cell office:value-type="string">
            <text:p>nm1469236</text:p>
          </table:table-cell>
          <table:table-cell table:number-columns-repeated="2" office:value-type="string">
            <text:p>2022-10-31</text:p>
          </table:table-cell>
          <table:table-cell table:formula="of:=VALUE(RIGHT([.B651];LEN([.B651])-2))" office:value-type="float" office:value="1469236">
            <text:p>1469236</text:p>
          </table:table-cell>
          <table:table-cell office:value-type="string">
            <text:p>Olivia Colman</text:p>
          </table:table-cell>
          <table:table-cell office:value-type="string">
            <text:p>The Favourite</text:p>
          </table:table-cell>
          <table:table-cell office:value-type="string">
            <text:p>1974-01-3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nm1473267</text:p>
          </table:table-cell>
          <table:table-cell table:number-columns-repeated="2" office:value-type="string">
            <text:p>2022-10-30</text:p>
          </table:table-cell>
          <table:table-cell table:formula="of:=VALUE(RIGHT([.B652];LEN([.B652])-2))" office:value-type="float" office:value="1473267">
            <text:p>1473267</text:p>
          </table:table-cell>
          <table:table-cell office:value-type="string">
            <text:p>Willa Holland</text:p>
          </table:table-cell>
          <table:table-cell office:value-type="string">
            <text:p>Legion</text:p>
          </table:table-cell>
          <table:table-cell office:value-type="string">
            <text:p>1991-06-18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nm1482647</text:p>
          </table:table-cell>
          <table:table-cell table:number-columns-repeated="2" office:value-type="string">
            <text:p>2022-10-30</text:p>
          </table:table-cell>
          <table:table-cell table:formula="of:=VALUE(RIGHT([.B653];LEN([.B653])-2))" office:value-type="float" office:value="1482647">
            <text:p>1482647</text:p>
          </table:table-cell>
          <table:table-cell office:value-type="string">
            <text:p>Genelle Williams</text:p>
          </table:table-cell>
          <table:table-cell office:value-type="string">
            <text:p>Family Law</text:p>
          </table:table-cell>
          <table:table-cell office:value-type="string">
            <text:p>1984-02-18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office:value-type="string">
            <text:p>nm1486317</text:p>
          </table:table-cell>
          <table:table-cell table:number-columns-repeated="2" office:value-type="string">
            <text:p>2023-09-20</text:p>
          </table:table-cell>
          <table:table-cell table:formula="of:=VALUE(RIGHT([.B654];LEN([.B654])-2))" office:value-type="float" office:value="1486317">
            <text:p>1486317</text:p>
          </table:table-cell>
          <table:table-cell office:value-type="string">
            <text:p>Alycia Debnam-Carey</text:p>
          </table:table-cell>
          <table:table-cell office:value-type="string">
            <text:p>Into the Storm</text:p>
          </table:table-cell>
          <table:table-cell office:value-type="string">
            <text:p>1993-07-20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nm1489978</text:p>
          </table:table-cell>
          <table:table-cell table:number-columns-repeated="2" office:value-type="string">
            <text:p>2022-10-30</text:p>
          </table:table-cell>
          <table:table-cell table:formula="of:=VALUE(RIGHT([.B655];LEN([.B655])-2))" office:value-type="float" office:value="1489978">
            <text:p>1489978</text:p>
          </table:table-cell>
          <table:table-cell office:value-type="string">
            <text:p>Jill Wagner</text:p>
          </table:table-cell>
          <table:table-cell office:value-type="string">
            <text:p>Splinter</text:p>
          </table:table-cell>
          <table:table-cell office:value-type="string">
            <text:p>1979-01-13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office:value-type="string">
            <text:p>nm1490300</text:p>
          </table:table-cell>
          <table:table-cell table:number-columns-repeated="2" office:value-type="string">
            <text:p>2023-11-03</text:p>
          </table:table-cell>
          <table:table-cell table:formula="of:=VALUE(RIGHT([.B656];LEN([.B656])-2))" office:value-type="float" office:value="1490300">
            <text:p>1490300</text:p>
          </table:table-cell>
          <table:table-cell office:value-type="string">
            <text:p>Aisha Hinds</text:p>
          </table:table-cell>
          <table:table-cell office:value-type="string">
            <text:p>The Next Three Days</text:p>
          </table:table-cell>
          <table:table-cell office:value-type="string">
            <text:p>1975-11-13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string">
            <text:p>nm1494168</text:p>
          </table:table-cell>
          <table:table-cell table:number-columns-repeated="2" office:value-type="string">
            <text:p>2023-06-17</text:p>
          </table:table-cell>
          <table:table-cell table:formula="of:=VALUE(RIGHT([.B657];LEN([.B657])-2))" office:value-type="float" office:value="1494168">
            <text:p>1494168</text:p>
          </table:table-cell>
          <table:table-cell office:value-type="string">
            <text:p>Angela Sarafyan</text:p>
          </table:table-cell>
          <table:table-cell office:value-type="string">
            <text:p>The Immigrant</text:p>
          </table:table-cell>
          <table:table-cell office:value-type="string">
            <text:p>1983-06-30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nm1495520</text:p>
          </table:table-cell>
          <table:table-cell table:number-columns-repeated="2" office:value-type="string">
            <text:p>2022-10-31</text:p>
          </table:table-cell>
          <table:table-cell table:formula="of:=VALUE(RIGHT([.B658];LEN([.B658])-2))" office:value-type="float" office:value="1495520">
            <text:p>1495520</text:p>
          </table:table-cell>
          <table:table-cell office:value-type="string">
            <text:p>CaitrÃ­ona Balfe</text:p>
          </table:table-cell>
          <table:table-cell office:value-type="string">
            <text:p>Belfast</text:p>
          </table:table-cell>
          <table:table-cell office:value-type="string">
            <text:p>1979-10-0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m1495779</text:p>
          </table:table-cell>
          <table:table-cell table:number-columns-repeated="2" office:value-type="string">
            <text:p>2022-10-30</text:p>
          </table:table-cell>
          <table:table-cell table:formula="of:=VALUE(RIGHT([.B659];LEN([.B659])-2))" office:value-type="float" office:value="1495779">
            <text:p>1495779</text:p>
          </table:table-cell>
          <table:table-cell office:value-type="string">
            <text:p>Stephanie Styles</text:p>
          </table:table-cell>
          <table:table-cell office:value-type="string">
            <text:p>Zoey's Extraordinary Playlist</text:p>
          </table:table-cell>
          <table:table-cell office:value-type="string">
            <text:p>1991-10-07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office:value-type="string">
            <text:p>nm1502475</text:p>
          </table:table-cell>
          <table:table-cell table:number-columns-repeated="2" office:value-type="string">
            <text:p>2023-06-17</text:p>
          </table:table-cell>
          <table:table-cell table:formula="of:=VALUE(RIGHT([.B660];LEN([.B660])-2))" office:value-type="float" office:value="1502475">
            <text:p>1502475</text:p>
          </table:table-cell>
          <table:table-cell office:value-type="string">
            <text:p>April Scott</text:p>
          </table:table-cell>
          <table:table-cell office:value-type="string">
            <text:p>The Dukes of Hazzard: The Beginning</text:p>
          </table:table-cell>
          <table:table-cell office:value-type="string">
            <text:p>1979-01-29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office:value-type="string">
            <text:p>nm1503416</text:p>
          </table:table-cell>
          <table:table-cell table:number-columns-repeated="2" office:value-type="string">
            <text:p>2023-09-20</text:p>
          </table:table-cell>
          <table:table-cell table:formula="of:=VALUE(RIGHT([.B661];LEN([.B661])-2))" office:value-type="float" office:value="1503416">
            <text:p>1503416</text:p>
          </table:table-cell>
          <table:table-cell office:value-type="string">
            <text:p>Kaniehtiio Horn</text:p>
          </table:table-cell>
          <table:table-cell office:value-type="string">
            <text:p>Journey to the Center of the Earth</text:p>
          </table:table-cell>
          <table:table-cell office:value-type="string">
            <text:p>1986-11-08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office:value-type="string">
            <text:p>nm1503432</text:p>
          </table:table-cell>
          <table:table-cell table:number-columns-repeated="2" office:value-type="string">
            <text:p>2023-06-17</text:p>
          </table:table-cell>
          <table:table-cell table:formula="of:=VALUE(RIGHT([.B662];LEN([.B662])-2))" office:value-type="float" office:value="1503432">
            <text:p>1503432</text:p>
          </table:table-cell>
          <table:table-cell office:value-type="string">
            <text:p>Catalina Sandino Moreno</text:p>
          </table:table-cell>
          <table:table-cell office:value-type="string">
            <text:p>Maria Full of Grace</text:p>
          </table:table-cell>
          <table:table-cell office:value-type="string">
            <text:p>1981-04-19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nm1505375</text:p>
          </table:table-cell>
          <table:table-cell table:number-columns-repeated="2" office:value-type="string">
            <text:p>2022-10-30</text:p>
          </table:table-cell>
          <table:table-cell table:formula="of:=VALUE(RIGHT([.B663];LEN([.B663])-2))" office:value-type="float" office:value="1505375">
            <text:p>1505375</text:p>
          </table:table-cell>
          <table:table-cell office:value-type="string">
            <text:p>Indiana Evans</text:p>
          </table:table-cell>
          <table:table-cell office:value-type="string">
            <text:p>H2O: Just Add Water</text:p>
          </table:table-cell>
          <table:table-cell office:value-type="string">
            <text:p>1990-07-2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nm1506908</text:p>
          </table:table-cell>
          <table:table-cell table:number-columns-repeated="2" office:value-type="string">
            <text:p>2022-10-30</text:p>
          </table:table-cell>
          <table:table-cell table:formula="of:=VALUE(RIGHT([.B664];LEN([.B664])-2))" office:value-type="float" office:value="1506908">
            <text:p>1506908</text:p>
          </table:table-cell>
          <table:table-cell office:value-type="string">
            <text:p>Talulah Riley</text:p>
          </table:table-cell>
          <table:table-cell office:value-type="string">
            <text:p>Westworld</text:p>
          </table:table-cell>
          <table:table-cell office:value-type="string">
            <text:p>1985-09-26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nm1508859</text:p>
          </table:table-cell>
          <table:table-cell table:number-columns-repeated="2" office:value-type="string">
            <text:p>2022-10-30</text:p>
          </table:table-cell>
          <table:table-cell table:formula="of:=VALUE(RIGHT([.B665];LEN([.B665])-2))" office:value-type="float" office:value="1508859">
            <text:p>1508859</text:p>
          </table:table-cell>
          <table:table-cell office:value-type="string">
            <text:p>Daniella Monet</text:p>
          </table:table-cell>
          <table:table-cell office:value-type="string">
            <text:p>Nancy Drew</text:p>
          </table:table-cell>
          <table:table-cell office:value-type="string">
            <text:p>1989-03-01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nm1519680</text:p>
          </table:table-cell>
          <table:table-cell table:number-columns-repeated="2" office:value-type="string">
            <text:p>2022-10-31</text:p>
          </table:table-cell>
          <table:table-cell table:formula="of:=VALUE(RIGHT([.B666];LEN([.B666])-2))" office:value-type="float" office:value="1519680">
            <text:p>1519680</text:p>
          </table:table-cell>
          <table:table-cell office:value-type="string">
            <text:p>Saoirse Ronan</text:p>
          </table:table-cell>
          <table:table-cell office:value-type="string">
            <text:p>Hanna</text:p>
          </table:table-cell>
          <table:table-cell office:value-type="string">
            <text:p>1994-04-12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nm1526352</text:p>
          </table:table-cell>
          <table:table-cell table:number-columns-repeated="2" office:value-type="string">
            <text:p>2022-10-31</text:p>
          </table:table-cell>
          <table:table-cell table:formula="of:=VALUE(RIGHT([.B667];LEN([.B667])-2))" office:value-type="float" office:value="1526352">
            <text:p>1526352</text:p>
          </table:table-cell>
          <table:table-cell office:value-type="string">
            <text:p>Jaimie Alexander</text:p>
          </table:table-cell>
          <table:table-cell office:value-type="string">
            <text:p>Thor</text:p>
          </table:table-cell>
          <table:table-cell office:value-type="string">
            <text:p>1984-03-12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m1538095</text:p>
          </table:table-cell>
          <table:table-cell table:number-columns-repeated="2" office:value-type="string">
            <text:p>2022-10-30</text:p>
          </table:table-cell>
          <table:table-cell table:formula="of:=VALUE(RIGHT([.B668];LEN([.B668])-2))" office:value-type="float" office:value="1538095">
            <text:p>1538095</text:p>
          </table:table-cell>
          <table:table-cell office:value-type="string">
            <text:p>Magda Apanowicz</text:p>
          </table:table-cell>
          <table:table-cell office:value-type="string">
            <text:p>The Green Inferno</text:p>
          </table:table-cell>
          <table:table-cell/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nm1549063</text:p>
          </table:table-cell>
          <table:table-cell table:number-columns-repeated="2" office:value-type="string">
            <text:p>2023-06-17</text:p>
          </table:table-cell>
          <table:table-cell table:formula="of:=VALUE(RIGHT([.B669];LEN([.B669])-2))" office:value-type="float" office:value="1549063">
            <text:p>1549063</text:p>
          </table:table-cell>
          <table:table-cell office:value-type="string">
            <text:p>Bingbing Fan</text:p>
          </table:table-cell>
          <table:table-cell office:value-type="string">
            <text:p>X-Men: Days of Future Past</text:p>
          </table:table-cell>
          <table:table-cell office:value-type="string">
            <text:p>1981-09-16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office:value-type="string">
            <text:p>nm1551130</text:p>
          </table:table-cell>
          <table:table-cell table:number-columns-repeated="2" office:value-type="string">
            <text:p>2023-06-17</text:p>
          </table:table-cell>
          <table:table-cell table:formula="of:=VALUE(RIGHT([.B670];LEN([.B670])-2))" office:value-type="float" office:value="1551130">
            <text:p>1551130</text:p>
          </table:table-cell>
          <table:table-cell office:value-type="string">
            <text:p>Keke Palmer</text:p>
          </table:table-cell>
          <table:table-cell office:value-type="string">
            <text:p>Nope</text:p>
          </table:table-cell>
          <table:table-cell office:value-type="string">
            <text:p>1993-08-2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nm1555699</text:p>
          </table:table-cell>
          <table:table-cell table:number-columns-repeated="2" office:value-type="string">
            <text:p>2022-10-30</text:p>
          </table:table-cell>
          <table:table-cell table:formula="of:=VALUE(RIGHT([.B671];LEN([.B671])-2))" office:value-type="float" office:value="1555699">
            <text:p>1555699</text:p>
          </table:table-cell>
          <table:table-cell office:value-type="string">
            <text:p>Holland Roden</text:p>
          </table:table-cell>
          <table:table-cell office:value-type="string">
            <text:p>Teen Wolf</text:p>
          </table:table-cell>
          <table:table-cell office:value-type="string">
            <text:p>1986-10-07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office:value-type="string">
            <text:p>nm1556320</text:p>
          </table:table-cell>
          <table:table-cell table:number-columns-repeated="2" office:value-type="string">
            <text:p>2022-10-31</text:p>
          </table:table-cell>
          <table:table-cell table:formula="of:=VALUE(RIGHT([.B672];LEN([.B672])-2))" office:value-type="float" office:value="1556320">
            <text:p>1556320</text:p>
          </table:table-cell>
          <table:table-cell office:value-type="string">
            <text:p>Katie Cassidy</text:p>
          </table:table-cell>
          <table:table-cell office:value-type="string">
            <text:p>A Nightmare on Elm Street</text:p>
          </table:table-cell>
          <table:table-cell office:value-type="string">
            <text:p>1986-11-25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nm1557329</text:p>
          </table:table-cell>
          <table:table-cell table:number-columns-repeated="2" office:value-type="string">
            <text:p>2022-10-30</text:p>
          </table:table-cell>
          <table:table-cell table:formula="of:=VALUE(RIGHT([.B673];LEN([.B673])-2))" office:value-type="float" office:value="1557329">
            <text:p>1557329</text:p>
          </table:table-cell>
          <table:table-cell office:value-type="string">
            <text:p>Jessica Rothe</text:p>
          </table:table-cell>
          <table:table-cell office:value-type="string">
            <text:p>Happy Death Day</text:p>
          </table:table-cell>
          <table:table-cell office:value-type="string">
            <text:p>1987-05-28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office:value-type="string">
            <text:p>nm1564087</text:p>
          </table:table-cell>
          <table:table-cell table:number-columns-repeated="2" office:value-type="string">
            <text:p>2022-10-31</text:p>
          </table:table-cell>
          <table:table-cell table:formula="of:=VALUE(RIGHT([.B674];LEN([.B674])-2))" office:value-type="float" office:value="1564087">
            <text:p>1564087</text:p>
          </table:table-cell>
          <table:table-cell office:value-type="string">
            <text:p>Jenna Dewan</text:p>
          </table:table-cell>
          <table:table-cell office:value-type="string">
            <text:p>Step Up</text:p>
          </table:table-cell>
          <table:table-cell office:value-type="string">
            <text:p>1980-12-03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string">
            <text:p>nm1566474</text:p>
          </table:table-cell>
          <table:table-cell table:number-columns-repeated="2" office:value-type="string">
            <text:p>2023-06-17</text:p>
          </table:table-cell>
          <table:table-cell table:formula="of:=VALUE(RIGHT([.B675];LEN([.B675])-2))" office:value-type="float" office:value="1566474">
            <text:p>1566474</text:p>
          </table:table-cell>
          <table:table-cell office:value-type="string">
            <text:p>Julianna Guill</text:p>
          </table:table-cell>
          <table:table-cell office:value-type="string">
            <text:p>The Resident</text:p>
          </table:table-cell>
          <table:table-cell office:value-type="string">
            <text:p>1987-07-07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nm1567113</text:p>
          </table:table-cell>
          <table:table-cell table:number-columns-repeated="2" office:value-type="string">
            <text:p>2022-10-31</text:p>
          </table:table-cell>
          <table:table-cell table:formula="of:=VALUE(RIGHT([.B676];LEN([.B676])-2))" office:value-type="float" office:value="1567113">
            <text:p>1567113</text:p>
          </table:table-cell>
          <table:table-cell office:value-type="string">
            <text:p>Jessica Chastain</text:p>
          </table:table-cell>
          <table:table-cell office:value-type="string">
            <text:p>Zero Dark Thirty</text:p>
          </table:table-cell>
          <table:table-cell office:value-type="string">
            <text:p>1977-03-24</text:p>
          </table:table-cell>
        </table:table-row>
        <table:table-row table:style-name="ro2">
          <table:table-cell office:value-type="float" office:value="1041">
            <text:p>1041</text:p>
          </table:table-cell>
          <table:table-cell office:value-type="string">
            <text:p>nm1567198</text:p>
          </table:table-cell>
          <table:table-cell table:number-columns-repeated="2" office:value-type="string">
            <text:p>2023-06-17</text:p>
          </table:table-cell>
          <table:table-cell table:formula="of:=VALUE(RIGHT([.B677];LEN([.B677])-2))" office:value-type="float" office:value="1567198">
            <text:p>1567198</text:p>
          </table:table-cell>
          <table:table-cell office:value-type="string">
            <text:p>Poorna Jagannathan</text:p>
          </table:table-cell>
          <table:table-cell office:value-type="string">
            <text:p>The Night Of</text:p>
          </table:table-cell>
          <table:table-cell office:value-type="string">
            <text:p>1972-12-22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nm1570568</text:p>
          </table:table-cell>
          <table:table-cell table:number-columns-repeated="2" office:value-type="string">
            <text:p>2022-10-30</text:p>
          </table:table-cell>
          <table:table-cell table:formula="of:=VALUE(RIGHT([.B678];LEN([.B678])-2))" office:value-type="float" office:value="1570568">
            <text:p>1570568</text:p>
          </table:table-cell>
          <table:table-cell office:value-type="string">
            <text:p>Erica Durance</text:p>
          </table:table-cell>
          <table:table-cell office:value-type="string">
            <text:p>The Butterfly Effect 2</text:p>
          </table:table-cell>
          <table:table-cell office:value-type="string">
            <text:p>1978-06-2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nm1581670</text:p>
          </table:table-cell>
          <table:table-cell table:number-columns-repeated="2" office:value-type="string">
            <text:p>2022-10-30</text:p>
          </table:table-cell>
          <table:table-cell table:formula="of:=VALUE(RIGHT([.B679];LEN([.B679])-2))" office:value-type="float" office:value="1581670">
            <text:p>1581670</text:p>
          </table:table-cell>
          <table:table-cell office:value-type="string">
            <text:p>Darby Stanchfield</text:p>
          </table:table-cell>
          <table:table-cell office:value-type="string">
            <text:p>Scandal</text:p>
          </table:table-cell>
          <table:table-cell/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nm1589004</text:p>
          </table:table-cell>
          <table:table-cell table:number-columns-repeated="2" office:value-type="string">
            <text:p>2022-10-30</text:p>
          </table:table-cell>
          <table:table-cell table:formula="of:=VALUE(RIGHT([.B680];LEN([.B680])-2))" office:value-type="float" office:value="1589004">
            <text:p>1589004</text:p>
          </table:table-cell>
          <table:table-cell office:value-type="string">
            <text:p>Brittany Curran</text:p>
          </table:table-cell>
          <table:table-cell office:value-type="string">
            <text:p>Dear White People</text:p>
          </table:table-cell>
          <table:table-cell/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nm1589051</text:p>
          </table:table-cell>
          <table:table-cell table:number-columns-repeated="2" office:value-type="string">
            <text:p>2022-10-30</text:p>
          </table:table-cell>
          <table:table-cell table:formula="of:=VALUE(RIGHT([.B681];LEN([.B681])-2))" office:value-type="float" office:value="1589051">
            <text:p>1589051</text:p>
          </table:table-cell>
          <table:table-cell office:value-type="string">
            <text:p>Rhiannon Fish</text:p>
          </table:table-cell>
          <table:table-cell office:value-type="string">
            <text:p>Home and Away</text:p>
          </table:table-cell>
          <table:table-cell office:value-type="string">
            <text:p>1991-03-14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office:value-type="string">
            <text:p>nm1589279</text:p>
          </table:table-cell>
          <table:table-cell table:number-columns-repeated="2" office:value-type="string">
            <text:p>2022-10-31</text:p>
          </table:table-cell>
          <table:table-cell table:formula="of:=VALUE(RIGHT([.B682];LEN([.B682])-2))" office:value-type="float" office:value="1589279">
            <text:p>1589279</text:p>
          </table:table-cell>
          <table:table-cell office:value-type="string">
            <text:p>Emily Ratajkowski</text:p>
          </table:table-cell>
          <table:table-cell office:value-type="string">
            <text:p>We Are Your Friends</text:p>
          </table:table-cell>
          <table:table-cell office:value-type="string">
            <text:p>1991-06-07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m1589825</text:p>
          </table:table-cell>
          <table:table-cell table:number-columns-repeated="2" office:value-type="string">
            <text:p>2022-10-30</text:p>
          </table:table-cell>
          <table:table-cell table:formula="of:=VALUE(RIGHT([.B683];LEN([.B683])-2))" office:value-type="float" office:value="1589825">
            <text:p>1589825</text:p>
          </table:table-cell>
          <table:table-cell office:value-type="string">
            <text:p>Kali Hawk</text:p>
          </table:table-cell>
          <table:table-cell office:value-type="string">
            <text:p>Fifty Shades of Black</text:p>
          </table:table-cell>
          <table:table-cell office:value-type="string">
            <text:p>1986-10-04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office:value-type="string">
            <text:p>nm1592225</text:p>
          </table:table-cell>
          <table:table-cell table:number-columns-repeated="2" office:value-type="string">
            <text:p>2023-06-17</text:p>
          </table:table-cell>
          <table:table-cell table:formula="of:=VALUE(RIGHT([.B684];LEN([.B684])-2))" office:value-type="float" office:value="1592225">
            <text:p>1592225</text:p>
          </table:table-cell>
          <table:table-cell office:value-type="string">
            <text:p>Rachael Taylor</text:p>
          </table:table-cell>
          <table:table-cell office:value-type="string">
            <text:p>Transformers</text:p>
          </table:table-cell>
          <table:table-cell office:value-type="string">
            <text:p>1984-07-11</text:p>
          </table:table-cell>
        </table:table-row>
        <table:table-row table:style-name="ro2">
          <table:table-cell office:value-type="float" office:value="1158">
            <text:p>1158</text:p>
          </table:table-cell>
          <table:table-cell office:value-type="string">
            <text:p>nm1595086</text:p>
          </table:table-cell>
          <table:table-cell table:number-columns-repeated="2" office:value-type="string">
            <text:p>2023-09-20</text:p>
          </table:table-cell>
          <table:table-cell table:formula="of:=VALUE(RIGHT([.B685];LEN([.B685])-2))" office:value-type="float" office:value="1595086">
            <text:p>1595086</text:p>
          </table:table-cell>
          <table:table-cell office:value-type="string">
            <text:p>Katie McGuinness</text:p>
          </table:table-cell>
          <table:table-cell office:value-type="string">
            <text:p>Roots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nm1597260</text:p>
          </table:table-cell>
          <table:table-cell table:number-columns-repeated="2" office:value-type="string">
            <text:p>2022-10-30</text:p>
          </table:table-cell>
          <table:table-cell table:formula="of:=VALUE(RIGHT([.B686];LEN([.B686])-2))" office:value-type="float" office:value="1597260">
            <text:p>1597260</text:p>
          </table:table-cell>
          <table:table-cell office:value-type="string">
            <text:p>Mircea Monroe</text:p>
          </table:table-cell>
          <table:table-cell office:value-type="string">
            <text:p>Tekken</text:p>
          </table:table-cell>
          <table:table-cell office:value-type="string">
            <text:p>1982-03-1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m1597316</text:p>
          </table:table-cell>
          <table:table-cell table:number-columns-repeated="2" office:value-type="string">
            <text:p>2022-10-31</text:p>
          </table:table-cell>
          <table:table-cell table:formula="of:=VALUE(RIGHT([.B687];LEN([.B687])-2))" office:value-type="float" office:value="1597316">
            <text:p>1597316</text:p>
          </table:table-cell>
          <table:table-cell office:value-type="string">
            <text:p>Adrianne Palicki</text:p>
          </table:table-cell>
          <table:table-cell office:value-type="string">
            <text:p>G.I. Joe: Retaliation</text:p>
          </table:table-cell>
          <table:table-cell office:value-type="string">
            <text:p>1983-05-06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office:value-type="string">
            <text:p>nm1601354</text:p>
          </table:table-cell>
          <table:table-cell table:number-columns-repeated="2" office:value-type="string">
            <text:p>2023-09-20</text:p>
          </table:table-cell>
          <table:table-cell table:formula="of:=VALUE(RIGHT([.B688];LEN([.B688])-2))" office:value-type="float" office:value="1601354">
            <text:p>1601354</text:p>
          </table:table-cell>
          <table:table-cell office:value-type="string">
            <text:p>Genevieve Gaunt</text:p>
          </table:table-cell>
          <table:table-cell office:value-type="string">
            <text:p>Knightfall</text:p>
          </table:table-cell>
          <table:table-cell office:value-type="string">
            <text:p>1991-01-13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office:value-type="string">
            <text:p>nm1601397</text:p>
          </table:table-cell>
          <table:table-cell table:number-columns-repeated="2" office:value-type="string">
            <text:p>2022-10-31</text:p>
          </table:table-cell>
          <table:table-cell table:formula="of:=VALUE(RIGHT([.B689];LEN([.B689])-2))" office:value-type="float" office:value="1601397">
            <text:p>1601397</text:p>
          </table:table-cell>
          <table:table-cell office:value-type="string">
            <text:p>Olivia Munn</text:p>
          </table:table-cell>
          <table:table-cell office:value-type="string">
            <text:p>The Newsroom</text:p>
          </table:table-cell>
          <table:table-cell office:value-type="string">
            <text:p>1980-07-03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office:value-type="string">
            <text:p>nm1627969</text:p>
          </table:table-cell>
          <table:table-cell table:number-columns-repeated="2" office:value-type="string">
            <text:p>2023-06-17</text:p>
          </table:table-cell>
          <table:table-cell table:formula="of:=VALUE(RIGHT([.B690];LEN([.B690])-2))" office:value-type="float" office:value="1627969">
            <text:p>1627969</text:p>
          </table:table-cell>
          <table:table-cell office:value-type="string">
            <text:p>Andrea Anders</text:p>
          </table:table-cell>
          <table:table-cell office:value-type="string">
            <text:p>Spirited</text:p>
          </table:table-cell>
          <table:table-cell office:value-type="string">
            <text:p>1975-05-10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string">
            <text:p>nm1628115</text:p>
          </table:table-cell>
          <table:table-cell table:number-columns-repeated="2" office:value-type="string">
            <text:p>2023-09-20</text:p>
          </table:table-cell>
          <table:table-cell table:formula="of:=VALUE(RIGHT([.B691];LEN([.B691])-2))" office:value-type="float" office:value="1628115">
            <text:p>1628115</text:p>
          </table:table-cell>
          <table:table-cell office:value-type="string">
            <text:p>Juliet Rylance</text:p>
          </table:table-cell>
          <table:table-cell office:value-type="string">
            <text:p>Sinister</text:p>
          </table:table-cell>
          <table:table-cell office:value-type="string">
            <text:p>1979-07-26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nm1631269</text:p>
          </table:table-cell>
          <table:table-cell table:number-columns-repeated="2" office:value-type="string">
            <text:p>2022-10-31</text:p>
          </table:table-cell>
          <table:table-cell table:formula="of:=VALUE(RIGHT([.B692];LEN([.B692])-2))" office:value-type="float" office:value="1631269">
            <text:p>1631269</text:p>
          </table:table-cell>
          <table:table-cell office:value-type="string">
            <text:p>ChloÃ« Grace Moretz</text:p>
          </table:table-cell>
          <table:table-cell office:value-type="string">
            <text:p>Kick-Ass</text:p>
          </table:table-cell>
          <table:table-cell office:value-type="string">
            <text:p>1997-02-10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m1631435</text:p>
          </table:table-cell>
          <table:table-cell table:number-columns-repeated="2" office:value-type="string">
            <text:p>2022-10-31</text:p>
          </table:table-cell>
          <table:table-cell table:formula="of:=VALUE(RIGHT([.B693];LEN([.B693])-2))" office:value-type="float" office:value="1631435">
            <text:p>1631435</text:p>
          </table:table-cell>
          <table:table-cell office:value-type="string">
            <text:p>Aimee Teegarden</text:p>
          </table:table-cell>
          <table:table-cell office:value-type="string">
            <text:p>Friday Night Lights</text:p>
          </table:table-cell>
          <table:table-cell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nm1634944</text:p>
          </table:table-cell>
          <table:table-cell table:number-columns-repeated="2" office:value-type="string">
            <text:p>2022-10-30</text:p>
          </table:table-cell>
          <table:table-cell table:formula="of:=VALUE(RIGHT([.B694];LEN([.B694])-2))" office:value-type="float" office:value="1634944">
            <text:p>1634944</text:p>
          </table:table-cell>
          <table:table-cell office:value-type="string">
            <text:p>Mary Elizabeth Ellis</text:p>
          </table:table-cell>
          <table:table-cell office:value-type="string">
            <text:p>Masterminds</text:p>
          </table:table-cell>
          <table:table-cell office:value-type="string">
            <text:p>1979-05-11</text:p>
          </table:table-cell>
        </table:table-row>
        <table:table-row table:style-name="ro2">
          <table:table-cell office:value-type="float" office:value="1044">
            <text:p>1044</text:p>
          </table:table-cell>
          <table:table-cell office:value-type="string">
            <text:p>nm1641251</text:p>
          </table:table-cell>
          <table:table-cell table:number-columns-repeated="2" office:value-type="string">
            <text:p>2023-06-17</text:p>
          </table:table-cell>
          <table:table-cell table:formula="of:=VALUE(RIGHT([.B695];LEN([.B695])-2))" office:value-type="float" office:value="1641251">
            <text:p>1641251</text:p>
          </table:table-cell>
          <table:table-cell office:value-type="string">
            <text:p>Riki Lindhome</text:p>
          </table:table-cell>
          <table:table-cell office:value-type="string">
            <text:p>The Last House on the Left</text:p>
          </table:table-cell>
          <table:table-cell office:value-type="string">
            <text:p>1979-03-05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office:value-type="string">
            <text:p>nm1659348</text:p>
          </table:table-cell>
          <table:table-cell table:number-columns-repeated="2" office:value-type="string">
            <text:p>2022-10-31</text:p>
          </table:table-cell>
          <table:table-cell table:formula="of:=VALUE(RIGHT([.B696];LEN([.B696])-2))" office:value-type="float" office:value="1659348">
            <text:p>1659348</text:p>
          </table:table-cell>
          <table:table-cell office:value-type="string">
            <text:p>Lauren Cohan</text:p>
          </table:table-cell>
          <table:table-cell office:value-type="string">
            <text:p>The Boy</text:p>
          </table:table-cell>
          <table:table-cell office:value-type="string">
            <text:p>1982-01-07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office:value-type="string">
            <text:p>nm1659547</text:p>
          </table:table-cell>
          <table:table-cell table:number-columns-repeated="2" office:value-type="string">
            <text:p>2022-10-31</text:p>
          </table:table-cell>
          <table:table-cell table:formula="of:=VALUE(RIGHT([.B697];LEN([.B697])-2))" office:value-type="float" office:value="1659547">
            <text:p>1659547</text:p>
          </table:table-cell>
          <table:table-cell office:value-type="string">
            <text:p>Carey Mulligan</text:p>
          </table:table-cell>
          <table:table-cell office:value-type="string">
            <text:p>Never Let Me Go</text:p>
          </table:table-cell>
          <table:table-cell office:value-type="string">
            <text:p>1985-05-28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nm1667364</text:p>
          </table:table-cell>
          <table:table-cell table:number-columns-repeated="2" office:value-type="string">
            <text:p>2022-10-31</text:p>
          </table:table-cell>
          <table:table-cell table:formula="of:=VALUE(RIGHT([.B698];LEN([.B698])-2))" office:value-type="float" office:value="1667364">
            <text:p>1667364</text:p>
          </table:table-cell>
          <table:table-cell office:value-type="string">
            <text:p>Ashley Benson</text:p>
          </table:table-cell>
          <table:table-cell office:value-type="string">
            <text:p>Spring Breakers</text:p>
          </table:table-cell>
          <table:table-cell office:value-type="string">
            <text:p>1989-12-18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nm1670137</text:p>
          </table:table-cell>
          <table:table-cell table:number-columns-repeated="2" office:value-type="string">
            <text:p>2022-10-30</text:p>
          </table:table-cell>
          <table:table-cell table:formula="of:=VALUE(RIGHT([.B699];LEN([.B699])-2))" office:value-type="float" office:value="1670137">
            <text:p>1670137</text:p>
          </table:table-cell>
          <table:table-cell office:value-type="string">
            <text:p>Georgie Henley</text:p>
          </table:table-cell>
          <table:table-cell office:value-type="string">
            <text:p>The Chronicles of Narnia: The Lion, the Witch and the Wardrobe</text:p>
          </table:table-cell>
          <table:table-cell office:value-type="string">
            <text:p>1995-07-09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string">
            <text:p>nm1677477</text:p>
          </table:table-cell>
          <table:table-cell table:number-columns-repeated="2" office:value-type="string">
            <text:p>2023-06-17</text:p>
          </table:table-cell>
          <table:table-cell table:formula="of:=VALUE(RIGHT([.B700];LEN([.B700])-2))" office:value-type="float" office:value="1677477">
            <text:p>1677477</text:p>
          </table:table-cell>
          <table:table-cell office:value-type="string">
            <text:p>Marin Ireland</text:p>
          </table:table-cell>
          <table:table-cell office:value-type="string">
            <text:p>Hell or High Water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nm1679561</text:p>
          </table:table-cell>
          <table:table-cell table:number-columns-repeated="2" office:value-type="string">
            <text:p>2022-10-30</text:p>
          </table:table-cell>
          <table:table-cell table:formula="of:=VALUE(RIGHT([.B701];LEN([.B701])-2))" office:value-type="float" office:value="1679561">
            <text:p>1679561</text:p>
          </table:table-cell>
          <table:table-cell office:value-type="string">
            <text:p>Sara Bareilles</text:p>
          </table:table-cell>
          <table:table-cell office:value-type="string">
            <text:p>Little Voice</text:p>
          </table:table-cell>
          <table:table-cell office:value-type="string">
            <text:p>1979-12-07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nm1679606</text:p>
          </table:table-cell>
          <table:table-cell table:number-columns-repeated="2" office:value-type="string">
            <text:p>2022-10-30</text:p>
          </table:table-cell>
          <table:table-cell table:formula="of:=VALUE(RIGHT([.B702];LEN([.B702])-2))" office:value-type="float" office:value="1679606">
            <text:p>1679606</text:p>
          </table:table-cell>
          <table:table-cell office:value-type="string">
            <text:p>Jenna Bush Hager</text:p>
          </table:table-cell>
          <table:table-cell office:value-type="string">
            <text:p>Give</text:p>
          </table:table-cell>
          <table:table-cell office:value-type="string">
            <text:p>1981-11-2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nm1679778</text:p>
          </table:table-cell>
          <table:table-cell table:number-columns-repeated="2" office:value-type="string">
            <text:p>2022-10-31</text:p>
          </table:table-cell>
          <table:table-cell table:formula="of:=VALUE(RIGHT([.B703];LEN([.B703])-2))" office:value-type="float" office:value="1679778">
            <text:p>1679778</text:p>
          </table:table-cell>
          <table:table-cell office:value-type="string">
            <text:p>Sylvia Hoeks</text:p>
          </table:table-cell>
          <table:table-cell office:value-type="string">
            <text:p>Blade Runner 2049</text:p>
          </table:table-cell>
          <table:table-cell office:value-type="string">
            <text:p>1983-06-01</text:p>
          </table:table-cell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nm1682495</text:p>
          </table:table-cell>
          <table:table-cell table:number-columns-repeated="2" office:value-type="string">
            <text:p>2022-10-30</text:p>
          </table:table-cell>
          <table:table-cell table:formula="of:=VALUE(RIGHT([.B704];LEN([.B704])-2))" office:value-type="float" office:value="1682495">
            <text:p>1682495</text:p>
          </table:table-cell>
          <table:table-cell office:value-type="string">
            <text:p>Maria Sharapova</text:p>
          </table:table-cell>
          <table:table-cell office:value-type="string">
            <text:p>Ocean's Eight</text:p>
          </table:table-cell>
          <table:table-cell office:value-type="string">
            <text:p>1987-04-1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nm1684744</text:p>
          </table:table-cell>
          <table:table-cell table:number-columns-repeated="2" office:value-type="string">
            <text:p>2022-10-31</text:p>
          </table:table-cell>
          <table:table-cell table:formula="of:=VALUE(RIGHT([.B705];LEN([.B705])-2))" office:value-type="float" office:value="1684744">
            <text:p>1684744</text:p>
          </table:table-cell>
          <table:table-cell office:value-type="string">
            <text:p>Jennifer Holland</text:p>
          </table:table-cell>
          <table:table-cell office:value-type="string">
            <text:p>Peacemaker</text:p>
          </table:table-cell>
          <table:table-cell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nm1684852</text:p>
          </table:table-cell>
          <table:table-cell table:number-columns-repeated="2" office:value-type="string">
            <text:p>2022-10-30</text:p>
          </table:table-cell>
          <table:table-cell table:formula="of:=VALUE(RIGHT([.B706];LEN([.B706])-2))" office:value-type="float" office:value="1684852">
            <text:p>1684852</text:p>
          </table:table-cell>
          <table:table-cell office:value-type="string">
            <text:p>Anjelica</text:p>
          </table:table-cell>
          <table:table-cell office:value-type="string">
            <text:p>Club Seventeen</text:p>
          </table:table-cell>
          <table:table-cell office:value-type="string">
            <text:p>1993-04-1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nm1690270</text:p>
          </table:table-cell>
          <table:table-cell table:number-columns-repeated="2" office:value-type="string">
            <text:p>2022-10-31</text:p>
          </table:table-cell>
          <table:table-cell table:formula="of:=VALUE(RIGHT([.B707];LEN([.B707])-2))" office:value-type="float" office:value="1690270">
            <text:p>1690270</text:p>
          </table:table-cell>
          <table:table-cell office:value-type="string">
            <text:p>Amber Midthunder</text:p>
          </table:table-cell>
          <table:table-cell office:value-type="string">
            <text:p>Prey</text:p>
          </table:table-cell>
          <table:table-cell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nm1705090</text:p>
          </table:table-cell>
          <table:table-cell table:number-columns-repeated="2" office:value-type="string">
            <text:p>2022-10-30</text:p>
          </table:table-cell>
          <table:table-cell table:formula="of:=VALUE(RIGHT([.B708];LEN([.B708])-2))" office:value-type="float" office:value="1705090">
            <text:p>1705090</text:p>
          </table:table-cell>
          <table:table-cell office:value-type="string">
            <text:p>Katie Lowes</text:p>
          </table:table-cell>
          <table:table-cell office:value-type="string">
            <text:p>Wreck-It Ralph</text:p>
          </table:table-cell>
          <table:table-cell office:value-type="string">
            <text:p>1982-09-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m1720028</text:p>
          </table:table-cell>
          <table:table-cell table:number-columns-repeated="2" office:value-type="string">
            <text:p>2022-10-31</text:p>
          </table:table-cell>
          <table:table-cell table:formula="of:=VALUE(RIGHT([.B709];LEN([.B709])-2))" office:value-type="float" office:value="1720028">
            <text:p>1720028</text:p>
          </table:table-cell>
          <table:table-cell office:value-type="string">
            <text:p>Amber Heard</text:p>
          </table:table-cell>
          <table:table-cell office:value-type="string">
            <text:p>Aquaman</text:p>
          </table:table-cell>
          <table:table-cell office:value-type="string">
            <text:p>1986-04-22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office:value-type="string">
            <text:p>nm1724742</text:p>
          </table:table-cell>
          <table:table-cell table:number-columns-repeated="2" office:value-type="string">
            <text:p>2023-06-17</text:p>
          </table:table-cell>
          <table:table-cell table:formula="of:=VALUE(RIGHT([.B710];LEN([.B710])-2))" office:value-type="float" office:value="1724742">
            <text:p>1724742</text:p>
          </table:table-cell>
          <table:table-cell office:value-type="string">
            <text:p>Daisy Head</text:p>
          </table:table-cell>
          <table:table-cell office:value-type="string">
            <text:p>Dungeons &amp; Dragons: Honor Among Thieves</text:p>
          </table:table-cell>
          <table:table-cell office:value-type="string">
            <text:p>1991-03-0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nm1740381</text:p>
          </table:table-cell>
          <table:table-cell table:number-columns-repeated="2" office:value-type="string">
            <text:p>2022-10-30</text:p>
          </table:table-cell>
          <table:table-cell table:formula="of:=VALUE(RIGHT([.B711];LEN([.B711])-2))" office:value-type="float" office:value="1740381">
            <text:p>1740381</text:p>
          </table:table-cell>
          <table:table-cell office:value-type="string">
            <text:p>Nicole MuÃ±oz</text:p>
          </table:table-cell>
          <table:table-cell office:value-type="string">
            <text:p>Van Helsing</text:p>
          </table:table-cell>
          <table:table-cell office:value-type="string">
            <text:p>1994-06-24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nm1748442</text:p>
          </table:table-cell>
          <table:table-cell table:number-columns-repeated="2" office:value-type="string">
            <text:p>2022-10-30</text:p>
          </table:table-cell>
          <table:table-cell table:formula="of:=VALUE(RIGHT([.B712];LEN([.B712])-2))" office:value-type="float" office:value="1748442">
            <text:p>1748442</text:p>
          </table:table-cell>
          <table:table-cell office:value-type="string">
            <text:p>Diana Gabaldon</text:p>
          </table:table-cell>
          <table:table-cell office:value-type="string">
            <text:p>Outlander</text:p>
          </table:table-cell>
          <table:table-cell office:value-type="string">
            <text:p>1952-01-11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nm1760272</text:p>
          </table:table-cell>
          <table:table-cell table:number-columns-repeated="2" office:value-type="string">
            <text:p>2022-10-30</text:p>
          </table:table-cell>
          <table:table-cell table:formula="of:=VALUE(RIGHT([.B713];LEN([.B713])-2))" office:value-type="float" office:value="1760272">
            <text:p>1760272</text:p>
          </table:table-cell>
          <table:table-cell office:value-type="string">
            <text:p>Margarita Levieva</text:p>
          </table:table-cell>
          <table:table-cell office:value-type="string">
            <text:p>Adventureland</text:p>
          </table:table-cell>
          <table:table-cell office:value-type="string">
            <text:p>1980-02-09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nm1763049</text:p>
          </table:table-cell>
          <table:table-cell table:number-columns-repeated="2" office:value-type="string">
            <text:p>2022-10-31</text:p>
          </table:table-cell>
          <table:table-cell table:formula="of:=VALUE(RIGHT([.B714];LEN([.B714])-2))" office:value-type="float" office:value="1763049">
            <text:p>1763049</text:p>
          </table:table-cell>
          <table:table-cell office:value-type="string">
            <text:p>April Bowlby</text:p>
          </table:table-cell>
          <table:table-cell office:value-type="string">
            <text:p>The Slammin' Salmon</text:p>
          </table:table-cell>
          <table:table-cell office:value-type="string">
            <text:p>1980-07-30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nm1775214</text:p>
          </table:table-cell>
          <table:table-cell table:number-columns-repeated="2" office:value-type="string">
            <text:p>2023-06-16</text:p>
          </table:table-cell>
          <table:table-cell table:formula="of:=VALUE(RIGHT([.B715];LEN([.B715])-2))" office:value-type="float" office:value="1775214">
            <text:p>1775214</text:p>
          </table:table-cell>
          <table:table-cell office:value-type="string">
            <text:p>Alona Tal</text:p>
          </table:table-cell>
          <table:table-cell office:value-type="string">
            <text:p>Broken City</text:p>
          </table:table-cell>
          <table:table-cell office:value-type="string">
            <text:p>1983-10-2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m1782299</text:p>
          </table:table-cell>
          <table:table-cell table:number-columns-repeated="2" office:value-type="string">
            <text:p>2022-10-31</text:p>
          </table:table-cell>
          <table:table-cell table:formula="of:=VALUE(RIGHT([.B716];LEN([.B716])-2))" office:value-type="float" office:value="1782299">
            <text:p>1782299</text:p>
          </table:table-cell>
          <table:table-cell office:value-type="string">
            <text:p>Imogen Poots</text:p>
          </table:table-cell>
          <table:table-cell office:value-type="string">
            <text:p>Vivarium</text:p>
          </table:table-cell>
          <table:table-cell office:value-type="string">
            <text:p>1989-06-03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nm1789336</text:p>
          </table:table-cell>
          <table:table-cell table:number-columns-repeated="2" office:value-type="string">
            <text:p>2022-10-30</text:p>
          </table:table-cell>
          <table:table-cell table:formula="of:=VALUE(RIGHT([.B717];LEN([.B717])-2))" office:value-type="float" office:value="1789336">
            <text:p>1789336</text:p>
          </table:table-cell>
          <table:table-cell office:value-type="string">
            <text:p>Jessy Schram</text:p>
          </table:table-cell>
          <table:table-cell office:value-type="string">
            <text:p>Unstoppable</text:p>
          </table:table-cell>
          <table:table-cell office:value-type="string">
            <text:p>1986-01-15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nm1790970</text:p>
          </table:table-cell>
          <table:table-cell table:number-columns-repeated="2" office:value-type="string">
            <text:p>2022-10-30</text:p>
          </table:table-cell>
          <table:table-cell table:formula="of:=VALUE(RIGHT([.B718];LEN([.B718])-2))" office:value-type="float" office:value="1790970">
            <text:p>1790970</text:p>
          </table:table-cell>
          <table:table-cell office:value-type="string">
            <text:p>Jessica Williams</text:p>
          </table:table-cell>
          <table:table-cell office:value-type="string">
            <text:p>Shrinking</text:p>
          </table:table-cell>
          <table:table-cell office:value-type="string">
            <text:p>1989-07-31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nm1813088</text:p>
          </table:table-cell>
          <table:table-cell table:number-columns-repeated="2" office:value-type="string">
            <text:p>2022-10-30</text:p>
          </table:table-cell>
          <table:table-cell table:formula="of:=VALUE(RIGHT([.B719];LEN([.B719])-2))" office:value-type="float" office:value="1813088">
            <text:p>1813088</text:p>
          </table:table-cell>
          <table:table-cell office:value-type="string">
            <text:p>Katie Leclerc</text:p>
          </table:table-cell>
          <table:table-cell office:value-type="string">
            <text:p>Switched at Birth</text:p>
          </table:table-cell>
          <table:table-cell office:value-type="string">
            <text:p>1986-11-06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nm1813221</text:p>
          </table:table-cell>
          <table:table-cell table:number-columns-repeated="2" office:value-type="string">
            <text:p>2022-10-31</text:p>
          </table:table-cell>
          <table:table-cell table:formula="of:=VALUE(RIGHT([.B720];LEN([.B720])-2))" office:value-type="float" office:value="1813221">
            <text:p>1813221</text:p>
          </table:table-cell>
          <table:table-cell office:value-type="string">
            <text:p>Gugu Mbatha-Raw</text:p>
          </table:table-cell>
          <table:table-cell office:value-type="string">
            <text:p>Belle</text:p>
          </table:table-cell>
          <table:table-cell office:value-type="string">
            <text:p>1983-04-21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nm1830380</text:p>
          </table:table-cell>
          <table:table-cell table:number-columns-repeated="2" office:value-type="string">
            <text:p>2022-10-30</text:p>
          </table:table-cell>
          <table:table-cell table:formula="of:=VALUE(RIGHT([.B721];LEN([.B721])-2))" office:value-type="float" office:value="1830380">
            <text:p>1830380</text:p>
          </table:table-cell>
          <table:table-cell office:value-type="string">
            <text:p>Zoe Lister-Jones</text:p>
          </table:table-cell>
          <table:table-cell office:value-type="string">
            <text:p>Band Aid</text:p>
          </table:table-cell>
          <table:table-cell office:value-type="string">
            <text:p>1982-09-0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nm1834115</text:p>
          </table:table-cell>
          <table:table-cell table:number-columns-repeated="2" office:value-type="string">
            <text:p>2022-10-31</text:p>
          </table:table-cell>
          <table:table-cell table:formula="of:=VALUE(RIGHT([.B722];LEN([.B722])-2))" office:value-type="float" office:value="1834115">
            <text:p>1834115</text:p>
          </table:table-cell>
          <table:table-cell office:value-type="string">
            <text:p>Annabelle Wallis</text:p>
          </table:table-cell>
          <table:table-cell office:value-type="string">
            <text:p>The Mummy</text:p>
          </table:table-cell>
          <table:table-cell office:value-type="string">
            <text:p>1984-09-05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office:value-type="string">
            <text:p>nm1836666</text:p>
          </table:table-cell>
          <table:table-cell table:number-columns-repeated="2" office:value-type="string">
            <text:p>2023-06-17</text:p>
          </table:table-cell>
          <table:table-cell table:formula="of:=VALUE(RIGHT([.B723];LEN([.B723])-2))" office:value-type="float" office:value="1836666">
            <text:p>1836666</text:p>
          </table:table-cell>
          <table:table-cell office:value-type="string">
            <text:p>Jordan Danger</text:p>
          </table:table-cell>
          <table:table-cell office:value-type="string">
            <text:p>Eureka</text:p>
          </table:table-cell>
          <table:table-cell office:value-type="string">
            <text:p>1991-06-0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m1840659</text:p>
          </table:table-cell>
          <table:table-cell table:number-columns-repeated="2" office:value-type="string">
            <text:p>2022-10-30</text:p>
          </table:table-cell>
          <table:table-cell table:formula="of:=VALUE(RIGHT([.B724];LEN([.B724])-2))" office:value-type="float" office:value="1840659">
            <text:p>1840659</text:p>
          </table:table-cell>
          <table:table-cell office:value-type="string">
            <text:p>Nasim Pedrad</text:p>
          </table:table-cell>
          <table:table-cell office:value-type="string">
            <text:p>Despicable Me 2</text:p>
          </table:table-cell>
          <table:table-cell office:value-type="string">
            <text:p>1981-11-18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m1842439</text:p>
          </table:table-cell>
          <table:table-cell table:number-columns-repeated="2" office:value-type="string">
            <text:p>2022-10-30</text:p>
          </table:table-cell>
          <table:table-cell table:formula="of:=VALUE(RIGHT([.B725];LEN([.B725])-2))" office:value-type="float" office:value="1842439">
            <text:p>1842439</text:p>
          </table:table-cell>
          <table:table-cell office:value-type="string">
            <text:p>Victoria Justice</text:p>
          </table:table-cell>
          <table:table-cell office:value-type="string">
            <text:p>Victorious</text:p>
          </table:table-cell>
          <table:table-cell office:value-type="string">
            <text:p>1993-02-19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nm1843026</text:p>
          </table:table-cell>
          <table:table-cell table:number-columns-repeated="2" office:value-type="string">
            <text:p>2022-10-31</text:p>
          </table:table-cell>
          <table:table-cell table:formula="of:=VALUE(RIGHT([.B726];LEN([.B726])-2))" office:value-type="float" office:value="1843026">
            <text:p>1843026</text:p>
          </table:table-cell>
          <table:table-cell office:value-type="string">
            <text:p>Gillian Jacobs</text:p>
          </table:table-cell>
          <table:table-cell office:value-type="string">
            <text:p>Community</text:p>
          </table:table-cell>
          <table:table-cell office:value-type="string">
            <text:p>1982-10-19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nm1869101</text:p>
          </table:table-cell>
          <table:table-cell table:number-columns-repeated="2" office:value-type="string">
            <text:p>2022-10-31</text:p>
          </table:table-cell>
          <table:table-cell table:formula="of:=VALUE(RIGHT([.B727];LEN([.B727])-2))" office:value-type="float" office:value="1869101">
            <text:p>1869101</text:p>
          </table:table-cell>
          <table:table-cell office:value-type="string">
            <text:p>Ana de Armas</text:p>
          </table:table-cell>
          <table:table-cell office:value-type="string">
            <text:p>Blade Runner 2049</text:p>
          </table:table-cell>
          <table:table-cell office:value-type="string">
            <text:p>1988-04-30</text:p>
          </table:table-cell>
        </table:table-row>
        <table:table-row table:style-name="ro2">
          <table:table-cell office:value-type="float" office:value="1048">
            <text:p>1048</text:p>
          </table:table-cell>
          <table:table-cell office:value-type="string">
            <text:p>nm1869640</text:p>
          </table:table-cell>
          <table:table-cell table:number-columns-repeated="2" office:value-type="string">
            <text:p>2023-06-17</text:p>
          </table:table-cell>
          <table:table-cell table:formula="of:=VALUE(RIGHT([.B728];LEN([.B728])-2))" office:value-type="float" office:value="1869640">
            <text:p>1869640</text:p>
          </table:table-cell>
          <table:table-cell office:value-type="string">
            <text:p>Kristina Pesic</text:p>
          </table:table-cell>
          <table:table-cell office:value-type="string">
            <text:p>Defiance</text:p>
          </table:table-cell>
          <table:table-cell/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nm1870434</text:p>
          </table:table-cell>
          <table:table-cell table:number-columns-repeated="2" office:value-type="string">
            <text:p>2023-06-17</text:p>
          </table:table-cell>
          <table:table-cell table:formula="of:=VALUE(RIGHT([.B729];LEN([.B729])-2))" office:value-type="float" office:value="1870434">
            <text:p>1870434</text:p>
          </table:table-cell>
          <table:table-cell office:value-type="string">
            <text:p>Eleanor Tomlinson</text:p>
          </table:table-cell>
          <table:table-cell office:value-type="string">
            <text:p>Jack the Giant Slayer</text:p>
          </table:table-cell>
          <table:table-cell office:value-type="string">
            <text:p>1992-05-1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nm1870963</text:p>
          </table:table-cell>
          <table:table-cell table:number-columns-repeated="2" office:value-type="string">
            <text:p>2022-10-31</text:p>
          </table:table-cell>
          <table:table-cell table:formula="of:=VALUE(RIGHT([.B730];LEN([.B730])-2))" office:value-type="float" office:value="1870963">
            <text:p>1870963</text:p>
          </table:table-cell>
          <table:table-cell office:value-type="string">
            <text:p>Cynthia Addai-Robinson</text:p>
          </table:table-cell>
          <table:table-cell office:value-type="string">
            <text:p>The Lord of the Rings: The Rings of Power</text:p>
          </table:table-cell>
          <table:table-cell office:value-type="string">
            <text:p>1985-01-12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string">
            <text:p>nm1872698</text:p>
          </table:table-cell>
          <table:table-cell table:number-columns-repeated="2" office:value-type="string">
            <text:p>2023-06-17</text:p>
          </table:table-cell>
          <table:table-cell table:formula="of:=VALUE(RIGHT([.B731];LEN([.B731])-2))" office:value-type="float" office:value="1872698">
            <text:p>1872698</text:p>
          </table:table-cell>
          <table:table-cell office:value-type="string">
            <text:p>Dianna Agron</text:p>
          </table:table-cell>
          <table:table-cell office:value-type="string">
            <text:p>The Family</text:p>
          </table:table-cell>
          <table:table-cell office:value-type="string">
            <text:p>1986-04-30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nm1880888</text:p>
          </table:table-cell>
          <table:table-cell table:number-columns-repeated="2" office:value-type="string">
            <text:p>2022-10-31</text:p>
          </table:table-cell>
          <table:table-cell table:formula="of:=VALUE(RIGHT([.B732];LEN([.B732])-2))" office:value-type="float" office:value="1880888">
            <text:p>1880888</text:p>
          </table:table-cell>
          <table:table-cell office:value-type="string">
            <text:p>Olivia Thirlby</text:p>
          </table:table-cell>
          <table:table-cell office:value-type="string">
            <text:p>Juno</text:p>
          </table:table-cell>
          <table:table-cell office:value-type="string">
            <text:p>1986-10-06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office:value-type="string">
            <text:p>nm1882929</text:p>
          </table:table-cell>
          <table:table-cell table:number-columns-repeated="2" office:value-type="string">
            <text:p>2023-06-17</text:p>
          </table:table-cell>
          <table:table-cell table:formula="of:=VALUE(RIGHT([.B733];LEN([.B733])-2))" office:value-type="float" office:value="1882929">
            <text:p>1882929</text:p>
          </table:table-cell>
          <table:table-cell office:value-type="string">
            <text:p>Liana Liberato</text:p>
          </table:table-cell>
          <table:table-cell office:value-type="string">
            <text:p>If I Stay</text:p>
          </table:table-cell>
          <table:table-cell office:value-type="string">
            <text:p>1995-08-2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nm1885550</text:p>
          </table:table-cell>
          <table:table-cell table:number-columns-repeated="2" office:value-type="string">
            <text:p>2022-10-30</text:p>
          </table:table-cell>
          <table:table-cell table:formula="of:=VALUE(RIGHT([.B734];LEN([.B734])-2))" office:value-type="float" office:value="1885550">
            <text:p>1885550</text:p>
          </table:table-cell>
          <table:table-cell office:value-type="string">
            <text:p>Salome Skhirtladze</text:p>
          </table:table-cell>
          <table:table-cell office:value-type="string">
            <text:p>Gaseirneba Karabaghshi</text:p>
          </table:table-cell>
          <table:table-cell/>
        </table:table-row>
        <table:table-row table:style-name="ro2">
          <table:table-cell office:value-type="float" office:value="1051">
            <text:p>1051</text:p>
          </table:table-cell>
          <table:table-cell office:value-type="string">
            <text:p>nm1886524</text:p>
          </table:table-cell>
          <table:table-cell table:number-columns-repeated="2" office:value-type="string">
            <text:p>2023-06-17</text:p>
          </table:table-cell>
          <table:table-cell table:formula="of:=VALUE(RIGHT([.B735];LEN([.B735])-2))" office:value-type="float" office:value="1886524">
            <text:p>1886524</text:p>
          </table:table-cell>
          <table:table-cell office:value-type="string">
            <text:p>Stella Maeve</text:p>
          </table:table-cell>
          <table:table-cell office:value-type="string">
            <text:p>Starlet</text:p>
          </table:table-cell>
          <table:table-cell office:value-type="string">
            <text:p>1989-11-1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nm1900397</text:p>
          </table:table-cell>
          <table:table-cell table:number-columns-repeated="2" office:value-type="string">
            <text:p>2022-10-30</text:p>
          </table:table-cell>
          <table:table-cell table:formula="of:=VALUE(RIGHT([.B736];LEN([.B736])-2))" office:value-type="float" office:value="1900397">
            <text:p>1900397</text:p>
          </table:table-cell>
          <table:table-cell office:value-type="string">
            <text:p>Sutton Foster</text:p>
          </table:table-cell>
          <table:table-cell office:value-type="string">
            <text:p>Younger</text:p>
          </table:table-cell>
          <table:table-cell office:value-type="string">
            <text:p>1975-03-18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office:value-type="string">
            <text:p>nm1901220</text:p>
          </table:table-cell>
          <table:table-cell table:number-columns-repeated="2" office:value-type="string">
            <text:p>2023-06-17</text:p>
          </table:table-cell>
          <table:table-cell table:formula="of:=VALUE(RIGHT([.B737];LEN([.B737])-2))" office:value-type="float" office:value="1901220">
            <text:p>1901220</text:p>
          </table:table-cell>
          <table:table-cell office:value-type="string">
            <text:p>Sarah Burns</text:p>
          </table:table-cell>
          <table:table-cell office:value-type="string">
            <text:p>Barry</text:p>
          </table:table-cell>
          <table:table-cell/>
        </table:table-row>
        <table:table-row table:style-name="ro2">
          <table:table-cell office:value-type="float" office:value="742">
            <text:p>742</text:p>
          </table:table-cell>
          <table:table-cell office:value-type="string">
            <text:p>nm1901842</text:p>
          </table:table-cell>
          <table:table-cell table:number-columns-repeated="2" office:value-type="string">
            <text:p>2022-10-31</text:p>
          </table:table-cell>
          <table:table-cell table:formula="of:=VALUE(RIGHT([.B738];LEN([.B738])-2))" office:value-type="float" office:value="1901842">
            <text:p>1901842</text:p>
          </table:table-cell>
          <table:table-cell office:value-type="string">
            <text:p>Dichen Lachman</text:p>
          </table:table-cell>
          <table:table-cell office:value-type="string">
            <text:p>Jurassic World Dominion</text:p>
          </table:table-cell>
          <table:table-cell office:value-type="string">
            <text:p>1982-02-22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nm1913734</text:p>
          </table:table-cell>
          <table:table-cell table:number-columns-repeated="2" office:value-type="string">
            <text:p>2022-10-31</text:p>
          </table:table-cell>
          <table:table-cell table:formula="of:=VALUE(RIGHT([.B739];LEN([.B739])-2))" office:value-type="float" office:value="1913734">
            <text:p>1913734</text:p>
          </table:table-cell>
          <table:table-cell office:value-type="string">
            <text:p>Rooney Mara</text:p>
          </table:table-cell>
          <table:table-cell office:value-type="string">
            <text:p>The Girl with the Dragon Tattoo</text:p>
          </table:table-cell>
          <table:table-cell office:value-type="string">
            <text:p>1985-04-17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office:value-type="string">
            <text:p>nm1920657</text:p>
          </table:table-cell>
          <table:table-cell table:number-columns-repeated="2" office:value-type="string">
            <text:p>2023-06-17</text:p>
          </table:table-cell>
          <table:table-cell table:formula="of:=VALUE(RIGHT([.B740];LEN([.B740])-2))" office:value-type="float" office:value="1920657">
            <text:p>1920657</text:p>
          </table:table-cell>
          <table:table-cell office:value-type="string">
            <text:p>Christina Moses</text:p>
          </table:table-cell>
          <table:table-cell office:value-type="string">
            <text:p>Condor</text:p>
          </table:table-cell>
          <table:table-cell office:value-type="string">
            <text:p>1978-01-24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office:value-type="string">
            <text:p>nm1920701</text:p>
          </table:table-cell>
          <table:table-cell table:number-columns-repeated="2" office:value-type="string">
            <text:p>2023-06-17</text:p>
          </table:table-cell>
          <table:table-cell table:formula="of:=VALUE(RIGHT([.B741];LEN([.B741])-2))" office:value-type="float" office:value="1920701">
            <text:p>1920701</text:p>
          </table:table-cell>
          <table:table-cell office:value-type="string">
            <text:p>Athena Karkanis</text:p>
          </table:table-cell>
          <table:table-cell office:value-type="string">
            <text:p>Saw IV</text:p>
          </table:table-cell>
          <table:table-cell office:value-type="string">
            <text:p>1981-09-07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nm1924196</text:p>
          </table:table-cell>
          <table:table-cell table:number-columns-repeated="2" office:value-type="string">
            <text:p>2022-10-30</text:p>
          </table:table-cell>
          <table:table-cell table:formula="of:=VALUE(RIGHT([.B742];LEN([.B742])-2))" office:value-type="float" office:value="1924196">
            <text:p>1924196</text:p>
          </table:table-cell>
          <table:table-cell office:value-type="string">
            <text:p>Hannah Simone</text:p>
          </table:table-cell>
          <table:table-cell office:value-type="string">
            <text:p>New Girl</text:p>
          </table:table-cell>
          <table:table-cell office:value-type="string">
            <text:p>1980-08-0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m1933128</text:p>
          </table:table-cell>
          <table:table-cell table:number-columns-repeated="2" office:value-type="string">
            <text:p>2022-10-31</text:p>
          </table:table-cell>
          <table:table-cell table:formula="of:=VALUE(RIGHT([.B743];LEN([.B743])-2))" office:value-type="float" office:value="1933128">
            <text:p>1933128</text:p>
          </table:table-cell>
          <table:table-cell office:value-type="string">
            <text:p>Bailee Madison</text:p>
          </table:table-cell>
          <table:table-cell office:value-type="string">
            <text:p>Bridge to Terabithia</text:p>
          </table:table-cell>
          <table:table-cell office:value-type="string">
            <text:p>1999-10-15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nm1935086</text:p>
          </table:table-cell>
          <table:table-cell table:number-columns-repeated="2" office:value-type="string">
            <text:p>2022-10-31</text:p>
          </table:table-cell>
          <table:table-cell table:formula="of:=VALUE(RIGHT([.B744];LEN([.B744])-2))" office:value-type="float" office:value="1935086">
            <text:p>1935086</text:p>
          </table:table-cell>
          <table:table-cell office:value-type="string">
            <text:p>Tessa Thompson</text:p>
          </table:table-cell>
          <table:table-cell office:value-type="string">
            <text:p>Creed</text:p>
          </table:table-cell>
          <table:table-cell office:value-type="string">
            <text:p>1983-10-03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nm1935292</text:p>
          </table:table-cell>
          <table:table-cell table:number-columns-repeated="2" office:value-type="string">
            <text:p>2022-10-30</text:p>
          </table:table-cell>
          <table:table-cell table:formula="of:=VALUE(RIGHT([.B745];LEN([.B745])-2))" office:value-type="float" office:value="1935292">
            <text:p>1935292</text:p>
          </table:table-cell>
          <table:table-cell office:value-type="string">
            <text:p>Allison Miller</text:p>
          </table:table-cell>
          <table:table-cell office:value-type="string">
            <text:p>A Million Little Things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m1944055</text:p>
          </table:table-cell>
          <table:table-cell table:number-columns-repeated="2" office:value-type="string">
            <text:p>2022-10-31</text:p>
          </table:table-cell>
          <table:table-cell table:formula="of:=VALUE(RIGHT([.B746];LEN([.B746])-2))" office:value-type="float" office:value="1944055">
            <text:p>1944055</text:p>
          </table:table-cell>
          <table:table-cell office:value-type="string">
            <text:p>Lauren Lapkus</text:p>
          </table:table-cell>
          <table:table-cell office:value-type="string">
            <text:p>The Wrong Missy</text:p>
          </table:table-cell>
          <table:table-cell office:value-type="string">
            <text:p>1985-09-06</text:p>
          </table:table-cell>
        </table:table-row>
        <table:table-row table:style-name="ro2">
          <table:table-cell office:value-type="float" office:value="918">
            <text:p>918</text:p>
          </table:table-cell>
          <table:table-cell office:value-type="string">
            <text:p>nm1944279</text:p>
          </table:table-cell>
          <table:table-cell table:number-columns-repeated="2" office:value-type="string">
            <text:p>2022-11-27</text:p>
          </table:table-cell>
          <table:table-cell table:formula="of:=VALUE(RIGHT([.B747];LEN([.B747])-2))" office:value-type="float" office:value="1944279">
            <text:p>1944279</text:p>
          </table:table-cell>
          <table:table-cell office:value-type="string">
            <text:p>Kerry Knuppe</text:p>
          </table:table-cell>
          <table:table-cell office:value-type="string">
            <text:p>R.I.P.D. 2: Rise of the Damned</text:p>
          </table:table-cell>
          <table:table-cell/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nm1950086</text:p>
          </table:table-cell>
          <table:table-cell table:number-columns-repeated="2" office:value-type="string">
            <text:p>2022-10-30</text:p>
          </table:table-cell>
          <table:table-cell table:formula="of:=VALUE(RIGHT([.B748];LEN([.B748])-2))" office:value-type="float" office:value="1950086">
            <text:p>1950086</text:p>
          </table:table-cell>
          <table:table-cell office:value-type="string">
            <text:p>Greta Gerwig</text:p>
          </table:table-cell>
          <table:table-cell office:value-type="string">
            <text:p>Barbie</text:p>
          </table:table-cell>
          <table:table-cell office:value-type="string">
            <text:p>1983-08-04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office:value-type="string">
            <text:p>nm1953416</text:p>
          </table:table-cell>
          <table:table-cell table:number-columns-repeated="2" office:value-type="string">
            <text:p>2022-10-30</text:p>
          </table:table-cell>
          <table:table-cell table:formula="of:=VALUE(RIGHT([.B749];LEN([.B749])-2))" office:value-type="float" office:value="1953416">
            <text:p>1953416</text:p>
          </table:table-cell>
          <table:table-cell office:value-type="string">
            <text:p>Rebeca Linares</text:p>
          </table:table-cell>
          <table:table-cell office:value-type="string">
            <text:p>Tori Black Is Pretty Filthy</text:p>
          </table:table-cell>
          <table:table-cell office:value-type="string">
            <text:p>1983-06-1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nm1954240</text:p>
          </table:table-cell>
          <table:table-cell table:number-columns-repeated="2" office:value-type="string">
            <text:p>2022-10-31</text:p>
          </table:table-cell>
          <table:table-cell table:formula="of:=VALUE(RIGHT([.B750];LEN([.B750])-2))" office:value-type="float" office:value="1954240">
            <text:p>1954240</text:p>
          </table:table-cell>
          <table:table-cell office:value-type="string">
            <text:p>Teresa Palmer</text:p>
          </table:table-cell>
          <table:table-cell office:value-type="string">
            <text:p>Warm Bodies</text:p>
          </table:table-cell>
          <table:table-cell office:value-type="string">
            <text:p>1986-02-26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office:value-type="string">
            <text:p>nm1965525</text:p>
          </table:table-cell>
          <table:table-cell table:number-columns-repeated="2" office:value-type="string">
            <text:p>2022-10-30</text:p>
          </table:table-cell>
          <table:table-cell table:formula="of:=VALUE(RIGHT([.B751];LEN([.B751])-2))" office:value-type="float" office:value="1965525">
            <text:p>1965525</text:p>
          </table:table-cell>
          <table:table-cell office:value-type="string">
            <text:p>Anna Hopkins</text:p>
          </table:table-cell>
          <table:table-cell office:value-type="string">
            <text:p>The Expanse</text:p>
          </table:table-cell>
          <table:table-cell office:value-type="string">
            <text:p>1987-02-12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office:value-type="string">
            <text:p>nm1965552</text:p>
          </table:table-cell>
          <table:table-cell table:number-columns-repeated="2" office:value-type="string">
            <text:p>2023-09-20</text:p>
          </table:table-cell>
          <table:table-cell table:formula="of:=VALUE(RIGHT([.B752];LEN([.B752])-2))" office:value-type="float" office:value="1965552">
            <text:p>1965552</text:p>
          </table:table-cell>
          <table:table-cell office:value-type="string">
            <text:p>Nicola Coughlan</text:p>
          </table:table-cell>
          <table:table-cell office:value-type="string">
            <text:p>Derry Girls</text:p>
          </table:table-cell>
          <table:table-cell office:value-type="string">
            <text:p>1987-01-09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nm1967673</text:p>
          </table:table-cell>
          <table:table-cell table:number-columns-repeated="2" office:value-type="string">
            <text:p>2022-10-30</text:p>
          </table:table-cell>
          <table:table-cell table:formula="of:=VALUE(RIGHT([.B753];LEN([.B753])-2))" office:value-type="float" office:value="1967673">
            <text:p>1967673</text:p>
          </table:table-cell>
          <table:table-cell office:value-type="string">
            <text:p>Sarah Jones</text:p>
          </table:table-cell>
          <table:table-cell office:value-type="string">
            <text:p>For All Mankind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m1967827</text:p>
          </table:table-cell>
          <table:table-cell table:number-columns-repeated="2" office:value-type="string">
            <text:p>2022-10-31</text:p>
          </table:table-cell>
          <table:table-cell table:formula="of:=VALUE(RIGHT([.B754];LEN([.B754])-2))" office:value-type="float" office:value="1967827">
            <text:p>1967827</text:p>
          </table:table-cell>
          <table:table-cell office:value-type="string">
            <text:p>Laura Donnelly</text:p>
          </table:table-cell>
          <table:table-cell office:value-type="string">
            <text:p>The Nevers</text:p>
          </table:table-cell>
          <table:table-cell office:value-type="string">
            <text:p>1982-08-20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nm1968140</text:p>
          </table:table-cell>
          <table:table-cell table:number-columns-repeated="2" office:value-type="string">
            <text:p>2022-10-30</text:p>
          </table:table-cell>
          <table:table-cell table:formula="of:=VALUE(RIGHT([.B755];LEN([.B755])-2))" office:value-type="float" office:value="1968140">
            <text:p>1968140</text:p>
          </table:table-cell>
          <table:table-cell office:value-type="string">
            <text:p>Liz Katz</text:p>
          </table:table-cell>
          <table:table-cell office:value-type="string">
            <text:p>Guest House</text:p>
          </table:table-cell>
          <table:table-cell office:value-type="string">
            <text:p>1988-07-08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string">
            <text:p>nm1974397</text:p>
          </table:table-cell>
          <table:table-cell table:number-columns-repeated="2" office:value-type="string">
            <text:p>2023-06-17</text:p>
          </table:table-cell>
          <table:table-cell table:formula="of:=VALUE(RIGHT([.B756];LEN([.B756])-2))" office:value-type="float" office:value="1974397">
            <text:p>1974397</text:p>
          </table:table-cell>
          <table:table-cell office:value-type="string">
            <text:p>Summer Bishil</text:p>
          </table:table-cell>
          <table:table-cell office:value-type="string">
            <text:p>Nothing Is Private</text:p>
          </table:table-cell>
          <table:table-cell office:value-type="string">
            <text:p>1988-07-1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nm1975050</text:p>
          </table:table-cell>
          <table:table-cell table:number-columns-repeated="2" office:value-type="string">
            <text:p>2022-10-30</text:p>
          </table:table-cell>
          <table:table-cell table:formula="of:=VALUE(RIGHT([.B757];LEN([.B757])-2))" office:value-type="float" office:value="1975050">
            <text:p>1975050</text:p>
          </table:table-cell>
          <table:table-cell office:value-type="string">
            <text:p>Tiera Skovbye</text:p>
          </table:table-cell>
          <table:table-cell office:value-type="string">
            <text:p>2 Hearts</text:p>
          </table:table-cell>
          <table:table-cell office:value-type="string">
            <text:p>1995-05-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nm1982597</text:p>
          </table:table-cell>
          <table:table-cell table:number-columns-repeated="2" office:value-type="string">
            <text:p>2022-10-30</text:p>
          </table:table-cell>
          <table:table-cell table:formula="of:=VALUE(RIGHT([.B758];LEN([.B758])-2))" office:value-type="float" office:value="1982597">
            <text:p>1982597</text:p>
          </table:table-cell>
          <table:table-cell office:value-type="string">
            <text:p>Rihanna</text:p>
          </table:table-cell>
          <table:table-cell office:value-type="string">
            <text:p>Battleship</text:p>
          </table:table-cell>
          <table:table-cell office:value-type="string">
            <text:p>1988-02-2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nm1985859</text:p>
          </table:table-cell>
          <table:table-cell table:number-columns-repeated="2" office:value-type="string">
            <text:p>2022-10-30</text:p>
          </table:table-cell>
          <table:table-cell table:formula="of:=VALUE(RIGHT([.B759];LEN([.B759])-2))" office:value-type="float" office:value="1985859">
            <text:p>1985859</text:p>
          </table:table-cell>
          <table:table-cell office:value-type="string">
            <text:p>Mia Wasikowska</text:p>
          </table:table-cell>
          <table:table-cell office:value-type="string">
            <text:p>Alice in Wonderland</text:p>
          </table:table-cell>
          <table:table-cell office:value-type="string">
            <text:p>1989-10-25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nm1997152</text:p>
          </table:table-cell>
          <table:table-cell table:number-columns-repeated="2" office:value-type="string">
            <text:p>2022-11-04</text:p>
          </table:table-cell>
          <table:table-cell table:formula="of:=VALUE(RIGHT([.B760];LEN([.B760])-2))" office:value-type="float" office:value="1997152">
            <text:p>1997152</text:p>
          </table:table-cell>
          <table:table-cell office:value-type="string">
            <text:p>Nicola Correia-Damude</text:p>
          </table:table-cell>
          <table:table-cell office:value-type="string">
            <text:p>Shadowhunters: The Mortal Instruments</text:p>
          </table:table-cell>
          <table:table-cell office:value-type="string">
            <text:p>1981-06-21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nm1997689</text:p>
          </table:table-cell>
          <table:table-cell table:number-columns-repeated="2" office:value-type="string">
            <text:p>2022-10-30</text:p>
          </table:table-cell>
          <table:table-cell table:formula="of:=VALUE(RIGHT([.B761];LEN([.B761])-2))" office:value-type="float" office:value="1997689">
            <text:p>1997689</text:p>
          </table:table-cell>
          <table:table-cell office:value-type="string">
            <text:p>Mercedes Mason</text:p>
          </table:table-cell>
          <table:table-cell office:value-type="string">
            <text:p>Fear the Walking Dead</text:p>
          </table:table-cell>
          <table:table-cell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nm1998498</text:p>
          </table:table-cell>
          <table:table-cell table:number-columns-repeated="2" office:value-type="string">
            <text:p>2022-10-30</text:p>
          </table:table-cell>
          <table:table-cell table:formula="of:=VALUE(RIGHT([.B762];LEN([.B762])-2))" office:value-type="float" office:value="1998498">
            <text:p>1998498</text:p>
          </table:table-cell>
          <table:table-cell office:value-type="string">
            <text:p>Helena Mattsson</text:p>
          </table:table-cell>
          <table:table-cell office:value-type="string">
            <text:p>Surrogates</text:p>
          </table:table-cell>
          <table:table-cell office:value-type="string">
            <text:p>1984-03-30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office:value-type="string">
            <text:p>nm2007030</text:p>
          </table:table-cell>
          <table:table-cell table:number-columns-repeated="2" office:value-type="string">
            <text:p>2023-06-17</text:p>
          </table:table-cell>
          <table:table-cell table:formula="of:=VALUE(RIGHT([.B763];LEN([.B763])-2))" office:value-type="float" office:value="2007030">
            <text:p>2007030</text:p>
          </table:table-cell>
          <table:table-cell office:value-type="string">
            <text:p>Emily Meade</text:p>
          </table:table-cell>
          <table:table-cell office:value-type="string">
            <text:p>The Deuce</text:p>
          </table:table-cell>
          <table:table-cell office:value-type="string">
            <text:p>1989-01-10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nm2010399</text:p>
          </table:table-cell>
          <table:table-cell table:number-columns-repeated="2" office:value-type="string">
            <text:p>2022-10-30</text:p>
          </table:table-cell>
          <table:table-cell table:formula="of:=VALUE(RIGHT([.B764];LEN([.B764])-2))" office:value-type="float" office:value="2010399">
            <text:p>2010399</text:p>
          </table:table-cell>
          <table:table-cell office:value-type="string">
            <text:p>Margaux Chatelier</text:p>
          </table:table-cell>
          <table:table-cell office:value-type="string">
            <text:p>Belle et SÃ©bastien</text:p>
          </table:table-cell>
          <table:table-cell office:value-type="string">
            <text:p>1990-03-21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nm2010527</text:p>
          </table:table-cell>
          <table:table-cell table:number-columns-repeated="2" office:value-type="string">
            <text:p>2022-10-30</text:p>
          </table:table-cell>
          <table:table-cell table:formula="of:=VALUE(RIGHT([.B765];LEN([.B765])-2))" office:value-type="float" office:value="2010527">
            <text:p>2010527</text:p>
          </table:table-cell>
          <table:table-cell office:value-type="string">
            <text:p>Brooke Williams</text:p>
          </table:table-cell>
          <table:table-cell office:value-type="string">
            <text:p>Spartacus: Blood and Sand</text:p>
          </table:table-cell>
          <table:table-cell office:value-type="string">
            <text:p>1984-01-03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nm2049911</text:p>
          </table:table-cell>
          <table:table-cell table:number-columns-repeated="2" office:value-type="string">
            <text:p>2023-06-17</text:p>
          </table:table-cell>
          <table:table-cell table:formula="of:=VALUE(RIGHT([.B766];LEN([.B766])-2))" office:value-type="float" office:value="2049911">
            <text:p>2049911</text:p>
          </table:table-cell>
          <table:table-cell office:value-type="string">
            <text:p>ZoÃ« Robins</text:p>
          </table:table-cell>
          <table:table-cell office:value-type="string">
            <text:p>The Wheel of Time</text:p>
          </table:table-cell>
          <table:table-cell office:value-type="string">
            <text:p>1993-02-19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office:value-type="string">
            <text:p>nm2053650</text:p>
          </table:table-cell>
          <table:table-cell table:number-columns-repeated="2" office:value-type="string">
            <text:p>2023-06-17</text:p>
          </table:table-cell>
          <table:table-cell table:formula="of:=VALUE(RIGHT([.B767];LEN([.B767])-2))" office:value-type="float" office:value="2053650">
            <text:p>2053650</text:p>
          </table:table-cell>
          <table:table-cell office:value-type="string">
            <text:p>Rachel Shenton</text:p>
          </table:table-cell>
          <table:table-cell office:value-type="string">
            <text:p>All Creatures Great &amp; Small</text:p>
          </table:table-cell>
          <table:table-cell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nm2057859</text:p>
          </table:table-cell>
          <table:table-cell table:number-columns-repeated="2" office:value-type="string">
            <text:p>2022-10-31</text:p>
          </table:table-cell>
          <table:table-cell table:formula="of:=VALUE(RIGHT([.B768];LEN([.B768])-2))" office:value-type="float" office:value="2057859">
            <text:p>2057859</text:p>
          </table:table-cell>
          <table:table-cell office:value-type="string">
            <text:p>Andrea Riseborough</text:p>
          </table:table-cell>
          <table:table-cell office:value-type="string">
            <text:p>Birdman or (The Unexpected Virtue of Ignorance)</text:p>
          </table:table-cell>
          <table:table-cell office:value-type="string">
            <text:p>1981-11-20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nm2086223</text:p>
          </table:table-cell>
          <table:table-cell table:number-columns-repeated="2" office:value-type="string">
            <text:p>2022-10-30</text:p>
          </table:table-cell>
          <table:table-cell table:formula="of:=VALUE(RIGHT([.B769];LEN([.B769])-2))" office:value-type="float" office:value="2086223">
            <text:p>2086223</text:p>
          </table:table-cell>
          <table:table-cell office:value-type="string">
            <text:p>India Eisley</text:p>
          </table:table-cell>
          <table:table-cell office:value-type="string">
            <text:p>Underworld: Awakening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m2088803</text:p>
          </table:table-cell>
          <table:table-cell table:number-columns-repeated="2" office:value-type="string">
            <text:p>2022-10-31</text:p>
          </table:table-cell>
          <table:table-cell table:formula="of:=VALUE(RIGHT([.B770];LEN([.B770])-2))" office:value-type="float" office:value="2088803">
            <text:p>2088803</text:p>
          </table:table-cell>
          <table:table-cell office:value-type="string">
            <text:p>Yvonne Strahovski</text:p>
          </table:table-cell>
          <table:table-cell office:value-type="string">
            <text:p>Stateless</text:p>
          </table:table-cell>
          <table:table-cell office:value-type="string">
            <text:p>1982-07-30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nm2090422</text:p>
          </table:table-cell>
          <table:table-cell table:number-columns-repeated="2" office:value-type="string">
            <text:p>2022-10-31</text:p>
          </table:table-cell>
          <table:table-cell table:formula="of:=VALUE(RIGHT([.B771];LEN([.B771])-2))" office:value-type="float" office:value="2090422">
            <text:p>2090422</text:p>
          </table:table-cell>
          <table:table-cell office:value-type="string">
            <text:p>Constance Wu</text:p>
          </table:table-cell>
          <table:table-cell office:value-type="string">
            <text:p>Crazy Rich Asians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nm2099014</text:p>
          </table:table-cell>
          <table:table-cell table:number-columns-repeated="2" office:value-type="string">
            <text:p>2022-10-30</text:p>
          </table:table-cell>
          <table:table-cell table:formula="of:=VALUE(RIGHT([.B772];LEN([.B772])-2))" office:value-type="float" office:value="2099014">
            <text:p>2099014</text:p>
          </table:table-cell>
          <table:table-cell office:value-type="string">
            <text:p>Ia Sukhitashvili</text:p>
          </table:table-cell>
          <table:table-cell office:value-type="string">
            <text:p>Dasatskisi</text:p>
          </table:table-cell>
          <table:table-cell office:value-type="string">
            <text:p>1980-08-28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nm2116006</text:p>
          </table:table-cell>
          <table:table-cell table:number-columns-repeated="2" office:value-type="string">
            <text:p>2023-06-17</text:p>
          </table:table-cell>
          <table:table-cell table:formula="of:=VALUE(RIGHT([.B773];LEN([.B773])-2))" office:value-type="float" office:value="2116006">
            <text:p>2116006</text:p>
          </table:table-cell>
          <table:table-cell office:value-type="string">
            <text:p>Francia Raisa</text:p>
          </table:table-cell>
          <table:table-cell office:value-type="string">
            <text:p>How I Met Your Father</text:p>
          </table:table-cell>
          <table:table-cell office:value-type="string">
            <text:p>1988-07-26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nm2118714</text:p>
          </table:table-cell>
          <table:table-cell table:number-columns-repeated="2" office:value-type="string">
            <text:p>2022-10-30</text:p>
          </table:table-cell>
          <table:table-cell table:formula="of:=VALUE(RIGHT([.B774];LEN([.B774])-2))" office:value-type="float" office:value="2118714">
            <text:p>2118714</text:p>
          </table:table-cell>
          <table:table-cell office:value-type="string">
            <text:p>Eufrat</text:p>
          </table:table-cell>
          <table:table-cell office:value-type="string">
            <text:p>Hot and Mean</text:p>
          </table:table-cell>
          <table:table-cell office:value-type="string">
            <text:p>1985-07-0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nm2125623</text:p>
          </table:table-cell>
          <table:table-cell table:number-columns-repeated="2" office:value-type="string">
            <text:p>2022-10-31</text:p>
          </table:table-cell>
          <table:table-cell table:formula="of:=VALUE(RIGHT([.B775];LEN([.B775])-2))" office:value-type="float" office:value="2125623">
            <text:p>2125623</text:p>
          </table:table-cell>
          <table:table-cell office:value-type="string">
            <text:p>Bridget Regan</text:p>
          </table:table-cell>
          <table:table-cell office:value-type="string">
            <text:p>Jane the Virgin</text:p>
          </table:table-cell>
          <table:table-cell office:value-type="string">
            <text:p>1982-02-03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office:value-type="string">
            <text:p>nm2127038</text:p>
          </table:table-cell>
          <table:table-cell table:number-columns-repeated="2" office:value-type="string">
            <text:p>2023-09-20</text:p>
          </table:table-cell>
          <table:table-cell table:formula="of:=VALUE(RIGHT([.B776];LEN([.B776])-2))" office:value-type="float" office:value="2127038">
            <text:p>2127038</text:p>
          </table:table-cell>
          <table:table-cell office:value-type="string">
            <text:p>Candice King</text:p>
          </table:table-cell>
          <table:table-cell office:value-type="string">
            <text:p>Juno</text:p>
          </table:table-cell>
          <table:table-cell office:value-type="string">
            <text:p>1987-05-13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nm2129662</text:p>
          </table:table-cell>
          <table:table-cell table:number-columns-repeated="2" office:value-type="string">
            <text:p>2022-10-31</text:p>
          </table:table-cell>
          <table:table-cell table:formula="of:=VALUE(RIGHT([.B777];LEN([.B777])-2))" office:value-type="float" office:value="2129662">
            <text:p>2129662</text:p>
          </table:table-cell>
          <table:table-cell office:value-type="string">
            <text:p>Cristin Milioti</text:p>
          </table:table-cell>
          <table:table-cell office:value-type="string">
            <text:p>The Wolf of Wall Street</text:p>
          </table:table-cell>
          <table:table-cell office:value-type="string">
            <text:p>1985-08-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m2140860</text:p>
          </table:table-cell>
          <table:table-cell table:number-columns-repeated="2" office:value-type="string">
            <text:p>2022-10-31</text:p>
          </table:table-cell>
          <table:table-cell table:formula="of:=VALUE(RIGHT([.B778];LEN([.B778])-2))" office:value-type="float" office:value="2140860">
            <text:p>2140860</text:p>
          </table:table-cell>
          <table:table-cell office:value-type="string">
            <text:p>Maika Monroe</text:p>
          </table:table-cell>
          <table:table-cell office:value-type="string">
            <text:p>It Follows</text:p>
          </table:table-cell>
          <table:table-cell office:value-type="string">
            <text:p>1993-05-29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nm2143282</text:p>
          </table:table-cell>
          <table:table-cell table:number-columns-repeated="2" office:value-type="string">
            <text:p>2023-06-17</text:p>
          </table:table-cell>
          <table:table-cell table:formula="of:=VALUE(RIGHT([.B779];LEN([.B779])-2))" office:value-type="float" office:value="2143282">
            <text:p>2143282</text:p>
          </table:table-cell>
          <table:table-cell office:value-type="string">
            <text:p>Lupita Nyong'o</text:p>
          </table:table-cell>
          <table:table-cell office:value-type="string">
            <text:p>12 Years a Slave</text:p>
          </table:table-cell>
          <table:table-cell office:value-type="string">
            <text:p>1983-03-01</text:p>
          </table:table-cell>
        </table:table-row>
        <table:table-row table:style-name="ro2">
          <table:table-cell office:value-type="float" office:value="1163">
            <text:p>1163</text:p>
          </table:table-cell>
          <table:table-cell office:value-type="string">
            <text:p>nm2148911</text:p>
          </table:table-cell>
          <table:table-cell table:number-columns-repeated="2" office:value-type="string">
            <text:p>2023-09-20</text:p>
          </table:table-cell>
          <table:table-cell table:formula="of:=VALUE(RIGHT([.B780];LEN([.B780])-2))" office:value-type="float" office:value="2148911">
            <text:p>2148911</text:p>
          </table:table-cell>
          <table:table-cell office:value-type="string">
            <text:p>Wunmi Mosaku</text:p>
          </table:table-cell>
          <table:table-cell office:value-type="string">
            <text:p>His House</text:p>
          </table:table-cell>
          <table:table-cell office:value-type="string">
            <text:p>1986-07-31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nm2154960</text:p>
          </table:table-cell>
          <table:table-cell table:number-columns-repeated="2" office:value-type="string">
            <text:p>2022-10-30</text:p>
          </table:table-cell>
          <table:table-cell table:formula="of:=VALUE(RIGHT([.B781];LEN([.B781])-2))" office:value-type="float" office:value="2154960">
            <text:p>2154960</text:p>
          </table:table-cell>
          <table:table-cell office:value-type="string">
            <text:p>Amy Schumer</text:p>
          </table:table-cell>
          <table:table-cell office:value-type="string">
            <text:p>Trainwreck</text:p>
          </table:table-cell>
          <table:table-cell office:value-type="string">
            <text:p>1981-06-01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nm2160156</text:p>
          </table:table-cell>
          <table:table-cell table:number-columns-repeated="2" office:value-type="string">
            <text:p>2023-06-16</text:p>
          </table:table-cell>
          <table:table-cell table:formula="of:=VALUE(RIGHT([.B782];LEN([.B782])-2))" office:value-type="float" office:value="2160156">
            <text:p>2160156</text:p>
          </table:table-cell>
          <table:table-cell office:value-type="string">
            <text:p>Alix Elizabeth Gitter</text:p>
          </table:table-cell>
          <table:table-cell office:value-type="string">
            <text:p>God Incorporated</text:p>
          </table:table-cell>
          <table:table-cell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nm2163092</text:p>
          </table:table-cell>
          <table:table-cell table:number-columns-repeated="2" office:value-type="string">
            <text:p>2022-10-30</text:p>
          </table:table-cell>
          <table:table-cell table:formula="of:=VALUE(RIGHT([.B783];LEN([.B783])-2))" office:value-type="float" office:value="2163092">
            <text:p>2163092</text:p>
          </table:table-cell>
          <table:table-cell office:value-type="string">
            <text:p>Emilia SchÃ¼le</text:p>
          </table:table-cell>
          <table:table-cell office:value-type="string">
            <text:p>Freche MÃ¤dchen</text:p>
          </table:table-cell>
          <table:table-cell office:value-type="string">
            <text:p>1992-11-28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nm2168927</text:p>
          </table:table-cell>
          <table:table-cell table:number-columns-repeated="2" office:value-type="string">
            <text:p>2022-10-31</text:p>
          </table:table-cell>
          <table:table-cell table:formula="of:=VALUE(RIGHT([.B784];LEN([.B784])-2))" office:value-type="float" office:value="2168927">
            <text:p>2168927</text:p>
          </table:table-cell>
          <table:table-cell office:value-type="string">
            <text:p>Milana Vayntrub</text:p>
          </table:table-cell>
          <table:table-cell office:value-type="string">
            <text:p>Werewolves Within</text:p>
          </table:table-cell>
          <table:table-cell office:value-type="string">
            <text:p>1987-03-08</text:p>
          </table:table-cell>
        </table:table-row>
        <table:table-row table:style-name="ro2">
          <table:table-cell office:value-type="float" office:value="1164">
            <text:p>1164</text:p>
          </table:table-cell>
          <table:table-cell office:value-type="string">
            <text:p>nm2171898</text:p>
          </table:table-cell>
          <table:table-cell table:number-columns-repeated="2" office:value-type="string">
            <text:p>2023-09-20</text:p>
          </table:table-cell>
          <table:table-cell table:formula="of:=VALUE(RIGHT([.B785];LEN([.B785])-2))" office:value-type="float" office:value="2171898">
            <text:p>2171898</text:p>
          </table:table-cell>
          <table:table-cell office:value-type="string">
            <text:p>Birgitte Hjort SÃ¸rensen</text:p>
          </table:table-cell>
          <table:table-cell office:value-type="string">
            <text:p>Kraftidioten</text:p>
          </table:table-cell>
          <table:table-cell office:value-type="string">
            <text:p>1982-01-16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nm2177528</text:p>
          </table:table-cell>
          <table:table-cell table:number-columns-repeated="2" office:value-type="string">
            <text:p>2022-10-31</text:p>
          </table:table-cell>
          <table:table-cell table:formula="of:=VALUE(RIGHT([.B786];LEN([.B786])-2))" office:value-type="float" office:value="2177528">
            <text:p>2177528</text:p>
          </table:table-cell>
          <table:table-cell office:value-type="string">
            <text:p>Kate Micucci</text:p>
          </table:table-cell>
          <table:table-cell office:value-type="string">
            <text:p>When in Rome</text:p>
          </table:table-cell>
          <table:table-cell office:value-type="string">
            <text:p>1980-03-31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nm2179180</text:p>
          </table:table-cell>
          <table:table-cell table:number-columns-repeated="2" office:value-type="string">
            <text:p>2022-11-26</text:p>
          </table:table-cell>
          <table:table-cell table:formula="of:=VALUE(RIGHT([.B787];LEN([.B787])-2))" office:value-type="float" office:value="2179180">
            <text:p>2179180</text:p>
          </table:table-cell>
          <table:table-cell office:value-type="string">
            <text:p>Rutina Wesley</text:p>
          </table:table-cell>
          <table:table-cell office:value-type="string">
            <text:p>True Blood</text:p>
          </table:table-cell>
          <table:table-cell office:value-type="string">
            <text:p>1978-12-21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nm2180792</text:p>
          </table:table-cell>
          <table:table-cell table:number-columns-repeated="2" office:value-type="string">
            <text:p>2022-10-30</text:p>
          </table:table-cell>
          <table:table-cell table:formula="of:=VALUE(RIGHT([.B788];LEN([.B788])-2))" office:value-type="float" office:value="2180792">
            <text:p>2180792</text:p>
          </table:table-cell>
          <table:table-cell office:value-type="string">
            <text:p>Collette Wolfe</text:p>
          </table:table-cell>
          <table:table-cell office:value-type="string">
            <text:p>Interstellar</text:p>
          </table:table-cell>
          <table:table-cell office:value-type="string">
            <text:p>1980-04-04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nm2189625</text:p>
          </table:table-cell>
          <table:table-cell table:number-columns-repeated="2" office:value-type="string">
            <text:p>2022-10-30</text:p>
          </table:table-cell>
          <table:table-cell table:formula="of:=VALUE(RIGHT([.B789];LEN([.B789])-2))" office:value-type="float" office:value="2189625">
            <text:p>2189625</text:p>
          </table:table-cell>
          <table:table-cell office:value-type="string">
            <text:p>Lucy Griffiths</text:p>
          </table:table-cell>
          <table:table-cell office:value-type="string">
            <text:p>Winter's Tale</text:p>
          </table:table-cell>
          <table:table-cell office:value-type="string">
            <text:p>1986-10-1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nm2201555</text:p>
          </table:table-cell>
          <table:table-cell table:number-columns-repeated="2" office:value-type="string">
            <text:p>2022-10-31</text:p>
          </table:table-cell>
          <table:table-cell table:formula="of:=VALUE(RIGHT([.B790];LEN([.B790])-2))" office:value-type="float" office:value="2201555">
            <text:p>2201555</text:p>
          </table:table-cell>
          <table:table-cell office:value-type="string">
            <text:p>Aubrey Plaza</text:p>
          </table:table-cell>
          <table:table-cell office:value-type="string">
            <text:p>Safety Not Guaranteed</text:p>
          </table:table-cell>
          <table:table-cell office:value-type="string">
            <text:p>1984-06-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m2215143</text:p>
          </table:table-cell>
          <table:table-cell table:number-columns-repeated="2" office:value-type="string">
            <text:p>2022-10-31</text:p>
          </table:table-cell>
          <table:table-cell table:formula="of:=VALUE(RIGHT([.B791];LEN([.B791])-2))" office:value-type="float" office:value="2215143">
            <text:p>2215143</text:p>
          </table:table-cell>
          <table:table-cell office:value-type="string">
            <text:p>Kiernan Shipka</text:p>
          </table:table-cell>
          <table:table-cell office:value-type="string">
            <text:p>Carriers</text:p>
          </table:table-cell>
          <table:table-cell office:value-type="string">
            <text:p>1999-11-1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nm2216549</text:p>
          </table:table-cell>
          <table:table-cell table:number-columns-repeated="2" office:value-type="string">
            <text:p>2022-10-30</text:p>
          </table:table-cell>
          <table:table-cell table:formula="of:=VALUE(RIGHT([.B792];LEN([.B792])-2))" office:value-type="float" office:value="2216549">
            <text:p>2216549</text:p>
          </table:table-cell>
          <table:table-cell office:value-type="string">
            <text:p>Ãšrsula CorberÃ³</text:p>
          </table:table-cell>
          <table:table-cell office:value-type="string">
            <text:p>La casa de papel</text:p>
          </table:table-cell>
          <table:table-cell office:value-type="string">
            <text:p>1989-08-1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nm2225369</text:p>
          </table:table-cell>
          <table:table-cell table:number-columns-repeated="2" office:value-type="string">
            <text:p>2022-10-31</text:p>
          </table:table-cell>
          <table:table-cell table:formula="of:=VALUE(RIGHT([.B793];LEN([.B793])-2))" office:value-type="float" office:value="2225369">
            <text:p>2225369</text:p>
          </table:table-cell>
          <table:table-cell office:value-type="string">
            <text:p>Jennifer Lawrence</text:p>
          </table:table-cell>
          <table:table-cell office:value-type="string">
            <text:p>The Hunger Games</text:p>
          </table:table-cell>
          <table:table-cell office:value-type="string">
            <text:p>1990-08-15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nm2230865</text:p>
          </table:table-cell>
          <table:table-cell table:number-columns-repeated="2" office:value-type="string">
            <text:p>2022-10-31</text:p>
          </table:table-cell>
          <table:table-cell table:formula="of:=VALUE(RIGHT([.B794];LEN([.B794])-2))" office:value-type="float" office:value="2230865">
            <text:p>2230865</text:p>
          </table:table-cell>
          <table:table-cell office:value-type="string">
            <text:p>Ashley Greene</text:p>
          </table:table-cell>
          <table:table-cell office:value-type="string">
            <text:p>Twilight</text:p>
          </table:table-cell>
          <table:table-cell office:value-type="string">
            <text:p>1987-02-2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nm2236489</text:p>
          </table:table-cell>
          <table:table-cell table:number-columns-repeated="2" office:value-type="string">
            <text:p>2022-10-30</text:p>
          </table:table-cell>
          <table:table-cell table:formula="of:=VALUE(RIGHT([.B795];LEN([.B795])-2))" office:value-type="float" office:value="2236489">
            <text:p>2236489</text:p>
          </table:table-cell>
          <table:table-cell office:value-type="string">
            <text:p>Malti Shetty</text:p>
          </table:table-cell>
          <table:table-cell office:value-type="string">
            <text:p>Death: The Ultimate Mystery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m2244205</text:p>
          </table:table-cell>
          <table:table-cell table:number-columns-repeated="2" office:value-type="string">
            <text:p>2022-10-31</text:p>
          </table:table-cell>
          <table:table-cell table:formula="of:=VALUE(RIGHT([.B796];LEN([.B796])-2))" office:value-type="float" office:value="2244205">
            <text:p>2244205</text:p>
          </table:table-cell>
          <table:table-cell office:value-type="string">
            <text:p>LÃ©a Seydoux</text:p>
          </table:table-cell>
          <table:table-cell office:value-type="string">
            <text:p>La vie d'AdÃ¨le</text:p>
          </table:table-cell>
          <table:table-cell office:value-type="string">
            <text:p>1985-07-01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nm2247245</text:p>
          </table:table-cell>
          <table:table-cell table:number-columns-repeated="2" office:value-type="string">
            <text:p>2022-10-31</text:p>
          </table:table-cell>
          <table:table-cell table:formula="of:=VALUE(RIGHT([.B797];LEN([.B797])-2))" office:value-type="float" office:value="2247245">
            <text:p>2247245</text:p>
          </table:table-cell>
          <table:table-cell office:value-type="string">
            <text:p>Haley Bennett</text:p>
          </table:table-cell>
          <table:table-cell office:value-type="string">
            <text:p>Swallow</text:p>
          </table:table-cell>
          <table:table-cell office:value-type="string">
            <text:p>1988-01-07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nm2247732</text:p>
          </table:table-cell>
          <table:table-cell table:number-columns-repeated="2" office:value-type="string">
            <text:p>2022-10-30</text:p>
          </table:table-cell>
          <table:table-cell table:formula="of:=VALUE(RIGHT([.B798];LEN([.B798])-2))" office:value-type="float" office:value="2247732">
            <text:p>2247732</text:p>
          </table:table-cell>
          <table:table-cell office:value-type="string">
            <text:p>Christina Robinson</text:p>
          </table:table-cell>
          <table:table-cell office:value-type="string">
            <text:p>Dexter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m2254074</text:p>
          </table:table-cell>
          <table:table-cell table:number-columns-repeated="2" office:value-type="string">
            <text:p>2022-10-31</text:p>
          </table:table-cell>
          <table:table-cell table:formula="of:=VALUE(RIGHT([.B799];LEN([.B799])-2))" office:value-type="float" office:value="2254074">
            <text:p>2254074</text:p>
          </table:table-cell>
          <table:table-cell office:value-type="string">
            <text:p>Bella Thorne</text:p>
          </table:table-cell>
          <table:table-cell office:value-type="string">
            <text:p>The Duff</text:p>
          </table:table-cell>
          <table:table-cell office:value-type="string">
            <text:p>1997-10-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m2258164</text:p>
          </table:table-cell>
          <table:table-cell table:number-columns-repeated="2" office:value-type="string">
            <text:p>2022-10-31</text:p>
          </table:table-cell>
          <table:table-cell table:formula="of:=VALUE(RIGHT([.B800];LEN([.B800])-2))" office:value-type="float" office:value="2258164">
            <text:p>2258164</text:p>
          </table:table-cell>
          <table:table-cell office:value-type="string">
            <text:p>Nazanin Boniadi</text:p>
          </table:table-cell>
          <table:table-cell office:value-type="string">
            <text:p>Hotel Mumbai</text:p>
          </table:table-cell>
          <table:table-cell office:value-type="string">
            <text:p>1980-05-2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m2265157</text:p>
          </table:table-cell>
          <table:table-cell table:number-columns-repeated="2" office:value-type="string">
            <text:p>2022-10-31</text:p>
          </table:table-cell>
          <table:table-cell table:formula="of:=VALUE(RIGHT([.B801];LEN([.B801])-2))" office:value-type="float" office:value="2265157">
            <text:p>2265157</text:p>
          </table:table-cell>
          <table:table-cell office:value-type="string">
            <text:p>Isabelle Fuhrman</text:p>
          </table:table-cell>
          <table:table-cell office:value-type="string">
            <text:p>The Novice</text:p>
          </table:table-cell>
          <table:table-cell office:value-type="string">
            <text:p>1997-02-25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nm2274707</text:p>
          </table:table-cell>
          <table:table-cell table:number-columns-repeated="2" office:value-type="string">
            <text:p>2023-06-17</text:p>
          </table:table-cell>
          <table:table-cell table:formula="of:=VALUE(RIGHT([.B802];LEN([.B802])-2))" office:value-type="float" office:value="2274707">
            <text:p>2274707</text:p>
          </table:table-cell>
          <table:table-cell office:value-type="string">
            <text:p>Tiffany Boone</text:p>
          </table:table-cell>
          <table:table-cell office:value-type="string">
            <text:p>Hunters</text:p>
          </table:table-cell>
          <table:table-cell office:value-type="string">
            <text:p>1987-08-2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nm2276274</text:p>
          </table:table-cell>
          <table:table-cell table:number-columns-repeated="2" office:value-type="string">
            <text:p>2022-10-30</text:p>
          </table:table-cell>
          <table:table-cell table:formula="of:=VALUE(RIGHT([.B803];LEN([.B803])-2))" office:value-type="float" office:value="2276274">
            <text:p>2276274</text:p>
          </table:table-cell>
          <table:table-cell office:value-type="string">
            <text:p>Trenna Keating</text:p>
          </table:table-cell>
          <table:table-cell office:value-type="string">
            <text:p>Just Friends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nm2278896</text:p>
          </table:table-cell>
          <table:table-cell table:number-columns-repeated="2" office:value-type="string">
            <text:p>2022-10-30</text:p>
          </table:table-cell>
          <table:table-cell table:formula="of:=VALUE(RIGHT([.B804];LEN([.B804])-2))" office:value-type="float" office:value="2278896">
            <text:p>2278896</text:p>
          </table:table-cell>
          <table:table-cell office:value-type="string">
            <text:p>Merritt Patterson</text:p>
          </table:table-cell>
          <table:table-cell office:value-type="string">
            <text:p>The Royals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m2279940</text:p>
          </table:table-cell>
          <table:table-cell table:number-columns-repeated="2" office:value-type="string">
            <text:p>2022-10-30</text:p>
          </table:table-cell>
          <table:table-cell table:formula="of:=VALUE(RIGHT([.B805];LEN([.B805])-2))" office:value-type="float" office:value="2279940">
            <text:p>2279940</text:p>
          </table:table-cell>
          <table:table-cell office:value-type="string">
            <text:p>Taylor Schilling</text:p>
          </table:table-cell>
          <table:table-cell office:value-type="string">
            <text:p>The Lucky One</text:p>
          </table:table-cell>
          <table:table-cell office:value-type="string">
            <text:p>1984-07-27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nm2313103</text:p>
          </table:table-cell>
          <table:table-cell table:number-columns-repeated="2" office:value-type="string">
            <text:p>2022-10-31</text:p>
          </table:table-cell>
          <table:table-cell table:formula="of:=VALUE(RIGHT([.B806];LEN([.B806])-2))" office:value-type="float" office:value="2313103">
            <text:p>2313103</text:p>
          </table:table-cell>
          <table:table-cell office:value-type="string">
            <text:p>Rebel Wilson</text:p>
          </table:table-cell>
          <table:table-cell office:value-type="string">
            <text:p>Senior Year</text:p>
          </table:table-cell>
          <table:table-cell office:value-type="string">
            <text:p>1980-03-02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nm2313758</text:p>
          </table:table-cell>
          <table:table-cell table:number-columns-repeated="2" office:value-type="string">
            <text:p>2022-10-30</text:p>
          </table:table-cell>
          <table:table-cell table:formula="of:=VALUE(RIGHT([.B807];LEN([.B807])-2))" office:value-type="float" office:value="2313758">
            <text:p>2313758</text:p>
          </table:table-cell>
          <table:table-cell office:value-type="string">
            <text:p>Marina Squerciati</text:p>
          </table:table-cell>
          <table:table-cell office:value-type="string">
            <text:p>Chicago P.D.</text:p>
          </table:table-cell>
          <table:table-cell office:value-type="string">
            <text:p>1984-04-3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nm2318089</text:p>
          </table:table-cell>
          <table:table-cell table:number-columns-repeated="2" office:value-type="string">
            <text:p>2022-10-31</text:p>
          </table:table-cell>
          <table:table-cell table:formula="of:=VALUE(RIGHT([.B808];LEN([.B808])-2))" office:value-type="float" office:value="2318089">
            <text:p>2318089</text:p>
          </table:table-cell>
          <table:table-cell office:value-type="string">
            <text:p>Kate Siegel</text:p>
          </table:table-cell>
          <table:table-cell office:value-type="string">
            <text:p>Hush</text:p>
          </table:table-cell>
          <table:table-cell office:value-type="string">
            <text:p>1982-08-09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nm2319871</text:p>
          </table:table-cell>
          <table:table-cell table:number-columns-repeated="2" office:value-type="string">
            <text:p>2022-10-31</text:p>
          </table:table-cell>
          <table:table-cell table:formula="of:=VALUE(RIGHT([.B809];LEN([.B809])-2))" office:value-type="float" office:value="2319871">
            <text:p>2319871</text:p>
          </table:table-cell>
          <table:table-cell office:value-type="string">
            <text:p>Anna Camp</text:p>
          </table:table-cell>
          <table:table-cell office:value-type="string">
            <text:p>Pitch Perfect</text:p>
          </table:table-cell>
          <table:table-cell office:value-type="string">
            <text:p>1982-09-27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office:value-type="string">
            <text:p>nm2331000</text:p>
          </table:table-cell>
          <table:table-cell table:number-columns-repeated="2" office:value-type="string">
            <text:p>2023-06-17</text:p>
          </table:table-cell>
          <table:table-cell table:formula="of:=VALUE(RIGHT([.B810];LEN([.B810])-2))" office:value-type="float" office:value="2331000">
            <text:p>2331000</text:p>
          </table:table-cell>
          <table:table-cell office:value-type="string">
            <text:p>Radhika Apte</text:p>
          </table:table-cell>
          <table:table-cell office:value-type="string">
            <text:p>Andhadhun</text:p>
          </table:table-cell>
          <table:table-cell office:value-type="string">
            <text:p>1985-09-07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nm2348808</text:p>
          </table:table-cell>
          <table:table-cell table:number-columns-repeated="2" office:value-type="string">
            <text:p>2022-10-30</text:p>
          </table:table-cell>
          <table:table-cell table:formula="of:=VALUE(RIGHT([.B811];LEN([.B811])-2))" office:value-type="float" office:value="2348808">
            <text:p>2348808</text:p>
          </table:table-cell>
          <table:table-cell office:value-type="string">
            <text:p>Nicole Gale Anderson</text:p>
          </table:table-cell>
          <table:table-cell office:value-type="string">
            <text:p>Red Line</text:p>
          </table:table-cell>
          <table:table-cell office:value-type="string">
            <text:p>1990-08-29</text:p>
          </table:table-cell>
        </table:table-row>
        <table:table-row table:style-name="ro2">
          <table:table-cell office:value-type="float" office:value="1063">
            <text:p>1063</text:p>
          </table:table-cell>
          <table:table-cell office:value-type="string">
            <text:p>nm2353338</text:p>
          </table:table-cell>
          <table:table-cell table:number-columns-repeated="2" office:value-type="string">
            <text:p>2023-06-17</text:p>
          </table:table-cell>
          <table:table-cell table:formula="of:=VALUE(RIGHT([.B812];LEN([.B812])-2))" office:value-type="float" office:value="2353338">
            <text:p>2353338</text:p>
          </table:table-cell>
          <table:table-cell office:value-type="string">
            <text:p>Sarah Megan Thomas</text:p>
          </table:table-cell>
          <table:table-cell office:value-type="string">
            <text:p>Equity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m2357847</text:p>
          </table:table-cell>
          <table:table-cell table:number-columns-repeated="2" office:value-type="string">
            <text:p>2022-10-30</text:p>
          </table:table-cell>
          <table:table-cell table:formula="of:=VALUE(RIGHT([.B813];LEN([.B813])-2))" office:value-type="float" office:value="2357847">
            <text:p>2357847</text:p>
          </table:table-cell>
          <table:table-cell office:value-type="string">
            <text:p>Taylor Swift</text:p>
          </table:table-cell>
          <table:table-cell office:value-type="string">
            <text:p>Taylor Swift: The Eras Tour</text:p>
          </table:table-cell>
          <table:table-cell office:value-type="string">
            <text:p>1989-12-13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nm2358540</text:p>
          </table:table-cell>
          <table:table-cell table:number-columns-repeated="2" office:value-type="string">
            <text:p>2022-10-30</text:p>
          </table:table-cell>
          <table:table-cell table:formula="of:=VALUE(RIGHT([.B814];LEN([.B814])-2))" office:value-type="float" office:value="2358540">
            <text:p>2358540</text:p>
          </table:table-cell>
          <table:table-cell office:value-type="string">
            <text:p>Natalie Martinez</text:p>
          </table:table-cell>
          <table:table-cell office:value-type="string">
            <text:p>Death Race</text:p>
          </table:table-cell>
          <table:table-cell office:value-type="string">
            <text:p>1984-07-12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string">
            <text:p>nm2362068</text:p>
          </table:table-cell>
          <table:table-cell table:number-columns-repeated="2" office:value-type="string">
            <text:p>2023-09-20</text:p>
          </table:table-cell>
          <table:table-cell table:formula="of:=VALUE(RIGHT([.B815];LEN([.B815])-2))" office:value-type="float" office:value="2362068">
            <text:p>2362068</text:p>
          </table:table-cell>
          <table:table-cell office:value-type="string">
            <text:p>Caity Lotz</text:p>
          </table:table-cell>
          <table:table-cell office:value-type="string">
            <text:p>The Machine</text:p>
          </table:table-cell>
          <table:table-cell office:value-type="string">
            <text:p>1986-12-30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office:value-type="string">
            <text:p>nm2365811</text:p>
          </table:table-cell>
          <table:table-cell table:number-columns-repeated="2" office:value-type="string">
            <text:p>2022-10-31</text:p>
          </table:table-cell>
          <table:table-cell table:formula="of:=VALUE(RIGHT([.B816];LEN([.B816])-2))" office:value-type="float" office:value="2365811">
            <text:p>2365811</text:p>
          </table:table-cell>
          <table:table-cell office:value-type="string">
            <text:p>Betty Gilpin</text:p>
          </table:table-cell>
          <table:table-cell office:value-type="string">
            <text:p>The Hunt</text:p>
          </table:table-cell>
          <table:table-cell office:value-type="string">
            <text:p>1986-07-21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nm2367353</text:p>
          </table:table-cell>
          <table:table-cell table:number-columns-repeated="2" office:value-type="string">
            <text:p>2022-10-30</text:p>
          </table:table-cell>
          <table:table-cell table:formula="of:=VALUE(RIGHT([.B817];LEN([.B817])-2))" office:value-type="float" office:value="2367353">
            <text:p>2367353</text:p>
          </table:table-cell>
          <table:table-cell office:value-type="string">
            <text:p>Morgan Turner</text:p>
          </table:table-cell>
          <table:table-cell office:value-type="string">
            <text:p>Jumanji: Welcome to the Jungle</text:p>
          </table:table-cell>
          <table:table-cell office:value-type="string">
            <text:p>1999-04-2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nm2368789</text:p>
          </table:table-cell>
          <table:table-cell table:number-columns-repeated="2" office:value-type="string">
            <text:p>2022-10-30</text:p>
          </table:table-cell>
          <table:table-cell table:formula="of:=VALUE(RIGHT([.B818];LEN([.B818])-2))" office:value-type="float" office:value="2368789">
            <text:p>2368789</text:p>
          </table:table-cell>
          <table:table-cell office:value-type="string">
            <text:p>ZoÃ« Kravitz</text:p>
          </table:table-cell>
          <table:table-cell office:value-type="string">
            <text:p>The Batman</text:p>
          </table:table-cell>
          <table:table-cell office:value-type="string">
            <text:p>1988-12-01</text:p>
          </table:table-cell>
        </table:table-row>
        <table:table-row table:style-name="ro2">
          <table:table-cell office:value-type="float" office:value="1064">
            <text:p>1064</text:p>
          </table:table-cell>
          <table:table-cell office:value-type="string">
            <text:p>nm2374574</text:p>
          </table:table-cell>
          <table:table-cell table:number-columns-repeated="2" office:value-type="string">
            <text:p>2023-06-17</text:p>
          </table:table-cell>
          <table:table-cell table:formula="of:=VALUE(RIGHT([.B819];LEN([.B819])-2))" office:value-type="float" office:value="2374574">
            <text:p>2374574</text:p>
          </table:table-cell>
          <table:table-cell office:value-type="string">
            <text:p>Dani Thorne</text:p>
          </table:table-cell>
          <table:table-cell office:value-type="string">
            <text:p>Hannah Montana</text:p>
          </table:table-cell>
          <table:table-cell office:value-type="string">
            <text:p>1993-01-19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nm2377612</text:p>
          </table:table-cell>
          <table:table-cell table:number-columns-repeated="2" office:value-type="string">
            <text:p>2023-06-17</text:p>
          </table:table-cell>
          <table:table-cell table:formula="of:=VALUE(RIGHT([.B820];LEN([.B820])-2))" office:value-type="float" office:value="2377612">
            <text:p>2377612</text:p>
          </table:table-cell>
          <table:table-cell office:value-type="string">
            <text:p>Kaili Thorne</text:p>
          </table:table-cell>
          <table:table-cell office:value-type="string">
            <text:p>Crank</text:p>
          </table:table-cell>
          <table:table-cell office:value-type="string">
            <text:p>1992-02-1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m2394794</text:p>
          </table:table-cell>
          <table:table-cell table:number-columns-repeated="2" office:value-type="string">
            <text:p>2022-10-31</text:p>
          </table:table-cell>
          <table:table-cell table:formula="of:=VALUE(RIGHT([.B821];LEN([.B821])-2))" office:value-type="float" office:value="2394794">
            <text:p>2394794</text:p>
          </table:table-cell>
          <table:table-cell office:value-type="string">
            <text:p>Karen Gillan</text:p>
          </table:table-cell>
          <table:table-cell office:value-type="string">
            <text:p>Selfie</text:p>
          </table:table-cell>
          <table:table-cell office:value-type="string">
            <text:p>1987-11-28</text:p>
          </table:table-cell>
        </table:table-row>
        <table:table-row table:style-name="ro2">
          <table:table-cell office:value-type="float" office:value="1066">
            <text:p>1066</text:p>
          </table:table-cell>
          <table:table-cell office:value-type="string">
            <text:p>nm2399046</text:p>
          </table:table-cell>
          <table:table-cell table:number-columns-repeated="2" office:value-type="string">
            <text:p>2023-06-17</text:p>
          </table:table-cell>
          <table:table-cell table:formula="of:=VALUE(RIGHT([.B822];LEN([.B822])-2))" office:value-type="float" office:value="2399046">
            <text:p>2399046</text:p>
          </table:table-cell>
          <table:table-cell office:value-type="string">
            <text:p>Luna Blaise</text:p>
          </table:table-cell>
          <table:table-cell office:value-type="string">
            <text:p>Manifest</text:p>
          </table:table-cell>
          <table:table-cell office:value-type="string">
            <text:p>2001-10-01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nm2400045</text:p>
          </table:table-cell>
          <table:table-cell table:number-columns-repeated="2" office:value-type="string">
            <text:p>2022-10-31</text:p>
          </table:table-cell>
          <table:table-cell table:formula="of:=VALUE(RIGHT([.B823];LEN([.B823])-2))" office:value-type="float" office:value="2400045">
            <text:p>2400045</text:p>
          </table:table-cell>
          <table:table-cell office:value-type="string">
            <text:p>Nina Dobrev</text:p>
          </table:table-cell>
          <table:table-cell office:value-type="string">
            <text:p>The Perks of Being a Wallflower</text:p>
          </table:table-cell>
          <table:table-cell office:value-type="string">
            <text:p>1989-01-09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nm2406518</text:p>
          </table:table-cell>
          <table:table-cell table:number-columns-repeated="2" office:value-type="string">
            <text:p>2023-06-17</text:p>
          </table:table-cell>
          <table:table-cell table:formula="of:=VALUE(RIGHT([.B824];LEN([.B824])-2))" office:value-type="float" office:value="2406518">
            <text:p>2406518</text:p>
          </table:table-cell>
          <table:table-cell office:value-type="string">
            <text:p>Rochelle Neil</text:p>
          </table:table-cell>
          <table:table-cell office:value-type="string">
            <text:p>Three Little Birds</text:p>
          </table:table-cell>
          <table:table-cell/>
        </table:table-row>
        <table:table-row table:style-name="ro2">
          <table:table-cell office:value-type="float" office:value="1166">
            <text:p>1166</text:p>
          </table:table-cell>
          <table:table-cell office:value-type="string">
            <text:p>nm2436687</text:p>
          </table:table-cell>
          <table:table-cell table:number-columns-repeated="2" office:value-type="string">
            <text:p>2023-09-20</text:p>
          </table:table-cell>
          <table:table-cell table:formula="of:=VALUE(RIGHT([.B825];LEN([.B825])-2))" office:value-type="float" office:value="2436687">
            <text:p>2436687</text:p>
          </table:table-cell>
          <table:table-cell office:value-type="string">
            <text:p>Allie Gonino</text:p>
          </table:table-cell>
          <table:table-cell office:value-type="string">
            <text:p>The Lying Game</text:p>
          </table:table-cell>
          <table:table-cell office:value-type="string">
            <text:p>1990-03-30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nm2443438</text:p>
          </table:table-cell>
          <table:table-cell table:number-columns-repeated="2" office:value-type="string">
            <text:p>2022-10-30</text:p>
          </table:table-cell>
          <table:table-cell table:formula="of:=VALUE(RIGHT([.B826];LEN([.B826])-2))" office:value-type="float" office:value="2443438">
            <text:p>2443438</text:p>
          </table:table-cell>
          <table:table-cell office:value-type="string">
            <text:p>Hana Mae Lee</text:p>
          </table:table-cell>
          <table:table-cell office:value-type="string">
            <text:p>Pitch Perfect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nm2443758</text:p>
          </table:table-cell>
          <table:table-cell table:number-columns-repeated="2" office:value-type="string">
            <text:p>2022-10-30</text:p>
          </table:table-cell>
          <table:table-cell table:formula="of:=VALUE(RIGHT([.B827];LEN([.B827])-2))" office:value-type="float" office:value="2443758">
            <text:p>2443758</text:p>
          </table:table-cell>
          <table:table-cell office:value-type="string">
            <text:p>Nicola Peltz Beckham</text:p>
          </table:table-cell>
          <table:table-cell office:value-type="string">
            <text:p>Lola</text:p>
          </table:table-cell>
          <table:table-cell office:value-type="string">
            <text:p>1995-01-0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m2446898</text:p>
          </table:table-cell>
          <table:table-cell table:number-columns-repeated="2" office:value-type="string">
            <text:p>2022-10-31</text:p>
          </table:table-cell>
          <table:table-cell table:formula="of:=VALUE(RIGHT([.B828];LEN([.B828])-2))" office:value-type="float" office:value="2446898">
            <text:p>2446898</text:p>
          </table:table-cell>
          <table:table-cell office:value-type="string">
            <text:p>Antonia Desplat</text:p>
          </table:table-cell>
          <table:table-cell office:value-type="string">
            <text:p>Shantaram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m2450512</text:p>
          </table:table-cell>
          <table:table-cell table:number-columns-repeated="2" office:value-type="string">
            <text:p>2022-10-31</text:p>
          </table:table-cell>
          <table:table-cell table:formula="of:=VALUE(RIGHT([.B829];LEN([.B829])-2))" office:value-type="float" office:value="2450512">
            <text:p>2450512</text:p>
          </table:table-cell>
          <table:table-cell office:value-type="string">
            <text:p>Alice Kremelberg</text:p>
          </table:table-cell>
          <table:table-cell office:value-type="string">
            <text:p>Orange Is the New Black</text:p>
          </table:table-cell>
          <table:table-cell/>
        </table:table-row>
        <table:table-row table:style-name="ro2">
          <table:table-cell office:value-type="float" office:value="1068">
            <text:p>1068</text:p>
          </table:table-cell>
          <table:table-cell office:value-type="string">
            <text:p>nm2480636</text:p>
          </table:table-cell>
          <table:table-cell table:number-columns-repeated="2" office:value-type="string">
            <text:p>2023-06-17</text:p>
          </table:table-cell>
          <table:table-cell table:formula="of:=VALUE(RIGHT([.B830];LEN([.B830])-2))" office:value-type="float" office:value="2480636">
            <text:p>2480636</text:p>
          </table:table-cell>
          <table:table-cell office:value-type="string">
            <text:p>Natalie Alyn Lind</text:p>
          </table:table-cell>
          <table:table-cell office:value-type="string">
            <text:p>Big Sky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nm2482420</text:p>
          </table:table-cell>
          <table:table-cell table:number-columns-repeated="2" office:value-type="string">
            <text:p>2022-10-30</text:p>
          </table:table-cell>
          <table:table-cell table:formula="of:=VALUE(RIGHT([.B831];LEN([.B831])-2))" office:value-type="float" office:value="2482420">
            <text:p>2482420</text:p>
          </table:table-cell>
          <table:table-cell office:value-type="string">
            <text:p>Mia Tate</text:p>
          </table:table-cell>
          <table:table-cell office:value-type="string">
            <text:p>O Brother, Where Art Thou?</text:p>
          </table:table-cell>
          <table:table-cell office:value-type="string">
            <text:p>1972-10-17</text:p>
          </table:table-cell>
        </table:table-row>
        <table:table-row table:style-name="ro2">
          <table:table-cell office:value-type="float" office:value="1069">
            <text:p>1069</text:p>
          </table:table-cell>
          <table:table-cell office:value-type="string">
            <text:p>nm2499064</text:p>
          </table:table-cell>
          <table:table-cell table:number-columns-repeated="2" office:value-type="string">
            <text:p>2023-06-17</text:p>
          </table:table-cell>
          <table:table-cell table:formula="of:=VALUE(RIGHT([.B832];LEN([.B832])-2))" office:value-type="float" office:value="2499064">
            <text:p>2499064</text:p>
          </table:table-cell>
          <table:table-cell office:value-type="string">
            <text:p>Uzo Aduba</text:p>
          </table:table-cell>
          <table:table-cell office:value-type="string">
            <text:p>Orange Is the New Black</text:p>
          </table:table-cell>
          <table:table-cell office:value-type="string">
            <text:p>1981-02-10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string">
            <text:p>nm2501633</text:p>
          </table:table-cell>
          <table:table-cell table:number-columns-repeated="2" office:value-type="string">
            <text:p>2023-06-17</text:p>
          </table:table-cell>
          <table:table-cell table:formula="of:=VALUE(RIGHT([.B833];LEN([.B833])-2))" office:value-type="float" office:value="2501633">
            <text:p>2501633</text:p>
          </table:table-cell>
          <table:table-cell office:value-type="string">
            <text:p>Lena Dunham</text:p>
          </table:table-cell>
          <table:table-cell office:value-type="string">
            <text:p>Tiny Furniture</text:p>
          </table:table-cell>
          <table:table-cell office:value-type="string">
            <text:p>1986-05-1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nm2525790</text:p>
          </table:table-cell>
          <table:table-cell table:number-columns-repeated="2" office:value-type="string">
            <text:p>2022-10-30</text:p>
          </table:table-cell>
          <table:table-cell table:formula="of:=VALUE(RIGHT([.B834];LEN([.B834])-2))" office:value-type="float" office:value="2525790">
            <text:p>2525790</text:p>
          </table:table-cell>
          <table:table-cell office:value-type="string">
            <text:p>Bel Powley</text:p>
          </table:table-cell>
          <table:table-cell office:value-type="string">
            <text:p>The Diary of a Teenage Girl</text:p>
          </table:table-cell>
          <table:table-cell office:value-type="string">
            <text:p>1992-03-0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nm2528714</text:p>
          </table:table-cell>
          <table:table-cell table:number-columns-repeated="2" office:value-type="string">
            <text:p>2022-10-30</text:p>
          </table:table-cell>
          <table:table-cell table:formula="of:=VALUE(RIGHT([.B835];LEN([.B835])-2))" office:value-type="float" office:value="2528714">
            <text:p>2528714</text:p>
          </table:table-cell>
          <table:table-cell office:value-type="string">
            <text:p>Piper Fawn</text:p>
          </table:table-cell>
          <table:table-cell office:value-type="string">
            <text:p>Lost in Praha</text:p>
          </table:table-cell>
          <table:table-cell office:value-type="string">
            <text:p>1984-06-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m2539953</text:p>
          </table:table-cell>
          <table:table-cell table:number-columns-repeated="2" office:value-type="string">
            <text:p>2022-10-31</text:p>
          </table:table-cell>
          <table:table-cell table:formula="of:=VALUE(RIGHT([.B836];LEN([.B836])-2))" office:value-type="float" office:value="2539953">
            <text:p>2539953</text:p>
          </table:table-cell>
          <table:table-cell office:value-type="string">
            <text:p>Alicia Vikander</text:p>
          </table:table-cell>
          <table:table-cell office:value-type="string">
            <text:p>Ex Machina</text:p>
          </table:table-cell>
          <table:table-cell office:value-type="string">
            <text:p>1988-10-0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nm2542896</text:p>
          </table:table-cell>
          <table:table-cell table:number-columns-repeated="2" office:value-type="string">
            <text:p>2022-10-30</text:p>
          </table:table-cell>
          <table:table-cell table:formula="of:=VALUE(RIGHT([.B837];LEN([.B837])-2))" office:value-type="float" office:value="2542896">
            <text:p>2542896</text:p>
          </table:table-cell>
          <table:table-cell office:value-type="string">
            <text:p>Alix Wilton Regan</text:p>
          </table:table-cell>
          <table:table-cell office:value-type="string">
            <text:p>The Wife</text:p>
          </table:table-cell>
          <table:table-cell/>
        </table:table-row>
        <table:table-row table:style-name="ro2">
          <table:table-cell office:value-type="float" office:value="756">
            <text:p>756</text:p>
          </table:table-cell>
          <table:table-cell office:value-type="string">
            <text:p>nm2546012</text:p>
          </table:table-cell>
          <table:table-cell table:number-columns-repeated="2" office:value-type="string">
            <text:p>2022-10-31</text:p>
          </table:table-cell>
          <table:table-cell table:formula="of:=VALUE(RIGHT([.B838];LEN([.B838])-2))" office:value-type="float" office:value="2546012">
            <text:p>2546012</text:p>
          </table:table-cell>
          <table:table-cell office:value-type="string">
            <text:p>Kaya Scodelario</text:p>
          </table:table-cell>
          <table:table-cell office:value-type="string">
            <text:p>Pirates of the Caribbean: Dead Men Tell No Tales</text:p>
          </table:table-cell>
          <table:table-cell office:value-type="string">
            <text:p>1992-03-13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nm2552034</text:p>
          </table:table-cell>
          <table:table-cell table:number-columns-repeated="2" office:value-type="string">
            <text:p>2022-10-31</text:p>
          </table:table-cell>
          <table:table-cell table:formula="of:=VALUE(RIGHT([.B839];LEN([.B839])-2))" office:value-type="float" office:value="2552034">
            <text:p>2552034</text:p>
          </table:table-cell>
          <table:table-cell office:value-type="string">
            <text:p>Melissa Benoist</text:p>
          </table:table-cell>
          <table:table-cell office:value-type="string">
            <text:p>Supergirl</text:p>
          </table:table-cell>
          <table:table-cell office:value-type="string">
            <text:p>1988-10-0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m2555462</text:p>
          </table:table-cell>
          <table:table-cell table:number-columns-repeated="2" office:value-type="string">
            <text:p>2022-10-31</text:p>
          </table:table-cell>
          <table:table-cell table:formula="of:=VALUE(RIGHT([.B840];LEN([.B840])-2))" office:value-type="float" office:value="2555462">
            <text:p>2555462</text:p>
          </table:table-cell>
          <table:table-cell office:value-type="string">
            <text:p>Eiza GonzÃ¡lez</text:p>
          </table:table-cell>
          <table:table-cell office:value-type="string">
            <text:p>Baby Driver</text:p>
          </table:table-cell>
          <table:table-cell office:value-type="string">
            <text:p>1990-01-30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nm2560043</text:p>
          </table:table-cell>
          <table:table-cell table:number-columns-repeated="2" office:value-type="string">
            <text:p>2022-10-31</text:p>
          </table:table-cell>
          <table:table-cell table:formula="of:=VALUE(RIGHT([.B841];LEN([.B841])-2))" office:value-type="float" office:value="2560043">
            <text:p>2560043</text:p>
          </table:table-cell>
          <table:table-cell office:value-type="string">
            <text:p>Adelaide Kane</text:p>
          </table:table-cell>
          <table:table-cell office:value-type="string">
            <text:p>The Purge</text:p>
          </table:table-cell>
          <table:table-cell office:value-type="string">
            <text:p>1990-08-0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nm2560618</text:p>
          </table:table-cell>
          <table:table-cell table:number-columns-repeated="2" office:value-type="string">
            <text:p>2022-10-31</text:p>
          </table:table-cell>
          <table:table-cell table:formula="of:=VALUE(RIGHT([.B842];LEN([.B842])-2))" office:value-type="float" office:value="2560618">
            <text:p>2560618</text:p>
          </table:table-cell>
          <table:table-cell office:value-type="string">
            <text:p>Willa Fitzgerald</text:p>
          </table:table-cell>
          <table:table-cell office:value-type="string">
            <text:p>Scream</text:p>
          </table:table-cell>
          <table:table-cell office:value-type="string">
            <text:p>1991-01-17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 office:value-type="string">
            <text:p>nm2562282</text:p>
          </table:table-cell>
          <table:table-cell table:number-columns-repeated="2" office:value-type="string">
            <text:p>2023-06-17</text:p>
          </table:table-cell>
          <table:table-cell table:formula="of:=VALUE(RIGHT([.B843];LEN([.B843])-2))" office:value-type="float" office:value="2562282">
            <text:p>2562282</text:p>
          </table:table-cell>
          <table:table-cell office:value-type="string">
            <text:p>Mahira Kakkar</text:p>
          </table:table-cell>
          <table:table-cell office:value-type="string">
            <text:p>Hank and Asha</text:p>
          </table:table-cell>
          <table:table-cell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nm2569832</text:p>
          </table:table-cell>
          <table:table-cell table:number-columns-repeated="2" office:value-type="string">
            <text:p>2022-10-30</text:p>
          </table:table-cell>
          <table:table-cell table:formula="of:=VALUE(RIGHT([.B844];LEN([.B844])-2))" office:value-type="float" office:value="2569832">
            <text:p>2569832</text:p>
          </table:table-cell>
          <table:table-cell office:value-type="string">
            <text:p>Camilla Luddington</text:p>
          </table:table-cell>
          <table:table-cell office:value-type="string">
            <text:p>Tomb Raider</text:p>
          </table:table-cell>
          <table:table-cell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nm2584600</text:p>
          </table:table-cell>
          <table:table-cell table:number-columns-repeated="2" office:value-type="string">
            <text:p>2022-10-31</text:p>
          </table:table-cell>
          <table:table-cell table:formula="of:=VALUE(RIGHT([.B845];LEN([.B845])-2))" office:value-type="float" office:value="2584600">
            <text:p>2584600</text:p>
          </table:table-cell>
          <table:table-cell office:value-type="string">
            <text:p>Julianne Hough</text:p>
          </table:table-cell>
          <table:table-cell office:value-type="string">
            <text:p>Rock of Ages</text:p>
          </table:table-cell>
          <table:table-cell office:value-type="string">
            <text:p>1988-07-2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nm2596786</text:p>
          </table:table-cell>
          <table:table-cell table:number-columns-repeated="2" office:value-type="string">
            <text:p>2022-10-30</text:p>
          </table:table-cell>
          <table:table-cell table:formula="of:=VALUE(RIGHT([.B846];LEN([.B846])-2))" office:value-type="float" office:value="2596786">
            <text:p>2596786</text:p>
          </table:table-cell>
          <table:table-cell office:value-type="string">
            <text:p>Carmen Gemini</text:p>
          </table:table-cell>
          <table:table-cell office:value-type="string">
            <text:p>SexArt</text:p>
          </table:table-cell>
          <table:table-cell office:value-type="string">
            <text:p>1986-06-0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m2605345</text:p>
          </table:table-cell>
          <table:table-cell table:number-columns-repeated="2" office:value-type="string">
            <text:p>2022-10-31</text:p>
          </table:table-cell>
          <table:table-cell table:formula="of:=VALUE(RIGHT([.B847];LEN([.B847])-2))" office:value-type="float" office:value="2605345">
            <text:p>2605345</text:p>
          </table:table-cell>
          <table:table-cell office:value-type="string">
            <text:p>Gemma Arterton</text:p>
          </table:table-cell>
          <table:table-cell office:value-type="string">
            <text:p>Prince of Persia: The Sands of Time</text:p>
          </table:table-cell>
          <table:table-cell office:value-type="string">
            <text:p>1986-02-02</text:p>
          </table:table-cell>
        </table:table-row>
        <table:table-row table:style-name="ro2">
          <table:table-cell office:value-type="float" office:value="1167">
            <text:p>1167</text:p>
          </table:table-cell>
          <table:table-cell office:value-type="string">
            <text:p>nm2610425</text:p>
          </table:table-cell>
          <table:table-cell table:number-columns-repeated="2" office:value-type="string">
            <text:p>2023-09-20</text:p>
          </table:table-cell>
          <table:table-cell table:formula="of:=VALUE(RIGHT([.B848];LEN([.B848])-2))" office:value-type="float" office:value="2610425">
            <text:p>2610425</text:p>
          </table:table-cell>
          <table:table-cell office:value-type="string">
            <text:p>Chrissie Fit</text:p>
          </table:table-cell>
          <table:table-cell office:value-type="string">
            <text:p>Pitch Perfect 2</text:p>
          </table:table-cell>
          <table:table-cell/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nm2614584</text:p>
          </table:table-cell>
          <table:table-cell table:number-columns-repeated="2" office:value-type="string">
            <text:p>2022-10-30</text:p>
          </table:table-cell>
          <table:table-cell table:formula="of:=VALUE(RIGHT([.B849];LEN([.B849])-2))" office:value-type="float" office:value="2614584">
            <text:p>2614584</text:p>
          </table:table-cell>
          <table:table-cell office:value-type="string">
            <text:p>Alexis Crystal</text:p>
          </table:table-cell>
          <table:table-cell office:value-type="string">
            <text:p>L'Initiation d'une Vierge</text:p>
          </table:table-cell>
          <table:table-cell office:value-type="string">
            <text:p>1993-01-01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nm2624186</text:p>
          </table:table-cell>
          <table:table-cell table:number-columns-repeated="2" office:value-type="string">
            <text:p>2022-10-30</text:p>
          </table:table-cell>
          <table:table-cell table:formula="of:=VALUE(RIGHT([.B850];LEN([.B850])-2))" office:value-type="float" office:value="2624186">
            <text:p>2624186</text:p>
          </table:table-cell>
          <table:table-cell office:value-type="string">
            <text:p>Caitlin FitzGerald</text:p>
          </table:table-cell>
          <table:table-cell office:value-type="string">
            <text:p>The Trial of the Chicago 7</text:p>
          </table:table-cell>
          <table:table-cell office:value-type="string">
            <text:p>1983-08-2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nm2645189</text:p>
          </table:table-cell>
          <table:table-cell table:number-columns-repeated="2" office:value-type="string">
            <text:p>2022-10-30</text:p>
          </table:table-cell>
          <table:table-cell table:formula="of:=VALUE(RIGHT([.B851];LEN([.B851])-2))" office:value-type="float" office:value="2645189">
            <text:p>2645189</text:p>
          </table:table-cell>
          <table:table-cell office:value-type="string">
            <text:p>Shelley Hennig</text:p>
          </table:table-cell>
          <table:table-cell office:value-type="string">
            <text:p>Unfriended</text:p>
          </table:table-cell>
          <table:table-cell office:value-type="string">
            <text:p>1987-01-02</text:p>
          </table:table-cell>
        </table:table-row>
        <table:table-row table:style-name="ro2">
          <table:table-cell office:value-type="float" office:value="1168">
            <text:p>1168</text:p>
          </table:table-cell>
          <table:table-cell office:value-type="string">
            <text:p>nm2679753</text:p>
          </table:table-cell>
          <table:table-cell table:number-columns-repeated="2" office:value-type="string">
            <text:p>2023-09-20</text:p>
          </table:table-cell>
          <table:table-cell table:formula="of:=VALUE(RIGHT([.B852];LEN([.B852])-2))" office:value-type="float" office:value="2679753">
            <text:p>2679753</text:p>
          </table:table-cell>
          <table:table-cell office:value-type="string">
            <text:p>Annie Ilonzeh</text:p>
          </table:table-cell>
          <table:table-cell office:value-type="string">
            <text:p>Peppermint</text:p>
          </table:table-cell>
          <table:table-cell office:value-type="string">
            <text:p>1983-08-23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nm2681284</text:p>
          </table:table-cell>
          <table:table-cell table:number-columns-repeated="2" office:value-type="string">
            <text:p>2022-10-30</text:p>
          </table:table-cell>
          <table:table-cell table:formula="of:=VALUE(RIGHT([.B853];LEN([.B853])-2))" office:value-type="float" office:value="2681284">
            <text:p>2681284</text:p>
          </table:table-cell>
          <table:table-cell office:value-type="string">
            <text:p>Jessica De Gouw</text:p>
          </table:table-cell>
          <table:table-cell office:value-type="string">
            <text:p>Underground</text:p>
          </table:table-cell>
          <table:table-cell/>
        </table:table-row>
        <table:table-row table:style-name="ro2">
          <table:table-cell office:value-type="float" office:value="1072">
            <text:p>1072</text:p>
          </table:table-cell>
          <table:table-cell office:value-type="string">
            <text:p>nm2685846</text:p>
          </table:table-cell>
          <table:table-cell table:number-columns-repeated="2" office:value-type="string">
            <text:p>2023-06-17</text:p>
          </table:table-cell>
          <table:table-cell table:formula="of:=VALUE(RIGHT([.B854];LEN([.B854])-2))" office:value-type="float" office:value="2685846">
            <text:p>2685846</text:p>
          </table:table-cell>
          <table:table-cell office:value-type="string">
            <text:p>ChloÃ© Jouannet</text:p>
          </table:table-cell>
          <table:table-cell office:value-type="string">
            <text:p>Avis de mistral</text:p>
          </table:table-cell>
          <table:table-cell office:value-type="string">
            <text:p>1997-10-17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nm2692146</text:p>
          </table:table-cell>
          <table:table-cell table:number-columns-repeated="2" office:value-type="string">
            <text:p>2023-06-17</text:p>
          </table:table-cell>
          <table:table-cell table:formula="of:=VALUE(RIGHT([.B855];LEN([.B855])-2))" office:value-type="float" office:value="2692146">
            <text:p>2692146</text:p>
          </table:table-cell>
          <table:table-cell office:value-type="string">
            <text:p>Katie McGrath</text:p>
          </table:table-cell>
          <table:table-cell office:value-type="string">
            <text:p>Jurassic World</text:p>
          </table:table-cell>
          <table:table-cell/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nm2695521</text:p>
          </table:table-cell>
          <table:table-cell table:number-columns-repeated="2" office:value-type="string">
            <text:p>2022-10-30</text:p>
          </table:table-cell>
          <table:table-cell table:formula="of:=VALUE(RIGHT([.B856];LEN([.B856])-2))" office:value-type="float" office:value="2695521">
            <text:p>2695521</text:p>
          </table:table-cell>
          <table:table-cell office:value-type="string">
            <text:p>Tonia Sotiropoulou</text:p>
          </table:table-cell>
          <table:table-cell office:value-type="string">
            <text:p>Skyfall</text:p>
          </table:table-cell>
          <table:table-cell office:value-type="string">
            <text:p>1987-04-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nm2702898</text:p>
          </table:table-cell>
          <table:table-cell table:number-columns-repeated="2" office:value-type="string">
            <text:p>2022-10-30</text:p>
          </table:table-cell>
          <table:table-cell table:formula="of:=VALUE(RIGHT([.B857];LEN([.B857])-2))" office:value-type="float" office:value="2702898">
            <text:p>2702898</text:p>
          </table:table-cell>
          <table:table-cell office:value-type="string">
            <text:p>Tracy Spiridakos</text:p>
          </table:table-cell>
          <table:table-cell office:value-type="string">
            <text:p>Rise of the Planet of the Apes</text:p>
          </table:table-cell>
          <table:table-cell office:value-type="string">
            <text:p>1988-02-20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office:value-type="string">
            <text:p>nm2736280</text:p>
          </table:table-cell>
          <table:table-cell table:number-columns-repeated="2" office:value-type="string">
            <text:p>2022-10-30</text:p>
          </table:table-cell>
          <table:table-cell table:formula="of:=VALUE(RIGHT([.B858];LEN([.B858])-2))" office:value-type="float" office:value="2736280">
            <text:p>2736280</text:p>
          </table:table-cell>
          <table:table-cell office:value-type="string">
            <text:p>Colbie Caillat</text:p>
          </table:table-cell>
          <table:table-cell office:value-type="string">
            <text:p>Safe Haven</text:p>
          </table:table-cell>
          <table:table-cell office:value-type="string">
            <text:p>1985-05-28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nm2736476</text:p>
          </table:table-cell>
          <table:table-cell table:number-columns-repeated="2" office:value-type="string">
            <text:p>2022-10-30</text:p>
          </table:table-cell>
          <table:table-cell table:formula="of:=VALUE(RIGHT([.B859];LEN([.B859])-2))" office:value-type="float" office:value="2736476">
            <text:p>2736476</text:p>
          </table:table-cell>
          <table:table-cell office:value-type="string">
            <text:p>Lashana Lynch</text:p>
          </table:table-cell>
          <table:table-cell office:value-type="string">
            <text:p>No Time to Die</text:p>
          </table:table-cell>
          <table:table-cell office:value-type="string">
            <text:p>1987-11-27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nm2745099</text:p>
          </table:table-cell>
          <table:table-cell table:number-columns-repeated="2" office:value-type="string">
            <text:p>2022-10-30</text:p>
          </table:table-cell>
          <table:table-cell table:formula="of:=VALUE(RIGHT([.B860];LEN([.B860])-2))" office:value-type="float" office:value="2745099">
            <text:p>2745099</text:p>
          </table:table-cell>
          <table:table-cell office:value-type="string">
            <text:p>Faye Reagan</text:p>
          </table:table-cell>
          <table:table-cell office:value-type="string">
            <text:p>Pin-Up Girls 5</text:p>
          </table:table-cell>
          <table:table-cell office:value-type="string">
            <text:p>1988-09-19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nm2757333</text:p>
          </table:table-cell>
          <table:table-cell table:number-columns-repeated="2" office:value-type="string">
            <text:p>2022-10-30</text:p>
          </table:table-cell>
          <table:table-cell table:formula="of:=VALUE(RIGHT([.B861];LEN([.B861])-2))" office:value-type="float" office:value="2757333">
            <text:p>2757333</text:p>
          </table:table-cell>
          <table:table-cell office:value-type="string">
            <text:p>Bella Heathcote</text:p>
          </table:table-cell>
          <table:table-cell office:value-type="string">
            <text:p>The Neon Demon</text:p>
          </table:table-cell>
          <table:table-cell office:value-type="string">
            <text:p>1987-05-2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nm2771798</text:p>
          </table:table-cell>
          <table:table-cell table:number-columns-repeated="2" office:value-type="string">
            <text:p>2022-10-30</text:p>
          </table:table-cell>
          <table:table-cell table:formula="of:=VALUE(RIGHT([.B862];LEN([.B862])-2))" office:value-type="float" office:value="2771798">
            <text:p>2771798</text:p>
          </table:table-cell>
          <table:table-cell office:value-type="string">
            <text:p>Ellen Wong</text:p>
          </table:table-cell>
          <table:table-cell office:value-type="string">
            <text:p>Scott Pilgrim vs. the World</text:p>
          </table:table-cell>
          <table:table-cell office:value-type="string">
            <text:p>1985-05-31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nm2772584</text:p>
          </table:table-cell>
          <table:table-cell table:number-columns-repeated="2" office:value-type="string">
            <text:p>2023-06-17</text:p>
          </table:table-cell>
          <table:table-cell table:formula="of:=VALUE(RIGHT([.B863];LEN([.B863])-2))" office:value-type="float" office:value="2772584">
            <text:p>2772584</text:p>
          </table:table-cell>
          <table:table-cell office:value-type="string">
            <text:p>Olivia Taylor Dudley</text:p>
          </table:table-cell>
          <table:table-cell office:value-type="string">
            <text:p>The Magicians</text:p>
          </table:table-cell>
          <table:table-cell office:value-type="string">
            <text:p>1985-11-04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nm2780578</text:p>
          </table:table-cell>
          <table:table-cell table:number-columns-repeated="2" office:value-type="string">
            <text:p>2023-11-03</text:p>
          </table:table-cell>
          <table:table-cell table:formula="of:=VALUE(RIGHT([.B864];LEN([.B864])-2))" office:value-type="float" office:value="2780578">
            <text:p>2780578</text:p>
          </table:table-cell>
          <table:table-cell office:value-type="string">
            <text:p>Yara Shahidi</text:p>
          </table:table-cell>
          <table:table-cell office:value-type="string">
            <text:p>Salt</text:p>
          </table:table-cell>
          <table:table-cell office:value-type="string">
            <text:p>2000-02-10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nm2788156</text:p>
          </table:table-cell>
          <table:table-cell table:number-columns-repeated="2" office:value-type="string">
            <text:p>2022-10-30</text:p>
          </table:table-cell>
          <table:table-cell table:formula="of:=VALUE(RIGHT([.B865];LEN([.B865])-2))" office:value-type="float" office:value="2788156">
            <text:p>2788156</text:p>
          </table:table-cell>
          <table:table-cell office:value-type="string">
            <text:p>Beanie Feldstein</text:p>
          </table:table-cell>
          <table:table-cell office:value-type="string">
            <text:p>Booksmart</text:p>
          </table:table-cell>
          <table:table-cell office:value-type="string">
            <text:p>1993-06-24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nm2790595</text:p>
          </table:table-cell>
          <table:table-cell table:number-columns-repeated="2" office:value-type="string">
            <text:p>2022-10-30</text:p>
          </table:table-cell>
          <table:table-cell table:formula="of:=VALUE(RIGHT([.B866];LEN([.B866])-2))" office:value-type="float" office:value="2790595">
            <text:p>2790595</text:p>
          </table:table-cell>
          <table:table-cell office:value-type="string">
            <text:p>May Calamawy</text:p>
          </table:table-cell>
          <table:table-cell office:value-type="string">
            <text:p>Ramy</text:p>
          </table:table-cell>
          <table:table-cell office:value-type="string">
            <text:p>1986-10-2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nm2792296</text:p>
          </table:table-cell>
          <table:table-cell table:number-columns-repeated="2" office:value-type="string">
            <text:p>2022-10-30</text:p>
          </table:table-cell>
          <table:table-cell table:formula="of:=VALUE(RIGHT([.B867];LEN([.B867])-2))" office:value-type="float" office:value="2792296">
            <text:p>2792296</text:p>
          </table:table-cell>
          <table:table-cell office:value-type="string">
            <text:p>Sonequa Martin-Green</text:p>
          </table:table-cell>
          <table:table-cell office:value-type="string">
            <text:p>Star Trek: Discovery</text:p>
          </table:table-cell>
          <table:table-cell office:value-type="string">
            <text:p>1985-03-2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m2794962</text:p>
          </table:table-cell>
          <table:table-cell table:number-columns-repeated="2" office:value-type="string">
            <text:p>2022-10-31</text:p>
          </table:table-cell>
          <table:table-cell table:formula="of:=VALUE(RIGHT([.B868];LEN([.B868])-2))" office:value-type="float" office:value="2794962">
            <text:p>2794962</text:p>
          </table:table-cell>
          <table:table-cell office:value-type="string">
            <text:p>Hailee Steinfeld</text:p>
          </table:table-cell>
          <table:table-cell office:value-type="string">
            <text:p>True Grit</text:p>
          </table:table-cell>
          <table:table-cell office:value-type="string">
            <text:p>1996-12-11</text:p>
          </table:table-cell>
        </table:table-row>
        <table:table-row table:style-name="ro2">
          <table:table-cell office:value-type="float" office:value="919">
            <text:p>919</text:p>
          </table:table-cell>
          <table:table-cell office:value-type="string">
            <text:p>nm2796394</text:p>
          </table:table-cell>
          <table:table-cell table:number-columns-repeated="2" office:value-type="string">
            <text:p>2022-11-27</text:p>
          </table:table-cell>
          <table:table-cell table:formula="of:=VALUE(RIGHT([.B869];LEN([.B869])-2))" office:value-type="float" office:value="2796394">
            <text:p>2796394</text:p>
          </table:table-cell>
          <table:table-cell office:value-type="string">
            <text:p>Molly Burnett</text:p>
          </table:table-cell>
          <table:table-cell office:value-type="string">
            <text:p>Queen of the South</text:p>
          </table:table-cell>
          <table:table-cell/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nm2807560</text:p>
          </table:table-cell>
          <table:table-cell table:number-columns-repeated="2" office:value-type="string">
            <text:p>2022-10-30</text:p>
          </table:table-cell>
          <table:table-cell table:formula="of:=VALUE(RIGHT([.B870];LEN([.B870])-2))" office:value-type="float" office:value="2807560">
            <text:p>2807560</text:p>
          </table:table-cell>
          <table:table-cell office:value-type="string">
            <text:p>Annaleigh Ashford</text:p>
          </table:table-cell>
          <table:table-cell office:value-type="string">
            <text:p>Masters of Sex</text:p>
          </table:table-cell>
          <table:table-cell office:value-type="string">
            <text:p>1985-06-25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nm2809577</text:p>
          </table:table-cell>
          <table:table-cell table:number-columns-repeated="2" office:value-type="string">
            <text:p>2022-10-30</text:p>
          </table:table-cell>
          <table:table-cell table:formula="of:=VALUE(RIGHT([.B871];LEN([.B871])-2))" office:value-type="float" office:value="2809577">
            <text:p>2809577</text:p>
          </table:table-cell>
          <table:table-cell office:value-type="string">
            <text:p>Jenny Slate</text:p>
          </table:table-cell>
          <table:table-cell office:value-type="string">
            <text:p>Obvious Child</text:p>
          </table:table-cell>
          <table:table-cell office:value-type="string">
            <text:p>1982-03-25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nm2832695</text:p>
          </table:table-cell>
          <table:table-cell table:number-columns-repeated="2" office:value-type="string">
            <text:p>2022-10-31</text:p>
          </table:table-cell>
          <table:table-cell table:formula="of:=VALUE(RIGHT([.B872];LEN([.B872])-2))" office:value-type="float" office:value="2832695">
            <text:p>2832695</text:p>
          </table:table-cell>
          <table:table-cell office:value-type="string">
            <text:p>Deborah Ann Woll</text:p>
          </table:table-cell>
          <table:table-cell office:value-type="string">
            <text:p>True Blood</text:p>
          </table:table-cell>
          <table:table-cell office:value-type="string">
            <text:p>1985-02-07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nm2850994</text:p>
          </table:table-cell>
          <table:table-cell table:number-columns-repeated="2" office:value-type="string">
            <text:p>2022-10-30</text:p>
          </table:table-cell>
          <table:table-cell table:formula="of:=VALUE(RIGHT([.B873];LEN([.B873])-2))" office:value-type="float" office:value="2850994">
            <text:p>2850994</text:p>
          </table:table-cell>
          <table:table-cell office:value-type="string">
            <text:p>Amanda Setton</text:p>
          </table:table-cell>
          <table:table-cell office:value-type="string">
            <text:p>Sex and the City</text:p>
          </table:table-cell>
          <table:table-cell office:value-type="string">
            <text:p>1985-12-16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nm2858875</text:p>
          </table:table-cell>
          <table:table-cell table:number-columns-repeated="2" office:value-type="string">
            <text:p>2022-11-06</text:p>
          </table:table-cell>
          <table:table-cell table:formula="of:=VALUE(RIGHT([.B874];LEN([.B874])-2))" office:value-type="float" office:value="2858875">
            <text:p>2858875</text:p>
          </table:table-cell>
          <table:table-cell office:value-type="string">
            <text:p>Sydney Sweeney</text:p>
          </table:table-cell>
          <table:table-cell office:value-type="string">
            <text:p>Euphoria</text:p>
          </table:table-cell>
          <table:table-cell office:value-type="string">
            <text:p>1997-09-12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nm2860033</text:p>
          </table:table-cell>
          <table:table-cell table:number-columns-repeated="2" office:value-type="string">
            <text:p>2022-10-30</text:p>
          </table:table-cell>
          <table:table-cell table:formula="of:=VALUE(RIGHT([.B875];LEN([.B875])-2))" office:value-type="float" office:value="2860033">
            <text:p>2860033</text:p>
          </table:table-cell>
          <table:table-cell office:value-type="string">
            <text:p>Jes Macallan</text:p>
          </table:table-cell>
          <table:table-cell office:value-type="string">
            <text:p>Legends of Tomorrow</text:p>
          </table:table-cell>
          <table:table-cell/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nm2882021</text:p>
          </table:table-cell>
          <table:table-cell table:number-columns-repeated="2" office:value-type="string">
            <text:p>2023-06-17</text:p>
          </table:table-cell>
          <table:table-cell table:formula="of:=VALUE(RIGHT([.B876];LEN([.B876])-2))" office:value-type="float" office:value="2882021">
            <text:p>2882021</text:p>
          </table:table-cell>
          <table:table-cell office:value-type="string">
            <text:p>Michelle Keegan</text:p>
          </table:table-cell>
          <table:table-cell office:value-type="string">
            <text:p>Coronation Street</text:p>
          </table:table-cell>
          <table:table-cell office:value-type="string">
            <text:p>1987-06-0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nm2893183</text:p>
          </table:table-cell>
          <table:table-cell table:number-columns-repeated="2" office:value-type="string">
            <text:p>2022-10-30</text:p>
          </table:table-cell>
          <table:table-cell table:formula="of:=VALUE(RIGHT([.B877];LEN([.B877])-2))" office:value-type="float" office:value="2893183">
            <text:p>2893183</text:p>
          </table:table-cell>
          <table:table-cell office:value-type="string">
            <text:p>Jenn Murray</text:p>
          </table:table-cell>
          <table:table-cell office:value-type="string">
            <text:p>Maleficent: Mistress of Evil</text:p>
          </table:table-cell>
          <table:table-cell office:value-type="string">
            <text:p>1986-04-01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nm2896588</text:p>
          </table:table-cell>
          <table:table-cell table:number-columns-repeated="2" office:value-type="string">
            <text:p>2022-10-31</text:p>
          </table:table-cell>
          <table:table-cell table:formula="of:=VALUE(RIGHT([.B878];LEN([.B878])-2))" office:value-type="float" office:value="2896588">
            <text:p>2896588</text:p>
          </table:table-cell>
          <table:table-cell office:value-type="string">
            <text:p>Sara Tomko</text:p>
          </table:table-cell>
          <table:table-cell office:value-type="string">
            <text:p>Resident Alien</text:p>
          </table:table-cell>
          <table:table-cell/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nm2901344</text:p>
          </table:table-cell>
          <table:table-cell table:number-columns-repeated="2" office:value-type="string">
            <text:p>2023-06-17</text:p>
          </table:table-cell>
          <table:table-cell table:formula="of:=VALUE(RIGHT([.B879];LEN([.B879])-2))" office:value-type="float" office:value="2901344">
            <text:p>2901344</text:p>
          </table:table-cell>
          <table:table-cell office:value-type="string">
            <text:p>Stefania LaVie Owen</text:p>
          </table:table-cell>
          <table:table-cell office:value-type="string">
            <text:p>Krampus</text:p>
          </table:table-cell>
          <table:table-cell office:value-type="string">
            <text:p>1997-12-15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nm2913280</text:p>
          </table:table-cell>
          <table:table-cell table:number-columns-repeated="2" office:value-type="string">
            <text:p>2023-06-17</text:p>
          </table:table-cell>
          <table:table-cell table:formula="of:=VALUE(RIGHT([.B880];LEN([.B880])-2))" office:value-type="float" office:value="2913280">
            <text:p>2913280</text:p>
          </table:table-cell>
          <table:table-cell office:value-type="string">
            <text:p>Ashleigh Cummings</text:p>
          </table:table-cell>
          <table:table-cell office:value-type="string">
            <text:p>The Goldfinch</text:p>
          </table:table-cell>
          <table:table-cell office:value-type="string">
            <text:p>1992-11-11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office:value-type="string">
            <text:p>nm2925304</text:p>
          </table:table-cell>
          <table:table-cell table:number-columns-repeated="2" office:value-type="string">
            <text:p>2023-06-17</text:p>
          </table:table-cell>
          <table:table-cell table:formula="of:=VALUE(RIGHT([.B881];LEN([.B881])-2))" office:value-type="float" office:value="2925304">
            <text:p>2925304</text:p>
          </table:table-cell>
          <table:table-cell office:value-type="string">
            <text:p>Christina Chong</text:p>
          </table:table-cell>
          <table:table-cell office:value-type="string">
            <text:p>Johnny English Reborn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m2933757</text:p>
          </table:table-cell>
          <table:table-cell table:number-columns-repeated="2" office:value-type="string">
            <text:p>2022-10-31</text:p>
          </table:table-cell>
          <table:table-cell table:formula="of:=VALUE(RIGHT([.B882];LEN([.B882])-2))" office:value-type="float" office:value="2933757">
            <text:p>2933757</text:p>
          </table:table-cell>
          <table:table-cell office:value-type="string">
            <text:p>Gal Gadot</text:p>
          </table:table-cell>
          <table:table-cell office:value-type="string">
            <text:p>Wonder Woman</text:p>
          </table:table-cell>
          <table:table-cell office:value-type="string">
            <text:p>1985-04-30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string">
            <text:p>nm2934314</text:p>
          </table:table-cell>
          <table:table-cell table:number-columns-repeated="2" office:value-type="string">
            <text:p>2022-10-31</text:p>
          </table:table-cell>
          <table:table-cell table:formula="of:=VALUE(RIGHT([.B883];LEN([.B883])-2))" office:value-type="float" office:value="2934314">
            <text:p>2934314</text:p>
          </table:table-cell>
          <table:table-cell office:value-type="string">
            <text:p>Lily Collins</text:p>
          </table:table-cell>
          <table:table-cell office:value-type="string">
            <text:p>The Mortal Instruments: City of Bones</text:p>
          </table:table-cell>
          <table:table-cell office:value-type="string">
            <text:p>1989-03-1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nm2946516</text:p>
          </table:table-cell>
          <table:table-cell table:number-columns-repeated="2" office:value-type="string">
            <text:p>2022-10-31</text:p>
          </table:table-cell>
          <table:table-cell table:formula="of:=VALUE(RIGHT([.B884];LEN([.B884])-2))" office:value-type="float" office:value="2946516">
            <text:p>2946516</text:p>
          </table:table-cell>
          <table:table-cell office:value-type="string">
            <text:p>Claire Foy</text:p>
          </table:table-cell>
          <table:table-cell office:value-type="string">
            <text:p>First Man</text:p>
          </table:table-cell>
          <table:table-cell office:value-type="string">
            <text:p>1984-04-16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nm2948025</text:p>
          </table:table-cell>
          <table:table-cell table:number-columns-repeated="2" office:value-type="string">
            <text:p>2022-10-30</text:p>
          </table:table-cell>
          <table:table-cell table:formula="of:=VALUE(RIGHT([.B885];LEN([.B885])-2))" office:value-type="float" office:value="2948025">
            <text:p>2948025</text:p>
          </table:table-cell>
          <table:table-cell office:value-type="string">
            <text:p>Aimee Carrero</text:p>
          </table:table-cell>
          <table:table-cell office:value-type="string">
            <text:p>The Menu</text:p>
          </table:table-cell>
          <table:table-cell office:value-type="string">
            <text:p>1988-07-15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m2951768</text:p>
          </table:table-cell>
          <table:table-cell table:number-columns-repeated="2" office:value-type="string">
            <text:p>2022-10-31</text:p>
          </table:table-cell>
          <table:table-cell table:formula="of:=VALUE(RIGHT([.B886];LEN([.B886])-2))" office:value-type="float" office:value="2951768">
            <text:p>2951768</text:p>
          </table:table-cell>
          <table:table-cell office:value-type="string">
            <text:p>Freida Pinto</text:p>
          </table:table-cell>
          <table:table-cell office:value-type="string">
            <text:p>Slumdog Millionaire</text:p>
          </table:table-cell>
          <table:table-cell office:value-type="string">
            <text:p>1984-10-18</text:p>
          </table:table-cell>
        </table:table-row>
        <table:table-row table:style-name="ro2">
          <table:table-cell office:value-type="float" office:value="1169">
            <text:p>1169</text:p>
          </table:table-cell>
          <table:table-cell office:value-type="string">
            <text:p>nm2955595</text:p>
          </table:table-cell>
          <table:table-cell table:number-columns-repeated="2" office:value-type="string">
            <text:p>2023-09-20</text:p>
          </table:table-cell>
          <table:table-cell table:formula="of:=VALUE(RIGHT([.B887];LEN([.B887])-2))" office:value-type="float" office:value="2955595">
            <text:p>2955595</text:p>
          </table:table-cell>
          <table:table-cell office:value-type="string">
            <text:p>Marie Avgeropoulos</text:p>
          </table:table-cell>
          <table:table-cell office:value-type="string">
            <text:p>Tracers</text:p>
          </table:table-cell>
          <table:table-cell office:value-type="string">
            <text:p>1986-06-17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nm2957717</text:p>
          </table:table-cell>
          <table:table-cell table:number-columns-repeated="2" office:value-type="string">
            <text:p>2022-10-30</text:p>
          </table:table-cell>
          <table:table-cell table:formula="of:=VALUE(RIGHT([.B888];LEN([.B888])-2))" office:value-type="float" office:value="2957717">
            <text:p>2957717</text:p>
          </table:table-cell>
          <table:table-cell office:value-type="string">
            <text:p>Iris Apatow</text:p>
          </table:table-cell>
          <table:table-cell office:value-type="string">
            <text:p>Funny People</text:p>
          </table:table-cell>
          <table:table-cell office:value-type="string">
            <text:p>2002-10-12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nm2966102</text:p>
          </table:table-cell>
          <table:table-cell table:number-columns-repeated="2" office:value-type="string">
            <text:p>2022-10-30</text:p>
          </table:table-cell>
          <table:table-cell table:formula="of:=VALUE(RIGHT([.B889];LEN([.B889])-2))" office:value-type="float" office:value="2966102">
            <text:p>2966102</text:p>
          </table:table-cell>
          <table:table-cell office:value-type="string">
            <text:p>BÃ©rÃ©nice Marlohe</text:p>
          </table:table-cell>
          <table:table-cell office:value-type="string">
            <text:p>Skyfall</text:p>
          </table:table-cell>
          <table:table-cell office:value-type="string">
            <text:p>1979-05-19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string">
            <text:p>nm2976580</text:p>
          </table:table-cell>
          <table:table-cell table:number-columns-repeated="2" office:value-type="string">
            <text:p>2022-10-31</text:p>
          </table:table-cell>
          <table:table-cell table:formula="of:=VALUE(RIGHT([.B890];LEN([.B890])-2))" office:value-type="float" office:value="2976580">
            <text:p>2976580</text:p>
          </table:table-cell>
          <table:table-cell office:value-type="string">
            <text:p>Jessie Buckley</text:p>
          </table:table-cell>
          <table:table-cell office:value-type="string">
            <text:p>I'm Thinking of Ending Things</text:p>
          </table:table-cell>
          <table:table-cell office:value-type="string">
            <text:p>1989-12-28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string">
            <text:p>nm2984397</text:p>
          </table:table-cell>
          <table:table-cell table:number-columns-repeated="2" office:value-type="string">
            <text:p>2023-09-20</text:p>
          </table:table-cell>
          <table:table-cell table:formula="of:=VALUE(RIGHT([.B891];LEN([.B891])-2))" office:value-type="float" office:value="2984397">
            <text:p>2984397</text:p>
          </table:table-cell>
          <table:table-cell office:value-type="string">
            <text:p>Georgia Flood</text:p>
          </table:table-cell>
          <table:table-cell office:value-type="string">
            <text:p>Anzac Girls</text:p>
          </table:table-cell>
          <table:table-cell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nm3004687</text:p>
          </table:table-cell>
          <table:table-cell table:number-columns-repeated="2" office:value-type="string">
            <text:p>2022-10-31</text:p>
          </table:table-cell>
          <table:table-cell table:formula="of:=VALUE(RIGHT([.B892];LEN([.B892])-2))" office:value-type="float" office:value="3004687">
            <text:p>3004687</text:p>
          </table:table-cell>
          <table:table-cell office:value-type="string">
            <text:p>Galadriel Stineman</text:p>
          </table:table-cell>
          <table:table-cell office:value-type="string">
            <text:p>The Middle</text:p>
          </table:table-cell>
          <table:table-cell office:value-type="string">
            <text:p>1990-10-2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m3006818</text:p>
          </table:table-cell>
          <table:table-cell table:number-columns-repeated="2" office:value-type="string">
            <text:p>2022-10-31</text:p>
          </table:table-cell>
          <table:table-cell table:formula="of:=VALUE(RIGHT([.B893];LEN([.B893])-2))" office:value-type="float" office:value="3006818">
            <text:p>3006818</text:p>
          </table:table-cell>
          <table:table-cell office:value-type="string">
            <text:p>Lio Tipton</text:p>
          </table:table-cell>
          <table:table-cell office:value-type="string">
            <text:p>Two Night Stand</text:p>
          </table:table-cell>
          <table:table-cell office:value-type="string">
            <text:p>1988-11-09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nm3012273</text:p>
          </table:table-cell>
          <table:table-cell table:number-columns-repeated="2" office:value-type="string">
            <text:p>2022-10-31</text:p>
          </table:table-cell>
          <table:table-cell table:formula="of:=VALUE(RIGHT([.B894];LEN([.B894])-2))" office:value-type="float" office:value="3012273">
            <text:p>3012273</text:p>
          </table:table-cell>
          <table:table-cell office:value-type="string">
            <text:p>Alexandra Essoe</text:p>
          </table:table-cell>
          <table:table-cell office:value-type="string">
            <text:p>The Pope's Exorcist</text:p>
          </table:table-cell>
          <table:table-cell office:value-type="string">
            <text:p>1992-03-09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nm3014031</text:p>
          </table:table-cell>
          <table:table-cell table:number-columns-repeated="2" office:value-type="string">
            <text:p>2022-10-31</text:p>
          </table:table-cell>
          <table:table-cell table:formula="of:=VALUE(RIGHT([.B895];LEN([.B895])-2))" office:value-type="float" office:value="3014031">
            <text:p>3014031</text:p>
          </table:table-cell>
          <table:table-cell office:value-type="string">
            <text:p>Rachel Brosnahan</text:p>
          </table:table-cell>
          <table:table-cell office:value-type="string">
            <text:p>House of Cards</text:p>
          </table:table-cell>
          <table:table-cell office:value-type="string">
            <text:p>1990-07-12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office:value-type="string">
            <text:p>nm3018796</text:p>
          </table:table-cell>
          <table:table-cell table:number-columns-repeated="2" office:value-type="string">
            <text:p>2023-06-17</text:p>
          </table:table-cell>
          <table:table-cell table:formula="of:=VALUE(RIGHT([.B896];LEN([.B896])-2))" office:value-type="float" office:value="3018796">
            <text:p>3018796</text:p>
          </table:table-cell>
          <table:table-cell office:value-type="string">
            <text:p>Celina Jade</text:p>
          </table:table-cell>
          <table:table-cell office:value-type="string">
            <text:p>The Man with the Iron Fists</text:p>
          </table:table-cell>
          <table:table-cell office:value-type="string">
            <text:p>1985-06-1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nm3031063</text:p>
          </table:table-cell>
          <table:table-cell table:number-columns-repeated="2" office:value-type="string">
            <text:p>2022-10-31</text:p>
          </table:table-cell>
          <table:table-cell table:formula="of:=VALUE(RIGHT([.B897];LEN([.B897])-2))" office:value-type="float" office:value="3031063">
            <text:p>3031063</text:p>
          </table:table-cell>
          <table:table-cell office:value-type="string">
            <text:p>Katherine McNamara</text:p>
          </table:table-cell>
          <table:table-cell office:value-type="string">
            <text:p>Shadowhunters: The Mortal Instruments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nm3034977</text:p>
          </table:table-cell>
          <table:table-cell table:number-columns-repeated="2" office:value-type="string">
            <text:p>2022-10-31</text:p>
          </table:table-cell>
          <table:table-cell table:formula="of:=VALUE(RIGHT([.B898];LEN([.B898])-2))" office:value-type="float" office:value="3034977">
            <text:p>3034977</text:p>
          </table:table-cell>
          <table:table-cell office:value-type="string">
            <text:p>Samara Weaving</text:p>
          </table:table-cell>
          <table:table-cell office:value-type="string">
            <text:p>Ready or Not</text:p>
          </table:table-cell>
          <table:table-cell office:value-type="string">
            <text:p>1992-02-23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nm3037446</text:p>
          </table:table-cell>
          <table:table-cell table:number-columns-repeated="2" office:value-type="string">
            <text:p>2022-10-30</text:p>
          </table:table-cell>
          <table:table-cell table:formula="of:=VALUE(RIGHT([.B899];LEN([.B899])-2))" office:value-type="float" office:value="3037446">
            <text:p>3037446</text:p>
          </table:table-cell>
          <table:table-cell office:value-type="string">
            <text:p>Kaitlyn Leeb</text:p>
          </table:table-cell>
          <table:table-cell office:value-type="string">
            <text:p>Total Recall</text:p>
          </table:table-cell>
          <table:table-cell office:value-type="string">
            <text:p>1988-06-18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office:value-type="string">
            <text:p>nm3043279</text:p>
          </table:table-cell>
          <table:table-cell table:number-columns-repeated="2" office:value-type="string">
            <text:p>2022-10-30</text:p>
          </table:table-cell>
          <table:table-cell table:formula="of:=VALUE(RIGHT([.B900];LEN([.B900])-2))" office:value-type="float" office:value="3043279">
            <text:p>3043279</text:p>
          </table:table-cell>
          <table:table-cell office:value-type="string">
            <text:p>Vicky Krieps</text:p>
          </table:table-cell>
          <table:table-cell office:value-type="string">
            <text:p>Phantom Thread</text:p>
          </table:table-cell>
          <table:table-cell office:value-type="string">
            <text:p>1983-10-04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string">
            <text:p>nm3049546</text:p>
          </table:table-cell>
          <table:table-cell table:number-columns-repeated="2" office:value-type="string">
            <text:p>2022-10-30</text:p>
          </table:table-cell>
          <table:table-cell table:formula="of:=VALUE(RIGHT([.B901];LEN([.B901])-2))" office:value-type="float" office:value="3049546">
            <text:p>3049546</text:p>
          </table:table-cell>
          <table:table-cell office:value-type="string">
            <text:p>Laura Brent</text:p>
          </table:table-cell>
          <table:table-cell office:value-type="string">
            <text:p>The Chronicles of Narnia: The Voyage of the Dawn Treader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m3053338</text:p>
          </table:table-cell>
          <table:table-cell table:number-columns-repeated="2" office:value-type="string">
            <text:p>2022-10-31</text:p>
          </table:table-cell>
          <table:table-cell table:formula="of:=VALUE(RIGHT([.B902];LEN([.B902])-2))" office:value-type="float" office:value="3053338">
            <text:p>3053338</text:p>
          </table:table-cell>
          <table:table-cell office:value-type="string">
            <text:p>Margot Robbie</text:p>
          </table:table-cell>
          <table:table-cell office:value-type="string">
            <text:p>Suicide Squad</text:p>
          </table:table-cell>
          <table:table-cell office:value-type="string">
            <text:p>1990-07-02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nm3057022</text:p>
          </table:table-cell>
          <table:table-cell table:number-columns-repeated="2" office:value-type="string">
            <text:p>2023-06-17</text:p>
          </table:table-cell>
          <table:table-cell table:formula="of:=VALUE(RIGHT([.B903];LEN([.B903])-2))" office:value-type="float" office:value="3057022">
            <text:p>3057022</text:p>
          </table:table-cell>
          <table:table-cell office:value-type="string">
            <text:p>Sarah Goldberg</text:p>
          </table:table-cell>
          <table:table-cell office:value-type="string">
            <text:p>The Dark Knight Rises</text:p>
          </table:table-cell>
          <table:table-cell office:value-type="string">
            <text:p>1985-05-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nm3060342</text:p>
          </table:table-cell>
          <table:table-cell table:number-columns-repeated="2" office:value-type="string">
            <text:p>2022-10-30</text:p>
          </table:table-cell>
          <table:table-cell table:formula="of:=VALUE(RIGHT([.B904];LEN([.B904])-2))" office:value-type="float" office:value="3060342">
            <text:p>3060342</text:p>
          </table:table-cell>
          <table:table-cell office:value-type="string">
            <text:p>Leanne Lapp</text:p>
          </table:table-cell>
          <table:table-cell office:value-type="string">
            <text:p>iZombie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nm3061272</text:p>
          </table:table-cell>
          <table:table-cell table:number-columns-repeated="2" office:value-type="string">
            <text:p>2022-10-30</text:p>
          </table:table-cell>
          <table:table-cell table:formula="of:=VALUE(RIGHT([.B905];LEN([.B905])-2))" office:value-type="float" office:value="3061272">
            <text:p>3061272</text:p>
          </table:table-cell>
          <table:table-cell office:value-type="string">
            <text:p>Kristina Uhrinova</text:p>
          </table:table-cell>
          <table:table-cell office:value-type="string">
            <text:p>Hardcore Partying</text:p>
          </table:table-cell>
          <table:table-cell office:value-type="string">
            <text:p>1985-11-25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nm3066909</text:p>
          </table:table-cell>
          <table:table-cell table:number-columns-repeated="2" office:value-type="string">
            <text:p>2022-10-30</text:p>
          </table:table-cell>
          <table:table-cell table:formula="of:=VALUE(RIGHT([.B906];LEN([.B906])-2))" office:value-type="float" office:value="3066909">
            <text:p>3066909</text:p>
          </table:table-cell>
          <table:table-cell office:value-type="string">
            <text:p>Mishel Prada</text:p>
          </table:table-cell>
          <table:table-cell office:value-type="string">
            <text:p>Vida</text:p>
          </table:table-cell>
          <table:table-cell office:value-type="string">
            <text:p>1989-12-2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nm3080981</text:p>
          </table:table-cell>
          <table:table-cell table:number-columns-repeated="2" office:value-type="string">
            <text:p>2022-10-30</text:p>
          </table:table-cell>
          <table:table-cell table:formula="of:=VALUE(RIGHT([.B907];LEN([.B907])-2))" office:value-type="float" office:value="3080981">
            <text:p>3080981</text:p>
          </table:table-cell>
          <table:table-cell office:value-type="string">
            <text:p>Sarah Habel</text:p>
          </table:table-cell>
          <table:table-cell office:value-type="string">
            <text:p>Whip It</text:p>
          </table:table-cell>
          <table:table-cell office:value-type="string">
            <text:p>1982-07-30</text:p>
          </table:table-cell>
        </table:table-row>
        <table:table-row table:style-name="ro2">
          <table:table-cell office:value-type="float" office:value="1081">
            <text:p>1081</text:p>
          </table:table-cell>
          <table:table-cell office:value-type="string">
            <text:p>nm3086285</text:p>
          </table:table-cell>
          <table:table-cell table:number-columns-repeated="2" office:value-type="string">
            <text:p>2023-06-17</text:p>
          </table:table-cell>
          <table:table-cell table:formula="of:=VALUE(RIGHT([.B908];LEN([.B908])-2))" office:value-type="float" office:value="3086285">
            <text:p>3086285</text:p>
          </table:table-cell>
          <table:table-cell office:value-type="string">
            <text:p>Natalia Cordova-Buckley</text:p>
          </table:table-cell>
          <table:table-cell office:value-type="string">
            <text:p>The Mosquito Coast</text:p>
          </table:table-cell>
          <table:table-cell office:value-type="string">
            <text:p>1982-11-25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nm3094293</text:p>
          </table:table-cell>
          <table:table-cell table:number-columns-repeated="2" office:value-type="string">
            <text:p>2022-10-30</text:p>
          </table:table-cell>
          <table:table-cell table:formula="of:=VALUE(RIGHT([.B909];LEN([.B909])-2))" office:value-type="float" office:value="3094293">
            <text:p>3094293</text:p>
          </table:table-cell>
          <table:table-cell office:value-type="string">
            <text:p>Autumn Shields</text:p>
          </table:table-cell>
          <table:table-cell office:value-type="string">
            <text:p>Inhale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nm3094377</text:p>
          </table:table-cell>
          <table:table-cell table:number-columns-repeated="2" office:value-type="string">
            <text:p>2022-10-30</text:p>
          </table:table-cell>
          <table:table-cell table:formula="of:=VALUE(RIGHT([.B910];LEN([.B910])-2))" office:value-type="float" office:value="3094377">
            <text:p>3094377</text:p>
          </table:table-cell>
          <table:table-cell office:value-type="string">
            <text:p>Willow Shields</text:p>
          </table:table-cell>
          <table:table-cell office:value-type="string">
            <text:p>The Hunger Games</text:p>
          </table:table-cell>
          <table:table-cell office:value-type="string">
            <text:p>2000-06-01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nm3112508</text:p>
          </table:table-cell>
          <table:table-cell table:number-columns-repeated="2" office:value-type="string">
            <text:p>2022-10-30</text:p>
          </table:table-cell>
          <table:table-cell table:formula="of:=VALUE(RIGHT([.B911];LEN([.B911])-2))" office:value-type="float" office:value="3112508">
            <text:p>3112508</text:p>
          </table:table-cell>
          <table:table-cell office:value-type="string">
            <text:p>Amanda Leighton</text:p>
          </table:table-cell>
          <table:table-cell office:value-type="string">
            <text:p>Camp Hideout</text:p>
          </table:table-cell>
          <table:table-cell office:value-type="string">
            <text:p>1993-06-07</text:p>
          </table:table-cell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nm3127051</text:p>
          </table:table-cell>
          <table:table-cell table:number-columns-repeated="2" office:value-type="string">
            <text:p>2023-06-17</text:p>
          </table:table-cell>
          <table:table-cell table:formula="of:=VALUE(RIGHT([.B912];LEN([.B912])-2))" office:value-type="float" office:value="3127051">
            <text:p>3127051</text:p>
          </table:table-cell>
          <table:table-cell office:value-type="string">
            <text:p>Olivia Holt</text:p>
          </table:table-cell>
          <table:table-cell office:value-type="string">
            <text:p>Cloak &amp; Dagger</text:p>
          </table:table-cell>
          <table:table-cell office:value-type="string">
            <text:p>1997-08-05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nm3129067</text:p>
          </table:table-cell>
          <table:table-cell table:number-columns-repeated="2" office:value-type="string">
            <text:p>2022-10-30</text:p>
          </table:table-cell>
          <table:table-cell table:formula="of:=VALUE(RIGHT([.B913];LEN([.B913])-2))" office:value-type="float" office:value="3129067">
            <text:p>3129067</text:p>
          </table:table-cell>
          <table:table-cell office:value-type="string">
            <text:p>Genevieve Hannelius</text:p>
          </table:table-cell>
          <table:table-cell office:value-type="string">
            <text:p>Super Buddies</text:p>
          </table:table-cell>
          <table:table-cell office:value-type="string">
            <text:p>1998-12-22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nm3138882</text:p>
          </table:table-cell>
          <table:table-cell table:number-columns-repeated="2" office:value-type="string">
            <text:p>2022-10-31</text:p>
          </table:table-cell>
          <table:table-cell table:formula="of:=VALUE(RIGHT([.B914];LEN([.B914])-2))" office:value-type="float" office:value="3138882">
            <text:p>3138882</text:p>
          </table:table-cell>
          <table:table-cell office:value-type="string">
            <text:p>Britt Lower</text:p>
          </table:table-cell>
          <table:table-cell office:value-type="string">
            <text:p>High Maintenance</text:p>
          </table:table-cell>
          <table:table-cell office:value-type="string">
            <text:p>1985-08-02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nm3140757</text:p>
          </table:table-cell>
          <table:table-cell table:number-columns-repeated="2" office:value-type="string">
            <text:p>2023-06-17</text:p>
          </table:table-cell>
          <table:table-cell table:formula="of:=VALUE(RIGHT([.B915];LEN([.B915])-2))" office:value-type="float" office:value="3140757">
            <text:p>3140757</text:p>
          </table:table-cell>
          <table:table-cell office:value-type="string">
            <text:p>Priyanka Bose</text:p>
          </table:table-cell>
          <table:table-cell office:value-type="string">
            <text:p>Lion</text:p>
          </table:table-cell>
          <table:table-cell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nm3143851</text:p>
          </table:table-cell>
          <table:table-cell table:number-columns-repeated="2" office:value-type="string">
            <text:p>2022-10-31</text:p>
          </table:table-cell>
          <table:table-cell table:formula="of:=VALUE(RIGHT([.B916];LEN([.B916])-2))" office:value-type="float" office:value="3143851">
            <text:p>3143851</text:p>
          </table:table-cell>
          <table:table-cell office:value-type="string">
            <text:p>Sophia Anne Caruso</text:p>
          </table:table-cell>
          <table:table-cell office:value-type="string">
            <text:p>The School for Good and Evil</text:p>
          </table:table-cell>
          <table:table-cell office:value-type="string">
            <text:p>2001-07-11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nm3167464</text:p>
          </table:table-cell>
          <table:table-cell table:number-columns-repeated="2" office:value-type="string">
            <text:p>2023-06-17</text:p>
          </table:table-cell>
          <table:table-cell table:formula="of:=VALUE(RIGHT([.B917];LEN([.B917])-2))" office:value-type="float" office:value="3167464">
            <text:p>3167464</text:p>
          </table:table-cell>
          <table:table-cell office:value-type="string">
            <text:p>Jade Pettyjohn</text:p>
          </table:table-cell>
          <table:table-cell office:value-type="string">
            <text:p>Destroyer</text:p>
          </table:table-cell>
          <table:table-cell office:value-type="string">
            <text:p>2000-11-08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string">
            <text:p>nm3201406</text:p>
          </table:table-cell>
          <table:table-cell table:number-columns-repeated="2" office:value-type="string">
            <text:p>2022-10-30</text:p>
          </table:table-cell>
          <table:table-cell table:formula="of:=VALUE(RIGHT([.B918];LEN([.B918])-2))" office:value-type="float" office:value="3201406">
            <text:p>3201406</text:p>
          </table:table-cell>
          <table:table-cell office:value-type="string">
            <text:p>Aisling Bea</text:p>
          </table:table-cell>
          <table:table-cell office:value-type="string">
            <text:p>This Way Up</text:p>
          </table:table-cell>
          <table:table-cell office:value-type="string">
            <text:p>1984-03-16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string">
            <text:p>nm3211868</text:p>
          </table:table-cell>
          <table:table-cell table:number-columns-repeated="2" office:value-type="string">
            <text:p>2023-06-17</text:p>
          </table:table-cell>
          <table:table-cell table:formula="of:=VALUE(RIGHT([.B919];LEN([.B919])-2))" office:value-type="float" office:value="3211868">
            <text:p>3211868</text:p>
          </table:table-cell>
          <table:table-cell office:value-type="string">
            <text:p>Katherine Cunningham</text:p>
          </table:table-cell>
          <table:table-cell office:value-type="string">
            <text:p>Yellowstone</text:p>
          </table:table-cell>
          <table:table-cell/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nm3220568</text:p>
          </table:table-cell>
          <table:table-cell table:number-columns-repeated="2" office:value-type="string">
            <text:p>2022-10-31</text:p>
          </table:table-cell>
          <table:table-cell table:formula="of:=VALUE(RIGHT([.B920];LEN([.B920])-2))" office:value-type="float" office:value="3220568">
            <text:p>3220568</text:p>
          </table:table-cell>
          <table:table-cell office:value-type="string">
            <text:p>Elsie Fisher</text:p>
          </table:table-cell>
          <table:table-cell office:value-type="string">
            <text:p>Eighth Grade</text:p>
          </table:table-cell>
          <table:table-cell office:value-type="string">
            <text:p>2003-04-03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nm3237775</text:p>
          </table:table-cell>
          <table:table-cell table:number-columns-repeated="2" office:value-type="string">
            <text:p>2022-10-30</text:p>
          </table:table-cell>
          <table:table-cell table:formula="of:=VALUE(RIGHT([.B921];LEN([.B921])-2))" office:value-type="float" office:value="3237775">
            <text:p>3237775</text:p>
          </table:table-cell>
          <table:table-cell office:value-type="string">
            <text:p>Mackenzie Foy</text:p>
          </table:table-cell>
          <table:table-cell office:value-type="string">
            <text:p>Interstellar</text:p>
          </table:table-cell>
          <table:table-cell office:value-type="string">
            <text:p>2000-11-10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nm3239107</text:p>
          </table:table-cell>
          <table:table-cell table:number-columns-repeated="2" office:value-type="string">
            <text:p>2022-10-30</text:p>
          </table:table-cell>
          <table:table-cell table:formula="of:=VALUE(RIGHT([.B922];LEN([.B922])-2))" office:value-type="float" office:value="3239107">
            <text:p>3239107</text:p>
          </table:table-cell>
          <table:table-cell office:value-type="string">
            <text:p>Isabelle McNally</text:p>
          </table:table-cell>
          <table:table-cell office:value-type="string">
            <text:p>Frances Ha</text:p>
          </table:table-cell>
          <table:table-cell office:value-type="string">
            <text:p>1989-03-02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nm3239803</text:p>
          </table:table-cell>
          <table:table-cell table:number-columns-repeated="2" office:value-type="string">
            <text:p>2022-10-31</text:p>
          </table:table-cell>
          <table:table-cell table:formula="of:=VALUE(RIGHT([.B923];LEN([.B923])-2))" office:value-type="float" office:value="3239803">
            <text:p>3239803</text:p>
          </table:table-cell>
          <table:table-cell office:value-type="string">
            <text:p>Kaitlyn Dever</text:p>
          </table:table-cell>
          <table:table-cell office:value-type="string">
            <text:p>Booksmart</text:p>
          </table:table-cell>
          <table:table-cell office:value-type="string">
            <text:p>1996-12-21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nm3255459</text:p>
          </table:table-cell>
          <table:table-cell table:number-columns-repeated="2" office:value-type="string">
            <text:p>2022-10-30</text:p>
          </table:table-cell>
          <table:table-cell table:formula="of:=VALUE(RIGHT([.B924];LEN([.B924])-2))" office:value-type="float" office:value="3255459">
            <text:p>3255459</text:p>
          </table:table-cell>
          <table:table-cell office:value-type="string">
            <text:p>Jillian Bell</text:p>
          </table:table-cell>
          <table:table-cell office:value-type="string">
            <text:p>22 Jump Street</text:p>
          </table:table-cell>
          <table:table-cell office:value-type="string">
            <text:p>1984-04-25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nm3292425</text:p>
          </table:table-cell>
          <table:table-cell table:number-columns-repeated="2" office:value-type="string">
            <text:p>2022-10-30</text:p>
          </table:table-cell>
          <table:table-cell table:formula="of:=VALUE(RIGHT([.B925];LEN([.B925])-2))" office:value-type="float" office:value="3292425">
            <text:p>3292425</text:p>
          </table:table-cell>
          <table:table-cell office:value-type="string">
            <text:p>Virginia Kull</text:p>
          </table:table-cell>
          <table:table-cell office:value-type="string">
            <text:p>Big Little Lies</text:p>
          </table:table-cell>
          <table:table-cell/>
        </table:table-row>
        <table:table-row table:style-name="ro2">
          <table:table-cell office:value-type="float" office:value="1086">
            <text:p>1086</text:p>
          </table:table-cell>
          <table:table-cell office:value-type="string">
            <text:p>nm3300306</text:p>
          </table:table-cell>
          <table:table-cell table:number-columns-repeated="2" office:value-type="string">
            <text:p>2023-06-17</text:p>
          </table:table-cell>
          <table:table-cell table:formula="of:=VALUE(RIGHT([.B926];LEN([.B926])-2))" office:value-type="float" office:value="3300306">
            <text:p>3300306</text:p>
          </table:table-cell>
          <table:table-cell office:value-type="string">
            <text:p>Conor Leslie</text:p>
          </table:table-cell>
          <table:table-cell office:value-type="string">
            <text:p>The Man in the High Castle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nm3303544</text:p>
          </table:table-cell>
          <table:table-cell table:number-columns-repeated="2" office:value-type="string">
            <text:p>2022-10-30</text:p>
          </table:table-cell>
          <table:table-cell table:formula="of:=VALUE(RIGHT([.B927];LEN([.B927])-2))" office:value-type="float" office:value="3303544">
            <text:p>3303544</text:p>
          </table:table-cell>
          <table:table-cell office:value-type="string">
            <text:p>Lia Abuladze</text:p>
          </table:table-cell>
          <table:table-cell office:value-type="string">
            <text:p>Gagma napiri</text:p>
          </table:table-cell>
          <table:table-cell/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nm3309629</text:p>
          </table:table-cell>
          <table:table-cell table:number-columns-repeated="2" office:value-type="string">
            <text:p>2022-10-30</text:p>
          </table:table-cell>
          <table:table-cell table:formula="of:=VALUE(RIGHT([.B928];LEN([.B928])-2))" office:value-type="float" office:value="3309629">
            <text:p>3309629</text:p>
          </table:table-cell>
          <table:table-cell office:value-type="string">
            <text:p>Ali Skovbye</text:p>
          </table:table-cell>
          <table:table-cell office:value-type="string">
            <text:p>Breakthrough</text:p>
          </table:table-cell>
          <table:table-cell office:value-type="string">
            <text:p>2002-05-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m3313554</text:p>
          </table:table-cell>
          <table:table-cell table:number-columns-repeated="2" office:value-type="string">
            <text:p>2022-10-31</text:p>
          </table:table-cell>
          <table:table-cell table:formula="of:=VALUE(RIGHT([.B929];LEN([.B929])-2))" office:value-type="float" office:value="3313554">
            <text:p>3313554</text:p>
          </table:table-cell>
          <table:table-cell office:value-type="string">
            <text:p>Catherine Corcoran</text:p>
          </table:table-cell>
          <table:table-cell office:value-type="string">
            <text:p>Long Lost</text:p>
          </table:table-cell>
          <table:table-cell office:value-type="string">
            <text:p>1992-05-30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nm3352434</text:p>
          </table:table-cell>
          <table:table-cell table:number-columns-repeated="2" office:value-type="string">
            <text:p>2022-10-30</text:p>
          </table:table-cell>
          <table:table-cell table:formula="of:=VALUE(RIGHT([.B930];LEN([.B930])-2))" office:value-type="float" office:value="3352434">
            <text:p>3352434</text:p>
          </table:table-cell>
          <table:table-cell office:value-type="string">
            <text:p>Mia Serafino</text:p>
          </table:table-cell>
          <table:table-cell office:value-type="string">
            <text:p>Beef</text:p>
          </table:table-cell>
          <table:table-cell/>
        </table:table-row>
        <table:table-row table:style-name="ro2">
          <table:table-cell office:value-type="float" office:value="1087">
            <text:p>1087</text:p>
          </table:table-cell>
          <table:table-cell office:value-type="string">
            <text:p>nm3353780</text:p>
          </table:table-cell>
          <table:table-cell table:number-columns-repeated="2" office:value-type="string">
            <text:p>2023-06-17</text:p>
          </table:table-cell>
          <table:table-cell table:formula="of:=VALUE(RIGHT([.B931];LEN([.B931])-2))" office:value-type="float" office:value="3353780">
            <text:p>3353780</text:p>
          </table:table-cell>
          <table:table-cell office:value-type="string">
            <text:p>Katie Douglas</text:p>
          </table:table-cell>
          <table:table-cell office:value-type="string">
            <text:p>Ginny &amp; Georgia</text:p>
          </table:table-cell>
          <table:table-cell office:value-type="string">
            <text:p>1998-10-1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nm3382410</text:p>
          </table:table-cell>
          <table:table-cell table:number-columns-repeated="2" office:value-type="string">
            <text:p>2022-10-30</text:p>
          </table:table-cell>
          <table:table-cell table:formula="of:=VALUE(RIGHT([.B932];LEN([.B932])-2))" office:value-type="float" office:value="3382410">
            <text:p>3382410</text:p>
          </table:table-cell>
          <table:table-cell office:value-type="string">
            <text:p>Ruby O. Fee</text:p>
          </table:table-cell>
          <table:table-cell office:value-type="string">
            <text:p>Die Unsichtbaren</text:p>
          </table:table-cell>
          <table:table-cell office:value-type="string">
            <text:p>1996-02-07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nm3393732</text:p>
          </table:table-cell>
          <table:table-cell table:number-columns-repeated="2" office:value-type="string">
            <text:p>2022-11-26</text:p>
          </table:table-cell>
          <table:table-cell table:formula="of:=VALUE(RIGHT([.B933];LEN([.B933])-2))" office:value-type="float" office:value="3393732">
            <text:p>3393732</text:p>
          </table:table-cell>
          <table:table-cell office:value-type="string">
            <text:p>Annet Mahendru</text:p>
          </table:table-cell>
          <table:table-cell office:value-type="string">
            <text:p>The Americans</text:p>
          </table:table-cell>
          <table:table-cell/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nm3396631</text:p>
          </table:table-cell>
          <table:table-cell table:number-columns-repeated="2" office:value-type="string">
            <text:p>2022-10-30</text:p>
          </table:table-cell>
          <table:table-cell table:formula="of:=VALUE(RIGHT([.B934];LEN([.B934])-2))" office:value-type="float" office:value="3396631">
            <text:p>3396631</text:p>
          </table:table-cell>
          <table:table-cell office:value-type="string">
            <text:p>Beth Behrs</text:p>
          </table:table-cell>
          <table:table-cell office:value-type="string">
            <text:p>2 Broke Girls</text:p>
          </table:table-cell>
          <table:table-cell office:value-type="string">
            <text:p>1985-12-26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nm3400186</text:p>
          </table:table-cell>
          <table:table-cell table:number-columns-repeated="2" office:value-type="string">
            <text:p>2022-10-31</text:p>
          </table:table-cell>
          <table:table-cell table:formula="of:=VALUE(RIGHT([.B935];LEN([.B935])-2))" office:value-type="float" office:value="3400186">
            <text:p>3400186</text:p>
          </table:table-cell>
          <table:table-cell office:value-type="string">
            <text:p>Julia Garner</text:p>
          </table:table-cell>
          <table:table-cell office:value-type="string">
            <text:p>The Assistant</text:p>
          </table:table-cell>
          <table:table-cell office:value-type="string">
            <text:p>1994-02-01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nm3411190</text:p>
          </table:table-cell>
          <table:table-cell table:number-columns-repeated="2" office:value-type="string">
            <text:p>2022-10-30</text:p>
          </table:table-cell>
          <table:table-cell table:formula="of:=VALUE(RIGHT([.B936];LEN([.B936])-2))" office:value-type="float" office:value="3411190">
            <text:p>3411190</text:p>
          </table:table-cell>
          <table:table-cell office:value-type="string">
            <text:p>Dido Angel</text:p>
          </table:table-cell>
          <table:table-cell office:value-type="string">
            <text:p>Wet &amp; Thirsty</text:p>
          </table:table-cell>
          <table:table-cell office:value-type="string">
            <text:p>1988-02-19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string">
            <text:p>nm3430569</text:p>
          </table:table-cell>
          <table:table-cell table:number-columns-repeated="2" office:value-type="string">
            <text:p>2023-09-20</text:p>
          </table:table-cell>
          <table:table-cell table:formula="of:=VALUE(RIGHT([.B937];LEN([.B937])-2))" office:value-type="float" office:value="3430569">
            <text:p>3430569</text:p>
          </table:table-cell>
          <table:table-cell office:value-type="string">
            <text:p>Megan Ketch</text:p>
          </table:table-cell>
          <table:table-cell office:value-type="string">
            <text:p>The Big Wedding</text:p>
          </table:table-cell>
          <table:table-cell office:value-type="string">
            <text:p>1982-07-26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office:value-type="string">
            <text:p>nm3498991</text:p>
          </table:table-cell>
          <table:table-cell table:number-columns-repeated="2" office:value-type="string">
            <text:p>2022-10-30</text:p>
          </table:table-cell>
          <table:table-cell table:formula="of:=VALUE(RIGHT([.B938];LEN([.B938])-2))" office:value-type="float" office:value="3498991">
            <text:p>3498991</text:p>
          </table:table-cell>
          <table:table-cell office:value-type="string">
            <text:p>Alexandra Park</text:p>
          </table:table-cell>
          <table:table-cell office:value-type="string">
            <text:p>The Elephant Princess</text:p>
          </table:table-cell>
          <table:table-cell office:value-type="string">
            <text:p>1989-05-14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nm3513533</text:p>
          </table:table-cell>
          <table:table-cell table:number-columns-repeated="2" office:value-type="string">
            <text:p>2023-06-17</text:p>
          </table:table-cell>
          <table:table-cell table:formula="of:=VALUE(RIGHT([.B939];LEN([.B939])-2))" office:value-type="float" office:value="3513533">
            <text:p>3513533</text:p>
          </table:table-cell>
          <table:table-cell office:value-type="string">
            <text:p>Stephanie Hsu</text:p>
          </table:table-cell>
          <table:table-cell office:value-type="string">
            <text:p>The Marvelous Mrs. Maisel</text:p>
          </table:table-cell>
          <table:table-cell office:value-type="string">
            <text:p>1990-11-25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nm3518672</text:p>
          </table:table-cell>
          <table:table-cell table:number-columns-repeated="2" office:value-type="string">
            <text:p>2023-06-17</text:p>
          </table:table-cell>
          <table:table-cell table:formula="of:=VALUE(RIGHT([.B940];LEN([.B940])-2))" office:value-type="float" office:value="3518672">
            <text:p>3518672</text:p>
          </table:table-cell>
          <table:table-cell office:value-type="string">
            <text:p>Poppy Delevingne</text:p>
          </table:table-cell>
          <table:table-cell office:value-type="string">
            <text:p>Kingsman: The Golden Circle</text:p>
          </table:table-cell>
          <table:table-cell office:value-type="string">
            <text:p>1986-05-03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string">
            <text:p>nm3528821</text:p>
          </table:table-cell>
          <table:table-cell table:number-columns-repeated="2" office:value-type="string">
            <text:p>2023-06-17</text:p>
          </table:table-cell>
          <table:table-cell table:formula="of:=VALUE(RIGHT([.B941];LEN([.B941])-2))" office:value-type="float" office:value="3528821">
            <text:p>3528821</text:p>
          </table:table-cell>
          <table:table-cell office:value-type="string">
            <text:p>Emma Myers</text:p>
          </table:table-cell>
          <table:table-cell office:value-type="string">
            <text:p>Wednesday</text:p>
          </table:table-cell>
          <table:table-cell office:value-type="string">
            <text:p>2002-04-02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office:value-type="string">
            <text:p>nm3538734</text:p>
          </table:table-cell>
          <table:table-cell table:number-columns-repeated="2" office:value-type="string">
            <text:p>2023-06-17</text:p>
          </table:table-cell>
          <table:table-cell table:formula="of:=VALUE(RIGHT([.B942];LEN([.B942])-2))" office:value-type="float" office:value="3538734">
            <text:p>3538734</text:p>
          </table:table-cell>
          <table:table-cell office:value-type="string">
            <text:p>Mackinlee Waddell</text:p>
          </table:table-cell>
          <table:table-cell office:value-type="string">
            <text:p>GCB</text:p>
          </table:table-cell>
          <table:table-cell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nm3546045</text:p>
          </table:table-cell>
          <table:table-cell table:number-columns-repeated="2" office:value-type="string">
            <text:p>2022-10-30</text:p>
          </table:table-cell>
          <table:table-cell table:formula="of:=VALUE(RIGHT([.B943];LEN([.B943])-2))" office:value-type="float" office:value="3546045">
            <text:p>3546045</text:p>
          </table:table-cell>
          <table:table-cell office:value-type="string">
            <text:p>Laura Berlin</text:p>
          </table:table-cell>
          <table:table-cell office:value-type="string">
            <text:p>Saphirblau</text:p>
          </table:table-cell>
          <table:table-cell/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nm3550886</text:p>
          </table:table-cell>
          <table:table-cell table:number-columns-repeated="2" office:value-type="string">
            <text:p>2023-06-17</text:p>
          </table:table-cell>
          <table:table-cell table:formula="of:=VALUE(RIGHT([.B944];LEN([.B944])-2))" office:value-type="float" office:value="3550886">
            <text:p>3550886</text:p>
          </table:table-cell>
          <table:table-cell office:value-type="string">
            <text:p>Sasheer Zamata</text:p>
          </table:table-cell>
          <table:table-cell office:value-type="string">
            <text:p>Michelle Obama's Breaking Point</text:p>
          </table:table-cell>
          <table:table-cell office:value-type="string">
            <text:p>1986-05-0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m3565962</text:p>
          </table:table-cell>
          <table:table-cell table:number-columns-repeated="2" office:value-type="string">
            <text:p>2022-10-30</text:p>
          </table:table-cell>
          <table:table-cell table:formula="of:=VALUE(RIGHT([.B945];LEN([.B945])-2))" office:value-type="float" office:value="3565962">
            <text:p>3565962</text:p>
          </table:table-cell>
          <table:table-cell office:value-type="string">
            <text:p>Jessica Raine</text:p>
          </table:table-cell>
          <table:table-cell office:value-type="string">
            <text:p>An Adventure in Space and Time</text:p>
          </table:table-cell>
          <table:table-cell office:value-type="string">
            <text:p>1982-05-14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nm3586035</text:p>
          </table:table-cell>
          <table:table-cell table:number-columns-repeated="2" office:value-type="string">
            <text:p>2023-06-17</text:p>
          </table:table-cell>
          <table:table-cell table:formula="of:=VALUE(RIGHT([.B946];LEN([.B946])-2))" office:value-type="float" office:value="3586035">
            <text:p>3586035</text:p>
          </table:table-cell>
          <table:table-cell office:value-type="string">
            <text:p>Maisie Williams</text:p>
          </table:table-cell>
          <table:table-cell office:value-type="string">
            <text:p>The New Mutants</text:p>
          </table:table-cell>
          <table:table-cell office:value-type="string">
            <text:p>1997-04-15</text:p>
          </table:table-cell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nm3592338</text:p>
          </table:table-cell>
          <table:table-cell table:number-columns-repeated="2" office:value-type="string">
            <text:p>2022-10-31</text:p>
          </table:table-cell>
          <table:table-cell table:formula="of:=VALUE(RIGHT([.B947];LEN([.B947])-2))" office:value-type="float" office:value="3592338">
            <text:p>3592338</text:p>
          </table:table-cell>
          <table:table-cell office:value-type="string">
            <text:p>Emilia Clarke</text:p>
          </table:table-cell>
          <table:table-cell office:value-type="string">
            <text:p>Game of Thrones</text:p>
          </table:table-cell>
          <table:table-cell office:value-type="string">
            <text:p>1986-10-23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office:value-type="string">
            <text:p>nm3594940</text:p>
          </table:table-cell>
          <table:table-cell table:number-columns-repeated="2" office:value-type="string">
            <text:p>2023-06-17</text:p>
          </table:table-cell>
          <table:table-cell table:formula="of:=VALUE(RIGHT([.B948];LEN([.B948])-2))" office:value-type="float" office:value="3594940">
            <text:p>3594940</text:p>
          </table:table-cell>
          <table:table-cell office:value-type="string">
            <text:p>Ashley Park</text:p>
          </table:table-cell>
          <table:table-cell office:value-type="string">
            <text:p>Joy Ride</text:p>
          </table:table-cell>
          <table:table-cell office:value-type="string">
            <text:p>1991-06-06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nm3596959</text:p>
          </table:table-cell>
          <table:table-cell table:number-columns-repeated="2" office:value-type="string">
            <text:p>2022-10-30</text:p>
          </table:table-cell>
          <table:table-cell table:formula="of:=VALUE(RIGHT([.B949];LEN([.B949])-2))" office:value-type="float" office:value="3596959">
            <text:p>3596959</text:p>
          </table:table-cell>
          <table:table-cell office:value-type="string">
            <text:p>Jaz Sinclair</text:p>
          </table:table-cell>
          <table:table-cell office:value-type="string">
            <text:p>Gen V</text:p>
          </table:table-cell>
          <table:table-cell office:value-type="string">
            <text:p>1994-07-22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string">
            <text:p>nm3601766</text:p>
          </table:table-cell>
          <table:table-cell table:number-columns-repeated="2" office:value-type="string">
            <text:p>2023-06-17</text:p>
          </table:table-cell>
          <table:table-cell table:formula="of:=VALUE(RIGHT([.B950];LEN([.B950])-2))" office:value-type="float" office:value="3601766">
            <text:p>3601766</text:p>
          </table:table-cell>
          <table:table-cell office:value-type="string">
            <text:p>Shraddha Kapoor</text:p>
          </table:table-cell>
          <table:table-cell office:value-type="string">
            <text:p>Aashiqui 2</text:p>
          </table:table-cell>
          <table:table-cell office:value-type="string">
            <text:p>1987-03-03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office:value-type="string">
            <text:p>nm3618255</text:p>
          </table:table-cell>
          <table:table-cell table:number-columns-repeated="2" office:value-type="string">
            <text:p>2023-06-17</text:p>
          </table:table-cell>
          <table:table-cell table:formula="of:=VALUE(RIGHT([.B951];LEN([.B951])-2))" office:value-type="float" office:value="3618255">
            <text:p>3618255</text:p>
          </table:table-cell>
          <table:table-cell office:value-type="string">
            <text:p>Caitlin McGee</text:p>
          </table:table-cell>
          <table:table-cell office:value-type="string">
            <text:p>Bluff City Law</text:p>
          </table:table-cell>
          <table:table-cell office:value-type="string">
            <text:p>1988-01-09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nm3625065</text:p>
          </table:table-cell>
          <table:table-cell table:number-columns-repeated="2" office:value-type="string">
            <text:p>2022-10-31</text:p>
          </table:table-cell>
          <table:table-cell table:formula="of:=VALUE(RIGHT([.B952];LEN([.B952])-2))" office:value-type="float" office:value="3625065">
            <text:p>3625065</text:p>
          </table:table-cell>
          <table:table-cell office:value-type="string">
            <text:p>Alexis Knapp</text:p>
          </table:table-cell>
          <table:table-cell office:value-type="string">
            <text:p>Pitch Perfect</text:p>
          </table:table-cell>
          <table:table-cell office:value-type="string">
            <text:p>1989-07-31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nm3631803</text:p>
          </table:table-cell>
          <table:table-cell table:number-columns-repeated="2" office:value-type="string">
            <text:p>2022-10-30</text:p>
          </table:table-cell>
          <table:table-cell table:formula="of:=VALUE(RIGHT([.B953];LEN([.B953])-2))" office:value-type="float" office:value="3631803">
            <text:p>3631803</text:p>
          </table:table-cell>
          <table:table-cell office:value-type="string">
            <text:p>Julia Chan</text:p>
          </table:table-cell>
          <table:table-cell office:value-type="string">
            <text:p>Saving Hope</text:p>
          </table:table-cell>
          <table:table-cell office:value-type="string">
            <text:p>1983-05-09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nm3637636</text:p>
          </table:table-cell>
          <table:table-cell table:number-columns-repeated="2" office:value-type="string">
            <text:p>2022-10-30</text:p>
          </table:table-cell>
          <table:table-cell table:formula="of:=VALUE(RIGHT([.B954];LEN([.B954])-2))" office:value-type="float" office:value="3637636">
            <text:p>3637636</text:p>
          </table:table-cell>
          <table:table-cell office:value-type="string">
            <text:p>Ester Dean</text:p>
          </table:table-cell>
          <table:table-cell office:value-type="string">
            <text:p>Pitch Perfect</text:p>
          </table:table-cell>
          <table:table-cell office:value-type="string">
            <text:p>1982-04-15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nm3643173</text:p>
          </table:table-cell>
          <table:table-cell table:number-columns-repeated="2" office:value-type="string">
            <text:p>2022-10-30</text:p>
          </table:table-cell>
          <table:table-cell table:formula="of:=VALUE(RIGHT([.B955];LEN([.B955])-2))" office:value-type="float" office:value="3643173">
            <text:p>3643173</text:p>
          </table:table-cell>
          <table:table-cell office:value-type="string">
            <text:p>Amelia Rose Blaire</text:p>
          </table:table-cell>
          <table:table-cell office:value-type="string">
            <text:p>True Blood</text:p>
          </table:table-cell>
          <table:table-cell office:value-type="string">
            <text:p>1987-11-20</text:p>
          </table:table-cell>
        </table:table-row>
        <table:table-row table:style-name="ro2">
          <table:table-cell office:value-type="float" office:value="1097">
            <text:p>1097</text:p>
          </table:table-cell>
          <table:table-cell office:value-type="string">
            <text:p>nm3646923</text:p>
          </table:table-cell>
          <table:table-cell table:number-columns-repeated="2" office:value-type="string">
            <text:p>2023-06-17</text:p>
          </table:table-cell>
          <table:table-cell table:formula="of:=VALUE(RIGHT([.B956];LEN([.B956])-2))" office:value-type="float" office:value="3646923">
            <text:p>3646923</text:p>
          </table:table-cell>
          <table:table-cell office:value-type="string">
            <text:p>Roxane Duran</text:p>
          </table:table-cell>
          <table:table-cell office:value-type="string">
            <text:p>Marie Antoinette</text:p>
          </table:table-cell>
          <table:table-cell office:value-type="string">
            <text:p>1993-01-27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nm3647676</text:p>
          </table:table-cell>
          <table:table-cell table:number-columns-repeated="2" office:value-type="string">
            <text:p>2022-10-31</text:p>
          </table:table-cell>
          <table:table-cell table:formula="of:=VALUE(RIGHT([.B957];LEN([.B957])-2))" office:value-type="float" office:value="3647676">
            <text:p>3647676</text:p>
          </table:table-cell>
          <table:table-cell office:value-type="string">
            <text:p>Charlie Murphy</text:p>
          </table:table-cell>
          <table:table-cell office:value-type="string">
            <text:p>Obsession</text:p>
          </table:table-cell>
          <table:table-cell office:value-type="string">
            <text:p>1987-11-30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nm3668216</text:p>
          </table:table-cell>
          <table:table-cell table:number-columns-repeated="2" office:value-type="string">
            <text:p>2022-10-31</text:p>
          </table:table-cell>
          <table:table-cell table:formula="of:=VALUE(RIGHT([.B958];LEN([.B958])-2))" office:value-type="float" office:value="3668216">
            <text:p>3668216</text:p>
          </table:table-cell>
          <table:table-cell office:value-type="string">
            <text:p>Nargis Fakhri</text:p>
          </table:table-cell>
          <table:table-cell office:value-type="string">
            <text:p>Spy</text:p>
          </table:table-cell>
          <table:table-cell office:value-type="string">
            <text:p>1979-10-20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nm3688576</text:p>
          </table:table-cell>
          <table:table-cell table:number-columns-repeated="2" office:value-type="string">
            <text:p>2022-10-30</text:p>
          </table:table-cell>
          <table:table-cell table:formula="of:=VALUE(RIGHT([.B959];LEN([.B959])-2))" office:value-type="float" office:value="3688576">
            <text:p>3688576</text:p>
          </table:table-cell>
          <table:table-cell office:value-type="string">
            <text:p>Rowan Blanchard</text:p>
          </table:table-cell>
          <table:table-cell office:value-type="string">
            <text:p>Spy Kids 4: All the Time in the World</text:p>
          </table:table-cell>
          <table:table-cell office:value-type="string">
            <text:p>2001-10-1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m3697443</text:p>
          </table:table-cell>
          <table:table-cell table:number-columns-repeated="2" office:value-type="string">
            <text:p>2022-10-30</text:p>
          </table:table-cell>
          <table:table-cell table:formula="of:=VALUE(RIGHT([.B960];LEN([.B960])-2))" office:value-type="float" office:value="3697443">
            <text:p>3697443</text:p>
          </table:table-cell>
          <table:table-cell office:value-type="string">
            <text:p>Phoebe Dynevor</text:p>
          </table:table-cell>
          <table:table-cell office:value-type="string">
            <text:p>Fair Play</text:p>
          </table:table-cell>
          <table:table-cell office:value-type="string">
            <text:p>1995-04-17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string">
            <text:p>nm3702160</text:p>
          </table:table-cell>
          <table:table-cell table:number-columns-repeated="2" office:value-type="string">
            <text:p>2022-10-30</text:p>
          </table:table-cell>
          <table:table-cell table:formula="of:=VALUE(RIGHT([.B961];LEN([.B961])-2))" office:value-type="float" office:value="3702160">
            <text:p>3702160</text:p>
          </table:table-cell>
          <table:table-cell office:value-type="string">
            <text:p>Ashleigh Murray</text:p>
          </table:table-cell>
          <table:table-cell office:value-type="string">
            <text:p>Riverdale</text:p>
          </table:table-cell>
          <table:table-cell office:value-type="string">
            <text:p>1988-01-18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nm3706952</text:p>
          </table:table-cell>
          <table:table-cell table:number-columns-repeated="2" office:value-type="string">
            <text:p>2022-10-30</text:p>
          </table:table-cell>
          <table:table-cell table:formula="of:=VALUE(RIGHT([.B962];LEN([.B962])-2))" office:value-type="float" office:value="3706952">
            <text:p>3706952</text:p>
          </table:table-cell>
          <table:table-cell office:value-type="string">
            <text:p>Crystal Reed</text:p>
          </table:table-cell>
          <table:table-cell office:value-type="string">
            <text:p>Swamp Thing</text:p>
          </table:table-cell>
          <table:table-cell office:value-type="string">
            <text:p>1985-02-06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nm3725055</text:p>
          </table:table-cell>
          <table:table-cell table:number-columns-repeated="2" office:value-type="string">
            <text:p>2022-10-31</text:p>
          </table:table-cell>
          <table:table-cell table:formula="of:=VALUE(RIGHT([.B963];LEN([.B963])-2))" office:value-type="float" office:value="3725055">
            <text:p>3725055</text:p>
          </table:table-cell>
          <table:table-cell office:value-type="string">
            <text:p>Jessica Henwick</text:p>
          </table:table-cell>
          <table:table-cell office:value-type="string">
            <text:p>The Royal Hotel</text:p>
          </table:table-cell>
          <table:table-cell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nm3726887</text:p>
          </table:table-cell>
          <table:table-cell table:number-columns-repeated="2" office:value-type="string">
            <text:p>2022-10-30</text:p>
          </table:table-cell>
          <table:table-cell table:formula="of:=VALUE(RIGHT([.B964];LEN([.B964])-2))" office:value-type="float" office:value="3726887">
            <text:p>3726887</text:p>
          </table:table-cell>
          <table:table-cell office:value-type="string">
            <text:p>Jessica Brown Findlay</text:p>
          </table:table-cell>
          <table:table-cell office:value-type="string">
            <text:p>Brave New World</text:p>
          </table:table-cell>
          <table:table-cell office:value-type="string">
            <text:p>1989-09-14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nm3733434</text:p>
          </table:table-cell>
          <table:table-cell table:number-columns-repeated="2" office:value-type="string">
            <text:p>2023-06-17</text:p>
          </table:table-cell>
          <table:table-cell table:formula="of:=VALUE(RIGHT([.B965];LEN([.B965])-2))" office:value-type="float" office:value="3733434">
            <text:p>3733434</text:p>
          </table:table-cell>
          <table:table-cell office:value-type="string">
            <text:p>Jemima Kirke</text:p>
          </table:table-cell>
          <table:table-cell office:value-type="string">
            <text:p>Tiny Furniture</text:p>
          </table:table-cell>
          <table:table-cell office:value-type="string">
            <text:p>1985-04-2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nm3754368</text:p>
          </table:table-cell>
          <table:table-cell table:number-columns-repeated="2" office:value-type="string">
            <text:p>2022-10-30</text:p>
          </table:table-cell>
          <table:table-cell table:formula="of:=VALUE(RIGHT([.B966];LEN([.B966])-2))" office:value-type="float" office:value="3754368">
            <text:p>3754368</text:p>
          </table:table-cell>
          <table:table-cell office:value-type="string">
            <text:p>Jenessa Grant</text:p>
          </table:table-cell>
          <table:table-cell office:value-type="string">
            <text:p>With Truelove Showers</text:p>
          </table:table-cell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nm3762213</text:p>
          </table:table-cell>
          <table:table-cell table:number-columns-repeated="2" office:value-type="string">
            <text:p>2022-10-30</text:p>
          </table:table-cell>
          <table:table-cell table:formula="of:=VALUE(RIGHT([.B967];LEN([.B967])-2))" office:value-type="float" office:value="3762213">
            <text:p>3762213</text:p>
          </table:table-cell>
          <table:table-cell office:value-type="string">
            <text:p>Shay Mitchell</text:p>
          </table:table-cell>
          <table:table-cell office:value-type="string">
            <text:p>Pretty Little Liars</text:p>
          </table:table-cell>
          <table:table-cell office:value-type="string">
            <text:p>1987-04-10</text:p>
          </table:table-cell>
        </table:table-row>
        <table:table-row table:style-name="ro2">
          <table:table-cell office:value-type="float" office:value="1099">
            <text:p>1099</text:p>
          </table:table-cell>
          <table:table-cell office:value-type="string">
            <text:p>nm3821782</text:p>
          </table:table-cell>
          <table:table-cell table:number-columns-repeated="2" office:value-type="string">
            <text:p>2023-06-17</text:p>
          </table:table-cell>
          <table:table-cell table:formula="of:=VALUE(RIGHT([.B968];LEN([.B968])-2))" office:value-type="float" office:value="3821782">
            <text:p>3821782</text:p>
          </table:table-cell>
          <table:table-cell office:value-type="string">
            <text:p>Kacey Rohl</text:p>
          </table:table-cell>
          <table:table-cell office:value-type="string">
            <text:p>White Lie</text:p>
          </table:table-cell>
          <table:table-cell office:value-type="string">
            <text:p>1991-08-06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nm3827455</text:p>
          </table:table-cell>
          <table:table-cell table:number-columns-repeated="2" office:value-type="string">
            <text:p>2022-10-30</text:p>
          </table:table-cell>
          <table:table-cell table:formula="of:=VALUE(RIGHT([.B969];LEN([.B969])-2))" office:value-type="float" office:value="3827455">
            <text:p>3827455</text:p>
          </table:table-cell>
          <table:table-cell office:value-type="string">
            <text:p>Lili Simmons</text:p>
          </table:table-cell>
          <table:table-cell office:value-type="string">
            <text:p>Banshee</text:p>
          </table:table-cell>
          <table:table-cell office:value-type="string">
            <text:p>1993-07-23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nm3849842</text:p>
          </table:table-cell>
          <table:table-cell table:number-columns-repeated="2" office:value-type="string">
            <text:p>2023-06-17</text:p>
          </table:table-cell>
          <table:table-cell table:formula="of:=VALUE(RIGHT([.B970];LEN([.B970])-2))" office:value-type="float" office:value="3849842">
            <text:p>3849842</text:p>
          </table:table-cell>
          <table:table-cell office:value-type="string">
            <text:p>Sophie Turner</text:p>
          </table:table-cell>
          <table:table-cell office:value-type="string">
            <text:p>Game of Thrones</text:p>
          </table:table-cell>
          <table:table-cell office:value-type="string">
            <text:p>1996-02-21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nm3856316</text:p>
          </table:table-cell>
          <table:table-cell table:number-columns-repeated="2" office:value-type="string">
            <text:p>2023-06-17</text:p>
          </table:table-cell>
          <table:table-cell table:formula="of:=VALUE(RIGHT([.B971];LEN([.B971])-2))" office:value-type="float" office:value="3856316">
            <text:p>3856316</text:p>
          </table:table-cell>
          <table:table-cell office:value-type="string">
            <text:p>ZoÃ« Chao</text:p>
          </table:table-cell>
          <table:table-cell office:value-type="string">
            <text:p>Love Life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nm3875695</text:p>
          </table:table-cell>
          <table:table-cell table:number-columns-repeated="2" office:value-type="string">
            <text:p>2022-10-30</text:p>
          </table:table-cell>
          <table:table-cell table:formula="of:=VALUE(RIGHT([.B972];LEN([.B972])-2))" office:value-type="float" office:value="3875695">
            <text:p>3875695</text:p>
          </table:table-cell>
          <table:table-cell office:value-type="string">
            <text:p>Astrella Celeste</text:p>
          </table:table-cell>
          <table:table-cell office:value-type="string">
            <text:p>Beyond the Noise: My Transcendental Meditation Journey</text:p>
          </table:table-cell>
          <table:table-cell office:value-type="string">
            <text:p>1971-09-26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nm3886028</text:p>
          </table:table-cell>
          <table:table-cell table:number-columns-repeated="2" office:value-type="string">
            <text:p>2023-06-17</text:p>
          </table:table-cell>
          <table:table-cell table:formula="of:=VALUE(RIGHT([.B973];LEN([.B973])-2))" office:value-type="float" office:value="3886028">
            <text:p>3886028</text:p>
          </table:table-cell>
          <table:table-cell office:value-type="string">
            <text:p>Angourie Rice</text:p>
          </table:table-cell>
          <table:table-cell office:value-type="string">
            <text:p>The Nice Guys</text:p>
          </table:table-cell>
          <table:table-cell office:value-type="string">
            <text:p>2001-01-01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nm3899933</text:p>
          </table:table-cell>
          <table:table-cell table:number-columns-repeated="2" office:value-type="string">
            <text:p>2022-10-30</text:p>
          </table:table-cell>
          <table:table-cell table:formula="of:=VALUE(RIGHT([.B974];LEN([.B974])-2))" office:value-type="float" office:value="3899933">
            <text:p>3899933</text:p>
          </table:table-cell>
          <table:table-cell office:value-type="string">
            <text:p>Elizabeth Blackmore</text:p>
          </table:table-cell>
          <table:table-cell office:value-type="string">
            <text:p>Evil Dead</text:p>
          </table:table-cell>
          <table:table-cell office:value-type="string">
            <text:p>1987-01-06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nm3908228</text:p>
          </table:table-cell>
          <table:table-cell table:number-columns-repeated="2" office:value-type="string">
            <text:p>2022-10-30</text:p>
          </table:table-cell>
          <table:table-cell table:formula="of:=VALUE(RIGHT([.B975];LEN([.B975])-2))" office:value-type="float" office:value="3908228">
            <text:p>3908228</text:p>
          </table:table-cell>
          <table:table-cell office:value-type="string">
            <text:p>Emilija Baranac</text:p>
          </table:table-cell>
          <table:table-cell office:value-type="string">
            <text:p>Fakes</text:p>
          </table:table-cell>
          <table:table-cell office:value-type="string">
            <text:p>1994-08-04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nm3918035</text:p>
          </table:table-cell>
          <table:table-cell table:number-columns-repeated="2" office:value-type="string">
            <text:p>2023-06-17</text:p>
          </table:table-cell>
          <table:table-cell table:formula="of:=VALUE(RIGHT([.B976];LEN([.B976])-2))" office:value-type="float" office:value="3918035">
            <text:p>3918035</text:p>
          </table:table-cell>
          <table:table-cell office:value-type="string">
            <text:p>Zendaya</text:p>
          </table:table-cell>
          <table:table-cell office:value-type="string">
            <text:p>Spider-Man: Homecoming</text:p>
          </table:table-cell>
          <table:table-cell office:value-type="string">
            <text:p>1996-09-01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nm3920288</text:p>
          </table:table-cell>
          <table:table-cell table:number-columns-repeated="2" office:value-type="string">
            <text:p>2022-10-31</text:p>
          </table:table-cell>
          <table:table-cell table:formula="of:=VALUE(RIGHT([.B977];LEN([.B977])-2))" office:value-type="float" office:value="3920288">
            <text:p>3920288</text:p>
          </table:table-cell>
          <table:table-cell office:value-type="string">
            <text:p>Taissa Farmiga</text:p>
          </table:table-cell>
          <table:table-cell office:value-type="string">
            <text:p>The Final Girls</text:p>
          </table:table-cell>
          <table:table-cell office:value-type="string">
            <text:p>1994-08-1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nm3924288</text:p>
          </table:table-cell>
          <table:table-cell table:number-columns-repeated="2" office:value-type="string">
            <text:p>2022-10-30</text:p>
          </table:table-cell>
          <table:table-cell table:formula="of:=VALUE(RIGHT([.B978];LEN([.B978])-2))" office:value-type="float" office:value="3924288">
            <text:p>3924288</text:p>
          </table:table-cell>
          <table:table-cell office:value-type="string">
            <text:p>Sarah Dumont</text:p>
          </table:table-cell>
          <table:table-cell office:value-type="string">
            <text:p>Scouts Guide to the Zombie Apocalypse</text:p>
          </table:table-cell>
          <table:table-cell office:value-type="string">
            <text:p>1990-04-1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nm3929195</text:p>
          </table:table-cell>
          <table:table-cell table:number-columns-repeated="2" office:value-type="string">
            <text:p>2022-10-31</text:p>
          </table:table-cell>
          <table:table-cell table:formula="of:=VALUE(RIGHT([.B979];LEN([.B979])-2))" office:value-type="float" office:value="3929195">
            <text:p>3929195</text:p>
          </table:table-cell>
          <table:table-cell office:value-type="string">
            <text:p>Erin Moriarty</text:p>
          </table:table-cell>
          <table:table-cell office:value-type="string">
            <text:p>The Boys</text:p>
          </table:table-cell>
          <table:table-cell office:value-type="string">
            <text:p>1994-06-24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nm3929887</text:p>
          </table:table-cell>
          <table:table-cell table:number-columns-repeated="2" office:value-type="string">
            <text:p>2022-10-30</text:p>
          </table:table-cell>
          <table:table-cell table:formula="of:=VALUE(RIGHT([.B980];LEN([.B980])-2))" office:value-type="float" office:value="3929887">
            <text:p>3929887</text:p>
          </table:table-cell>
          <table:table-cell office:value-type="string">
            <text:p>Lili Reinhart</text:p>
          </table:table-cell>
          <table:table-cell office:value-type="string">
            <text:p>Riverdale</text:p>
          </table:table-cell>
          <table:table-cell office:value-type="string">
            <text:p>1996-09-13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nm3948952</text:p>
          </table:table-cell>
          <table:table-cell table:number-columns-repeated="2" office:value-type="string">
            <text:p>2022-10-31</text:p>
          </table:table-cell>
          <table:table-cell table:formula="of:=VALUE(RIGHT([.B981];LEN([.B981])-2))" office:value-type="float" office:value="3948952">
            <text:p>3948952</text:p>
          </table:table-cell>
          <table:table-cell office:value-type="string">
            <text:p>Vanessa Kirby</text:p>
          </table:table-cell>
          <table:table-cell office:value-type="string">
            <text:p>The Crown</text:p>
          </table:table-cell>
          <table:table-cell office:value-type="string">
            <text:p>1988-04-1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nm3964350</text:p>
          </table:table-cell>
          <table:table-cell table:number-columns-repeated="2" office:value-type="string">
            <text:p>2022-10-31</text:p>
          </table:table-cell>
          <table:table-cell table:formula="of:=VALUE(RIGHT([.B982];LEN([.B982])-2))" office:value-type="float" office:value="3964350">
            <text:p>3964350</text:p>
          </table:table-cell>
          <table:table-cell office:value-type="string">
            <text:p>Amandla Stenberg</text:p>
          </table:table-cell>
          <table:table-cell office:value-type="string">
            <text:p>The Hunger Games</text:p>
          </table:table-cell>
          <table:table-cell office:value-type="string">
            <text:p>1998-10-23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nm3970180</text:p>
          </table:table-cell>
          <table:table-cell table:number-columns-repeated="2" office:value-type="string">
            <text:p>2023-06-17</text:p>
          </table:table-cell>
          <table:table-cell table:formula="of:=VALUE(RIGHT([.B983];LEN([.B983])-2))" office:value-type="float" office:value="3970180">
            <text:p>3970180</text:p>
          </table:table-cell>
          <table:table-cell office:value-type="string">
            <text:p>Sadie Calvano</text:p>
          </table:table-cell>
          <table:table-cell office:value-type="string">
            <text:p>Mom</text:p>
          </table:table-cell>
          <table:table-cell office:value-type="string">
            <text:p>1997-04-08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nm3994956</text:p>
          </table:table-cell>
          <table:table-cell table:number-columns-repeated="2" office:value-type="string">
            <text:p>2022-10-30</text:p>
          </table:table-cell>
          <table:table-cell table:formula="of:=VALUE(RIGHT([.B984];LEN([.B984])-2))" office:value-type="float" office:value="3994956">
            <text:p>3994956</text:p>
          </table:table-cell>
          <table:table-cell office:value-type="string">
            <text:p>Madison Lintz</text:p>
          </table:table-cell>
          <table:table-cell office:value-type="string">
            <text:p>The Walking Dead</text:p>
          </table:table-cell>
          <table:table-cell office:value-type="string">
            <text:p>1999-05-11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nm4003706</text:p>
          </table:table-cell>
          <table:table-cell table:number-columns-repeated="2" office:value-type="string">
            <text:p>2022-10-30</text:p>
          </table:table-cell>
          <table:table-cell table:formula="of:=VALUE(RIGHT([.B985];LEN([.B985])-2))" office:value-type="float" office:value="4003706">
            <text:p>4003706</text:p>
          </table:table-cell>
          <table:table-cell office:value-type="string">
            <text:p>Erin Krakow</text:p>
          </table:table-cell>
          <table:table-cell office:value-type="string">
            <text:p>When Calls the Heart</text:p>
          </table:table-cell>
          <table:table-cell/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nm4004793</text:p>
          </table:table-cell>
          <table:table-cell table:number-columns-repeated="2" office:value-type="string">
            <text:p>2022-10-31</text:p>
          </table:table-cell>
          <table:table-cell table:formula="of:=VALUE(RIGHT([.B986];LEN([.B986])-2))" office:value-type="float" office:value="4004793">
            <text:p>4004793</text:p>
          </table:table-cell>
          <table:table-cell office:value-type="string">
            <text:p>Letitia Wright</text:p>
          </table:table-cell>
          <table:table-cell office:value-type="string">
            <text:p>Black Panther</text:p>
          </table:table-cell>
          <table:table-cell office:value-type="string">
            <text:p>1993-10-31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nm4023073</text:p>
          </table:table-cell>
          <table:table-cell table:number-columns-repeated="2" office:value-type="string">
            <text:p>2022-10-31</text:p>
          </table:table-cell>
          <table:table-cell table:formula="of:=VALUE(RIGHT([.B987];LEN([.B987])-2))" office:value-type="float" office:value="4023073">
            <text:p>4023073</text:p>
          </table:table-cell>
          <table:table-cell office:value-type="string">
            <text:p>Rosa Salazar</text:p>
          </table:table-cell>
          <table:table-cell office:value-type="string">
            <text:p>Alita: Battle Angel</text:p>
          </table:table-cell>
          <table:table-cell office:value-type="string">
            <text:p>1985-07-16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office:value-type="string">
            <text:p>nm4034163</text:p>
          </table:table-cell>
          <table:table-cell table:number-columns-repeated="2" office:value-type="string">
            <text:p>2022-10-30</text:p>
          </table:table-cell>
          <table:table-cell table:formula="of:=VALUE(RIGHT([.B988];LEN([.B988])-2))" office:value-type="float" office:value="4034163">
            <text:p>4034163</text:p>
          </table:table-cell>
          <table:table-cell office:value-type="string">
            <text:p>Silvie Deluxe</text:p>
          </table:table-cell>
          <table:table-cell office:value-type="string">
            <text:p>Inglorious Bitches</text:p>
          </table:table-cell>
          <table:table-cell office:value-type="string">
            <text:p>1988-12-17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nm4053303</text:p>
          </table:table-cell>
          <table:table-cell table:number-columns-repeated="2" office:value-type="string">
            <text:p>2022-10-30</text:p>
          </table:table-cell>
          <table:table-cell table:formula="of:=VALUE(RIGHT([.B989];LEN([.B989])-2))" office:value-type="float" office:value="4053303">
            <text:p>4053303</text:p>
          </table:table-cell>
          <table:table-cell office:value-type="string">
            <text:p>Briana Cuoco</text:p>
          </table:table-cell>
          <table:table-cell office:value-type="string">
            <text:p>The Flight Attendant</text:p>
          </table:table-cell>
          <table:table-cell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nm4081976</text:p>
          </table:table-cell>
          <table:table-cell table:number-columns-repeated="2" office:value-type="string">
            <text:p>2022-10-30</text:p>
          </table:table-cell>
          <table:table-cell table:formula="of:=VALUE(RIGHT([.B990];LEN([.B990])-2))" office:value-type="float" office:value="4081976">
            <text:p>4081976</text:p>
          </table:table-cell>
          <table:table-cell office:value-type="string">
            <text:p>Hayden Winters</text:p>
          </table:table-cell>
          <table:table-cell office:value-type="string">
            <text:p>The Flintstones: A XXX Parody</text:p>
          </table:table-cell>
          <table:table-cell office:value-type="string">
            <text:p>1991-02-17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nm4106240</text:p>
          </table:table-cell>
          <table:table-cell table:number-columns-repeated="2" office:value-type="string">
            <text:p>2023-06-17</text:p>
          </table:table-cell>
          <table:table-cell table:formula="of:=VALUE(RIGHT([.B991];LEN([.B991])-2))" office:value-type="float" office:value="4106240">
            <text:p>4106240</text:p>
          </table:table-cell>
          <table:table-cell office:value-type="string">
            <text:p>Lauran Irion</text:p>
          </table:table-cell>
          <table:table-cell office:value-type="string">
            <text:p>Zoe Gone</text:p>
          </table:table-cell>
          <table:table-cell office:value-type="string">
            <text:p>1994-10-25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nm4111426</text:p>
          </table:table-cell>
          <table:table-cell table:number-columns-repeated="2" office:value-type="string">
            <text:p>2022-10-30</text:p>
          </table:table-cell>
          <table:table-cell table:formula="of:=VALUE(RIGHT([.B992];LEN([.B992])-2))" office:value-type="float" office:value="4111426">
            <text:p>4111426</text:p>
          </table:table-cell>
          <table:table-cell office:value-type="string">
            <text:p>Holly Taylor</text:p>
          </table:table-cell>
          <table:table-cell office:value-type="string">
            <text:p>The Americans</text:p>
          </table:table-cell>
          <table:table-cell office:value-type="string">
            <text:p>1997-10-3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nm4121075</text:p>
          </table:table-cell>
          <table:table-cell table:number-columns-repeated="2" office:value-type="string">
            <text:p>2022-10-30</text:p>
          </table:table-cell>
          <table:table-cell table:formula="of:=VALUE(RIGHT([.B993];LEN([.B993])-2))" office:value-type="float" office:value="4121075">
            <text:p>4121075</text:p>
          </table:table-cell>
          <table:table-cell office:value-type="string">
            <text:p>Tinatin Dalakishvili</text:p>
          </table:table-cell>
          <table:table-cell office:value-type="string">
            <text:p>Zvezda</text:p>
          </table:table-cell>
          <table:table-cell office:value-type="string">
            <text:p>1991-02-02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nm4124560</text:p>
          </table:table-cell>
          <table:table-cell table:number-columns-repeated="2" office:value-type="string">
            <text:p>2022-10-30</text:p>
          </table:table-cell>
          <table:table-cell table:formula="of:=VALUE(RIGHT([.B994];LEN([.B994])-2))" office:value-type="float" office:value="4124560">
            <text:p>4124560</text:p>
          </table:table-cell>
          <table:table-cell office:value-type="string">
            <text:p>Javicia Leslie</text:p>
          </table:table-cell>
          <table:table-cell office:value-type="string">
            <text:p>Batwoman</text:p>
          </table:table-cell>
          <table:table-cell office:value-type="string">
            <text:p>1987-05-30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nm4129745</text:p>
          </table:table-cell>
          <table:table-cell table:number-columns-repeated="2" office:value-type="string">
            <text:p>2023-06-16</text:p>
          </table:table-cell>
          <table:table-cell table:formula="of:=VALUE(RIGHT([.B995];LEN([.B995])-2))" office:value-type="float" office:value="4129745">
            <text:p>4129745</text:p>
          </table:table-cell>
          <table:table-cell office:value-type="string">
            <text:p>Allison Williams</text:p>
          </table:table-cell>
          <table:table-cell office:value-type="string">
            <text:p>Girls</text:p>
          </table:table-cell>
          <table:table-cell office:value-type="string">
            <text:p>1988-04-13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nm4140727</text:p>
          </table:table-cell>
          <table:table-cell table:number-columns-repeated="2" office:value-type="string">
            <text:p>2022-10-30</text:p>
          </table:table-cell>
          <table:table-cell table:formula="of:=VALUE(RIGHT([.B996];LEN([.B996])-2))" office:value-type="float" office:value="4140727">
            <text:p>4140727</text:p>
          </table:table-cell>
          <table:table-cell office:value-type="string">
            <text:p>Dina Shihabi</text:p>
          </table:table-cell>
          <table:table-cell office:value-type="string">
            <text:p>Jack Ryan</text:p>
          </table:table-cell>
          <table:table-cell office:value-type="string">
            <text:p>1989-09-2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nm4141252</text:p>
          </table:table-cell>
          <table:table-cell table:number-columns-repeated="2" office:value-type="string">
            <text:p>2022-10-31</text:p>
          </table:table-cell>
          <table:table-cell table:formula="of:=VALUE(RIGHT([.B997];LEN([.B997])-2))" office:value-type="float" office:value="4141252">
            <text:p>4141252</text:p>
          </table:table-cell>
          <table:table-cell office:value-type="string">
            <text:p>Lily James</text:p>
          </table:table-cell>
          <table:table-cell office:value-type="string">
            <text:p>Cinderella</text:p>
          </table:table-cell>
          <table:table-cell office:value-type="string">
            <text:p>1989-04-05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nm4152858</text:p>
          </table:table-cell>
          <table:table-cell table:number-columns-repeated="2" office:value-type="string">
            <text:p>2022-10-30</text:p>
          </table:table-cell>
          <table:table-cell table:formula="of:=VALUE(RIGHT([.B998];LEN([.B998])-2))" office:value-type="float" office:value="4152858">
            <text:p>4152858</text:p>
          </table:table-cell>
          <table:table-cell office:value-type="string">
            <text:p>Sarah Grey</text:p>
          </table:table-cell>
          <table:table-cell office:value-type="string">
            <text:p>Power Rangers</text:p>
          </table:table-cell>
          <table:table-cell office:value-type="string">
            <text:p>1996-05-19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office:value-type="string">
            <text:p>nm4154724</text:p>
          </table:table-cell>
          <table:table-cell table:number-columns-repeated="2" office:value-type="string">
            <text:p>2022-10-30</text:p>
          </table:table-cell>
          <table:table-cell table:formula="of:=VALUE(RIGHT([.B999];LEN([.B999])-2))" office:value-type="float" office:value="4154724">
            <text:p>4154724</text:p>
          </table:table-cell>
          <table:table-cell office:value-type="string">
            <text:p>Celina Sinden</text:p>
          </table:table-cell>
          <table:table-cell office:value-type="string">
            <text:p>The Outpost</text:p>
          </table:table-cell>
          <table:table-cell office:value-type="string">
            <text:p>1987-07-31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nm4162863</text:p>
          </table:table-cell>
          <table:table-cell table:number-columns-repeated="2" office:value-type="string">
            <text:p>2023-06-17</text:p>
          </table:table-cell>
          <table:table-cell table:formula="of:=VALUE(RIGHT([.B1000];LEN([.B1000])-2))" office:value-type="float" office:value="4162863">
            <text:p>4162863</text:p>
          </table:table-cell>
          <table:table-cell office:value-type="string">
            <text:p>Britne Oldford</text:p>
          </table:table-cell>
          <table:table-cell office:value-type="string">
            <text:p>Dead Ringers</text:p>
          </table:table-cell>
          <table:table-cell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nm4182855</text:p>
          </table:table-cell>
          <table:table-cell table:number-columns-repeated="2" office:value-type="string">
            <text:p>2023-06-16</text:p>
          </table:table-cell>
          <table:table-cell table:formula="of:=VALUE(RIGHT([.B1001];LEN([.B1001])-2))" office:value-type="float" office:value="4182855">
            <text:p>4182855</text:p>
          </table:table-cell>
          <table:table-cell office:value-type="string">
            <text:p>Afton Williamson</text:p>
          </table:table-cell>
          <table:table-cell office:value-type="string">
            <text:p>Man on a Ledge</text:p>
          </table:table-cell>
          <table:table-cell office:value-type="string">
            <text:p>1984-09-07</text:p>
          </table:table-cell>
        </table:table-row>
        <table:table-row table:style-name="ro2">
          <table:table-cell office:value-type="float" office:value="1171">
            <text:p>1171</text:p>
          </table:table-cell>
          <table:table-cell office:value-type="string">
            <text:p>nm4209180</text:p>
          </table:table-cell>
          <table:table-cell table:number-columns-repeated="2" office:value-type="string">
            <text:p>2023-09-20</text:p>
          </table:table-cell>
          <table:table-cell table:formula="of:=VALUE(RIGHT([.B1002];LEN([.B1002])-2))" office:value-type="float" office:value="4209180">
            <text:p>4209180</text:p>
          </table:table-cell>
          <table:table-cell office:value-type="string">
            <text:p>Sepideh Moafi</text:p>
          </table:table-cell>
          <table:table-cell office:value-type="string">
            <text:p>Black Bird</text:p>
          </table:table-cell>
          <table:table-cell/>
        </table:table-row>
        <table:table-row table:style-name="ro2">
          <table:table-cell office:value-type="float" office:value="1172">
            <text:p>1172</text:p>
          </table:table-cell>
          <table:table-cell office:value-type="string">
            <text:p>nm4248765</text:p>
          </table:table-cell>
          <table:table-cell table:number-columns-repeated="2" office:value-type="string">
            <text:p>2023-09-20</text:p>
          </table:table-cell>
          <table:table-cell table:formula="of:=VALUE(RIGHT([.B1003];LEN([.B1003])-2))" office:value-type="float" office:value="4248765">
            <text:p>4248765</text:p>
          </table:table-cell>
          <table:table-cell office:value-type="string">
            <text:p>Lauren Ridloff</text:p>
          </table:table-cell>
          <table:table-cell office:value-type="string">
            <text:p>Eternals</text:p>
          </table:table-cell>
          <table:table-cell office:value-type="string">
            <text:p>1978-04-06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nm4271632</text:p>
          </table:table-cell>
          <table:table-cell table:number-columns-repeated="2" office:value-type="string">
            <text:p>2022-10-30</text:p>
          </table:table-cell>
          <table:table-cell table:formula="of:=VALUE(RIGHT([.B1004];LEN([.B1004])-2))" office:value-type="float" office:value="4271632">
            <text:p>4271632</text:p>
          </table:table-cell>
          <table:table-cell office:value-type="string">
            <text:p>Olivia Ryan Stern</text:p>
          </table:table-cell>
          <table:table-cell office:value-type="string">
            <text:p>Riverdale</text:p>
          </table:table-cell>
          <table:table-cell office:value-type="string">
            <text:p>1991-10-08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nm4275908</text:p>
          </table:table-cell>
          <table:table-cell table:number-columns-repeated="2" office:value-type="string">
            <text:p>2022-10-30</text:p>
          </table:table-cell>
          <table:table-cell table:formula="of:=VALUE(RIGHT([.B1005];LEN([.B1005])-2))" office:value-type="float" office:value="4275908">
            <text:p>4275908</text:p>
          </table:table-cell>
          <table:table-cell office:value-type="string">
            <text:p>Kelley Jakle</text:p>
          </table:table-cell>
          <table:table-cell office:value-type="string">
            <text:p>Pitch Perfect 3</text:p>
          </table:table-cell>
          <table:table-cell office:value-type="string">
            <text:p>1989-06-27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string">
            <text:p>nm4296013</text:p>
          </table:table-cell>
          <table:table-cell table:number-columns-repeated="2" office:value-type="string">
            <text:p>2022-10-31</text:p>
          </table:table-cell>
          <table:table-cell table:formula="of:=VALUE(RIGHT([.B1006];LEN([.B1006])-2))" office:value-type="float" office:value="4296013">
            <text:p>4296013</text:p>
          </table:table-cell>
          <table:table-cell office:value-type="string">
            <text:p>Halston Sage</text:p>
          </table:table-cell>
          <table:table-cell office:value-type="string">
            <text:p>Paper Towns</text:p>
          </table:table-cell>
          <table:table-cell office:value-type="string">
            <text:p>1993-05-10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nm4305463</text:p>
          </table:table-cell>
          <table:table-cell table:number-columns-repeated="2" office:value-type="string">
            <text:p>2022-10-30</text:p>
          </table:table-cell>
          <table:table-cell table:formula="of:=VALUE(RIGHT([.B1007];LEN([.B1007])-2))" office:value-type="float" office:value="4305463">
            <text:p>4305463</text:p>
          </table:table-cell>
          <table:table-cell office:value-type="string">
            <text:p>Naomi Scott</text:p>
          </table:table-cell>
          <table:table-cell office:value-type="string">
            <text:p>Aladdin</text:p>
          </table:table-cell>
          <table:table-cell office:value-type="string">
            <text:p>1993-05-06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office:value-type="string">
            <text:p>nm4349261</text:p>
          </table:table-cell>
          <table:table-cell table:number-columns-repeated="2" office:value-type="string">
            <text:p>2022-10-30</text:p>
          </table:table-cell>
          <table:table-cell table:formula="of:=VALUE(RIGHT([.B1008];LEN([.B1008])-2))" office:value-type="float" office:value="4349261">
            <text:p>4349261</text:p>
          </table:table-cell>
          <table:table-cell office:value-type="string">
            <text:p>Marry Queen</text:p>
          </table:table-cell>
          <table:table-cell office:value-type="string">
            <text:p>Caprice Divas</text:p>
          </table:table-cell>
          <table:table-cell office:value-type="string">
            <text:p>1991-10-20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nm4349534</text:p>
          </table:table-cell>
          <table:table-cell table:number-columns-repeated="2" office:value-type="string">
            <text:p>2022-10-30</text:p>
          </table:table-cell>
          <table:table-cell table:formula="of:=VALUE(RIGHT([.B1009];LEN([.B1009])-2))" office:value-type="float" office:value="4349534">
            <text:p>4349534</text:p>
          </table:table-cell>
          <table:table-cell office:value-type="string">
            <text:p>Little Caprice</text:p>
          </table:table-cell>
          <table:table-cell office:value-type="string">
            <text:p>WeCumToYou</text:p>
          </table:table-cell>
          <table:table-cell office:value-type="string">
            <text:p>1988-10-26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nm4367180</text:p>
          </table:table-cell>
          <table:table-cell table:number-columns-repeated="2" office:value-type="string">
            <text:p>2023-06-17</text:p>
          </table:table-cell>
          <table:table-cell table:formula="of:=VALUE(RIGHT([.B1010];LEN([.B1010])-2))" office:value-type="float" office:value="4367180">
            <text:p>4367180</text:p>
          </table:table-cell>
          <table:table-cell office:value-type="string">
            <text:p>Aparna Brielle</text:p>
          </table:table-cell>
          <table:table-cell office:value-type="string">
            <text:p>FUBAR</text:p>
          </table:table-cell>
          <table:table-cell office:value-type="string">
            <text:p>1994-02-0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nm4377051</text:p>
          </table:table-cell>
          <table:table-cell table:number-columns-repeated="2" office:value-type="string">
            <text:p>2022-10-30</text:p>
          </table:table-cell>
          <table:table-cell table:formula="of:=VALUE(RIGHT([.B1011];LEN([.B1011])-2))" office:value-type="float" office:value="4377051">
            <text:p>4377051</text:p>
          </table:table-cell>
          <table:table-cell office:value-type="string">
            <text:p>Eka Molodinashvili</text:p>
          </table:table-cell>
          <table:table-cell office:value-type="string">
            <text:p>Deteqtivebi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nm4419771</text:p>
          </table:table-cell>
          <table:table-cell table:number-columns-repeated="2" office:value-type="string">
            <text:p>2022-10-31</text:p>
          </table:table-cell>
          <table:table-cell table:formula="of:=VALUE(RIGHT([.B1012];LEN([.B1012])-2))" office:value-type="float" office:value="4419771">
            <text:p>4419771</text:p>
          </table:table-cell>
          <table:table-cell office:value-type="string">
            <text:p>Justine Lupe</text:p>
          </table:table-cell>
          <table:table-cell office:value-type="string">
            <text:p>Luckiest Girl Alive</text:p>
          </table:table-cell>
          <table:table-cell office:value-type="string">
            <text:p>1989-05-3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m4420495</text:p>
          </table:table-cell>
          <table:table-cell table:number-columns-repeated="2" office:value-type="string">
            <text:p>2022-10-31</text:p>
          </table:table-cell>
          <table:table-cell table:formula="of:=VALUE(RIGHT([.B1013];LEN([.B1013])-2))" office:value-type="float" office:value="4420495">
            <text:p>4420495</text:p>
          </table:table-cell>
          <table:table-cell office:value-type="string">
            <text:p>Sonoya Mizuno</text:p>
          </table:table-cell>
          <table:table-cell office:value-type="string">
            <text:p>Ex Machina</text:p>
          </table:table-cell>
          <table:table-cell office:value-type="string">
            <text:p>1986-07-01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nm4454223</text:p>
          </table:table-cell>
          <table:table-cell table:number-columns-repeated="2" office:value-type="string">
            <text:p>2022-10-31</text:p>
          </table:table-cell>
          <table:table-cell table:formula="of:=VALUE(RIGHT([.B1014];LEN([.B1014])-2))" office:value-type="float" office:value="4454223">
            <text:p>4454223</text:p>
          </table:table-cell>
          <table:table-cell office:value-type="string">
            <text:p>Emilia Jones</text:p>
          </table:table-cell>
          <table:table-cell office:value-type="string">
            <text:p>CODA</text:p>
          </table:table-cell>
          <table:table-cell office:value-type="string">
            <text:p>2002-02-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m4456120</text:p>
          </table:table-cell>
          <table:table-cell table:number-columns-repeated="2" office:value-type="string">
            <text:p>2022-10-31</text:p>
          </table:table-cell>
          <table:table-cell table:formula="of:=VALUE(RIGHT([.B1015];LEN([.B1015])-2))" office:value-type="float" office:value="4456120">
            <text:p>4456120</text:p>
          </table:table-cell>
          <table:table-cell office:value-type="string">
            <text:p>Elizabeth Debicki</text:p>
          </table:table-cell>
          <table:table-cell office:value-type="string">
            <text:p>The Great Gatsby</text:p>
          </table:table-cell>
          <table:table-cell office:value-type="string">
            <text:p>1990-08-24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m4477261</text:p>
          </table:table-cell>
          <table:table-cell table:number-columns-repeated="2" office:value-type="string">
            <text:p>2022-10-30</text:p>
          </table:table-cell>
          <table:table-cell table:formula="of:=VALUE(RIGHT([.B1016];LEN([.B1016])-2))" office:value-type="float" office:value="4477261">
            <text:p>4477261</text:p>
          </table:table-cell>
          <table:table-cell office:value-type="string">
            <text:p>Ilana Glazer</text:p>
          </table:table-cell>
          <table:table-cell office:value-type="string">
            <text:p>Broad City</text:p>
          </table:table-cell>
          <table:table-cell office:value-type="string">
            <text:p>1987-04-12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office:value-type="string">
            <text:p>nm4480988</text:p>
          </table:table-cell>
          <table:table-cell table:number-columns-repeated="2" office:value-type="string">
            <text:p>2023-06-17</text:p>
          </table:table-cell>
          <table:table-cell table:formula="of:=VALUE(RIGHT([.B1017];LEN([.B1017])-2))" office:value-type="float" office:value="4480988">
            <text:p>4480988</text:p>
          </table:table-cell>
          <table:table-cell office:value-type="string">
            <text:p>Sarah Desjardins</text:p>
          </table:table-cell>
          <table:table-cell office:value-type="string">
            <text:p>Yellowjackets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nm4485819</text:p>
          </table:table-cell>
          <table:table-cell table:number-columns-repeated="2" office:value-type="string">
            <text:p>2022-10-30</text:p>
          </table:table-cell>
          <table:table-cell table:formula="of:=VALUE(RIGHT([.B1018];LEN([.B1018])-2))" office:value-type="float" office:value="4485819">
            <text:p>4485819</text:p>
          </table:table-cell>
          <table:table-cell office:value-type="string">
            <text:p>Paloma Kwiatkowski</text:p>
          </table:table-cell>
          <table:table-cell office:value-type="string">
            <text:p>Percy Jackson: Sea of Monsters</text:p>
          </table:table-cell>
          <table:table-cell office:value-type="string">
            <text:p>1994-05-29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nm4496875</text:p>
          </table:table-cell>
          <table:table-cell table:number-columns-repeated="2" office:value-type="string">
            <text:p>2022-10-31</text:p>
          </table:table-cell>
          <table:table-cell table:formula="of:=VALUE(RIGHT([.B1019];LEN([.B1019])-2))" office:value-type="float" office:value="4496875">
            <text:p>4496875</text:p>
          </table:table-cell>
          <table:table-cell office:value-type="string">
            <text:p>Mackenzie Davis</text:p>
          </table:table-cell>
          <table:table-cell office:value-type="string">
            <text:p>Terminator: Dark Fate</text:p>
          </table:table-cell>
          <table:table-cell/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nm4563869</text:p>
          </table:table-cell>
          <table:table-cell table:number-columns-repeated="2" office:value-type="string">
            <text:p>2023-06-17</text:p>
          </table:table-cell>
          <table:table-cell table:formula="of:=VALUE(RIGHT([.B1020];LEN([.B1020])-2))" office:value-type="float" office:value="4563869">
            <text:p>4563869</text:p>
          </table:table-cell>
          <table:table-cell office:value-type="string">
            <text:p>Sophie NÃ©lisse</text:p>
          </table:table-cell>
          <table:table-cell office:value-type="string">
            <text:p>The Book Thief</text:p>
          </table:table-cell>
          <table:table-cell office:value-type="string">
            <text:p>2000-03-27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nm4586054</text:p>
          </table:table-cell>
          <table:table-cell table:number-columns-repeated="2" office:value-type="string">
            <text:p>2023-06-17</text:p>
          </table:table-cell>
          <table:table-cell table:formula="of:=VALUE(RIGHT([.B1021];LEN([.B1021])-2))" office:value-type="float" office:value="4586054">
            <text:p>4586054</text:p>
          </table:table-cell>
          <table:table-cell office:value-type="string">
            <text:p>Richa Moorjani</text:p>
          </table:table-cell>
          <table:table-cell office:value-type="string">
            <text:p>Never Have I Ever</text:p>
          </table:table-cell>
          <table:table-cell office:value-type="string">
            <text:p>1989-05-26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string">
            <text:p>nm4612692</text:p>
          </table:table-cell>
          <table:table-cell table:number-columns-repeated="2" office:value-type="string">
            <text:p>2023-06-17</text:p>
          </table:table-cell>
          <table:table-cell table:formula="of:=VALUE(RIGHT([.B1022];LEN([.B1022])-2))" office:value-type="float" office:value="4612692">
            <text:p>4612692</text:p>
          </table:table-cell>
          <table:table-cell office:value-type="string">
            <text:p>Melissa Roxburgh</text:p>
          </table:table-cell>
          <table:table-cell office:value-type="string">
            <text:p>Star Trek Beyond</text:p>
          </table:table-cell>
          <table:table-cell office:value-type="string">
            <text:p>1992-12-10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nm4624730</text:p>
          </table:table-cell>
          <table:table-cell table:number-columns-repeated="2" office:value-type="string">
            <text:p>2022-10-31</text:p>
          </table:table-cell>
          <table:table-cell table:formula="of:=VALUE(RIGHT([.B1023];LEN([.B1023])-2))" office:value-type="float" office:value="4624730">
            <text:p>4624730</text:p>
          </table:table-cell>
          <table:table-cell office:value-type="string">
            <text:p>Kirby</text:p>
          </table:table-cell>
          <table:table-cell office:value-type="string">
            <text:p>The Good Place</text:p>
          </table:table-cell>
          <table:table-cell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nm4703025</text:p>
          </table:table-cell>
          <table:table-cell table:number-columns-repeated="2" office:value-type="string">
            <text:p>2022-10-30</text:p>
          </table:table-cell>
          <table:table-cell table:formula="of:=VALUE(RIGHT([.B1024];LEN([.B1024])-2))" office:value-type="float" office:value="4703025">
            <text:p>4703025</text:p>
          </table:table-cell>
          <table:table-cell office:value-type="string">
            <text:p>Emily Bett Rickards</text:p>
          </table:table-cell>
          <table:table-cell office:value-type="string">
            <text:p>Arrow</text:p>
          </table:table-cell>
          <table:table-cell office:value-type="string">
            <text:p>1991-07-24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nm4708985</text:p>
          </table:table-cell>
          <table:table-cell table:number-columns-repeated="2" office:value-type="string">
            <text:p>2022-10-30</text:p>
          </table:table-cell>
          <table:table-cell table:formula="of:=VALUE(RIGHT([.B1025];LEN([.B1025])-2))" office:value-type="float" office:value="4708985">
            <text:p>4708985</text:p>
          </table:table-cell>
          <table:table-cell office:value-type="string">
            <text:p>Shelley Regner</text:p>
          </table:table-cell>
          <table:table-cell office:value-type="string">
            <text:p>Pitch Perfect 3</text:p>
          </table:table-cell>
          <table:table-cell office:value-type="string">
            <text:p>1988-12-21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nm4726634</text:p>
          </table:table-cell>
          <table:table-cell table:number-columns-repeated="2" office:value-type="string">
            <text:p>2022-10-30</text:p>
          </table:table-cell>
          <table:table-cell table:formula="of:=VALUE(RIGHT([.B1026];LEN([.B1026])-2))" office:value-type="float" office:value="4726634">
            <text:p>4726634</text:p>
          </table:table-cell>
          <table:table-cell office:value-type="string">
            <text:p>Haley Lu Richardson</text:p>
          </table:table-cell>
          <table:table-cell office:value-type="string">
            <text:p>Five Feet Apart</text:p>
          </table:table-cell>
          <table:table-cell office:value-type="string">
            <text:p>1995-03-07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 office:value-type="string">
            <text:p>nm4745601</text:p>
          </table:table-cell>
          <table:table-cell table:number-columns-repeated="2" office:value-type="string">
            <text:p>2023-06-17</text:p>
          </table:table-cell>
          <table:table-cell table:formula="of:=VALUE(RIGHT([.B1027];LEN([.B1027])-2))" office:value-type="float" office:value="4745601">
            <text:p>4745601</text:p>
          </table:table-cell>
          <table:table-cell office:value-type="string">
            <text:p>Dascha Polanco</text:p>
          </table:table-cell>
          <table:table-cell office:value-type="string">
            <text:p>Orange Is the New Black</text:p>
          </table:table-cell>
          <table:table-cell office:value-type="string">
            <text:p>1982-12-03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office:value-type="string">
            <text:p>nm4765467</text:p>
          </table:table-cell>
          <table:table-cell table:number-columns-repeated="2" office:value-type="string">
            <text:p>2023-06-17</text:p>
          </table:table-cell>
          <table:table-cell table:formula="of:=VALUE(RIGHT([.B1028];LEN([.B1028])-2))" office:value-type="float" office:value="4765467">
            <text:p>4765467</text:p>
          </table:table-cell>
          <table:table-cell office:value-type="string">
            <text:p>Marianly Tejada</text:p>
          </table:table-cell>
          <table:table-cell office:value-type="string">
            <text:p>One of Us Is Lying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nm4766015</text:p>
          </table:table-cell>
          <table:table-cell table:number-columns-repeated="2" office:value-type="string">
            <text:p>2022-10-31</text:p>
          </table:table-cell>
          <table:table-cell table:formula="of:=VALUE(RIGHT([.B1029];LEN([.B1029])-2))" office:value-type="float" office:value="4766015">
            <text:p>4766015</text:p>
          </table:table-cell>
          <table:table-cell office:value-type="string">
            <text:p>Stevie Lynn Jones</text:p>
          </table:table-cell>
          <table:table-cell office:value-type="string">
            <text:p>Animal Kingdom</text:p>
          </table:table-cell>
          <table:table-cell/>
        </table:table-row>
        <table:table-row table:style-name="ro2">
          <table:table-cell office:value-type="float" office:value="842">
            <text:p>842</text:p>
          </table:table-cell>
          <table:table-cell office:value-type="string">
            <text:p>nm4788664</text:p>
          </table:table-cell>
          <table:table-cell table:number-columns-repeated="2" office:value-type="string">
            <text:p>2022-10-30</text:p>
          </table:table-cell>
          <table:table-cell table:formula="of:=VALUE(RIGHT([.B1030];LEN([.B1030])-2))" office:value-type="float" office:value="4788664">
            <text:p>4788664</text:p>
          </table:table-cell>
          <table:table-cell office:value-type="string">
            <text:p>Elsa Hosk</text:p>
          </table:table-cell>
          <table:table-cell office:value-type="string">
            <text:p>China Blue</text:p>
          </table:table-cell>
          <table:table-cell office:value-type="string">
            <text:p>1988-11-07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nm4827551</text:p>
          </table:table-cell>
          <table:table-cell table:number-columns-repeated="2" office:value-type="string">
            <text:p>2022-10-30</text:p>
          </table:table-cell>
          <table:table-cell table:formula="of:=VALUE(RIGHT([.B1031];LEN([.B1031])-2))" office:value-type="float" office:value="4827551">
            <text:p>4827551</text:p>
          </table:table-cell>
          <table:table-cell office:value-type="string">
            <text:p>Rilee Marks</text:p>
          </table:table-cell>
          <table:table-cell office:value-type="string">
            <text:p>SexArt</text:p>
          </table:table-cell>
          <table:table-cell office:value-type="string">
            <text:p>1991-12-03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nm4845389</text:p>
          </table:table-cell>
          <table:table-cell table:number-columns-repeated="2" office:value-type="string">
            <text:p>2022-10-30</text:p>
          </table:table-cell>
          <table:table-cell table:formula="of:=VALUE(RIGHT([.B1032];LEN([.B1032])-2))" office:value-type="float" office:value="4845389">
            <text:p>4845389</text:p>
          </table:table-cell>
          <table:table-cell office:value-type="string">
            <text:p>Aliyah Royale</text:p>
          </table:table-cell>
          <table:table-cell office:value-type="string">
            <text:p>The Watchful Eye</text:p>
          </table:table-cell>
          <table:table-cell office:value-type="string">
            <text:p>2000-03-04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nm4854961</text:p>
          </table:table-cell>
          <table:table-cell table:number-columns-repeated="2" office:value-type="string">
            <text:p>2022-10-30</text:p>
          </table:table-cell>
          <table:table-cell table:formula="of:=VALUE(RIGHT([.B1033];LEN([.B1033])-2))" office:value-type="float" office:value="4854961">
            <text:p>4854961</text:p>
          </table:table-cell>
          <table:table-cell office:value-type="string">
            <text:p>Ivanna Sakhno</text:p>
          </table:table-cell>
          <table:table-cell office:value-type="string">
            <text:p>Ahsoka</text:p>
          </table:table-cell>
          <table:table-cell office:value-type="string">
            <text:p>1997-11-14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string">
            <text:p>nm4866954</text:p>
          </table:table-cell>
          <table:table-cell table:number-columns-repeated="2" office:value-type="string">
            <text:p>2022-10-30</text:p>
          </table:table-cell>
          <table:table-cell table:formula="of:=VALUE(RIGHT([.B1034];LEN([.B1034])-2))" office:value-type="float" office:value="4866954">
            <text:p>4866954</text:p>
          </table:table-cell>
          <table:table-cell office:value-type="string">
            <text:p>Karina White</text:p>
          </table:table-cell>
          <table:table-cell office:value-type="string">
            <text:p>Blacked</text:p>
          </table:table-cell>
          <table:table-cell office:value-type="string">
            <text:p>1990-03-27</text:p>
          </table:table-cell>
        </table:table-row>
        <table:table-row table:style-name="ro2">
          <table:table-cell office:value-type="float" office:value="1173">
            <text:p>1173</text:p>
          </table:table-cell>
          <table:table-cell office:value-type="string">
            <text:p>nm4868281</text:p>
          </table:table-cell>
          <table:table-cell table:number-columns-repeated="2" office:value-type="string">
            <text:p>2023-09-20</text:p>
          </table:table-cell>
          <table:table-cell table:formula="of:=VALUE(RIGHT([.B1035];LEN([.B1035])-2))" office:value-type="float" office:value="4868281">
            <text:p>4868281</text:p>
          </table:table-cell>
          <table:table-cell office:value-type="string">
            <text:p>Sai Bennett</text:p>
          </table:table-cell>
          <table:table-cell office:value-type="string">
            <text:p>Mr Selfridge</text:p>
          </table:table-cell>
          <table:table-cell office:value-type="string">
            <text:p>1990-05-30</text:p>
          </table:table-cell>
        </table:table-row>
        <table:table-row table:style-name="ro2">
          <table:table-cell office:value-type="float" office:value="803">
            <text:p>803</text:p>
          </table:table-cell>
          <table:table-cell office:value-type="string">
            <text:p>nm4906342</text:p>
          </table:table-cell>
          <table:table-cell table:number-columns-repeated="2" office:value-type="string">
            <text:p>2022-10-30</text:p>
          </table:table-cell>
          <table:table-cell table:formula="of:=VALUE(RIGHT([.B1036];LEN([.B1036])-2))" office:value-type="float" office:value="4906342">
            <text:p>4906342</text:p>
          </table:table-cell>
          <table:table-cell office:value-type="string">
            <text:p>Nina Agdal</text:p>
          </table:table-cell>
          <table:table-cell office:value-type="string">
            <text:p>Don Jon</text:p>
          </table:table-cell>
          <table:table-cell office:value-type="string">
            <text:p>1992-03-26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office:value-type="string">
            <text:p>nm4911194</text:p>
          </table:table-cell>
          <table:table-cell table:number-columns-repeated="2" office:value-type="string">
            <text:p>2022-10-31</text:p>
          </table:table-cell>
          <table:table-cell table:formula="of:=VALUE(RIGHT([.B1037];LEN([.B1037])-2))" office:value-type="float" office:value="4911194">
            <text:p>4911194</text:p>
          </table:table-cell>
          <table:table-cell office:value-type="string">
            <text:p>Jenna Ortega</text:p>
          </table:table-cell>
          <table:table-cell office:value-type="string">
            <text:p>Scream</text:p>
          </table:table-cell>
          <table:table-cell office:value-type="string">
            <text:p>2002-09-2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nm4926053</text:p>
          </table:table-cell>
          <table:table-cell table:number-columns-repeated="2" office:value-type="string">
            <text:p>2022-10-30</text:p>
          </table:table-cell>
          <table:table-cell table:formula="of:=VALUE(RIGHT([.B1038];LEN([.B1038])-2))" office:value-type="float" office:value="4926053">
            <text:p>4926053</text:p>
          </table:table-cell>
          <table:table-cell office:value-type="string">
            <text:p>Kiera Winters</text:p>
          </table:table-cell>
          <table:table-cell office:value-type="string">
            <text:p>The Lesbian Experience</text:p>
          </table:table-cell>
          <table:table-cell office:value-type="string">
            <text:p>1993-12-02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nm4932304</text:p>
          </table:table-cell>
          <table:table-cell table:number-columns-repeated="2" office:value-type="string">
            <text:p>2022-10-30</text:p>
          </table:table-cell>
          <table:table-cell table:formula="of:=VALUE(RIGHT([.B1039];LEN([.B1039])-2))" office:value-type="float" office:value="4932304">
            <text:p>4932304</text:p>
          </table:table-cell>
          <table:table-cell office:value-type="string">
            <text:p>Claudia Lee</text:p>
          </table:table-cell>
          <table:table-cell office:value-type="string">
            <text:p>Kick-Ass 2</text:p>
          </table:table-cell>
          <table:table-cell office:value-type="string">
            <text:p>1996-06-20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nm4944898</text:p>
          </table:table-cell>
          <table:table-cell table:number-columns-repeated="2" office:value-type="string">
            <text:p>2022-10-30</text:p>
          </table:table-cell>
          <table:table-cell table:formula="of:=VALUE(RIGHT([.B1040];LEN([.B1040])-2))" office:value-type="float" office:value="4944898">
            <text:p>4944898</text:p>
          </table:table-cell>
          <table:table-cell office:value-type="string">
            <text:p>Honor Swinton Byrne</text:p>
          </table:table-cell>
          <table:table-cell office:value-type="string">
            <text:p>The Souvenir</text:p>
          </table:table-cell>
          <table:table-cell office:value-type="string">
            <text:p>1997-10-06</text:p>
          </table:table-cell>
        </table:table-row>
        <table:table-row table:style-name="ro2">
          <table:table-cell office:value-type="float" office:value="1113">
            <text:p>1113</text:p>
          </table:table-cell>
          <table:table-cell office:value-type="string">
            <text:p>nm4960279</text:p>
          </table:table-cell>
          <table:table-cell table:number-columns-repeated="2" office:value-type="string">
            <text:p>2023-06-17</text:p>
          </table:table-cell>
          <table:table-cell table:formula="of:=VALUE(RIGHT([.B1041];LEN([.B1041])-2))" office:value-type="float" office:value="4960279">
            <text:p>4960279</text:p>
          </table:table-cell>
          <table:table-cell office:value-type="string">
            <text:p>Margaret Qualley</text:p>
          </table:table-cell>
          <table:table-cell office:value-type="string">
            <text:p>Once Upon a Time in... Hollywood</text:p>
          </table:table-cell>
          <table:table-cell office:value-type="string">
            <text:p>1994-10-23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nm4972453</text:p>
          </table:table-cell>
          <table:table-cell table:number-columns-repeated="2" office:value-type="string">
            <text:p>2022-10-31</text:p>
          </table:table-cell>
          <table:table-cell table:formula="of:=VALUE(RIGHT([.B1042];LEN([.B1042])-2))" office:value-type="float" office:value="4972453">
            <text:p>4972453</text:p>
          </table:table-cell>
          <table:table-cell office:value-type="string">
            <text:p>Olivia Cooke</text:p>
          </table:table-cell>
          <table:table-cell office:value-type="string">
            <text:p>Ready Player One</text:p>
          </table:table-cell>
          <table:table-cell office:value-type="string">
            <text:p>1993-12-27</text:p>
          </table:table-cell>
        </table:table-row>
        <table:table-row table:style-name="ro2">
          <table:table-cell office:value-type="float" office:value="1114">
            <text:p>1114</text:p>
          </table:table-cell>
          <table:table-cell office:value-type="string">
            <text:p>nm4978635</text:p>
          </table:table-cell>
          <table:table-cell table:number-columns-repeated="2" office:value-type="string">
            <text:p>2023-06-17</text:p>
          </table:table-cell>
          <table:table-cell table:formula="of:=VALUE(RIGHT([.B1043];LEN([.B1043])-2))" office:value-type="float" office:value="4978635">
            <text:p>4978635</text:p>
          </table:table-cell>
          <table:table-cell office:value-type="string">
            <text:p>Jade Xu</text:p>
          </table:table-cell>
          <table:table-cell office:value-type="string">
            <text:p>Shang-Chi and the Legend of the Ten Rings</text:p>
          </table:table-cell>
          <table:table-cell/>
        </table:table-row>
        <table:table-row table:style-name="ro2">
          <table:table-cell office:value-type="float" office:value="1115">
            <text:p>1115</text:p>
          </table:table-cell>
          <table:table-cell office:value-type="string">
            <text:p>nm5014360</text:p>
          </table:table-cell>
          <table:table-cell table:number-columns-repeated="2" office:value-type="string">
            <text:p>2023-06-17</text:p>
          </table:table-cell>
          <table:table-cell table:formula="of:=VALUE(RIGHT([.B1044];LEN([.B1044])-2))" office:value-type="float" office:value="5014360">
            <text:p>5014360</text:p>
          </table:table-cell>
          <table:table-cell office:value-type="string">
            <text:p>Poppy Drayton</text:p>
          </table:table-cell>
          <table:table-cell office:value-type="string">
            <text:p>The Shannara Chronicles</text:p>
          </table:table-cell>
          <table:table-cell office:value-type="string">
            <text:p>1991-06-07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nm5018440</text:p>
          </table:table-cell>
          <table:table-cell table:number-columns-repeated="2" office:value-type="string">
            <text:p>2022-10-30</text:p>
          </table:table-cell>
          <table:table-cell table:formula="of:=VALUE(RIGHT([.B1045];LEN([.B1045])-2))" office:value-type="float" office:value="5018440">
            <text:p>5018440</text:p>
          </table:table-cell>
          <table:table-cell office:value-type="string">
            <text:p>Tiffany Thompson</text:p>
          </table:table-cell>
          <table:table-cell office:value-type="string">
            <text:p>Kissing Sis</text:p>
          </table:table-cell>
          <table:table-cell office:value-type="string">
            <text:p>1992-07-25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nm5040514</text:p>
          </table:table-cell>
          <table:table-cell table:number-columns-repeated="2" office:value-type="string">
            <text:p>2022-10-30</text:p>
          </table:table-cell>
          <table:table-cell table:formula="of:=VALUE(RIGHT([.B1046];LEN([.B1046])-2))" office:value-type="float" office:value="5040514">
            <text:p>5040514</text:p>
          </table:table-cell>
          <table:table-cell office:value-type="string">
            <text:p>Emma Pasarow</text:p>
          </table:table-cell>
          <table:table-cell office:value-type="string">
            <text:p>Kickstart My Heart</text:p>
          </table:table-cell>
          <table:table-cell office:value-type="string">
            <text:p>1996-01-23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nm5045014</text:p>
          </table:table-cell>
          <table:table-cell table:number-columns-repeated="2" office:value-type="string">
            <text:p>2022-10-30</text:p>
          </table:table-cell>
          <table:table-cell table:formula="of:=VALUE(RIGHT([.B1047];LEN([.B1047])-2))" office:value-type="float" office:value="5045014">
            <text:p>5045014</text:p>
          </table:table-cell>
          <table:table-cell office:value-type="string">
            <text:p>Bailey De Young</text:p>
          </table:table-cell>
          <table:table-cell office:value-type="string">
            <text:p>Faking It</text:p>
          </table:table-cell>
          <table:table-cell office:value-type="string">
            <text:p>1989-09-16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nm5046593</text:p>
          </table:table-cell>
          <table:table-cell table:number-columns-repeated="2" office:value-type="string">
            <text:p>2022-10-30</text:p>
          </table:table-cell>
          <table:table-cell table:formula="of:=VALUE(RIGHT([.B1048];LEN([.B1048])-2))" office:value-type="float" office:value="5046593">
            <text:p>5046593</text:p>
          </table:table-cell>
          <table:table-cell office:value-type="string">
            <text:p>Amy Forsyth</text:p>
          </table:table-cell>
          <table:table-cell office:value-type="string">
            <text:p>Hell Fest</text:p>
          </table:table-cell>
          <table:table-cell office:value-type="string">
            <text:p>1995-08-06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nm5057169</text:p>
          </table:table-cell>
          <table:table-cell table:number-columns-repeated="2" office:value-type="string">
            <text:p>2022-10-31</text:p>
          </table:table-cell>
          <table:table-cell table:formula="of:=VALUE(RIGHT([.B1049];LEN([.B1049])-2))" office:value-type="float" office:value="5057169">
            <text:p>5057169</text:p>
          </table:table-cell>
          <table:table-cell office:value-type="string">
            <text:p>Thomasin McKenzie</text:p>
          </table:table-cell>
          <table:table-cell office:value-type="string">
            <text:p>Leave No Trace</text:p>
          </table:table-cell>
          <table:table-cell office:value-type="string">
            <text:p>2000-07-26</text:p>
          </table:table-cell>
        </table:table-row>
        <table:table-row table:style-name="ro2">
          <table:table-cell office:value-type="float" office:value="1174">
            <text:p>1174</text:p>
          </table:table-cell>
          <table:table-cell office:value-type="string">
            <text:p>nm5065913</text:p>
          </table:table-cell>
          <table:table-cell table:number-columns-repeated="2" office:value-type="string">
            <text:p>2023-09-20</text:p>
          </table:table-cell>
          <table:table-cell table:formula="of:=VALUE(RIGHT([.B1050];LEN([.B1050])-2))" office:value-type="float" office:value="5065913">
            <text:p>5065913</text:p>
          </table:table-cell>
          <table:table-cell office:value-type="string">
            <text:p>Grace Dove</text:p>
          </table:table-cell>
          <table:table-cell office:value-type="string">
            <text:p>The Revenant</text:p>
          </table:table-cell>
          <table:table-cell office:value-type="string">
            <text:p>1991-07-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m5085683</text:p>
          </table:table-cell>
          <table:table-cell table:number-columns-repeated="2" office:value-type="string">
            <text:p>2022-10-31</text:p>
          </table:table-cell>
          <table:table-cell table:formula="of:=VALUE(RIGHT([.B1051];LEN([.B1051])-2))" office:value-type="float" office:value="5085683">
            <text:p>5085683</text:p>
          </table:table-cell>
          <table:table-cell office:value-type="string">
            <text:p>Mckenna Grace</text:p>
          </table:table-cell>
          <table:table-cell office:value-type="string">
            <text:p>Gifted</text:p>
          </table:table-cell>
          <table:table-cell office:value-type="string">
            <text:p>2006-06-25</text:p>
          </table:table-cell>
        </table:table-row>
        <table:table-row table:style-name="ro2">
          <table:table-cell office:value-type="float" office:value="1116">
            <text:p>1116</text:p>
          </table:table-cell>
          <table:table-cell office:value-type="string">
            <text:p>nm5091057</text:p>
          </table:table-cell>
          <table:table-cell table:number-columns-repeated="2" office:value-type="string">
            <text:p>2023-06-17</text:p>
          </table:table-cell>
          <table:table-cell table:formula="of:=VALUE(RIGHT([.B1052];LEN([.B1052])-2))" office:value-type="float" office:value="5091057">
            <text:p>5091057</text:p>
          </table:table-cell>
          <table:table-cell office:value-type="string">
            <text:p>Hani Avital</text:p>
          </table:table-cell>
          <table:table-cell office:value-type="string">
            <text:p>Demolition</text:p>
          </table:table-cell>
          <table:table-cell/>
        </table:table-row>
        <table:table-row table:style-name="ro2">
          <table:table-cell office:value-type="float" office:value="877">
            <text:p>877</text:p>
          </table:table-cell>
          <table:table-cell office:value-type="string">
            <text:p>nm5092597</text:p>
          </table:table-cell>
          <table:table-cell table:number-columns-repeated="2" office:value-type="string">
            <text:p>2022-10-30</text:p>
          </table:table-cell>
          <table:table-cell table:formula="of:=VALUE(RIGHT([.B1053];LEN([.B1053])-2))" office:value-type="float" office:value="5092597">
            <text:p>5092597</text:p>
          </table:table-cell>
          <table:table-cell office:value-type="string">
            <text:p>Bella Baby</text:p>
          </table:table-cell>
          <table:table-cell office:value-type="string">
            <text:p>Teenrs</text:p>
          </table:table-cell>
          <table:table-cell office:value-type="string">
            <text:p>1989-06-16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nm5104710</text:p>
          </table:table-cell>
          <table:table-cell table:number-columns-repeated="2" office:value-type="string">
            <text:p>2022-10-30</text:p>
          </table:table-cell>
          <table:table-cell table:formula="of:=VALUE(RIGHT([.B1054];LEN([.B1054])-2))" office:value-type="float" office:value="5104710">
            <text:p>5104710</text:p>
          </table:table-cell>
          <table:table-cell office:value-type="string">
            <text:p>Claudia Jessie</text:p>
          </table:table-cell>
          <table:table-cell office:value-type="string">
            <text:p>Bridgerton</text:p>
          </table:table-cell>
          <table:table-cell office:value-type="string">
            <text:p>1989-10-30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nm5136993</text:p>
          </table:table-cell>
          <table:table-cell table:number-columns-repeated="2" office:value-type="string">
            <text:p>2022-10-30</text:p>
          </table:table-cell>
          <table:table-cell table:formula="of:=VALUE(RIGHT([.B1055];LEN([.B1055])-2))" office:value-type="float" office:value="5136993">
            <text:p>5136993</text:p>
          </table:table-cell>
          <table:table-cell office:value-type="string">
            <text:p>Madeleine Madden</text:p>
          </table:table-cell>
          <table:table-cell office:value-type="string">
            <text:p>Dora and the Lost City of Gold</text:p>
          </table:table-cell>
          <table:table-cell office:value-type="string">
            <text:p>1997-01-29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office:value-type="string">
            <text:p>nm5152585</text:p>
          </table:table-cell>
          <table:table-cell table:number-columns-repeated="2" office:value-type="string">
            <text:p>2023-06-17</text:p>
          </table:table-cell>
          <table:table-cell table:formula="of:=VALUE(RIGHT([.B1056];LEN([.B1056])-2))" office:value-type="float" office:value="5152585">
            <text:p>5152585</text:p>
          </table:table-cell>
          <table:table-cell office:value-type="string">
            <text:p>Sarah Jeffery</text:p>
          </table:table-cell>
          <table:table-cell office:value-type="string">
            <text:p>Across the Line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nm5162216</text:p>
          </table:table-cell>
          <table:table-cell table:number-columns-repeated="2" office:value-type="string">
            <text:p>2022-10-30</text:p>
          </table:table-cell>
          <table:table-cell table:formula="of:=VALUE(RIGHT([.B1057];LEN([.B1057])-2))" office:value-type="float" office:value="5162216">
            <text:p>5162216</text:p>
          </table:table-cell>
          <table:table-cell office:value-type="string">
            <text:p>Nutsa Chkuaseli</text:p>
          </table:table-cell>
          <table:table-cell office:value-type="string">
            <text:p>Tbilisi, I Love You</text:p>
          </table:table-cell>
          <table:table-cell/>
        </table:table-row>
        <table:table-row table:style-name="ro2">
          <table:table-cell office:value-type="float" office:value="887">
            <text:p>887</text:p>
          </table:table-cell>
          <table:table-cell office:value-type="string">
            <text:p>nm5212943</text:p>
          </table:table-cell>
          <table:table-cell table:number-columns-repeated="2" office:value-type="string">
            <text:p>2022-10-30</text:p>
          </table:table-cell>
          <table:table-cell table:formula="of:=VALUE(RIGHT([.B1058];LEN([.B1058])-2))" office:value-type="float" office:value="5212943">
            <text:p>5212943</text:p>
          </table:table-cell>
          <table:table-cell office:value-type="string">
            <text:p>Red Fox</text:p>
          </table:table-cell>
          <table:table-cell office:value-type="string">
            <text:p>Juice Tasting</text:p>
          </table:table-cell>
          <table:table-cell office:value-type="string">
            <text:p>1992-09-05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office:value-type="string">
            <text:p>nm5218515</text:p>
          </table:table-cell>
          <table:table-cell table:number-columns-repeated="2" office:value-type="string">
            <text:p>2023-06-17</text:p>
          </table:table-cell>
          <table:table-cell table:formula="of:=VALUE(RIGHT([.B1059];LEN([.B1059])-2))" office:value-type="float" office:value="5218515">
            <text:p>5218515</text:p>
          </table:table-cell>
          <table:table-cell office:value-type="string">
            <text:p>Janine Brito</text:p>
          </table:table-cell>
          <table:table-cell office:value-type="string">
            <text:p>One Day at a Time</text:p>
          </table:table-cell>
          <table:table-cell/>
        </table:table-row>
        <table:table-row table:style-name="ro2">
          <table:table-cell office:value-type="float" office:value="854">
            <text:p>854</text:p>
          </table:table-cell>
          <table:table-cell office:value-type="string">
            <text:p>nm5240320</text:p>
          </table:table-cell>
          <table:table-cell table:number-columns-repeated="2" office:value-type="string">
            <text:p>2022-10-30</text:p>
          </table:table-cell>
          <table:table-cell table:formula="of:=VALUE(RIGHT([.B1060];LEN([.B1060])-2))" office:value-type="float" office:value="5240320">
            <text:p>5240320</text:p>
          </table:table-cell>
          <table:table-cell office:value-type="string">
            <text:p>Megan Salinas</text:p>
          </table:table-cell>
          <table:table-cell office:value-type="string">
            <text:p>I Know That Girl</text:p>
          </table:table-cell>
          <table:table-cell office:value-type="string">
            <text:p>1994-03-02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office:value-type="string">
            <text:p>nm5240457</text:p>
          </table:table-cell>
          <table:table-cell table:number-columns-repeated="2" office:value-type="string">
            <text:p>2022-10-30</text:p>
          </table:table-cell>
          <table:table-cell table:formula="of:=VALUE(RIGHT([.B1061];LEN([.B1061])-2))" office:value-type="float" office:value="5240457">
            <text:p>5240457</text:p>
          </table:table-cell>
          <table:table-cell office:value-type="string">
            <text:p>Whitney Westgate</text:p>
          </table:table-cell>
          <table:table-cell office:value-type="string">
            <text:p>Kissing Sis</text:p>
          </table:table-cell>
          <table:table-cell office:value-type="string">
            <text:p>1994-01-31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nm5245722</text:p>
          </table:table-cell>
          <table:table-cell table:number-columns-repeated="2" office:value-type="string">
            <text:p>2022-10-31</text:p>
          </table:table-cell>
          <table:table-cell table:formula="of:=VALUE(RIGHT([.B1062];LEN([.B1062])-2))" office:value-type="float" office:value="5245722">
            <text:p>5245722</text:p>
          </table:table-cell>
          <table:table-cell office:value-type="string">
            <text:p>Adria Arjona</text:p>
          </table:table-cell>
          <table:table-cell office:value-type="string">
            <text:p>Father of the Bride</text:p>
          </table:table-cell>
          <table:table-cell office:value-type="string">
            <text:p>1992-04-25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nm5256984</text:p>
          </table:table-cell>
          <table:table-cell table:number-columns-repeated="2" office:value-type="string">
            <text:p>2022-10-30</text:p>
          </table:table-cell>
          <table:table-cell table:formula="of:=VALUE(RIGHT([.B1063];LEN([.B1063])-2))" office:value-type="float" office:value="5256984">
            <text:p>5256984</text:p>
          </table:table-cell>
          <table:table-cell office:value-type="string">
            <text:p>Charlotte Vega</text:p>
          </table:table-cell>
          <table:table-cell office:value-type="string">
            <text:p>Wrong Turn</text:p>
          </table:table-cell>
          <table:table-cell office:value-type="string">
            <text:p>1994-02-10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nm5257212</text:p>
          </table:table-cell>
          <table:table-cell table:number-columns-repeated="2" office:value-type="string">
            <text:p>2022-10-30</text:p>
          </table:table-cell>
          <table:table-cell table:formula="of:=VALUE(RIGHT([.B1064];LEN([.B1064])-2))" office:value-type="float" office:value="5257212">
            <text:p>5257212</text:p>
          </table:table-cell>
          <table:table-cell office:value-type="string">
            <text:p>Anwen O'Driscoll</text:p>
          </table:table-cell>
          <table:table-cell office:value-type="string">
            <text:p>You Can Live Forever</text:p>
          </table:table-cell>
          <table:table-cell office:value-type="string">
            <text:p>1999-07-04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nm5305981</text:p>
          </table:table-cell>
          <table:table-cell table:number-columns-repeated="2" office:value-type="string">
            <text:p>2022-10-30</text:p>
          </table:table-cell>
          <table:table-cell table:formula="of:=VALUE(RIGHT([.B1065];LEN([.B1065])-2))" office:value-type="float" office:value="5305981">
            <text:p>5305981</text:p>
          </table:table-cell>
          <table:table-cell office:value-type="string">
            <text:p>Camila Cabello</text:p>
          </table:table-cell>
          <table:table-cell office:value-type="string">
            <text:p>Cinderella</text:p>
          </table:table-cell>
          <table:table-cell office:value-type="string">
            <text:p>1997-03-03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nm5307166</text:p>
          </table:table-cell>
          <table:table-cell table:number-columns-repeated="2" office:value-type="string">
            <text:p>2022-10-30</text:p>
          </table:table-cell>
          <table:table-cell table:formula="of:=VALUE(RIGHT([.B1066];LEN([.B1066])-2))" office:value-type="float" office:value="5307166">
            <text:p>5307166</text:p>
          </table:table-cell>
          <table:table-cell office:value-type="string">
            <text:p>Claudia O'Doherty</text:p>
          </table:table-cell>
          <table:table-cell office:value-type="string">
            <text:p>Extra Ordinary</text:p>
          </table:table-cell>
          <table:table-cell office:value-type="string">
            <text:p>1983-11-29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nm5308665</text:p>
          </table:table-cell>
          <table:table-cell table:number-columns-repeated="2" office:value-type="string">
            <text:p>2022-10-31</text:p>
          </table:table-cell>
          <table:table-cell table:formula="of:=VALUE(RIGHT([.B1067];LEN([.B1067])-2))" office:value-type="float" office:value="5308665">
            <text:p>5308665</text:p>
          </table:table-cell>
          <table:table-cell office:value-type="string">
            <text:p>Louisa Harland</text:p>
          </table:table-cell>
          <table:table-cell office:value-type="string">
            <text:p>The Deceived</text:p>
          </table:table-cell>
          <table:table-cell office:value-type="string">
            <text:p>1993-01-3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nm5310225</text:p>
          </table:table-cell>
          <table:table-cell table:number-columns-repeated="2" office:value-type="string">
            <text:p>2022-10-30</text:p>
          </table:table-cell>
          <table:table-cell table:formula="of:=VALUE(RIGHT([.B1068];LEN([.B1068])-2))" office:value-type="float" office:value="5310225">
            <text:p>5310225</text:p>
          </table:table-cell>
          <table:table-cell office:value-type="string">
            <text:p>Sophie Skelton</text:p>
          </table:table-cell>
          <table:table-cell office:value-type="string">
            <text:p>Outlander</text:p>
          </table:table-cell>
          <table:table-cell office:value-type="string">
            <text:p>1994-03-07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nm5353321</text:p>
          </table:table-cell>
          <table:table-cell table:number-columns-repeated="2" office:value-type="string">
            <text:p>2022-10-31</text:p>
          </table:table-cell>
          <table:table-cell table:formula="of:=VALUE(RIGHT([.B1069];LEN([.B1069])-2))" office:value-type="float" office:value="5353321">
            <text:p>5353321</text:p>
          </table:table-cell>
          <table:table-cell office:value-type="string">
            <text:p>Cara Delevingne</text:p>
          </table:table-cell>
          <table:table-cell office:value-type="string">
            <text:p>Suicide Squad</text:p>
          </table:table-cell>
          <table:table-cell office:value-type="string">
            <text:p>1992-08-12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nm5377144</text:p>
          </table:table-cell>
          <table:table-cell table:number-columns-repeated="2" office:value-type="string">
            <text:p>2022-10-30</text:p>
          </table:table-cell>
          <table:table-cell table:formula="of:=VALUE(RIGHT([.B1070];LEN([.B1070])-2))" office:value-type="float" office:value="5377144">
            <text:p>5377144</text:p>
          </table:table-cell>
          <table:table-cell office:value-type="string">
            <text:p>Awkwafina</text:p>
          </table:table-cell>
          <table:table-cell office:value-type="string">
            <text:p>Ocean's Eight</text:p>
          </table:table-cell>
          <table:table-cell office:value-type="string">
            <text:p>1988-06-02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office:value-type="string">
            <text:p>nm5396026</text:p>
          </table:table-cell>
          <table:table-cell table:number-columns-repeated="2" office:value-type="string">
            <text:p>2023-06-17</text:p>
          </table:table-cell>
          <table:table-cell table:formula="of:=VALUE(RIGHT([.B1071];LEN([.B1071])-2))" office:value-type="float" office:value="5396026">
            <text:p>5396026</text:p>
          </table:table-cell>
          <table:table-cell office:value-type="string">
            <text:p>Jordan Loughran</text:p>
          </table:table-cell>
          <table:table-cell office:value-type="string">
            <text:p>The Infiltrator</text:p>
          </table:table-cell>
          <table:table-cell/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nm5397459</text:p>
          </table:table-cell>
          <table:table-cell table:number-columns-repeated="2" office:value-type="string">
            <text:p>2022-10-31</text:p>
          </table:table-cell>
          <table:table-cell table:formula="of:=VALUE(RIGHT([.B1072];LEN([.B1072])-2))" office:value-type="float" office:value="5397459">
            <text:p>5397459</text:p>
          </table:table-cell>
          <table:table-cell office:value-type="string">
            <text:p>Daisy Ridley</text:p>
          </table:table-cell>
          <table:table-cell office:value-type="string">
            <text:p>Star Wars: Episode VII - The Force Awakens</text:p>
          </table:table-cell>
          <table:table-cell office:value-type="string">
            <text:p>1992-04-10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nm5430264</text:p>
          </table:table-cell>
          <table:table-cell table:number-columns-repeated="2" office:value-type="string">
            <text:p>2022-10-30</text:p>
          </table:table-cell>
          <table:table-cell table:formula="of:=VALUE(RIGHT([.B1073];LEN([.B1073])-2))" office:value-type="float" office:value="5430264">
            <text:p>5430264</text:p>
          </table:table-cell>
          <table:table-cell office:value-type="string">
            <text:p>Nell Hudson</text:p>
          </table:table-cell>
          <table:table-cell office:value-type="string">
            <text:p>Texas Chainsaw Massacre</text:p>
          </table:table-cell>
          <table:table-cell office:value-type="string">
            <text:p>1990-11-19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nm5435959</text:p>
          </table:table-cell>
          <table:table-cell table:number-columns-repeated="2" office:value-type="string">
            <text:p>2022-10-30</text:p>
          </table:table-cell>
          <table:table-cell table:formula="of:=VALUE(RIGHT([.B1074];LEN([.B1074])-2))" office:value-type="float" office:value="5435959">
            <text:p>5435959</text:p>
          </table:table-cell>
          <table:table-cell office:value-type="string">
            <text:p>Frida Gustavsson</text:p>
          </table:table-cell>
          <table:table-cell office:value-type="string">
            <text:p>Vikings: Valhalla</text:p>
          </table:table-cell>
          <table:table-cell office:value-type="string">
            <text:p>1993-06-06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string">
            <text:p>nm5488579</text:p>
          </table:table-cell>
          <table:table-cell table:number-columns-repeated="2" office:value-type="string">
            <text:p>2023-09-20</text:p>
          </table:table-cell>
          <table:table-cell table:formula="of:=VALUE(RIGHT([.B1075];LEN([.B1075])-2))" office:value-type="float" office:value="5488579">
            <text:p>5488579</text:p>
          </table:table-cell>
          <table:table-cell office:value-type="string">
            <text:p>Mimi Keene</text:p>
          </table:table-cell>
          <table:table-cell office:value-type="string">
            <text:p>Close</text:p>
          </table:table-cell>
          <table:table-cell office:value-type="string">
            <text:p>1998-08-05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nm5561229</text:p>
          </table:table-cell>
          <table:table-cell table:number-columns-repeated="2" office:value-type="string">
            <text:p>2022-10-30</text:p>
          </table:table-cell>
          <table:table-cell table:formula="of:=VALUE(RIGHT([.B1076];LEN([.B1076])-2))" office:value-type="float" office:value="5561229">
            <text:p>5561229</text:p>
          </table:table-cell>
          <table:table-cell office:value-type="string">
            <text:p>Brec Bassinger</text:p>
          </table:table-cell>
          <table:table-cell office:value-type="string">
            <text:p>Stargirl</text:p>
          </table:table-cell>
          <table:table-cell office:value-type="string">
            <text:p>1999-05-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m5570560</text:p>
          </table:table-cell>
          <table:table-cell table:number-columns-repeated="2" office:value-type="string">
            <text:p>2022-10-31</text:p>
          </table:table-cell>
          <table:table-cell table:formula="of:=VALUE(RIGHT([.B1077];LEN([.B1077])-2))" office:value-type="float" office:value="5570560">
            <text:p>5570560</text:p>
          </table:table-cell>
          <table:table-cell office:value-type="string">
            <text:p>Odessa A'zion</text:p>
          </table:table-cell>
          <table:table-cell office:value-type="string">
            <text:p>Hellraiser</text:p>
          </table:table-cell>
          <table:table-cell office:value-type="string">
            <text:p>2000-06-17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nm5573195</text:p>
          </table:table-cell>
          <table:table-cell table:number-columns-repeated="2" office:value-type="string">
            <text:p>2022-10-31</text:p>
          </table:table-cell>
          <table:table-cell table:formula="of:=VALUE(RIGHT([.B1078];LEN([.B1078])-2))" office:value-type="float" office:value="5573195">
            <text:p>5573195</text:p>
          </table:table-cell>
          <table:table-cell office:value-type="string">
            <text:p>Parveen Kaur</text:p>
          </table:table-cell>
          <table:table-cell office:value-type="string">
            <text:p>The Strain</text:p>
          </table:table-cell>
          <table:table-cell office:value-type="string">
            <text:p>1988-10-19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nm5652088</text:p>
          </table:table-cell>
          <table:table-cell table:number-columns-repeated="2" office:value-type="string">
            <text:p>2022-10-30</text:p>
          </table:table-cell>
          <table:table-cell table:formula="of:=VALUE(RIGHT([.B1079];LEN([.B1079])-2))" office:value-type="float" office:value="5652088">
            <text:p>5652088</text:p>
          </table:table-cell>
          <table:table-cell office:value-type="string">
            <text:p>Amber Skye Noyes</text:p>
          </table:table-cell>
          <table:table-cell office:value-type="string">
            <text:p>Quantico</text:p>
          </table:table-cell>
          <table:table-cell office:value-type="string">
            <text:p>1988-02-17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office:value-type="string">
            <text:p>nm5663412</text:p>
          </table:table-cell>
          <table:table-cell table:number-columns-repeated="2" office:value-type="string">
            <text:p>2022-10-30</text:p>
          </table:table-cell>
          <table:table-cell table:formula="of:=VALUE(RIGHT([.B1080];LEN([.B1080])-2))" office:value-type="float" office:value="5663412">
            <text:p>5663412</text:p>
          </table:table-cell>
          <table:table-cell office:value-type="string">
            <text:p>Pinky June</text:p>
          </table:table-cell>
          <table:table-cell office:value-type="string">
            <text:p>X-Art</text:p>
          </table:table-cell>
          <table:table-cell office:value-type="string">
            <text:p>1992-02-05</text:p>
          </table:table-cell>
        </table:table-row>
        <table:table-row table:style-name="ro2">
          <table:table-cell office:value-type="float" office:value="1176">
            <text:p>1176</text:p>
          </table:table-cell>
          <table:table-cell office:value-type="string">
            <text:p>nm5682314</text:p>
          </table:table-cell>
          <table:table-cell table:number-columns-repeated="2" office:value-type="string">
            <text:p>2023-09-20</text:p>
          </table:table-cell>
          <table:table-cell table:formula="of:=VALUE(RIGHT([.B1081];LEN([.B1081])-2))" office:value-type="float" office:value="5682314">
            <text:p>5682314</text:p>
          </table:table-cell>
          <table:table-cell office:value-type="string">
            <text:p>Anjelika Washington</text:p>
          </table:table-cell>
          <table:table-cell office:value-type="string">
            <text:p>Tall Girl</text:p>
          </table:table-cell>
          <table:table-cell office:value-type="string">
            <text:p>1998-05-1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nm5700898</text:p>
          </table:table-cell>
          <table:table-cell table:number-columns-repeated="2" office:value-type="string">
            <text:p>2022-10-30</text:p>
          </table:table-cell>
          <table:table-cell table:formula="of:=VALUE(RIGHT([.B1082];LEN([.B1082])-2))" office:value-type="float" office:value="5700898">
            <text:p>5700898</text:p>
          </table:table-cell>
          <table:table-cell office:value-type="string">
            <text:p>Mikey Madison</text:p>
          </table:table-cell>
          <table:table-cell office:value-type="string">
            <text:p>Once Upon a Time in... Hollywood</text:p>
          </table:table-cell>
          <table:table-cell office:value-type="string">
            <text:p>1999-03-25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nm5709972</text:p>
          </table:table-cell>
          <table:table-cell table:number-columns-repeated="2" office:value-type="string">
            <text:p>2022-10-30</text:p>
          </table:table-cell>
          <table:table-cell table:formula="of:=VALUE(RIGHT([.B1083];LEN([.B1083])-2))" office:value-type="float" office:value="5709972">
            <text:p>5709972</text:p>
          </table:table-cell>
          <table:table-cell office:value-type="string">
            <text:p>Hannah Einbinder</text:p>
          </table:table-cell>
          <table:table-cell office:value-type="string">
            <text:p>Hacks</text:p>
          </table:table-cell>
          <table:table-cell office:value-type="string">
            <text:p>1995-05-21</text:p>
          </table:table-cell>
        </table:table-row>
        <table:table-row table:style-name="ro2">
          <table:table-cell office:value-type="float" office:value="1177">
            <text:p>1177</text:p>
          </table:table-cell>
          <table:table-cell office:value-type="string">
            <text:p>nm5715289</text:p>
          </table:table-cell>
          <table:table-cell table:number-columns-repeated="2" office:value-type="string">
            <text:p>2023-09-20</text:p>
          </table:table-cell>
          <table:table-cell table:formula="of:=VALUE(RIGHT([.B1084];LEN([.B1084])-2))" office:value-type="float" office:value="5715289">
            <text:p>5715289</text:p>
          </table:table-cell>
          <table:table-cell office:value-type="string">
            <text:p>DenÃ©e Benton</text:p>
          </table:table-cell>
          <table:table-cell office:value-type="string">
            <text:p>Our Friend</text:p>
          </table:table-cell>
          <table:table-cell office:value-type="string">
            <text:p>1991-12-31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nm5732956</text:p>
          </table:table-cell>
          <table:table-cell table:number-columns-repeated="2" office:value-type="string">
            <text:p>2023-06-17</text:p>
          </table:table-cell>
          <table:table-cell table:formula="of:=VALUE(RIGHT([.B1085];LEN([.B1085])-2))" office:value-type="float" office:value="5732956">
            <text:p>5732956</text:p>
          </table:table-cell>
          <table:table-cell office:value-type="string">
            <text:p>Eleanor Worthington-Cox</text:p>
          </table:table-cell>
          <table:table-cell office:value-type="string">
            <text:p>Maleficent</text:p>
          </table:table-cell>
          <table:table-cell office:value-type="string">
            <text:p>2001-06-21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office:value-type="string">
            <text:p>nm5784469</text:p>
          </table:table-cell>
          <table:table-cell table:number-columns-repeated="2" office:value-type="string">
            <text:p>2023-06-17</text:p>
          </table:table-cell>
          <table:table-cell table:formula="of:=VALUE(RIGHT([.B1086];LEN([.B1086])-2))" office:value-type="float" office:value="5784469">
            <text:p>5784469</text:p>
          </table:table-cell>
          <table:table-cell office:value-type="string">
            <text:p>Ioanna Gika</text:p>
          </table:table-cell>
          <table:table-cell office:value-type="string">
            <text:p>Snow White and the Huntsman</text:p>
          </table:table-cell>
          <table:table-cell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nm5925224</text:p>
          </table:table-cell>
          <table:table-cell table:number-columns-repeated="2" office:value-type="string">
            <text:p>2023-06-16</text:p>
          </table:table-cell>
          <table:table-cell table:formula="of:=VALUE(RIGHT([.B1087];LEN([.B1087])-2))" office:value-type="float" office:value="5925224">
            <text:p>5925224</text:p>
          </table:table-cell>
          <table:table-cell office:value-type="string">
            <text:p>Amira El Sayed</text:p>
          </table:table-cell>
          <table:table-cell office:value-type="string">
            <text:p>A Hologram for the King</text:p>
          </table:table-cell>
          <table:table-cell office:value-type="string">
            <text:p>1991-06-0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nm5927737</text:p>
          </table:table-cell>
          <table:table-cell table:number-columns-repeated="2" office:value-type="string">
            <text:p>2022-10-30</text:p>
          </table:table-cell>
          <table:table-cell table:formula="of:=VALUE(RIGHT([.B1088];LEN([.B1088])-2))" office:value-type="float" office:value="5927737">
            <text:p>5927737</text:p>
          </table:table-cell>
          <table:table-cell office:value-type="string">
            <text:p>Michelle Veintimilla</text:p>
          </table:table-cell>
          <table:table-cell office:value-type="string">
            <text:p>Gotham</text:p>
          </table:table-cell>
          <table:table-cell office:value-type="string">
            <text:p>1992-11-07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nm5988570</text:p>
          </table:table-cell>
          <table:table-cell table:number-columns-repeated="2" office:value-type="string">
            <text:p>2022-10-31</text:p>
          </table:table-cell>
          <table:table-cell table:formula="of:=VALUE(RIGHT([.B1089];LEN([.B1089])-2))" office:value-type="float" office:value="5988570">
            <text:p>5988570</text:p>
          </table:table-cell>
          <table:table-cell office:value-type="string">
            <text:p>Chiara Aurelia</text:p>
          </table:table-cell>
          <table:table-cell office:value-type="string">
            <text:p>Luckiest Girl Alive</text:p>
          </table:table-cell>
          <table:table-cell office:value-type="string">
            <text:p>2002-09-13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nm6040987</text:p>
          </table:table-cell>
          <table:table-cell table:number-columns-repeated="2" office:value-type="string">
            <text:p>2023-06-17</text:p>
          </table:table-cell>
          <table:table-cell table:formula="of:=VALUE(RIGHT([.B1090];LEN([.B1090])-2))" office:value-type="float" office:value="6040987">
            <text:p>6040987</text:p>
          </table:table-cell>
          <table:table-cell office:value-type="string">
            <text:p>Sonam Bajwa</text:p>
          </table:table-cell>
          <table:table-cell office:value-type="string">
            <text:p>Ardab Mutiyaran</text:p>
          </table:table-cell>
          <table:table-cell office:value-type="string">
            <text:p>1989-08-16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office:value-type="string">
            <text:p>nm6058482</text:p>
          </table:table-cell>
          <table:table-cell table:number-columns-repeated="2" office:value-type="string">
            <text:p>2023-06-17</text:p>
          </table:table-cell>
          <table:table-cell table:formula="of:=VALUE(RIGHT([.B1091];LEN([.B1091])-2))" office:value-type="float" office:value="6058482">
            <text:p>6058482</text:p>
          </table:table-cell>
          <table:table-cell office:value-type="string">
            <text:p>Callie Haverda</text:p>
          </table:table-cell>
          <table:table-cell office:value-type="string">
            <text:p>That '90s Show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nm6060991</text:p>
          </table:table-cell>
          <table:table-cell table:number-columns-repeated="2" office:value-type="string">
            <text:p>2022-10-30</text:p>
          </table:table-cell>
          <table:table-cell table:formula="of:=VALUE(RIGHT([.B1092];LEN([.B1092])-2))" office:value-type="float" office:value="6060991">
            <text:p>6060991</text:p>
          </table:table-cell>
          <table:table-cell office:value-type="string">
            <text:p>Yvette Monreal</text:p>
          </table:table-cell>
          <table:table-cell office:value-type="string">
            <text:p>Rambo: Last Blood</text:p>
          </table:table-cell>
          <table:table-cell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nm6064768</text:p>
          </table:table-cell>
          <table:table-cell table:number-columns-repeated="2" office:value-type="string">
            <text:p>2022-10-30</text:p>
          </table:table-cell>
          <table:table-cell table:formula="of:=VALUE(RIGHT([.B1093];LEN([.B1093])-2))" office:value-type="float" office:value="6064768">
            <text:p>6064768</text:p>
          </table:table-cell>
          <table:table-cell office:value-type="string">
            <text:p>Paula Shy</text:p>
          </table:table-cell>
          <table:table-cell office:value-type="string">
            <text:p>They are watching</text:p>
          </table:table-cell>
          <table:table-cell office:value-type="string">
            <text:p>1993-11-13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office:value-type="string">
            <text:p>nm6073955</text:p>
          </table:table-cell>
          <table:table-cell table:number-columns-repeated="2" office:value-type="string">
            <text:p>2022-10-31</text:p>
          </table:table-cell>
          <table:table-cell table:formula="of:=VALUE(RIGHT([.B1094];LEN([.B1094])-2))" office:value-type="float" office:value="6073955">
            <text:p>6073955</text:p>
          </table:table-cell>
          <table:table-cell office:value-type="string">
            <text:p>Florence Pugh</text:p>
          </table:table-cell>
          <table:table-cell office:value-type="string">
            <text:p>The Falling</text:p>
          </table:table-cell>
          <table:table-cell office:value-type="string">
            <text:p>1996-01-03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office:value-type="string">
            <text:p>nm6077056</text:p>
          </table:table-cell>
          <table:table-cell table:number-columns-repeated="2" office:value-type="string">
            <text:p>2022-10-31</text:p>
          </table:table-cell>
          <table:table-cell table:formula="of:=VALUE(RIGHT([.B1095];LEN([.B1095])-2))" office:value-type="float" office:value="6077056">
            <text:p>6077056</text:p>
          </table:table-cell>
          <table:table-cell office:value-type="string">
            <text:p>Morfydd Clark</text:p>
          </table:table-cell>
          <table:table-cell office:value-type="string">
            <text:p>Saint Maud</text:p>
          </table:table-cell>
          <table:table-cell office:value-type="string">
            <text:p>1989-03-17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office:value-type="string">
            <text:p>nm6136319</text:p>
          </table:table-cell>
          <table:table-cell table:number-columns-repeated="2" office:value-type="string">
            <text:p>2023-06-17</text:p>
          </table:table-cell>
          <table:table-cell table:formula="of:=VALUE(RIGHT([.B1096];LEN([.B1096])-2))" office:value-type="float" office:value="6136319">
            <text:p>6136319</text:p>
          </table:table-cell>
          <table:table-cell office:value-type="string">
            <text:p>Levy Tran</text:p>
          </table:table-cell>
          <table:table-cell office:value-type="string">
            <text:p>MacGyver</text:p>
          </table:table-cell>
          <table:table-cell office:value-type="string">
            <text:p>1983-04-08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nm6161516</text:p>
          </table:table-cell>
          <table:table-cell table:number-columns-repeated="2" office:value-type="string">
            <text:p>2022-10-31</text:p>
          </table:table-cell>
          <table:table-cell table:formula="of:=VALUE(RIGHT([.B1097];LEN([.B1097])-2))" office:value-type="float" office:value="6161516">
            <text:p>6161516</text:p>
          </table:table-cell>
          <table:table-cell office:value-type="string">
            <text:p>Camila Mendes</text:p>
          </table:table-cell>
          <table:table-cell office:value-type="string">
            <text:p>Riverdale</text:p>
          </table:table-cell>
          <table:table-cell office:value-type="string">
            <text:p>1994-06-29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nm6195774</text:p>
          </table:table-cell>
          <table:table-cell table:number-columns-repeated="2" office:value-type="string">
            <text:p>2023-06-17</text:p>
          </table:table-cell>
          <table:table-cell table:formula="of:=VALUE(RIGHT([.B1098];LEN([.B1098])-2))" office:value-type="float" office:value="6195774">
            <text:p>6195774</text:p>
          </table:table-cell>
          <table:table-cell office:value-type="string">
            <text:p>Dominique Fishback</text:p>
          </table:table-cell>
          <table:table-cell office:value-type="string">
            <text:p>Judas and the Black Messiah</text:p>
          </table:table-cell>
          <table:table-cell office:value-type="string">
            <text:p>1991-03-22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nm6216593</text:p>
          </table:table-cell>
          <table:table-cell table:number-columns-repeated="2" office:value-type="string">
            <text:p>2022-10-30</text:p>
          </table:table-cell>
          <table:table-cell table:formula="of:=VALUE(RIGHT([.B1099];LEN([.B1099])-2))" office:value-type="float" office:value="6216593">
            <text:p>6216593</text:p>
          </table:table-cell>
          <table:table-cell office:value-type="string">
            <text:p>Rose Williams</text:p>
          </table:table-cell>
          <table:table-cell office:value-type="string">
            <text:p>Curfew</text:p>
          </table:table-cell>
          <table:table-cell office:value-type="string">
            <text:p>1994-02-18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string">
            <text:p>nm6220968</text:p>
          </table:table-cell>
          <table:table-cell table:number-columns-repeated="2" office:value-type="string">
            <text:p>2023-06-17</text:p>
          </table:table-cell>
          <table:table-cell table:formula="of:=VALUE(RIGHT([.B1100];LEN([.B1100])-2))" office:value-type="float" office:value="6220968">
            <text:p>6220968</text:p>
          </table:table-cell>
          <table:table-cell office:value-type="string">
            <text:p>Sofia Barclay</text:p>
          </table:table-cell>
          <table:table-cell office:value-type="string">
            <text:p>Spider-Man: Across the Spider-Verse</text:p>
          </table:table-cell>
          <table:table-cell office:value-type="string">
            <text:p>1998-08-31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nm6231136</text:p>
          </table:table-cell>
          <table:table-cell table:number-columns-repeated="2" office:value-type="string">
            <text:p>2022-10-31</text:p>
          </table:table-cell>
          <table:table-cell table:formula="of:=VALUE(RIGHT([.B1101];LEN([.B1101])-2))" office:value-type="float" office:value="6231136">
            <text:p>6231136</text:p>
          </table:table-cell>
          <table:table-cell office:value-type="string">
            <text:p>Samantha Robinson</text:p>
          </table:table-cell>
          <table:table-cell office:value-type="string">
            <text:p>The Love Witch</text:p>
          </table:table-cell>
          <table:table-cell office:value-type="string">
            <text:p>1991-10-19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nm6239256</text:p>
          </table:table-cell>
          <table:table-cell table:number-columns-repeated="2" office:value-type="string">
            <text:p>2022-11-06</text:p>
          </table:table-cell>
          <table:table-cell table:formula="of:=VALUE(RIGHT([.B1102];LEN([.B1102])-2))" office:value-type="float" office:value="6239256">
            <text:p>6239256</text:p>
          </table:table-cell>
          <table:table-cell office:value-type="string">
            <text:p>Brittany O'Grady</text:p>
          </table:table-cell>
          <table:table-cell office:value-type="string">
            <text:p>Star</text:p>
          </table:table-cell>
          <table:table-cell office:value-type="string">
            <text:p>1996-06-0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nm6245078</text:p>
          </table:table-cell>
          <table:table-cell table:number-columns-repeated="2" office:value-type="string">
            <text:p>2022-10-30</text:p>
          </table:table-cell>
          <table:table-cell table:formula="of:=VALUE(RIGHT([.B1103];LEN([.B1103])-2))" office:value-type="float" office:value="6245078">
            <text:p>6245078</text:p>
          </table:table-cell>
          <table:table-cell office:value-type="string">
            <text:p>Tina Eradze</text:p>
          </table:table-cell>
          <table:table-cell office:value-type="string">
            <text:p>Tbilisi, I Love You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m6245080</text:p>
          </table:table-cell>
          <table:table-cell table:number-columns-repeated="2" office:value-type="string">
            <text:p>2022-10-30</text:p>
          </table:table-cell>
          <table:table-cell table:formula="of:=VALUE(RIGHT([.B1104];LEN([.B1104])-2))" office:value-type="float" office:value="6245080">
            <text:p>6245080</text:p>
          </table:table-cell>
          <table:table-cell office:value-type="string">
            <text:p>Nutsa Tsikaradze</text:p>
          </table:table-cell>
          <table:table-cell office:value-type="string">
            <text:p>Tbilisi, I Love You</text:p>
          </table:table-cell>
          <table:table-cell/>
        </table:table-row>
        <table:table-row table:style-name="ro2">
          <table:table-cell office:value-type="float" office:value="472">
            <text:p>472</text:p>
          </table:table-cell>
          <table:table-cell office:value-type="string">
            <text:p>nm6262342</text:p>
          </table:table-cell>
          <table:table-cell table:number-columns-repeated="2" office:value-type="string">
            <text:p>2022-10-30</text:p>
          </table:table-cell>
          <table:table-cell table:formula="of:=VALUE(RIGHT([.B1105];LEN([.B1105])-2))" office:value-type="float" office:value="6262342">
            <text:p>6262342</text:p>
          </table:table-cell>
          <table:table-cell office:value-type="string">
            <text:p>Gus Birney</text:p>
          </table:table-cell>
          <table:table-cell office:value-type="string">
            <text:p>I'm Thinking of Ending Things</text:p>
          </table:table-cell>
          <table:table-cell office:value-type="string">
            <text:p>1999-07-27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office:value-type="string">
            <text:p>nm6301068</text:p>
          </table:table-cell>
          <table:table-cell table:number-columns-repeated="2" office:value-type="string">
            <text:p>2023-09-20</text:p>
          </table:table-cell>
          <table:table-cell table:formula="of:=VALUE(RIGHT([.B1106];LEN([.B1106])-2))" office:value-type="float" office:value="6301068">
            <text:p>6301068</text:p>
          </table:table-cell>
          <table:table-cell office:value-type="string">
            <text:p>Sabrina Bartlett</text:p>
          </table:table-cell>
          <table:table-cell office:value-type="string">
            <text:p>Game of Thrones</text:p>
          </table:table-cell>
          <table:table-cell office:value-type="string">
            <text:p>1991-09-12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string">
            <text:p>nm6346552</text:p>
          </table:table-cell>
          <table:table-cell table:number-columns-repeated="2" office:value-type="string">
            <text:p>2023-06-17</text:p>
          </table:table-cell>
          <table:table-cell table:formula="of:=VALUE(RIGHT([.B1107];LEN([.B1107])-2))" office:value-type="float" office:value="6346552">
            <text:p>6346552</text:p>
          </table:table-cell>
          <table:table-cell office:value-type="string">
            <text:p>Annalisa Cochrane</text:p>
          </table:table-cell>
          <table:table-cell office:value-type="string">
            <text:p>Cobra Kai</text:p>
          </table:table-cell>
          <table:table-cell office:value-type="string">
            <text:p>1996-06-21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nm6384402</text:p>
          </table:table-cell>
          <table:table-cell table:number-columns-repeated="2" office:value-type="string">
            <text:p>2023-06-17</text:p>
          </table:table-cell>
          <table:table-cell table:formula="of:=VALUE(RIGHT([.B1108];LEN([.B1108])-2))" office:value-type="float" office:value="6384402">
            <text:p>6384402</text:p>
          </table:table-cell>
          <table:table-cell office:value-type="string">
            <text:p>Mary Wiseman</text:p>
          </table:table-cell>
          <table:table-cell office:value-type="string">
            <text:p>Star Trek: Discovery</text:p>
          </table:table-cell>
          <table:table-cell office:value-type="string">
            <text:p>1985-07-3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nm6391796</text:p>
          </table:table-cell>
          <table:table-cell table:number-columns-repeated="2" office:value-type="string">
            <text:p>2022-10-30</text:p>
          </table:table-cell>
          <table:table-cell table:formula="of:=VALUE(RIGHT([.B1109];LEN([.B1109])-2))" office:value-type="float" office:value="6391796">
            <text:p>6391796</text:p>
          </table:table-cell>
          <table:table-cell office:value-type="string">
            <text:p>Viola Bailey</text:p>
          </table:table-cell>
          <table:table-cell office:value-type="string">
            <text:p>Brazzers Exxtra</text:p>
          </table:table-cell>
          <table:table-cell office:value-type="string">
            <text:p>1993-03-03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string">
            <text:p>nm6403016</text:p>
          </table:table-cell>
          <table:table-cell table:number-columns-repeated="2" office:value-type="string">
            <text:p>2023-06-17</text:p>
          </table:table-cell>
          <table:table-cell table:formula="of:=VALUE(RIGHT([.B1110];LEN([.B1110])-2))" office:value-type="float" office:value="6403016">
            <text:p>6403016</text:p>
          </table:table-cell>
          <table:table-cell office:value-type="string">
            <text:p>Daniela Melchior</text:p>
          </table:table-cell>
          <table:table-cell office:value-type="string">
            <text:p>The Suicide Squad</text:p>
          </table:table-cell>
          <table:table-cell office:value-type="string">
            <text:p>1996-11-0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nm6406427</text:p>
          </table:table-cell>
          <table:table-cell table:number-columns-repeated="2" office:value-type="string">
            <text:p>2022-10-30</text:p>
          </table:table-cell>
          <table:table-cell table:formula="of:=VALUE(RIGHT([.B1111];LEN([.B1111])-2))" office:value-type="float" office:value="6406427">
            <text:p>6406427</text:p>
          </table:table-cell>
          <table:table-cell office:value-type="string">
            <text:p>Thea Sofie Loch NÃ¦ss</text:p>
          </table:table-cell>
          <table:table-cell office:value-type="string">
            <text:p>The Last Kingdom</text:p>
          </table:table-cell>
          <table:table-cell office:value-type="string">
            <text:p>1996-11-2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nm6501297</text:p>
          </table:table-cell>
          <table:table-cell table:number-columns-repeated="2" office:value-type="string">
            <text:p>2022-10-30</text:p>
          </table:table-cell>
          <table:table-cell table:formula="of:=VALUE(RIGHT([.B1112];LEN([.B1112])-2))" office:value-type="float" office:value="6501297">
            <text:p>6501297</text:p>
          </table:table-cell>
          <table:table-cell office:value-type="string">
            <text:p>Alexa Mansour</text:p>
          </table:table-cell>
          <table:table-cell office:value-type="string">
            <text:p>Unfriended: Dark Web</text:p>
          </table:table-cell>
          <table:table-cell office:value-type="string">
            <text:p>1996-05-1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nm6548243</text:p>
          </table:table-cell>
          <table:table-cell table:number-columns-repeated="2" office:value-type="string">
            <text:p>2022-10-30</text:p>
          </table:table-cell>
          <table:table-cell table:formula="of:=VALUE(RIGHT([.B1113];LEN([.B1113])-2))" office:value-type="float" office:value="6548243">
            <text:p>6548243</text:p>
          </table:table-cell>
          <table:table-cell office:value-type="string">
            <text:p>Eugenia Diordiychuk</text:p>
          </table:table-cell>
          <table:table-cell office:value-type="string">
            <text:p>MetArt</text:p>
          </table:table-cell>
          <table:table-cell office:value-type="string">
            <text:p>1983-03-3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nm6576964</text:p>
          </table:table-cell>
          <table:table-cell table:number-columns-repeated="2" office:value-type="string">
            <text:p>2022-10-30</text:p>
          </table:table-cell>
          <table:table-cell table:formula="of:=VALUE(RIGHT([.B1114];LEN([.B1114])-2))" office:value-type="float" office:value="6576964">
            <text:p>6576964</text:p>
          </table:table-cell>
          <table:table-cell office:value-type="string">
            <text:p>Anna Tatu</text:p>
          </table:table-cell>
          <table:table-cell office:value-type="string">
            <text:p>Video Strip Poker HD</text:p>
          </table:table-cell>
          <table:table-cell office:value-type="string">
            <text:p>1991-06-03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string">
            <text:p>nm6598222</text:p>
          </table:table-cell>
          <table:table-cell table:number-columns-repeated="2" office:value-type="string">
            <text:p>2023-06-17</text:p>
          </table:table-cell>
          <table:table-cell table:formula="of:=VALUE(RIGHT([.B1115];LEN([.B1115])-2))" office:value-type="float" office:value="6598222">
            <text:p>6598222</text:p>
          </table:table-cell>
          <table:table-cell office:value-type="string">
            <text:p>Nora Fatehi</text:p>
          </table:table-cell>
          <table:table-cell office:value-type="string">
            <text:p>BÃ£hubali: The Beginning</text:p>
          </table:table-cell>
          <table:table-cell office:value-type="string">
            <text:p>1992-02-0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m6609666</text:p>
          </table:table-cell>
          <table:table-cell table:number-columns-repeated="2" office:value-type="string">
            <text:p>2022-10-31</text:p>
          </table:table-cell>
          <table:table-cell table:formula="of:=VALUE(RIGHT([.B1116];LEN([.B1116])-2))" office:value-type="float" office:value="6609666">
            <text:p>6609666</text:p>
          </table:table-cell>
          <table:table-cell office:value-type="string">
            <text:p>Billie Lourd</text:p>
          </table:table-cell>
          <table:table-cell office:value-type="string">
            <text:p>Booksmart</text:p>
          </table:table-cell>
          <table:table-cell office:value-type="string">
            <text:p>1992-07-1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nm6616259</text:p>
          </table:table-cell>
          <table:table-cell table:number-columns-repeated="2" office:value-type="string">
            <text:p>2022-10-30</text:p>
          </table:table-cell>
          <table:table-cell table:formula="of:=VALUE(RIGHT([.B1117];LEN([.B1117])-2))" office:value-type="float" office:value="6616259">
            <text:p>6616259</text:p>
          </table:table-cell>
          <table:table-cell office:value-type="string">
            <text:p>Tati Gabrielle</text:p>
          </table:table-cell>
          <table:table-cell office:value-type="string">
            <text:p>Uncharted</text:p>
          </table:table-cell>
          <table:table-cell office:value-type="string">
            <text:p>1996-01-25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nm6663708</text:p>
          </table:table-cell>
          <table:table-cell table:number-columns-repeated="2" office:value-type="string">
            <text:p>2022-10-30</text:p>
          </table:table-cell>
          <table:table-cell table:formula="of:=VALUE(RIGHT([.B1118];LEN([.B1118])-2))" office:value-type="float" office:value="6663708">
            <text:p>6663708</text:p>
          </table:table-cell>
          <table:table-cell office:value-type="string">
            <text:p>Madelaine Petsch</text:p>
          </table:table-cell>
          <table:table-cell office:value-type="string">
            <text:p>Riverdale</text:p>
          </table:table-cell>
          <table:table-cell office:value-type="string">
            <text:p>1994-08-18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nm6773382</text:p>
          </table:table-cell>
          <table:table-cell table:number-columns-repeated="2" office:value-type="string">
            <text:p>2022-10-30</text:p>
          </table:table-cell>
          <table:table-cell table:formula="of:=VALUE(RIGHT([.B1119];LEN([.B1119])-2))" office:value-type="float" office:value="6773382">
            <text:p>6773382</text:p>
          </table:table-cell>
          <table:table-cell office:value-type="string">
            <text:p>Hannah James</text:p>
          </table:table-cell>
          <table:table-cell office:value-type="string">
            <text:p>Outlander</text:p>
          </table:table-cell>
          <table:table-cell office:value-type="string">
            <text:p>1993-01-04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nm6779623</text:p>
          </table:table-cell>
          <table:table-cell table:number-columns-repeated="2" office:value-type="string">
            <text:p>2022-10-30</text:p>
          </table:table-cell>
          <table:table-cell table:formula="of:=VALUE(RIGHT([.B1120];LEN([.B1120])-2))" office:value-type="float" office:value="6779623">
            <text:p>6779623</text:p>
          </table:table-cell>
          <table:table-cell office:value-type="string">
            <text:p>Sandra Mae Frank</text:p>
          </table:table-cell>
          <table:table-cell office:value-type="string">
            <text:p>Soul to Keep</text:p>
          </table:table-cell>
          <table:table-cell office:value-type="string">
            <text:p>1990-03-21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office:value-type="string">
            <text:p>nm6854116</text:p>
          </table:table-cell>
          <table:table-cell table:number-columns-repeated="2" office:value-type="string">
            <text:p>2023-06-17</text:p>
          </table:table-cell>
          <table:table-cell table:formula="of:=VALUE(RIGHT([.B1121];LEN([.B1121])-2))" office:value-type="float" office:value="6854116">
            <text:p>6854116</text:p>
          </table:table-cell>
          <table:table-cell office:value-type="string">
            <text:p>Milly Alcock</text:p>
          </table:table-cell>
          <table:table-cell office:value-type="string">
            <text:p>Upright</text:p>
          </table:table-cell>
          <table:table-cell office:value-type="string">
            <text:p>2000-04-11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office:value-type="string">
            <text:p>nm6892004</text:p>
          </table:table-cell>
          <table:table-cell table:number-columns-repeated="2" office:value-type="string">
            <text:p>2023-06-17</text:p>
          </table:table-cell>
          <table:table-cell table:formula="of:=VALUE(RIGHT([.B1122];LEN([.B1122])-2))" office:value-type="float" office:value="6892004">
            <text:p>6892004</text:p>
          </table:table-cell>
          <table:table-cell office:value-type="string">
            <text:p>Lauren Lyle</text:p>
          </table:table-cell>
          <table:table-cell office:value-type="string">
            <text:p>Karen Pirie</text:p>
          </table:table-cell>
          <table:table-cell office:value-type="string">
            <text:p>1993-07-12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nm7016255</text:p>
          </table:table-cell>
          <table:table-cell table:number-columns-repeated="2" office:value-type="string">
            <text:p>2022-10-31</text:p>
          </table:table-cell>
          <table:table-cell table:formula="of:=VALUE(RIGHT([.B1123];LEN([.B1123])-2))" office:value-type="float" office:value="7016255">
            <text:p>7016255</text:p>
          </table:table-cell>
          <table:table-cell office:value-type="string">
            <text:p>Jeanne Goursaud</text:p>
          </table:table-cell>
          <table:table-cell office:value-type="string">
            <text:p>Pax Massilia</text:p>
          </table:table-cell>
          <table:table-cell office:value-type="string">
            <text:p>1996-04-0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nm7024798</text:p>
          </table:table-cell>
          <table:table-cell table:number-columns-repeated="2" office:value-type="string">
            <text:p>2022-10-30</text:p>
          </table:table-cell>
          <table:table-cell table:formula="of:=VALUE(RIGHT([.B1124];LEN([.B1124])-2))" office:value-type="float" office:value="7024798">
            <text:p>7024798</text:p>
          </table:table-cell>
          <table:table-cell office:value-type="string">
            <text:p>Ann Skelly</text:p>
          </table:table-cell>
          <table:table-cell office:value-type="string">
            <text:p>Kissing Candice</text:p>
          </table:table-cell>
          <table:table-cell office:value-type="string">
            <text:p>1996-12-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m7036568</text:p>
          </table:table-cell>
          <table:table-cell table:number-columns-repeated="2" office:value-type="string">
            <text:p>2022-10-31</text:p>
          </table:table-cell>
          <table:table-cell table:formula="of:=VALUE(RIGHT([.B1125];LEN([.B1125])-2))" office:value-type="float" office:value="7036568">
            <text:p>7036568</text:p>
          </table:table-cell>
          <table:table-cell office:value-type="string">
            <text:p>Ema Horvath</text:p>
          </table:table-cell>
          <table:table-cell office:value-type="string">
            <text:p>What Lies Below</text:p>
          </table:table-cell>
          <table:table-cell office:value-type="string">
            <text:p>1994-01-28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nm7186321</text:p>
          </table:table-cell>
          <table:table-cell table:number-columns-repeated="2" office:value-type="string">
            <text:p>2023-09-20</text:p>
          </table:table-cell>
          <table:table-cell table:formula="of:=VALUE(RIGHT([.B1126];LEN([.B1126])-2))" office:value-type="float" office:value="7186321">
            <text:p>7186321</text:p>
          </table:table-cell>
          <table:table-cell office:value-type="string">
            <text:p>Lia McHugh</text:p>
          </table:table-cell>
          <table:table-cell office:value-type="string">
            <text:p>Eternals</text:p>
          </table:table-cell>
          <table:table-cell office:value-type="string">
            <text:p>2005-11-18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nm7194079</text:p>
          </table:table-cell>
          <table:table-cell table:number-columns-repeated="2" office:value-type="string">
            <text:p>2022-10-30</text:p>
          </table:table-cell>
          <table:table-cell table:formula="of:=VALUE(RIGHT([.B1127];LEN([.B1127])-2))" office:value-type="float" office:value="7194079">
            <text:p>7194079</text:p>
          </table:table-cell>
          <table:table-cell office:value-type="string">
            <text:p>Bella Hadid</text:p>
          </table:table-cell>
          <table:table-cell office:value-type="string">
            <text:p>Ramy</text:p>
          </table:table-cell>
          <table:table-cell office:value-type="string">
            <text:p>1996-10-09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nm7210025</text:p>
          </table:table-cell>
          <table:table-cell table:number-columns-repeated="2" office:value-type="string">
            <text:p>2022-10-30</text:p>
          </table:table-cell>
          <table:table-cell table:formula="of:=VALUE(RIGHT([.B1128];LEN([.B1128])-2))" office:value-type="float" office:value="7210025">
            <text:p>7210025</text:p>
          </table:table-cell>
          <table:table-cell office:value-type="string">
            <text:p>Maria Bakalova</text:p>
          </table:table-cell>
          <table:table-cell office:value-type="string">
            <text:p>Borat Subsequent Moviefilm: Delivery of Prodigious Bribe to American Regime for Make Benefit Once Glorious Nation of Kazakhstan</text:p>
          </table:table-cell>
          <table:table-cell office:value-type="string">
            <text:p>1996-06-04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nm7322413</text:p>
          </table:table-cell>
          <table:table-cell table:number-columns-repeated="2" office:value-type="string">
            <text:p>2022-10-30</text:p>
          </table:table-cell>
          <table:table-cell table:formula="of:=VALUE(RIGHT([.B1129];LEN([.B1129])-2))" office:value-type="float" office:value="7322413">
            <text:p>7322413</text:p>
          </table:table-cell>
          <table:table-cell office:value-type="string">
            <text:p>Kelsea Ballerini</text:p>
          </table:table-cell>
          <table:table-cell office:value-type="string">
            <text:p>Kelsea Ballerini: Dibs</text:p>
          </table:table-cell>
          <table:table-cell office:value-type="string">
            <text:p>1993-09-12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nm7340546</text:p>
          </table:table-cell>
          <table:table-cell table:number-columns-repeated="2" office:value-type="string">
            <text:p>2022-10-30</text:p>
          </table:table-cell>
          <table:table-cell table:formula="of:=VALUE(RIGHT([.B1130];LEN([.B1130])-2))" office:value-type="float" office:value="7340546">
            <text:p>7340546</text:p>
          </table:table-cell>
          <table:table-cell office:value-type="string">
            <text:p>Eliza Scanlen</text:p>
          </table:table-cell>
          <table:table-cell office:value-type="string">
            <text:p>Little Women</text:p>
          </table:table-cell>
          <table:table-cell office:value-type="string">
            <text:p>1999-01-06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office:value-type="string">
            <text:p>nm7424185</text:p>
          </table:table-cell>
          <table:table-cell table:number-columns-repeated="2" office:value-type="string">
            <text:p>2023-06-17</text:p>
          </table:table-cell>
          <table:table-cell table:formula="of:=VALUE(RIGHT([.B1131];LEN([.B1131])-2))" office:value-type="float" office:value="7424185">
            <text:p>7424185</text:p>
          </table:table-cell>
          <table:table-cell office:value-type="string">
            <text:p>Rosalind Eleazar</text:p>
          </table:table-cell>
          <table:table-cell office:value-type="string">
            <text:p>Slow Horses</text:p>
          </table:table-cell>
          <table:table-cell office:value-type="string">
            <text:p>1982-02-04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nm7474882</text:p>
          </table:table-cell>
          <table:table-cell table:number-columns-repeated="2" office:value-type="string">
            <text:p>2022-10-30</text:p>
          </table:table-cell>
          <table:table-cell table:formula="of:=VALUE(RIGHT([.B1132];LEN([.B1132])-2))" office:value-type="float" office:value="7474882">
            <text:p>7474882</text:p>
          </table:table-cell>
          <table:table-cell office:value-type="string">
            <text:p>Kayla Wallace</text:p>
          </table:table-cell>
          <table:table-cell office:value-type="string">
            <text:p>My Grown-Up Christmas List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m7490413</text:p>
          </table:table-cell>
          <table:table-cell table:number-columns-repeated="2" office:value-type="string">
            <text:p>2022-10-30</text:p>
          </table:table-cell>
          <table:table-cell table:formula="of:=VALUE(RIGHT([.B1133];LEN([.B1133])-2))" office:value-type="float" office:value="7490413">
            <text:p>7490413</text:p>
          </table:table-cell>
          <table:table-cell office:value-type="string">
            <text:p>Renata Daninsky</text:p>
          </table:table-cell>
          <table:table-cell office:value-type="string">
            <text:p>Twistys</text:p>
          </table:table-cell>
          <table:table-cell office:value-type="string">
            <text:p>1981-09-17</text:p>
          </table:table-cell>
        </table:table-row>
        <table:table-row table:style-name="ro2">
          <table:table-cell office:value-type="float" office:value="1134">
            <text:p>1134</text:p>
          </table:table-cell>
          <table:table-cell office:value-type="string">
            <text:p>nm7509279</text:p>
          </table:table-cell>
          <table:table-cell table:number-columns-repeated="2" office:value-type="string">
            <text:p>2023-06-17</text:p>
          </table:table-cell>
          <table:table-cell table:formula="of:=VALUE(RIGHT([.B1134];LEN([.B1134])-2))" office:value-type="float" office:value="7509279">
            <text:p>7509279</text:p>
          </table:table-cell>
          <table:table-cell office:value-type="string">
            <text:p>Teagan Croft</text:p>
          </table:table-cell>
          <table:table-cell office:value-type="string">
            <text:p>Titans</text:p>
          </table:table-cell>
          <table:table-cell office:value-type="string">
            <text:p>2004-04-23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office:value-type="string">
            <text:p>nm7581290</text:p>
          </table:table-cell>
          <table:table-cell table:number-columns-repeated="2" office:value-type="string">
            <text:p>2022-10-30</text:p>
          </table:table-cell>
          <table:table-cell table:formula="of:=VALUE(RIGHT([.B1135];LEN([.B1135])-2))" office:value-type="float" office:value="7581290">
            <text:p>7581290</text:p>
          </table:table-cell>
          <table:table-cell office:value-type="string">
            <text:p>Melena Maria</text:p>
          </table:table-cell>
          <table:table-cell office:value-type="string">
            <text:p>Hand Solo</text:p>
          </table:table-cell>
          <table:table-cell office:value-type="string">
            <text:p>1990-08-26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nm7592760</text:p>
          </table:table-cell>
          <table:table-cell table:number-columns-repeated="2" office:value-type="string">
            <text:p>2022-10-30</text:p>
          </table:table-cell>
          <table:table-cell table:formula="of:=VALUE(RIGHT([.B1136];LEN([.B1136])-2))" office:value-type="float" office:value="7592760">
            <text:p>7592760</text:p>
          </table:table-cell>
          <table:table-cell office:value-type="string">
            <text:p>Simone Ashley</text:p>
          </table:table-cell>
          <table:table-cell office:value-type="string">
            <text:p>Sex Education</text:p>
          </table:table-cell>
          <table:table-cell office:value-type="string">
            <text:p>1995-03-3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nm7607873</text:p>
          </table:table-cell>
          <table:table-cell table:number-columns-repeated="2" office:value-type="string">
            <text:p>2022-10-30</text:p>
          </table:table-cell>
          <table:table-cell table:formula="of:=VALUE(RIGHT([.B1137];LEN([.B1137])-2))" office:value-type="float" office:value="7607873">
            <text:p>7607873</text:p>
          </table:table-cell>
          <table:table-cell office:value-type="string">
            <text:p>Stefanie Martini</text:p>
          </table:table-cell>
          <table:table-cell office:value-type="string">
            <text:p>Prime Suspect 1973</text:p>
          </table:table-cell>
          <table:table-cell office:value-type="string">
            <text:p>1990-10-06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nm7684864</text:p>
          </table:table-cell>
          <table:table-cell table:number-columns-repeated="2" office:value-type="string">
            <text:p>2022-10-30</text:p>
          </table:table-cell>
          <table:table-cell table:formula="of:=VALUE(RIGHT([.B1138];LEN([.B1138])-2))" office:value-type="float" office:value="7684864">
            <text:p>7684864</text:p>
          </table:table-cell>
          <table:table-cell office:value-type="string">
            <text:p>Shannon Purser</text:p>
          </table:table-cell>
          <table:table-cell office:value-type="string">
            <text:p>Sierra Burgess Is a Loser</text:p>
          </table:table-cell>
          <table:table-cell office:value-type="string">
            <text:p>1997-06-27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office:value-type="string">
            <text:p>nm7728167</text:p>
          </table:table-cell>
          <table:table-cell table:number-columns-repeated="2" office:value-type="string">
            <text:p>2022-10-30</text:p>
          </table:table-cell>
          <table:table-cell table:formula="of:=VALUE(RIGHT([.B1139];LEN([.B1139])-2))" office:value-type="float" office:value="7728167">
            <text:p>7728167</text:p>
          </table:table-cell>
          <table:table-cell office:value-type="string">
            <text:p>Tania Fox</text:p>
          </table:table-cell>
          <table:table-cell office:value-type="string">
            <text:p>It's Always Sunny in Philadelphia</text:p>
          </table:table-cell>
          <table:table-cell office:value-type="string">
            <text:p>1993-07-09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string">
            <text:p>nm7737332</text:p>
          </table:table-cell>
          <table:table-cell table:number-columns-repeated="2" office:value-type="string">
            <text:p>2023-09-20</text:p>
          </table:table-cell>
          <table:table-cell table:formula="of:=VALUE(RIGHT([.B1140];LEN([.B1140])-2))" office:value-type="float" office:value="7737332">
            <text:p>7737332</text:p>
          </table:table-cell>
          <table:table-cell office:value-type="string">
            <text:p>Tanya Reynolds</text:p>
          </table:table-cell>
          <table:table-cell office:value-type="string">
            <text:p>Sex Education</text:p>
          </table:table-cell>
          <table:table-cell office:value-type="string">
            <text:p>1991-11-04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nm7857290</text:p>
          </table:table-cell>
          <table:table-cell table:number-columns-repeated="2" office:value-type="string">
            <text:p>2022-10-30</text:p>
          </table:table-cell>
          <table:table-cell table:formula="of:=VALUE(RIGHT([.B1141];LEN([.B1141])-2))" office:value-type="float" office:value="7857290">
            <text:p>7857290</text:p>
          </table:table-cell>
          <table:table-cell office:value-type="string">
            <text:p>Amalia Williamson</text:p>
          </table:table-cell>
          <table:table-cell office:value-type="string">
            <text:p>Northern Rescue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nm7893946</text:p>
          </table:table-cell>
          <table:table-cell table:number-columns-repeated="2" office:value-type="string">
            <text:p>2022-10-30</text:p>
          </table:table-cell>
          <table:table-cell table:formula="of:=VALUE(RIGHT([.B1142];LEN([.B1142])-2))" office:value-type="float" office:value="7893946">
            <text:p>7893946</text:p>
          </table:table-cell>
          <table:table-cell office:value-type="string">
            <text:p>Maria Pie</text:p>
          </table:table-cell>
          <table:table-cell office:value-type="string">
            <text:p>Girls in love</text:p>
          </table:table-cell>
          <table:table-cell office:value-type="string">
            <text:p>1994-04-26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nm7970539</text:p>
          </table:table-cell>
          <table:table-cell table:number-columns-repeated="2" office:value-type="string">
            <text:p>2022-10-30</text:p>
          </table:table-cell>
          <table:table-cell table:formula="of:=VALUE(RIGHT([.B1143];LEN([.B1143])-2))" office:value-type="float" office:value="7970539">
            <text:p>7970539</text:p>
          </table:table-cell>
          <table:table-cell office:value-type="string">
            <text:p>Kota Eberhardt</text:p>
          </table:table-cell>
          <table:table-cell office:value-type="string">
            <text:p>Dark Phoenix</text:p>
          </table:table-cell>
          <table:table-cell/>
        </table:table-row>
        <table:table-row table:style-name="ro2">
          <table:table-cell office:value-type="float" office:value="1135">
            <text:p>1135</text:p>
          </table:table-cell>
          <table:table-cell office:value-type="string">
            <text:p>nm8003262</text:p>
          </table:table-cell>
          <table:table-cell table:number-columns-repeated="2" office:value-type="string">
            <text:p>2023-06-17</text:p>
          </table:table-cell>
          <table:table-cell table:formula="of:=VALUE(RIGHT([.B1144];LEN([.B1144])-2))" office:value-type="float" office:value="8003262">
            <text:p>8003262</text:p>
          </table:table-cell>
          <table:table-cell office:value-type="string">
            <text:p>Dipika Kunwar</text:p>
          </table:table-cell>
          <table:table-cell office:value-type="string">
            <text:p>Black Narcissus</text:p>
          </table:table-cell>
          <table:table-cell/>
        </table:table-row>
        <table:table-row table:style-name="ro2">
          <table:table-cell office:value-type="float" office:value="869">
            <text:p>869</text:p>
          </table:table-cell>
          <table:table-cell office:value-type="string">
            <text:p>nm8004570</text:p>
          </table:table-cell>
          <table:table-cell table:number-columns-repeated="2" office:value-type="string">
            <text:p>2022-10-30</text:p>
          </table:table-cell>
          <table:table-cell table:formula="of:=VALUE(RIGHT([.B1145];LEN([.B1145])-2))" office:value-type="float" office:value="8004570">
            <text:p>8004570</text:p>
          </table:table-cell>
          <table:table-cell office:value-type="string">
            <text:p>Hayley Law</text:p>
          </table:table-cell>
          <table:table-cell office:value-type="string">
            <text:p>Riverdale</text:p>
          </table:table-cell>
          <table:table-cell office:value-type="string">
            <text:p>1992-11-19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nm8004571</text:p>
          </table:table-cell>
          <table:table-cell table:number-columns-repeated="2" office:value-type="string">
            <text:p>2022-10-30</text:p>
          </table:table-cell>
          <table:table-cell table:formula="of:=VALUE(RIGHT([.B1146];LEN([.B1146])-2))" office:value-type="float" office:value="8004571">
            <text:p>8004571</text:p>
          </table:table-cell>
          <table:table-cell office:value-type="string">
            <text:p>Caitlin Mitchell-Markovitch</text:p>
          </table:table-cell>
          <table:table-cell office:value-type="string">
            <text:p>Riverdale</text:p>
          </table:table-cell>
          <table:table-cell office:value-type="string">
            <text:p>1995-10-20</text:p>
          </table:table-cell>
        </table:table-row>
        <table:table-row table:style-name="ro2">
          <table:table-cell office:value-type="float" office:value="1136">
            <text:p>1136</text:p>
          </table:table-cell>
          <table:table-cell office:value-type="string">
            <text:p>nm8037804</text:p>
          </table:table-cell>
          <table:table-cell table:number-columns-repeated="2" office:value-type="string">
            <text:p>2023-06-17</text:p>
          </table:table-cell>
          <table:table-cell table:formula="of:=VALUE(RIGHT([.B1147];LEN([.B1147])-2))" office:value-type="float" office:value="8037804">
            <text:p>8037804</text:p>
          </table:table-cell>
          <table:table-cell office:value-type="string">
            <text:p>Pragathi Guruprasad</text:p>
          </table:table-cell>
          <table:table-cell office:value-type="string">
            <text:p>Never Have I Ever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nm8050260</text:p>
          </table:table-cell>
          <table:table-cell table:number-columns-repeated="2" office:value-type="string">
            <text:p>2022-10-30</text:p>
          </table:table-cell>
          <table:table-cell table:formula="of:=VALUE(RIGHT([.B1148];LEN([.B1148])-2))" office:value-type="float" office:value="8050260">
            <text:p>8050260</text:p>
          </table:table-cell>
          <table:table-cell office:value-type="string">
            <text:p>Natacha Karam</text:p>
          </table:table-cell>
          <table:table-cell office:value-type="string">
            <text:p>The Brave</text:p>
          </table:table-cell>
          <table:table-cell/>
        </table:table-row>
        <table:table-row table:style-name="ro2">
          <table:table-cell office:value-type="float" office:value="1137">
            <text:p>1137</text:p>
          </table:table-cell>
          <table:table-cell office:value-type="string">
            <text:p>nm8076281</text:p>
          </table:table-cell>
          <table:table-cell table:number-columns-repeated="2" office:value-type="string">
            <text:p>2023-06-17</text:p>
          </table:table-cell>
          <table:table-cell table:formula="of:=VALUE(RIGHT([.B1149];LEN([.B1149])-2))" office:value-type="float" office:value="8076281">
            <text:p>8076281</text:p>
          </table:table-cell>
          <table:table-cell office:value-type="string">
            <text:p>Emma Mackey</text:p>
          </table:table-cell>
          <table:table-cell office:value-type="string">
            <text:p>Barbie</text:p>
          </table:table-cell>
          <table:table-cell office:value-type="string">
            <text:p>1996-01-0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m8090765</text:p>
          </table:table-cell>
          <table:table-cell table:number-columns-repeated="2" office:value-type="string">
            <text:p>2022-10-31</text:p>
          </table:table-cell>
          <table:table-cell table:formula="of:=VALUE(RIGHT([.B1150];LEN([.B1150])-2))" office:value-type="float" office:value="8090765">
            <text:p>8090765</text:p>
          </table:table-cell>
          <table:table-cell office:value-type="string">
            <text:p>Saoirse-Monica Jackson</text:p>
          </table:table-cell>
          <table:table-cell office:value-type="string">
            <text:p>The Flash</text:p>
          </table:table-cell>
          <table:table-cell office:value-type="string">
            <text:p>1993-11-24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office:value-type="string">
            <text:p>nm8137263</text:p>
          </table:table-cell>
          <table:table-cell table:number-columns-repeated="2" office:value-type="string">
            <text:p>2023-06-17</text:p>
          </table:table-cell>
          <table:table-cell table:formula="of:=VALUE(RIGHT([.B1151];LEN([.B1151])-2))" office:value-type="float" office:value="8137263">
            <text:p>8137263</text:p>
          </table:table-cell>
          <table:table-cell office:value-type="string">
            <text:p>Joy Sunday</text:p>
          </table:table-cell>
          <table:table-cell office:value-type="string">
            <text:p>Wednesday</text:p>
          </table:table-cell>
          <table:table-cell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nm8212878</text:p>
          </table:table-cell>
          <table:table-cell table:number-columns-repeated="2" office:value-type="string">
            <text:p>2022-10-30</text:p>
          </table:table-cell>
          <table:table-cell table:formula="of:=VALUE(RIGHT([.B1152];LEN([.B1152])-2))" office:value-type="float" office:value="8212878">
            <text:p>8212878</text:p>
          </table:table-cell>
          <table:table-cell office:value-type="string">
            <text:p>Ella Balinska</text:p>
          </table:table-cell>
          <table:table-cell office:value-type="string">
            <text:p>Charlie's Angels</text:p>
          </table:table-cell>
          <table:table-cell office:value-type="string">
            <text:p>1996-10-04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nm8314228</text:p>
          </table:table-cell>
          <table:table-cell table:number-columns-repeated="2" office:value-type="string">
            <text:p>2022-10-30</text:p>
          </table:table-cell>
          <table:table-cell table:formula="of:=VALUE(RIGHT([.B1153];LEN([.B1153])-2))" office:value-type="float" office:value="8314228">
            <text:p>8314228</text:p>
          </table:table-cell>
          <table:table-cell office:value-type="string">
            <text:p>Cailee Spaeny</text:p>
          </table:table-cell>
          <table:table-cell office:value-type="string">
            <text:p>Priscilla</text:p>
          </table:table-cell>
          <table:table-cell office:value-type="string">
            <text:p>1998-07-24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nm8402202</text:p>
          </table:table-cell>
          <table:table-cell table:number-columns-repeated="2" office:value-type="string">
            <text:p>2022-10-31</text:p>
          </table:table-cell>
          <table:table-cell table:formula="of:=VALUE(RIGHT([.B1154];LEN([.B1154])-2))" office:value-type="float" office:value="8402202">
            <text:p>8402202</text:p>
          </table:table-cell>
          <table:table-cell office:value-type="string">
            <text:p>Sofia Wylie</text:p>
          </table:table-cell>
          <table:table-cell office:value-type="string">
            <text:p>High School Musical: The Musical - The Series</text:p>
          </table:table-cell>
          <table:table-cell office:value-type="string">
            <text:p>2004-01-0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m8402992</text:p>
          </table:table-cell>
          <table:table-cell table:number-columns-repeated="2" office:value-type="string">
            <text:p>2022-10-31</text:p>
          </table:table-cell>
          <table:table-cell table:formula="of:=VALUE(RIGHT([.B1155];LEN([.B1155])-2))" office:value-type="float" office:value="8402992">
            <text:p>8402992</text:p>
          </table:table-cell>
          <table:table-cell office:value-type="string">
            <text:p>Daisy Edgar-Jones</text:p>
          </table:table-cell>
          <table:table-cell office:value-type="string">
            <text:p>Normal People</text:p>
          </table:table-cell>
          <table:table-cell office:value-type="string">
            <text:p>1998-05-24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nm8623770</text:p>
          </table:table-cell>
          <table:table-cell table:number-columns-repeated="2" office:value-type="string">
            <text:p>2022-10-30</text:p>
          </table:table-cell>
          <table:table-cell table:formula="of:=VALUE(RIGHT([.B1156];LEN([.B1156])-2))" office:value-type="float" office:value="8623770">
            <text:p>8623770</text:p>
          </table:table-cell>
          <table:table-cell office:value-type="string">
            <text:p>Serena Wood</text:p>
          </table:table-cell>
          <table:table-cell office:value-type="string">
            <text:p>Porno Star Vol 70</text:p>
          </table:table-cell>
          <table:table-cell office:value-type="string">
            <text:p>1992-11-01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nm8633113</text:p>
          </table:table-cell>
          <table:table-cell table:number-columns-repeated="2" office:value-type="string">
            <text:p>2023-09-20</text:p>
          </table:table-cell>
          <table:table-cell table:formula="of:=VALUE(RIGHT([.B1157];LEN([.B1157])-2))" office:value-type="float" office:value="8633113">
            <text:p>8633113</text:p>
          </table:table-cell>
          <table:table-cell office:value-type="string">
            <text:p>Ami Park</text:p>
          </table:table-cell>
          <table:table-cell office:value-type="string">
            <text:p>This Is Us</text:p>
          </table:table-cell>
          <table:table-cell/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nm8653691</text:p>
          </table:table-cell>
          <table:table-cell table:number-columns-repeated="2" office:value-type="string">
            <text:p>2022-10-30</text:p>
          </table:table-cell>
          <table:table-cell table:formula="of:=VALUE(RIGHT([.B1158];LEN([.B1158])-2))" office:value-type="float" office:value="8653691">
            <text:p>8653691</text:p>
          </table:table-cell>
          <table:table-cell office:value-type="string">
            <text:p>Bailey Rayne</text:p>
          </table:table-cell>
          <table:table-cell office:value-type="string">
            <text:p>The Kitten Klub</text:p>
          </table:table-cell>
          <table:table-cell office:value-type="string">
            <text:p>1992-10-30</text:p>
          </table:table-cell>
        </table:table-row>
        <table:table-row table:style-name="ro2">
          <table:table-cell office:value-type="float" office:value="1182">
            <text:p>1182</text:p>
          </table:table-cell>
          <table:table-cell office:value-type="string">
            <text:p>nm8659047</text:p>
          </table:table-cell>
          <table:table-cell table:number-columns-repeated="2" office:value-type="string">
            <text:p>2023-09-20</text:p>
          </table:table-cell>
          <table:table-cell table:formula="of:=VALUE(RIGHT([.B1159];LEN([.B1159])-2))" office:value-type="float" office:value="8659047">
            <text:p>8659047</text:p>
          </table:table-cell>
          <table:table-cell office:value-type="string">
            <text:p>Ruby Barker</text:p>
          </table:table-cell>
          <table:table-cell office:value-type="string">
            <text:p>How to Stop a Recurring Dream</text:p>
          </table:table-cell>
          <table:table-cell office:value-type="string">
            <text:p>1996-12-23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office:value-type="string">
            <text:p>nm8688902</text:p>
          </table:table-cell>
          <table:table-cell table:number-columns-repeated="2" office:value-type="string">
            <text:p>2022-10-30</text:p>
          </table:table-cell>
          <table:table-cell table:formula="of:=VALUE(RIGHT([.B1160];LEN([.B1160])-2))" office:value-type="float" office:value="8688902">
            <text:p>8688902</text:p>
          </table:table-cell>
          <table:table-cell office:value-type="string">
            <text:p>Katya Clover</text:p>
          </table:table-cell>
          <table:table-cell office:value-type="string">
            <text:p>SexArt</text:p>
          </table:table-cell>
          <table:table-cell office:value-type="string">
            <text:p>1989-11-1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nm8689744</text:p>
          </table:table-cell>
          <table:table-cell table:number-columns-repeated="2" office:value-type="string">
            <text:p>2022-10-30</text:p>
          </table:table-cell>
          <table:table-cell table:formula="of:=VALUE(RIGHT([.B1161];LEN([.B1161])-2))" office:value-type="float" office:value="8689744">
            <text:p>8689744</text:p>
          </table:table-cell>
          <table:table-cell office:value-type="string">
            <text:p>Niemira</text:p>
          </table:table-cell>
          <table:table-cell office:value-type="string">
            <text:p>Fantasy Flirt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nm8695845</text:p>
          </table:table-cell>
          <table:table-cell table:number-columns-repeated="2" office:value-type="string">
            <text:p>2022-10-30</text:p>
          </table:table-cell>
          <table:table-cell table:formula="of:=VALUE(RIGHT([.B1162];LEN([.B1162])-2))" office:value-type="float" office:value="8695845">
            <text:p>8695845</text:p>
          </table:table-cell>
          <table:table-cell office:value-type="string">
            <text:p>Nici Dee</text:p>
          </table:table-cell>
          <table:table-cell office:value-type="string">
            <text:p>Babes</text:p>
          </table:table-cell>
          <table:table-cell office:value-type="string">
            <text:p>1993-07-04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nm8697206</text:p>
          </table:table-cell>
          <table:table-cell table:number-columns-repeated="2" office:value-type="string">
            <text:p>2022-10-30</text:p>
          </table:table-cell>
          <table:table-cell table:formula="of:=VALUE(RIGHT([.B1163];LEN([.B1163])-2))" office:value-type="float" office:value="8697206">
            <text:p>8697206</text:p>
          </table:table-cell>
          <table:table-cell office:value-type="string">
            <text:p>Mia Sollis</text:p>
          </table:table-cell>
          <table:table-cell office:value-type="string">
            <text:p>Wow Girls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nm8700284</text:p>
          </table:table-cell>
          <table:table-cell table:number-columns-repeated="2" office:value-type="string">
            <text:p>2022-10-30</text:p>
          </table:table-cell>
          <table:table-cell table:formula="of:=VALUE(RIGHT([.B1164];LEN([.B1164])-2))" office:value-type="float" office:value="8700284">
            <text:p>8700284</text:p>
          </table:table-cell>
          <table:table-cell office:value-type="string">
            <text:p>Candice Brielle</text:p>
          </table:table-cell>
          <table:table-cell office:value-type="string">
            <text:p>Twistys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m8717803</text:p>
          </table:table-cell>
          <table:table-cell table:number-columns-repeated="2" office:value-type="string">
            <text:p>2022-10-30</text:p>
          </table:table-cell>
          <table:table-cell table:formula="of:=VALUE(RIGHT([.B1165];LEN([.B1165])-2))" office:value-type="float" office:value="8717803">
            <text:p>8717803</text:p>
          </table:table-cell>
          <table:table-cell office:value-type="string">
            <text:p>Kamila Hermanova</text:p>
          </table:table-cell>
          <table:table-cell office:value-type="string">
            <text:p>Belt Bound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nm8760098</text:p>
          </table:table-cell>
          <table:table-cell table:number-columns-repeated="2" office:value-type="string">
            <text:p>2022-10-30</text:p>
          </table:table-cell>
          <table:table-cell table:formula="of:=VALUE(RIGHT([.B1166];LEN([.B1166])-2))" office:value-type="float" office:value="8760098">
            <text:p>8760098</text:p>
          </table:table-cell>
          <table:table-cell office:value-type="string">
            <text:p>Nancy Ace</text:p>
          </table:table-cell>
          <table:table-cell office:value-type="string">
            <text:p>The White Boxxx 5: Bound 2</text:p>
          </table:table-cell>
          <table:table-cell office:value-type="string">
            <text:p>1994-11-17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nm8764743</text:p>
          </table:table-cell>
          <table:table-cell table:number-columns-repeated="2" office:value-type="string">
            <text:p>2022-10-30</text:p>
          </table:table-cell>
          <table:table-cell table:formula="of:=VALUE(RIGHT([.B1167];LEN([.B1167])-2))" office:value-type="float" office:value="8764743">
            <text:p>8764743</text:p>
          </table:table-cell>
          <table:table-cell office:value-type="string">
            <text:p>Indiana A.</text:p>
          </table:table-cell>
          <table:table-cell office:value-type="string">
            <text:p>Stacey Poole - Cabin Love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nm8779359</text:p>
          </table:table-cell>
          <table:table-cell table:number-columns-repeated="2" office:value-type="string">
            <text:p>2022-10-30</text:p>
          </table:table-cell>
          <table:table-cell table:formula="of:=VALUE(RIGHT([.B1168];LEN([.B1168])-2))" office:value-type="float" office:value="8779359">
            <text:p>8779359</text:p>
          </table:table-cell>
          <table:table-cell office:value-type="string">
            <text:p>Sofi A.</text:p>
          </table:table-cell>
          <table:table-cell office:value-type="string">
            <text:p>Even More</text:p>
          </table:table-cell>
          <table:table-cell/>
        </table:table-row>
        <table:table-row table:style-name="ro2">
          <table:table-cell office:value-type="float" office:value="1139">
            <text:p>1139</text:p>
          </table:table-cell>
          <table:table-cell office:value-type="string">
            <text:p>nm8808679</text:p>
          </table:table-cell>
          <table:table-cell table:number-columns-repeated="2" office:value-type="string">
            <text:p>2023-06-17</text:p>
          </table:table-cell>
          <table:table-cell table:formula="of:=VALUE(RIGHT([.B1169];LEN([.B1169])-2))" office:value-type="float" office:value="8808679">
            <text:p>8808679</text:p>
          </table:table-cell>
          <table:table-cell office:value-type="string">
            <text:p>Taylor Thorne</text:p>
          </table:table-cell>
          <table:table-cell office:value-type="string">
            <text:p>Project Ithaca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nm8910264</text:p>
          </table:table-cell>
          <table:table-cell table:number-columns-repeated="2" office:value-type="string">
            <text:p>2022-10-30</text:p>
          </table:table-cell>
          <table:table-cell table:formula="of:=VALUE(RIGHT([.B1170];LEN([.B1170])-2))" office:value-type="float" office:value="8910264">
            <text:p>8910264</text:p>
          </table:table-cell>
          <table:table-cell office:value-type="string">
            <text:p>Mila I.</text:p>
          </table:table-cell>
          <table:table-cell office:value-type="string">
            <text:p>Reunion</text:p>
          </table:table-cell>
          <table:table-cell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nm9007701</text:p>
          </table:table-cell>
          <table:table-cell table:number-columns-repeated="2" office:value-type="string">
            <text:p>2022-10-30</text:p>
          </table:table-cell>
          <table:table-cell table:formula="of:=VALUE(RIGHT([.B1171];LEN([.B1171])-2))" office:value-type="float" office:value="9007701">
            <text:p>9007701</text:p>
          </table:table-cell>
          <table:table-cell office:value-type="string">
            <text:p>Star Slade</text:p>
          </table:table-cell>
          <table:table-cell office:value-type="string">
            <text:p>Dream Scenario</text:p>
          </table:table-cell>
          <table:table-cell/>
        </table:table-row>
        <table:table-row table:style-name="ro2">
          <table:table-cell office:value-type="float" office:value="1140">
            <text:p>1140</text:p>
          </table:table-cell>
          <table:table-cell office:value-type="string">
            <text:p>nm9096847</text:p>
          </table:table-cell>
          <table:table-cell table:number-columns-repeated="2" office:value-type="string">
            <text:p>2023-06-17</text:p>
          </table:table-cell>
          <table:table-cell table:formula="of:=VALUE(RIGHT([.B1172];LEN([.B1172])-2))" office:value-type="float" office:value="9096847">
            <text:p>9096847</text:p>
          </table:table-cell>
          <table:table-cell office:value-type="string">
            <text:p>Thuso Mbedu</text:p>
          </table:table-cell>
          <table:table-cell office:value-type="string">
            <text:p>The Woman King</text:p>
          </table:table-cell>
          <table:table-cell office:value-type="string">
            <text:p>1991-07-08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string">
            <text:p>nm9247183</text:p>
          </table:table-cell>
          <table:table-cell table:number-columns-repeated="2" office:value-type="string">
            <text:p>2022-10-30</text:p>
          </table:table-cell>
          <table:table-cell table:formula="of:=VALUE(RIGHT([.B1173];LEN([.B1173])-2))" office:value-type="float" office:value="9247183">
            <text:p>9247183</text:p>
          </table:table-cell>
          <table:table-cell office:value-type="string">
            <text:p>Samia Finnerty</text:p>
          </table:table-cell>
          <table:table-cell office:value-type="string">
            <text:p>Gotham</text:p>
          </table:table-cell>
          <table:table-cell/>
        </table:table-row>
        <table:table-row table:style-name="ro2">
          <table:table-cell office:value-type="float" office:value="1141">
            <text:p>1141</text:p>
          </table:table-cell>
          <table:table-cell office:value-type="string">
            <text:p>nm9311474</text:p>
          </table:table-cell>
          <table:table-cell table:number-columns-repeated="2" office:value-type="string">
            <text:p>2023-06-17</text:p>
          </table:table-cell>
          <table:table-cell table:formula="of:=VALUE(RIGHT([.B1174];LEN([.B1174])-2))" office:value-type="float" office:value="9311474">
            <text:p>9311474</text:p>
          </table:table-cell>
          <table:table-cell office:value-type="string">
            <text:p>Jeon Jong-seo</text:p>
          </table:table-cell>
          <table:table-cell office:value-type="string">
            <text:p>Beoning</text:p>
          </table:table-cell>
          <table:table-cell office:value-type="string">
            <text:p>1994-07-05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nm9537602</text:p>
          </table:table-cell>
          <table:table-cell table:number-columns-repeated="2" office:value-type="string">
            <text:p>2022-10-30</text:p>
          </table:table-cell>
          <table:table-cell table:formula="of:=VALUE(RIGHT([.B1175];LEN([.B1175])-2))" office:value-type="float" office:value="9537602">
            <text:p>9537602</text:p>
          </table:table-cell>
          <table:table-cell office:value-type="string">
            <text:p>Diana Silvers</text:p>
          </table:table-cell>
          <table:table-cell office:value-type="string">
            <text:p>Booksmart</text:p>
          </table:table-cell>
          <table:table-cell office:value-type="string">
            <text:p>1997-11-03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nm9610327</text:p>
          </table:table-cell>
          <table:table-cell table:number-columns-repeated="2" office:value-type="string">
            <text:p>2022-10-30</text:p>
          </table:table-cell>
          <table:table-cell table:formula="of:=VALUE(RIGHT([.B1176];LEN([.B1176])-2))" office:value-type="float" office:value="9610327">
            <text:p>9610327</text:p>
          </table:table-cell>
          <table:table-cell office:value-type="string">
            <text:p>Anna Raise</text:p>
          </table:table-cell>
          <table:table-cell office:value-type="string">
            <text:p>Playboy Abroad: Adventures with Photographer Ana Dias</text:p>
          </table:table-cell>
          <table:table-cell/>
        </table:table-row>
        <table:table-row table:style-name="ro2">
          <table:table-cell office:value-type="float" office:value="1142">
            <text:p>1142</text:p>
          </table:table-cell>
          <table:table-cell office:value-type="string">
            <text:p>nm9611337</text:p>
          </table:table-cell>
          <table:table-cell table:number-columns-repeated="2" office:value-type="string">
            <text:p>2023-06-17</text:p>
          </table:table-cell>
          <table:table-cell table:formula="of:=VALUE(RIGHT([.B1177];LEN([.B1177])-2))" office:value-type="float" office:value="9611337">
            <text:p>9611337</text:p>
          </table:table-cell>
          <table:table-cell office:value-type="string">
            <text:p>Caroline Wilde</text:p>
          </table:table-cell>
          <table:table-cell office:value-type="string">
            <text:p>Street Dancer 3D</text:p>
          </table:table-cell>
          <table:table-cell/>
        </table:table-row>
        <table:table-row table:style-name="ro2">
          <table:table-cell office:value-type="float" office:value="836">
            <text:p>836</text:p>
          </table:table-cell>
          <table:table-cell office:value-type="string">
            <text:p>nm9856595</text:p>
          </table:table-cell>
          <table:table-cell table:number-columns-repeated="2" office:value-type="string">
            <text:p>2022-10-30</text:p>
          </table:table-cell>
          <table:table-cell table:formula="of:=VALUE(RIGHT([.B1178];LEN([.B1178])-2))" office:value-type="float" office:value="9856595">
            <text:p>9856595</text:p>
          </table:table-cell>
          <table:table-cell office:value-type="string">
            <text:p>Victoria Ruesga</text:p>
          </table:table-cell>
          <table:table-cell office:value-type="string">
            <text:p>Booksmart</text:p>
          </table:table-cell>
          <table:table-cell/>
        </table:table-row>
        <table:table-row table:style-name="ro2">
          <table:table-cell office:value-type="float" office:value="1183">
            <text:p>1183</text:p>
          </table:table-cell>
          <table:table-cell office:value-type="string">
            <text:p>nm10228854</text:p>
          </table:table-cell>
          <table:table-cell table:number-columns-repeated="2" office:value-type="string">
            <text:p>2023-09-20</text:p>
          </table:table-cell>
          <table:table-cell table:formula="of:=VALUE(RIGHT([.B1179];LEN([.B1179])-2))" office:value-type="float" office:value="10228854">
            <text:p>10228854</text:p>
          </table:table-cell>
          <table:table-cell office:value-type="string">
            <text:p>Aimee Lou Wood</text:p>
          </table:table-cell>
          <table:table-cell office:value-type="string">
            <text:p>Living</text:p>
          </table:table-cell>
          <table:table-cell office:value-type="string">
            <text:p>1995-02-03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string">
            <text:p>nm10246696</text:p>
          </table:table-cell>
          <table:table-cell table:number-columns-repeated="2" office:value-type="string">
            <text:p>2022-10-30</text:p>
          </table:table-cell>
          <table:table-cell table:formula="of:=VALUE(RIGHT([.B1180];LEN([.B1180])-2))" office:value-type="float" office:value="10246696">
            <text:p>10246696</text:p>
          </table:table-cell>
          <table:table-cell office:value-type="string">
            <text:p>Alexandra Templer</text:p>
          </table:table-cell>
          <table:table-cell office:value-type="string">
            <text:p>When They See Us</text:p>
          </table:table-cell>
          <table:table-cell/>
        </table:table-row>
        <table:table-row table:style-name="ro2">
          <table:table-cell office:value-type="float" office:value="1012">
            <text:p>1012</text:p>
          </table:table-cell>
          <table:table-cell office:value-type="string">
            <text:p>nm10444725</text:p>
          </table:table-cell>
          <table:table-cell table:number-columns-repeated="2" office:value-type="string">
            <text:p>2023-06-17</text:p>
          </table:table-cell>
          <table:table-cell table:formula="of:=VALUE(RIGHT([.B1181];LEN([.B1181])-2))" office:value-type="float" office:value="10444725">
            <text:p>10444725</text:p>
          </table:table-cell>
          <table:table-cell office:value-type="string">
            <text:p>Naomi J. Ogawa</text:p>
          </table:table-cell>
          <table:table-cell office:value-type="string">
            <text:p>Wednesday</text:p>
          </table:table-cell>
          <table:table-cell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nm10591353</text:p>
          </table:table-cell>
          <table:table-cell table:number-columns-repeated="2" office:value-type="string">
            <text:p>2023-09-20</text:p>
          </table:table-cell>
          <table:table-cell table:formula="of:=VALUE(RIGHT([.B1182];LEN([.B1182])-2))" office:value-type="float" office:value="10591353">
            <text:p>10591353</text:p>
          </table:table-cell>
          <table:table-cell office:value-type="string">
            <text:p>Jahkara Smith</text:p>
          </table:table-cell>
          <table:table-cell office:value-type="string">
            <text:p>NOS4A2</text:p>
          </table:table-cell>
          <table:table-cell/>
        </table:table-row>
        <table:table-row table:style-name="ro2">
          <table:table-cell office:value-type="float" office:value="1015">
            <text:p>1015</text:p>
          </table:table-cell>
          <table:table-cell office:value-type="string">
            <text:p>nm10826558</text:p>
          </table:table-cell>
          <table:table-cell table:number-columns-repeated="2" office:value-type="string">
            <text:p>2023-06-17</text:p>
          </table:table-cell>
          <table:table-cell table:formula="of:=VALUE(RIGHT([.B1183];LEN([.B1183])-2))" office:value-type="float" office:value="10826558">
            <text:p>10826558</text:p>
          </table:table-cell>
          <table:table-cell office:value-type="string">
            <text:p>Maitreyi Ramakrishnan</text:p>
          </table:table-cell>
          <table:table-cell office:value-type="string">
            <text:p>Turning Red</text:p>
          </table:table-cell>
          <table:table-cell office:value-type="string">
            <text:p>2001-12-29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office:value-type="string">
            <text:p>nm10861517</text:p>
          </table:table-cell>
          <table:table-cell table:number-columns-repeated="2" office:value-type="string">
            <text:p>2023-06-17</text:p>
          </table:table-cell>
          <table:table-cell table:formula="of:=VALUE(RIGHT([.B1184];LEN([.B1184])-2))" office:value-type="float" office:value="10861517">
            <text:p>10861517</text:p>
          </table:table-cell>
          <table:table-cell office:value-type="string">
            <text:p>Louisa Jacobson</text:p>
          </table:table-cell>
          <table:table-cell office:value-type="string">
            <text:p>The Gilded Age</text:p>
          </table:table-cell>
          <table:table-cell office:value-type="string">
            <text:p>1991-06-1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nm11130683</text:p>
          </table:table-cell>
          <table:table-cell table:number-columns-repeated="2" office:value-type="string">
            <text:p>2022-10-30</text:p>
          </table:table-cell>
          <table:table-cell table:formula="of:=VALUE(RIGHT([.B1185];LEN([.B1185])-2))" office:value-type="float" office:value="11130683">
            <text:p>11130683</text:p>
          </table:table-cell>
          <table:table-cell office:value-type="string">
            <text:p>Darina Litvinova</text:p>
          </table:table-cell>
          <table:table-cell office:value-type="string">
            <text:p>Caesar's Vids</text:p>
          </table:table-cell>
          <table:table-cell/>
        </table:table-row>
        <table:table-row table:style-name="ro2">
          <table:table-cell office:value-type="float" office:value="880">
            <text:p>880</text:p>
          </table:table-cell>
          <table:table-cell office:value-type="string">
            <text:p>nm11191353</text:p>
          </table:table-cell>
          <table:table-cell table:number-columns-repeated="2" office:value-type="string">
            <text:p>2022-10-30</text:p>
          </table:table-cell>
          <table:table-cell table:formula="of:=VALUE(RIGHT([.B1186];LEN([.B1186])-2))" office:value-type="float" office:value="11191353">
            <text:p>11191353</text:p>
          </table:table-cell>
          <table:table-cell office:value-type="string">
            <text:p>Veronika Kalandarishvili</text:p>
          </table:table-cell>
          <table:table-cell office:value-type="string">
            <text:p>Rocketry: The Nambi Effect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m11247257</text:p>
          </table:table-cell>
          <table:table-cell table:number-columns-repeated="2" office:value-type="string">
            <text:p>2022-10-30</text:p>
          </table:table-cell>
          <table:table-cell table:formula="of:=VALUE(RIGHT([.B1187];LEN([.B1187])-2))" office:value-type="float" office:value="11247257">
            <text:p>11247257</text:p>
          </table:table-cell>
          <table:table-cell office:value-type="string">
            <text:p>Alexa Model</text:p>
          </table:table-cell>
          <table:table-cell office:value-type="string">
            <text:p>FTV Girls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nm12151144</text:p>
          </table:table-cell>
          <table:table-cell table:number-columns-repeated="2" office:value-type="string">
            <text:p>2022-10-30</text:p>
          </table:table-cell>
          <table:table-cell table:formula="of:=VALUE(RIGHT([.B1188];LEN([.B1188])-2))" office:value-type="float" office:value="12151144">
            <text:p>12151144</text:p>
          </table:table-cell>
          <table:table-cell office:value-type="string">
            <text:p>Taylor True</text:p>
          </table:table-cell>
          <table:table-cell office:value-type="string">
            <text:p>FTV Girls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nm12185423</text:p>
          </table:table-cell>
          <table:table-cell table:number-columns-repeated="2" office:value-type="string">
            <text:p>2022-10-30</text:p>
          </table:table-cell>
          <table:table-cell table:formula="of:=VALUE(RIGHT([.B1189];LEN([.B1189])-2))" office:value-type="float" office:value="12185423">
            <text:p>12185423</text:p>
          </table:table-cell>
          <table:table-cell office:value-type="string">
            <text:p>Carisha</text:p>
          </table:table-cell>
          <table:table-cell office:value-type="string">
            <text:p>Karup's Private Collection</text:p>
          </table:table-cell>
          <table:table-cell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nm12203727</text:p>
          </table:table-cell>
          <table:table-cell table:number-columns-repeated="2" office:value-type="string">
            <text:p>2022-10-30</text:p>
          </table:table-cell>
          <table:table-cell table:formula="of:=VALUE(RIGHT([.B1190];LEN([.B1190])-2))" office:value-type="float" office:value="12203727">
            <text:p>12203727</text:p>
          </table:table-cell>
          <table:table-cell office:value-type="string">
            <text:p>Laura Kariuki</text:p>
          </table:table-cell>
          <table:table-cell office:value-type="string">
            <text:p>Black Lightning</text:p>
          </table:table-cell>
          <table:table-cell office:value-type="string">
            <text:p>1998-06-2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m12569566</text:p>
          </table:table-cell>
          <table:table-cell table:number-columns-repeated="2" office:value-type="string">
            <text:p>2022-10-30</text:p>
          </table:table-cell>
          <table:table-cell table:formula="of:=VALUE(RIGHT([.B1191];LEN([.B1191])-2))" office:value-type="float" office:value="12569566">
            <text:p>12569566</text:p>
          </table:table-cell>
          <table:table-cell office:value-type="string">
            <text:p>Semmi A.</text:p>
          </table:table-cell>
          <table:table-cell office:value-type="string">
            <text:p>MPL Studios</text:p>
          </table:table-cell>
          <table:table-cell/>
        </table:table-row>
        <table:table-row table:style-name="ro2">
          <table:table-cell office:value-type="float" office:value="857">
            <text:p>857</text:p>
          </table:table-cell>
          <table:table-cell office:value-type="string">
            <text:p>nm13117756</text:p>
          </table:table-cell>
          <table:table-cell table:number-columns-repeated="2" office:value-type="string">
            <text:p>2022-10-30</text:p>
          </table:table-cell>
          <table:table-cell table:formula="of:=VALUE(RIGHT([.B1192];LEN([.B1192])-2))" office:value-type="float" office:value="13117756">
            <text:p>13117756</text:p>
          </table:table-cell>
          <table:table-cell office:value-type="string">
            <text:p>Galen Hopper</text:p>
          </table:table-cell>
          <table:table-cell office:value-type="string">
            <text:p>The Bubble</text:p>
          </table:table-cell>
          <table:table-cell/>
        </table:table-row>
      </table:table>
      <table:database-ranges>
        <table:database-range table:target-range-address="Sheet1.A2:Sheet1.H119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4">02/14/2024</text:date>, <text:time>17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4T17:18:20.81</dc:date>
    <meta:generator>OpenOffice/4.1.15$Win32 OpenOffice.org_project/4115m2$Build-9813</meta:generator>
    <meta:editing-duration>PT1M44S</meta:editing-duration>
    <meta:editing-cycles>1</meta:editing-cycles>
    <meta:document-statistic meta:table-count="1" meta:cell-count="9370" meta:object-count="0"/>
  </office:meta>
</office:document-meta>
</file>